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3.49pt"/>
    </style:style>
    <style:style style:name="co2" style:family="table-column">
      <style:table-column-properties fo:break-before="auto" style:column-width="33.39pt"/>
    </style:style>
    <style:style style:name="co3" style:family="table-column">
      <style:table-column-properties fo:break-before="auto" style:column-width="65.85pt"/>
    </style:style>
    <style:style style:name="co4" style:family="table-column">
      <style:table-column-properties fo:break-before="auto" style:column-width="63.5pt"/>
    </style:style>
    <style:style style:name="co5" style:family="table-column">
      <style:table-column-properties fo:break-before="auto" style:column-width="60.4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220hz_mockdata02" table:style-name="ta1">
        <table:shapes>
          <draw:frame draw:z-index="0" draw:style-name="gr1" draw:text-style-name="P1" svg:width="453.57pt" svg:height="256pt" svg:x="406.89pt" svg:y="72.54pt">
            <loext:p draw:notify-on-update-of-ranges="220hz_mockdata02.A6:220hz_mockdata02.A504 220hz_mockdata02.B6:220hz_mockdata02.B50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860.26pt" svg:height="255.29pt" svg:x="372.42pt" svg:y="375.48pt">
            <loext:p draw:notify-on-update-of-ranges="220hz_mockdata02.C6:220hz_mockdata02.C504 220hz_mockdata02.F6:220hz_mockdata02.F50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nt dataV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 fftInp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FT Star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FT Finish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Imaginary</text:p>
          </table:table-cell>
          <table:table-cell office:value-type="string" calcext:value-type="string">
            <text:p>Ab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653" calcext:value-type="float">
            <text:p>-1653</text:p>
          </table:table-cell>
          <table:table-cell office:value-type="float" office:value="0" calcext:value-type="float">
            <text:p>0</text:p>
          </table:table-cell>
          <table:table-cell office:value-type="float" office:value="-832530" calcext:value-type="float">
            <text:p>-8325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653" calcext:value-type="float">
            <text:p>-1653</text:p>
          </table:table-cell>
          <table:table-cell office:value-type="float" office:value="64.12825" calcext:value-type="float">
            <text:p>64.12825</text:p>
          </table:table-cell>
          <table:table-cell office:value-type="float" office:value="1070.68945" calcext:value-type="float">
            <text:p>1070.68945</text:p>
          </table:table-cell>
          <table:table-cell office:value-type="float" office:value="378.39236" calcext:value-type="float">
            <text:p>378.39236</text:p>
          </table:table-cell>
          <table:table-cell office:value-type="float" office:value="1135.58654" calcext:value-type="float">
            <text:p>1135.586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652" calcext:value-type="float">
            <text:p>-1652</text:p>
          </table:table-cell>
          <table:table-cell office:value-type="float" office:value="128.25651" calcext:value-type="float">
            <text:p>128.25651</text:p>
          </table:table-cell>
          <table:table-cell office:value-type="float" office:value="1149.33923" calcext:value-type="float">
            <text:p>1149.33923</text:p>
          </table:table-cell>
          <table:table-cell office:value-type="float" office:value="724.50775" calcext:value-type="float">
            <text:p>724.50775</text:p>
          </table:table-cell>
          <table:table-cell office:value-type="float" office:value="1358.6361" calcext:value-type="float">
            <text:p>1358.63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652" calcext:value-type="float">
            <text:p>-1652</text:p>
          </table:table-cell>
          <table:table-cell office:value-type="float" office:value="192.38476" calcext:value-type="float">
            <text:p>192.38476</text:p>
          </table:table-cell>
          <table:table-cell office:value-type="float" office:value="3599.61132" calcext:value-type="float">
            <text:p>3599.61132</text:p>
          </table:table-cell>
          <table:table-cell office:value-type="float" office:value="2806.76513" calcext:value-type="float">
            <text:p>2806.76513</text:p>
          </table:table-cell>
          <table:table-cell office:value-type="float" office:value="4564.55175" calcext:value-type="float">
            <text:p>4564.551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651" calcext:value-type="float">
            <text:p>-1651</text:p>
          </table:table-cell>
          <table:table-cell office:value-type="float" office:value="256.51303" calcext:value-type="float">
            <text:p>256.51303</text:p>
          </table:table-cell>
          <table:table-cell office:value-type="float" office:value="-2180.3999" calcext:value-type="float">
            <text:p>-2180.3999</text:p>
          </table:table-cell>
          <table:table-cell office:value-type="float" office:value="-2237.39379" calcext:value-type="float">
            <text:p>-2237.39379</text:p>
          </table:table-cell>
          <table:table-cell office:value-type="float" office:value="3124.11181" calcext:value-type="float">
            <text:p>3124.111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649" calcext:value-type="float">
            <text:p>-1649</text:p>
          </table:table-cell>
          <table:table-cell office:value-type="float" office:value="320.64129" calcext:value-type="float">
            <text:p>320.64129</text:p>
          </table:table-cell>
          <table:table-cell office:value-type="float" office:value="-690.45056" calcext:value-type="float">
            <text:p>-690.45056</text:p>
          </table:table-cell>
          <table:table-cell office:value-type="float" office:value="-900.83843" calcext:value-type="float">
            <text:p>-900.83843</text:p>
          </table:table-cell>
          <table:table-cell office:value-type="float" office:value="1135.00305" calcext:value-type="float">
            <text:p>1135.003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649" calcext:value-type="float">
            <text:p>-1649</text:p>
          </table:table-cell>
          <table:table-cell office:value-type="float" office:value="384.76953" calcext:value-type="float">
            <text:p>384.76953</text:p>
          </table:table-cell>
          <table:table-cell office:value-type="float" office:value="-361.15966" calcext:value-type="float">
            <text:p>-361.15966</text:p>
          </table:table-cell>
          <table:table-cell office:value-type="float" office:value="-588.026" calcext:value-type="float">
            <text:p>-588.026</text:p>
          </table:table-cell>
          <table:table-cell office:value-type="float" office:value="690.08038" calcext:value-type="float">
            <text:p>690.080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647" calcext:value-type="float">
            <text:p>-1647</text:p>
          </table:table-cell>
          <table:table-cell office:value-type="float" office:value="448.89779" calcext:value-type="float">
            <text:p>448.89779</text:p>
          </table:table-cell>
          <table:table-cell office:value-type="float" office:value="-246.92407" calcext:value-type="float">
            <text:p>-246.92407</text:p>
          </table:table-cell>
          <table:table-cell office:value-type="float" office:value="-358.77273" calcext:value-type="float">
            <text:p>-358.77273</text:p>
          </table:table-cell>
          <table:table-cell office:value-type="float" office:value="435.53344" calcext:value-type="float">
            <text:p>435.533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647" calcext:value-type="float">
            <text:p>-1647</text:p>
          </table:table-cell>
          <table:table-cell office:value-type="float" office:value="513.02606" calcext:value-type="float">
            <text:p>513.02606</text:p>
          </table:table-cell>
          <table:table-cell office:value-type="float" office:value="-148.8601" calcext:value-type="float">
            <text:p>-148.8601</text:p>
          </table:table-cell>
          <table:table-cell office:value-type="float" office:value="-327.48104" calcext:value-type="float">
            <text:p>-327.48104</text:p>
          </table:table-cell>
          <table:table-cell office:value-type="float" office:value="359.72653" calcext:value-type="float">
            <text:p>359.7265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646" calcext:value-type="float">
            <text:p>-1646</text:p>
          </table:table-cell>
          <table:table-cell office:value-type="float" office:value="577.15429" calcext:value-type="float">
            <text:p>577.15429</text:p>
          </table:table-cell>
          <table:table-cell office:value-type="float" office:value="-65.2301" calcext:value-type="float">
            <text:p>-65.2301</text:p>
          </table:table-cell>
          <table:table-cell office:value-type="float" office:value="-296.55664" calcext:value-type="float">
            <text:p>-296.55664</text:p>
          </table:table-cell>
          <table:table-cell office:value-type="float" office:value="303.64587" calcext:value-type="float">
            <text:p>303.6458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645" calcext:value-type="float">
            <text:p>-1645</text:p>
          </table:table-cell>
          <table:table-cell office:value-type="float" office:value="641.28259" calcext:value-type="float">
            <text:p>641.28259</text:p>
          </table:table-cell>
          <table:table-cell office:value-type="float" office:value="-34.17858" calcext:value-type="float">
            <text:p>-34.17858</text:p>
          </table:table-cell>
          <table:table-cell office:value-type="float" office:value="-510.98736" calcext:value-type="float">
            <text:p>-510.98736</text:p>
          </table:table-cell>
          <table:table-cell office:value-type="float" office:value="512.12915" calcext:value-type="float">
            <text:p>512.129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646" calcext:value-type="float">
            <text:p>-1646</text:p>
          </table:table-cell>
          <table:table-cell office:value-type="float" office:value="705.41082" calcext:value-type="float">
            <text:p>705.41082</text:p>
          </table:table-cell>
          <table:table-cell office:value-type="float" office:value="-90.38513" calcext:value-type="float">
            <text:p>-90.38513</text:p>
          </table:table-cell>
          <table:table-cell office:value-type="float" office:value="-132.65089" calcext:value-type="float">
            <text:p>-132.65089</text:p>
          </table:table-cell>
          <table:table-cell office:value-type="float" office:value="160.51707" calcext:value-type="float">
            <text:p>160.517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648" calcext:value-type="float">
            <text:p>-1648</text:p>
          </table:table-cell>
          <table:table-cell office:value-type="float" office:value="769.53906" calcext:value-type="float">
            <text:p>769.53906</text:p>
          </table:table-cell>
          <table:table-cell office:value-type="float" office:value="-3.04223" calcext:value-type="float">
            <text:p>-3.04223</text:p>
          </table:table-cell>
          <table:table-cell office:value-type="float" office:value="-199.15237" calcext:value-type="float">
            <text:p>-199.15237</text:p>
          </table:table-cell>
          <table:table-cell office:value-type="float" office:value="199.17561" calcext:value-type="float">
            <text:p>199.1756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646" calcext:value-type="float">
            <text:p>-1646</text:p>
          </table:table-cell>
          <table:table-cell office:value-type="float" office:value="833.66735" calcext:value-type="float">
            <text:p>833.66735</text:p>
          </table:table-cell>
          <table:table-cell office:value-type="float" office:value="23.72229" calcext:value-type="float">
            <text:p>23.72229</text:p>
          </table:table-cell>
          <table:table-cell office:value-type="float" office:value="-208.72677" calcext:value-type="float">
            <text:p>-208.72677</text:p>
          </table:table-cell>
          <table:table-cell office:value-type="float" office:value="210.07049" calcext:value-type="float">
            <text:p>210.070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1646" calcext:value-type="float">
            <text:p>-1646</text:p>
          </table:table-cell>
          <table:table-cell office:value-type="float" office:value="897.79559" calcext:value-type="float">
            <text:p>897.79559</text:p>
          </table:table-cell>
          <table:table-cell office:value-type="float" office:value="-222.83984" calcext:value-type="float">
            <text:p>-222.83984</text:p>
          </table:table-cell>
          <table:table-cell office:value-type="float" office:value="-103.21246" calcext:value-type="float">
            <text:p>-103.21246</text:p>
          </table:table-cell>
          <table:table-cell office:value-type="float" office:value="245.58178" calcext:value-type="float">
            <text:p>245.581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646" calcext:value-type="float">
            <text:p>-1646</text:p>
          </table:table-cell>
          <table:table-cell office:value-type="float" office:value="961.92382" calcext:value-type="float">
            <text:p>961.92382</text:p>
          </table:table-cell>
          <table:table-cell office:value-type="float" office:value="-90.70715" calcext:value-type="float">
            <text:p>-90.70715</text:p>
          </table:table-cell>
          <table:table-cell office:value-type="float" office:value="-104.39813" calcext:value-type="float">
            <text:p>-104.39813</text:p>
          </table:table-cell>
          <table:table-cell office:value-type="float" office:value="138.29951" calcext:value-type="float">
            <text:p>138.2995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644" calcext:value-type="float">
            <text:p>-1644</text:p>
          </table:table-cell>
          <table:table-cell office:value-type="float" office:value="1026.05212" calcext:value-type="float">
            <text:p>1026.05212</text:p>
          </table:table-cell>
          <table:table-cell office:value-type="float" office:value="-31.55895" calcext:value-type="float">
            <text:p>-31.55895</text:p>
          </table:table-cell>
          <table:table-cell office:value-type="float" office:value="-127.82931" calcext:value-type="float">
            <text:p>-127.82931</text:p>
          </table:table-cell>
          <table:table-cell office:value-type="float" office:value="131.66738" calcext:value-type="float">
            <text:p>131.6673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644" calcext:value-type="float">
            <text:p>-1644</text:p>
          </table:table-cell>
          <table:table-cell office:value-type="float" office:value="1090.18041" calcext:value-type="float">
            <text:p>1090.18041</text:p>
          </table:table-cell>
          <table:table-cell office:value-type="float" office:value="-175.01525" calcext:value-type="float">
            <text:p>-175.01525</text:p>
          </table:table-cell>
          <table:table-cell office:value-type="float" office:value="-34.99667" calcext:value-type="float">
            <text:p>-34.99667</text:p>
          </table:table-cell>
          <table:table-cell office:value-type="float" office:value="178.47999" calcext:value-type="float">
            <text:p>178.4799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644" calcext:value-type="float">
            <text:p>-1644</text:p>
          </table:table-cell>
          <table:table-cell office:value-type="float" office:value="1154.30859" calcext:value-type="float">
            <text:p>1154.30859</text:p>
          </table:table-cell>
          <table:table-cell office:value-type="float" office:value="17.78271" calcext:value-type="float">
            <text:p>17.78271</text:p>
          </table:table-cell>
          <table:table-cell office:value-type="float" office:value="-97.39962" calcext:value-type="float">
            <text:p>-97.39962</text:p>
          </table:table-cell>
          <table:table-cell office:value-type="float" office:value="99.00965" calcext:value-type="float">
            <text:p>99.0096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644" calcext:value-type="float">
            <text:p>-1644</text:p>
          </table:table-cell>
          <table:table-cell office:value-type="float" office:value="1218.43688" calcext:value-type="float">
            <text:p>1218.43688</text:p>
          </table:table-cell>
          <table:table-cell office:value-type="float" office:value="-12.54833" calcext:value-type="float">
            <text:p>-12.54833</text:p>
          </table:table-cell>
          <table:table-cell office:value-type="float" office:value="-115.60678" calcext:value-type="float">
            <text:p>-115.60678</text:p>
          </table:table-cell>
          <table:table-cell office:value-type="float" office:value="116.2858" calcext:value-type="float">
            <text:p>116.28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645" calcext:value-type="float">
            <text:p>-1645</text:p>
          </table:table-cell>
          <table:table-cell office:value-type="float" office:value="1282.56518" calcext:value-type="float">
            <text:p>1282.56518</text:p>
          </table:table-cell>
          <table:table-cell office:value-type="float" office:value="27.97802" calcext:value-type="float">
            <text:p>27.97802</text:p>
          </table:table-cell>
          <table:table-cell office:value-type="float" office:value="-92.49618" calcext:value-type="float">
            <text:p>-92.49618</text:p>
          </table:table-cell>
          <table:table-cell office:value-type="float" office:value="96.63494" calcext:value-type="float">
            <text:p>96.6349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647" calcext:value-type="float">
            <text:p>-1647</text:p>
          </table:table-cell>
          <table:table-cell office:value-type="float" office:value="1346.69335" calcext:value-type="float">
            <text:p>1346.69335</text:p>
          </table:table-cell>
          <table:table-cell office:value-type="float" office:value="-71.85449" calcext:value-type="float">
            <text:p>-71.85449</text:p>
          </table:table-cell>
          <table:table-cell office:value-type="float" office:value="-73.99124" calcext:value-type="float">
            <text:p>-73.99124</text:p>
          </table:table-cell>
          <table:table-cell office:value-type="float" office:value="103.13957" calcext:value-type="float">
            <text:p>103.1395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1648" calcext:value-type="float">
            <text:p>-1648</text:p>
          </table:table-cell>
          <table:table-cell office:value-type="float" office:value="1410.82165" calcext:value-type="float">
            <text:p>1410.82165</text:p>
          </table:table-cell>
          <table:table-cell office:value-type="float" office:value="-37.15393" calcext:value-type="float">
            <text:p>-37.15393</text:p>
          </table:table-cell>
          <table:table-cell office:value-type="float" office:value="-87.49414" calcext:value-type="float">
            <text:p>-87.49414</text:p>
          </table:table-cell>
          <table:table-cell office:value-type="float" office:value="95.05598" calcext:value-type="float">
            <text:p>95.0559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649" calcext:value-type="float">
            <text:p>-1649</text:p>
          </table:table-cell>
          <table:table-cell office:value-type="float" office:value="1474.94995" calcext:value-type="float">
            <text:p>1474.94995</text:p>
          </table:table-cell>
          <table:table-cell office:value-type="float" office:value="-4.23095" calcext:value-type="float">
            <text:p>-4.23095</text:p>
          </table:table-cell>
          <table:table-cell office:value-type="float" office:value="-81.05548" calcext:value-type="float">
            <text:p>-81.05548</text:p>
          </table:table-cell>
          <table:table-cell office:value-type="float" office:value="81.16582" calcext:value-type="float">
            <text:p>81.1658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1649" calcext:value-type="float">
            <text:p>-1649</text:p>
          </table:table-cell>
          <table:table-cell office:value-type="float" office:value="1539.07812" calcext:value-type="float">
            <text:p>1539.07812</text:p>
          </table:table-cell>
          <table:table-cell office:value-type="float" office:value="-9.36804" calcext:value-type="float">
            <text:p>-9.36804</text:p>
          </table:table-cell>
          <table:table-cell office:value-type="float" office:value="-77.6907" calcext:value-type="float">
            <text:p>-77.6907</text:p>
          </table:table-cell>
          <table:table-cell office:value-type="float" office:value="78.25346" calcext:value-type="float">
            <text:p>78.2534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650" calcext:value-type="float">
            <text:p>-1650</text:p>
          </table:table-cell>
          <table:table-cell office:value-type="float" office:value="1603.20642" calcext:value-type="float">
            <text:p>1603.20642</text:p>
          </table:table-cell>
          <table:table-cell office:value-type="float" office:value="-15.25598" calcext:value-type="float">
            <text:p>-15.25598</text:p>
          </table:table-cell>
          <table:table-cell office:value-type="float" office:value="-84.16217" calcext:value-type="float">
            <text:p>-84.16217</text:p>
          </table:table-cell>
          <table:table-cell office:value-type="float" office:value="85.5337" calcext:value-type="float">
            <text:p>85.533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651" calcext:value-type="float">
            <text:p>-1651</text:p>
          </table:table-cell>
          <table:table-cell office:value-type="float" office:value="1667.33471" calcext:value-type="float">
            <text:p>1667.33471</text:p>
          </table:table-cell>
          <table:table-cell office:value-type="float" office:value="-7.10986" calcext:value-type="float">
            <text:p>-7.10986</text:p>
          </table:table-cell>
          <table:table-cell office:value-type="float" office:value="-63.88812" calcext:value-type="float">
            <text:p>-63.88812</text:p>
          </table:table-cell>
          <table:table-cell office:value-type="float" office:value="64.28251" calcext:value-type="float">
            <text:p>64.2825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652" calcext:value-type="float">
            <text:p>-1652</text:p>
          </table:table-cell>
          <table:table-cell office:value-type="float" office:value="1731.46289" calcext:value-type="float">
            <text:p>1731.46289</text:p>
          </table:table-cell>
          <table:table-cell office:value-type="float" office:value="22.68188" calcext:value-type="float">
            <text:p>22.68188</text:p>
          </table:table-cell>
          <table:table-cell office:value-type="float" office:value="-34.37213" calcext:value-type="float">
            <text:p>-34.37213</text:p>
          </table:table-cell>
          <table:table-cell office:value-type="float" office:value="41.18144" calcext:value-type="float">
            <text:p>41.1814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653" calcext:value-type="float">
            <text:p>-1653</text:p>
          </table:table-cell>
          <table:table-cell office:value-type="float" office:value="1795.59118" calcext:value-type="float">
            <text:p>1795.59118</text:p>
          </table:table-cell>
          <table:table-cell office:value-type="float" office:value="-22.91821" calcext:value-type="float">
            <text:p>-22.91821</text:p>
          </table:table-cell>
          <table:table-cell office:value-type="float" office:value="-86.0877" calcext:value-type="float">
            <text:p>-86.0877</text:p>
          </table:table-cell>
          <table:table-cell office:value-type="float" office:value="89.08612" calcext:value-type="float">
            <text:p>89.0861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653" calcext:value-type="float">
            <text:p>-1653</text:p>
          </table:table-cell>
          <table:table-cell office:value-type="float" office:value="1859.71948" calcext:value-type="float">
            <text:p>1859.71948</text:p>
          </table:table-cell>
          <table:table-cell office:value-type="float" office:value="14.91992" calcext:value-type="float">
            <text:p>14.91992</text:p>
          </table:table-cell>
          <table:table-cell office:value-type="float" office:value="-73.46087" calcext:value-type="float">
            <text:p>-73.46087</text:p>
          </table:table-cell>
          <table:table-cell office:value-type="float" office:value="74.96069" calcext:value-type="float">
            <text:p>74.9606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1653" calcext:value-type="float">
            <text:p>-1653</text:p>
          </table:table-cell>
          <table:table-cell office:value-type="float" office:value="1923.84765" calcext:value-type="float">
            <text:p>1923.84765</text:p>
          </table:table-cell>
          <table:table-cell office:value-type="float" office:value="2.37805" calcext:value-type="float">
            <text:p>2.37805</text:p>
          </table:table-cell>
          <table:table-cell office:value-type="float" office:value="-84.15222" calcext:value-type="float">
            <text:p>-84.15222</text:p>
          </table:table-cell>
          <table:table-cell office:value-type="float" office:value="84.18582" calcext:value-type="float">
            <text:p>84.1858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654" calcext:value-type="float">
            <text:p>-1654</text:p>
          </table:table-cell>
          <table:table-cell office:value-type="float" office:value="1987.97595" calcext:value-type="float">
            <text:p>1987.97595</text:p>
          </table:table-cell>
          <table:table-cell office:value-type="float" office:value="2.7152" calcext:value-type="float">
            <text:p>2.7152</text:p>
          </table:table-cell>
          <table:table-cell office:value-type="float" office:value="-63.07391" calcext:value-type="float">
            <text:p>-63.07391</text:p>
          </table:table-cell>
          <table:table-cell office:value-type="float" office:value="63.13232" calcext:value-type="float">
            <text:p>63.132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1655" calcext:value-type="float">
            <text:p>-1655</text:p>
          </table:table-cell>
          <table:table-cell office:value-type="float" office:value="2052.10424" calcext:value-type="float">
            <text:p>2052.10424</text:p>
          </table:table-cell>
          <table:table-cell office:value-type="float" office:value="-1.96618" calcext:value-type="float">
            <text:p>-1.96618</text:p>
          </table:table-cell>
          <table:table-cell office:value-type="float" office:value="-77.06079" calcext:value-type="float">
            <text:p>-77.06079</text:p>
          </table:table-cell>
          <table:table-cell office:value-type="float" office:value="77.08586" calcext:value-type="float">
            <text:p>77.0858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656" calcext:value-type="float">
            <text:p>-1656</text:p>
          </table:table-cell>
          <table:table-cell office:value-type="float" office:value="2116.23242" calcext:value-type="float">
            <text:p>2116.23242</text:p>
          </table:table-cell>
          <table:table-cell office:value-type="float" office:value="10.08166" calcext:value-type="float">
            <text:p>10.08166</text:p>
          </table:table-cell>
          <table:table-cell office:value-type="float" office:value="-75.05944" calcext:value-type="float">
            <text:p>-75.05944</text:p>
          </table:table-cell>
          <table:table-cell office:value-type="float" office:value="75.73348" calcext:value-type="float">
            <text:p>75.7334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1658" calcext:value-type="float">
            <text:p>-1658</text:p>
          </table:table-cell>
          <table:table-cell office:value-type="float" office:value="2180.36083" calcext:value-type="float">
            <text:p>2180.36083</text:p>
          </table:table-cell>
          <table:table-cell office:value-type="float" office:value="-9.59899" calcext:value-type="float">
            <text:p>-9.59899</text:p>
          </table:table-cell>
          <table:table-cell office:value-type="float" office:value="-73.07226" calcext:value-type="float">
            <text:p>-73.07226</text:p>
          </table:table-cell>
          <table:table-cell office:value-type="float" office:value="73.70004" calcext:value-type="float">
            <text:p>73.7000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658" calcext:value-type="float">
            <text:p>-1658</text:p>
          </table:table-cell>
          <table:table-cell office:value-type="float" office:value="2244.48901" calcext:value-type="float">
            <text:p>2244.48901</text:p>
          </table:table-cell>
          <table:table-cell office:value-type="float" office:value="-9.63195" calcext:value-type="float">
            <text:p>-9.63195</text:p>
          </table:table-cell>
          <table:table-cell office:value-type="float" office:value="-60.1477" calcext:value-type="float">
            <text:p>-60.1477</text:p>
          </table:table-cell>
          <table:table-cell office:value-type="float" office:value="60.91404" calcext:value-type="float">
            <text:p>60.9140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1658" calcext:value-type="float">
            <text:p>-1658</text:p>
          </table:table-cell>
          <table:table-cell office:value-type="float" office:value="2308.61718" calcext:value-type="float">
            <text:p>2308.61718</text:p>
          </table:table-cell>
          <table:table-cell office:value-type="float" office:value="19.57958" calcext:value-type="float">
            <text:p>19.57958</text:p>
          </table:table-cell>
          <table:table-cell office:value-type="float" office:value="-48.02209" calcext:value-type="float">
            <text:p>-48.02209</text:p>
          </table:table-cell>
          <table:table-cell office:value-type="float" office:value="51.86021" calcext:value-type="float">
            <text:p>51.8602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659" calcext:value-type="float">
            <text:p>-1659</text:p>
          </table:table-cell>
          <table:table-cell office:value-type="float" office:value="2372.7456" calcext:value-type="float">
            <text:p>2372.7456</text:p>
          </table:table-cell>
          <table:table-cell office:value-type="float" office:value="-16.08544" calcext:value-type="float">
            <text:p>-16.08544</text:p>
          </table:table-cell>
          <table:table-cell office:value-type="float" office:value="-42.92553" calcext:value-type="float">
            <text:p>-42.92553</text:p>
          </table:table-cell>
          <table:table-cell office:value-type="float" office:value="45.8404" calcext:value-type="float">
            <text:p>45.840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1660" calcext:value-type="float">
            <text:p>-1660</text:p>
          </table:table-cell>
          <table:table-cell office:value-type="float" office:value="2436.87377" calcext:value-type="float">
            <text:p>2436.87377</text:p>
          </table:table-cell>
          <table:table-cell office:value-type="float" office:value="-19.73547" calcext:value-type="float">
            <text:p>-19.73547</text:p>
          </table:table-cell>
          <table:table-cell office:value-type="float" office:value="-33.57818" calcext:value-type="float">
            <text:p>-33.57818</text:p>
          </table:table-cell>
          <table:table-cell office:value-type="float" office:value="38.94847" calcext:value-type="float">
            <text:p>38.9484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661" calcext:value-type="float">
            <text:p>-1661</text:p>
          </table:table-cell>
          <table:table-cell office:value-type="float" office:value="2501.00195" calcext:value-type="float">
            <text:p>2501.00195</text:p>
          </table:table-cell>
          <table:table-cell office:value-type="float" office:value="23.41748" calcext:value-type="float">
            <text:p>23.41748</text:p>
          </table:table-cell>
          <table:table-cell office:value-type="float" office:value="-15.31005" calcext:value-type="float">
            <text:p>-15.31005</text:p>
          </table:table-cell>
          <table:table-cell office:value-type="float" office:value="27.97813" calcext:value-type="float">
            <text:p>27.9781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1661" calcext:value-type="float">
            <text:p>-1661</text:p>
          </table:table-cell>
          <table:table-cell office:value-type="float" office:value="2565.13037" calcext:value-type="float">
            <text:p>2565.13037</text:p>
          </table:table-cell>
          <table:table-cell office:value-type="float" office:value="-3.53991" calcext:value-type="float">
            <text:p>-3.53991</text:p>
          </table:table-cell>
          <table:table-cell office:value-type="float" office:value="-65.88732" calcext:value-type="float">
            <text:p>-65.88732</text:p>
          </table:table-cell>
          <table:table-cell office:value-type="float" office:value="65.98235" calcext:value-type="float">
            <text:p>65.9823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1662" calcext:value-type="float">
            <text:p>-1662</text:p>
          </table:table-cell>
          <table:table-cell office:value-type="float" office:value="2629.25854" calcext:value-type="float">
            <text:p>2629.25854</text:p>
          </table:table-cell>
          <table:table-cell office:value-type="float" office:value="-8.82421" calcext:value-type="float">
            <text:p>-8.82421</text:p>
          </table:table-cell>
          <table:table-cell office:value-type="float" office:value="-33.43707" calcext:value-type="float">
            <text:p>-33.43707</text:p>
          </table:table-cell>
          <table:table-cell office:value-type="float" office:value="34.58185" calcext:value-type="float">
            <text:p>34.5818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1663" calcext:value-type="float">
            <text:p>-1663</text:p>
          </table:table-cell>
          <table:table-cell office:value-type="float" office:value="2693.38671" calcext:value-type="float">
            <text:p>2693.38671</text:p>
          </table:table-cell>
          <table:table-cell office:value-type="float" office:value="-30.47949" calcext:value-type="float">
            <text:p>-30.47949</text:p>
          </table:table-cell>
          <table:table-cell office:value-type="float" office:value="-34.47937" calcext:value-type="float">
            <text:p>-34.47937</text:p>
          </table:table-cell>
          <table:table-cell office:value-type="float" office:value="46.01984" calcext:value-type="float">
            <text:p>46.0198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1663" calcext:value-type="float">
            <text:p>-1663</text:p>
          </table:table-cell>
          <table:table-cell office:value-type="float" office:value="2757.51513" calcext:value-type="float">
            <text:p>2757.51513</text:p>
          </table:table-cell>
          <table:table-cell office:value-type="float" office:value="-43.40979" calcext:value-type="float">
            <text:p>-43.40979</text:p>
          </table:table-cell>
          <table:table-cell office:value-type="float" office:value="-38.54248" calcext:value-type="float">
            <text:p>-38.54248</text:p>
          </table:table-cell>
          <table:table-cell office:value-type="float" office:value="58.05112" calcext:value-type="float">
            <text:p>58.0511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1665" calcext:value-type="float">
            <text:p>-1665</text:p>
          </table:table-cell>
          <table:table-cell office:value-type="float" office:value="2821.64331" calcext:value-type="float">
            <text:p>2821.64331</text:p>
          </table:table-cell>
          <table:table-cell office:value-type="float" office:value="-59.76745" calcext:value-type="float">
            <text:p>-59.76745</text:p>
          </table:table-cell>
          <table:table-cell office:value-type="float" office:value="24.28649" calcext:value-type="float">
            <text:p>24.28649</text:p>
          </table:table-cell>
          <table:table-cell office:value-type="float" office:value="64.51342" calcext:value-type="float">
            <text:p>64.5134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665" calcext:value-type="float">
            <text:p>-1665</text:p>
          </table:table-cell>
          <table:table-cell office:value-type="float" office:value="2885.77148" calcext:value-type="float">
            <text:p>2885.77148</text:p>
          </table:table-cell>
          <table:table-cell office:value-type="float" office:value="42.5371" calcext:value-type="float">
            <text:p>42.5371</text:p>
          </table:table-cell>
          <table:table-cell office:value-type="float" office:value="-99.86572" calcext:value-type="float">
            <text:p>-99.86572</text:p>
          </table:table-cell>
          <table:table-cell office:value-type="float" office:value="108.54753" calcext:value-type="float">
            <text:p>108.5475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1665" calcext:value-type="float">
            <text:p>-1665</text:p>
          </table:table-cell>
          <table:table-cell office:value-type="float" office:value="2949.8999" calcext:value-type="float">
            <text:p>2949.8999</text:p>
          </table:table-cell>
          <table:table-cell office:value-type="float" office:value="-19.38317" calcext:value-type="float">
            <text:p>-19.38317</text:p>
          </table:table-cell>
          <table:table-cell office:value-type="float" office:value="15.05389" calcext:value-type="float">
            <text:p>15.05389</text:p>
          </table:table-cell>
          <table:table-cell office:value-type="float" office:value="24.54235" calcext:value-type="float">
            <text:p>24.5423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667" calcext:value-type="float">
            <text:p>-1667</text:p>
          </table:table-cell>
          <table:table-cell office:value-type="float" office:value="3014.02807" calcext:value-type="float">
            <text:p>3014.02807</text:p>
          </table:table-cell>
          <table:table-cell office:value-type="float" office:value="2.36975" calcext:value-type="float">
            <text:p>2.36975</text:p>
          </table:table-cell>
          <table:table-cell office:value-type="float" office:value="-27.63134" calcext:value-type="float">
            <text:p>-27.63134</text:p>
          </table:table-cell>
          <table:table-cell office:value-type="float" office:value="27.73278" calcext:value-type="float">
            <text:p>27.7327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1668" calcext:value-type="float">
            <text:p>-1668</text:p>
          </table:table-cell>
          <table:table-cell office:value-type="float" office:value="3078.15625" calcext:value-type="float">
            <text:p>3078.15625</text:p>
          </table:table-cell>
          <table:table-cell office:value-type="float" office:value="36.16455" calcext:value-type="float">
            <text:p>36.16455</text:p>
          </table:table-cell>
          <table:table-cell office:value-type="float" office:value="-66.87548" calcext:value-type="float">
            <text:p>-66.87548</text:p>
          </table:table-cell>
          <table:table-cell office:value-type="float" office:value="76.02766" calcext:value-type="float">
            <text:p>76.0276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667" calcext:value-type="float">
            <text:p>-1667</text:p>
          </table:table-cell>
          <table:table-cell office:value-type="float" office:value="3142.28466" calcext:value-type="float">
            <text:p>3142.28466</text:p>
          </table:table-cell>
          <table:table-cell office:value-type="float" office:value="16.42871" calcext:value-type="float">
            <text:p>16.42871</text:p>
          </table:table-cell>
          <table:table-cell office:value-type="float" office:value="-60.84436" calcext:value-type="float">
            <text:p>-60.84436</text:p>
          </table:table-cell>
          <table:table-cell office:value-type="float" office:value="63.02331" calcext:value-type="float">
            <text:p>63.0233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667" calcext:value-type="float">
            <text:p>-1667</text:p>
          </table:table-cell>
          <table:table-cell office:value-type="float" office:value="3206.41284" calcext:value-type="float">
            <text:p>3206.41284</text:p>
          </table:table-cell>
          <table:table-cell office:value-type="float" office:value="4.38183" calcext:value-type="float">
            <text:p>4.38183</text:p>
          </table:table-cell>
          <table:table-cell office:value-type="float" office:value="-10.50683" calcext:value-type="float">
            <text:p>-10.50683</text:p>
          </table:table-cell>
          <table:table-cell office:value-type="float" office:value="11.38394" calcext:value-type="float">
            <text:p>11.3839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1669" calcext:value-type="float">
            <text:p>-1669</text:p>
          </table:table-cell>
          <table:table-cell office:value-type="float" office:value="3270.54101" calcext:value-type="float">
            <text:p>3270.54101</text:p>
          </table:table-cell>
          <table:table-cell office:value-type="float" office:value="8.40087" calcext:value-type="float">
            <text:p>8.40087</text:p>
          </table:table-cell>
          <table:table-cell office:value-type="float" office:value="-2.60363" calcext:value-type="float">
            <text:p>-2.60363</text:p>
          </table:table-cell>
          <table:table-cell office:value-type="float" office:value="8.79509" calcext:value-type="float">
            <text:p>8.7950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1670" calcext:value-type="float">
            <text:p>-1670</text:p>
          </table:table-cell>
          <table:table-cell office:value-type="float" office:value="3334.66943" calcext:value-type="float">
            <text:p>3334.66943</text:p>
          </table:table-cell>
          <table:table-cell office:value-type="float" office:value="25.08007" calcext:value-type="float">
            <text:p>25.08007</text:p>
          </table:table-cell>
          <table:table-cell office:value-type="float" office:value="-35.14208" calcext:value-type="float">
            <text:p>-35.14208</text:p>
          </table:table-cell>
          <table:table-cell office:value-type="float" office:value="43.17379" calcext:value-type="float">
            <text:p>43.1737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1671" calcext:value-type="float">
            <text:p>-1671</text:p>
          </table:table-cell>
          <table:table-cell office:value-type="float" office:value="3398.7976" calcext:value-type="float">
            <text:p>3398.7976</text:p>
          </table:table-cell>
          <table:table-cell office:value-type="float" office:value="16.30566" calcext:value-type="float">
            <text:p>16.30566</text:p>
          </table:table-cell>
          <table:table-cell office:value-type="float" office:value="-43.90173" calcext:value-type="float">
            <text:p>-43.90173</text:p>
          </table:table-cell>
          <table:table-cell office:value-type="float" office:value="46.832" calcext:value-type="float">
            <text:p>46.83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1672" calcext:value-type="float">
            <text:p>-1672</text:p>
          </table:table-cell>
          <table:table-cell office:value-type="float" office:value="3462.92578" calcext:value-type="float">
            <text:p>3462.92578</text:p>
          </table:table-cell>
          <table:table-cell office:value-type="float" office:value="19.58984" calcext:value-type="float">
            <text:p>19.58984</text:p>
          </table:table-cell>
          <table:table-cell office:value-type="float" office:value="-42.47973" calcext:value-type="float">
            <text:p>-42.47973</text:p>
          </table:table-cell>
          <table:table-cell office:value-type="float" office:value="46.77915" calcext:value-type="float">
            <text:p>46.7791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674" calcext:value-type="float">
            <text:p>-1674</text:p>
          </table:table-cell>
          <table:table-cell office:value-type="float" office:value="3527.05419" calcext:value-type="float">
            <text:p>3527.05419</text:p>
          </table:table-cell>
          <table:table-cell office:value-type="float" office:value="10.64599" calcext:value-type="float">
            <text:p>10.64599</text:p>
          </table:table-cell>
          <table:table-cell office:value-type="float" office:value="-23.22875" calcext:value-type="float">
            <text:p>-23.22875</text:p>
          </table:table-cell>
          <table:table-cell office:value-type="float" office:value="25.55215" calcext:value-type="float">
            <text:p>25.5521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1674" calcext:value-type="float">
            <text:p>-1674</text:p>
          </table:table-cell>
          <table:table-cell office:value-type="float" office:value="3591.18237" calcext:value-type="float">
            <text:p>3591.18237</text:p>
          </table:table-cell>
          <table:table-cell office:value-type="float" office:value="1.1278" calcext:value-type="float">
            <text:p>1.1278</text:p>
          </table:table-cell>
          <table:table-cell office:value-type="float" office:value="-15.82873" calcext:value-type="float">
            <text:p>-15.82873</text:p>
          </table:table-cell>
          <table:table-cell office:value-type="float" office:value="15.86886" calcext:value-type="float">
            <text:p>15.8688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1676" calcext:value-type="float">
            <text:p>-1676</text:p>
          </table:table-cell>
          <table:table-cell office:value-type="float" office:value="3655.31054" calcext:value-type="float">
            <text:p>3655.31054</text:p>
          </table:table-cell>
          <table:table-cell office:value-type="float" office:value="31.00769" calcext:value-type="float">
            <text:p>31.00769</text:p>
          </table:table-cell>
          <table:table-cell office:value-type="float" office:value="-52.48437" calcext:value-type="float">
            <text:p>-52.48437</text:p>
          </table:table-cell>
          <table:table-cell office:value-type="float" office:value="60.95971" calcext:value-type="float">
            <text:p>60.9597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1678" calcext:value-type="float">
            <text:p>-1678</text:p>
          </table:table-cell>
          <table:table-cell office:value-type="float" office:value="3719.43896" calcext:value-type="float">
            <text:p>3719.43896</text:p>
          </table:table-cell>
          <table:table-cell office:value-type="float" office:value="12.80346" calcext:value-type="float">
            <text:p>12.80346</text:p>
          </table:table-cell>
          <table:table-cell office:value-type="float" office:value="-66.46569" calcext:value-type="float">
            <text:p>-66.46569</text:p>
          </table:table-cell>
          <table:table-cell office:value-type="float" office:value="67.68765" calcext:value-type="float">
            <text:p>67.6876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1680" calcext:value-type="float">
            <text:p>-1680</text:p>
          </table:table-cell>
          <table:table-cell office:value-type="float" office:value="3783.56713" calcext:value-type="float">
            <text:p>3783.56713</text:p>
          </table:table-cell>
          <table:table-cell office:value-type="float" office:value="-3.76806" calcext:value-type="float">
            <text:p>-3.76806</text:p>
          </table:table-cell>
          <table:table-cell office:value-type="float" office:value="-2.53942" calcext:value-type="float">
            <text:p>-2.53942</text:p>
          </table:table-cell>
          <table:table-cell office:value-type="float" office:value="4.54389" calcext:value-type="float">
            <text:p>4.5438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1681" calcext:value-type="float">
            <text:p>-1681</text:p>
          </table:table-cell>
          <table:table-cell office:value-type="float" office:value="3847.69531" calcext:value-type="float">
            <text:p>3847.69531</text:p>
          </table:table-cell>
          <table:table-cell office:value-type="float" office:value="18.82568" calcext:value-type="float">
            <text:p>18.82568</text:p>
          </table:table-cell>
          <table:table-cell office:value-type="float" office:value="-26.74121" calcext:value-type="float">
            <text:p>-26.74121</text:p>
          </table:table-cell>
          <table:table-cell office:value-type="float" office:value="32.70319" calcext:value-type="float">
            <text:p>32.7031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1681" calcext:value-type="float">
            <text:p>-1681</text:p>
          </table:table-cell>
          <table:table-cell office:value-type="float" office:value="3911.82373" calcext:value-type="float">
            <text:p>3911.82373</text:p>
          </table:table-cell>
          <table:table-cell office:value-type="float" office:value="23.57006" calcext:value-type="float">
            <text:p>23.57006</text:p>
          </table:table-cell>
          <table:table-cell office:value-type="float" office:value="-53.55102" calcext:value-type="float">
            <text:p>-53.55102</text:p>
          </table:table-cell>
          <table:table-cell office:value-type="float" office:value="58.50863" calcext:value-type="float">
            <text:p>58.5086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1681" calcext:value-type="float">
            <text:p>-1681</text:p>
          </table:table-cell>
          <table:table-cell office:value-type="float" office:value="3975.9519" calcext:value-type="float">
            <text:p>3975.9519</text:p>
          </table:table-cell>
          <table:table-cell office:value-type="float" office:value="-5.03283" calcext:value-type="float">
            <text:p>-5.03283</text:p>
          </table:table-cell>
          <table:table-cell office:value-type="float" office:value="-43.49658" calcext:value-type="float">
            <text:p>-43.49658</text:p>
          </table:table-cell>
          <table:table-cell office:value-type="float" office:value="43.78678" calcext:value-type="float">
            <text:p>43.7867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1682" calcext:value-type="float">
            <text:p>-1682</text:p>
          </table:table-cell>
          <table:table-cell office:value-type="float" office:value="4040.08007" calcext:value-type="float">
            <text:p>4040.08007</text:p>
          </table:table-cell>
          <table:table-cell office:value-type="float" office:value="26.50805" calcext:value-type="float">
            <text:p>26.50805</text:p>
          </table:table-cell>
          <table:table-cell office:value-type="float" office:value="-50.26293" calcext:value-type="float">
            <text:p>-50.26293</text:p>
          </table:table-cell>
          <table:table-cell office:value-type="float" office:value="56.82464" calcext:value-type="float">
            <text:p>56.8246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1684" calcext:value-type="float">
            <text:p>-1684</text:p>
          </table:table-cell>
          <table:table-cell office:value-type="float" office:value="4104.20849" calcext:value-type="float">
            <text:p>4104.20849</text:p>
          </table:table-cell>
          <table:table-cell office:value-type="float" office:value="7.83728" calcext:value-type="float">
            <text:p>7.83728</text:p>
          </table:table-cell>
          <table:table-cell office:value-type="float" office:value="-31.07861" calcext:value-type="float">
            <text:p>-31.07861</text:p>
          </table:table-cell>
          <table:table-cell office:value-type="float" office:value="32.05156" calcext:value-type="float">
            <text:p>32.0515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1685" calcext:value-type="float">
            <text:p>-1685</text:p>
          </table:table-cell>
          <table:table-cell office:value-type="float" office:value="4168.33691" calcext:value-type="float">
            <text:p>4168.33691</text:p>
          </table:table-cell>
          <table:table-cell office:value-type="float" office:value="16.26623" calcext:value-type="float">
            <text:p>16.26623</text:p>
          </table:table-cell>
          <table:table-cell office:value-type="float" office:value="-44.79125" calcext:value-type="float">
            <text:p>-44.79125</text:p>
          </table:table-cell>
          <table:table-cell office:value-type="float" office:value="47.65341" calcext:value-type="float">
            <text:p>47.6534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1686" calcext:value-type="float">
            <text:p>-1686</text:p>
          </table:table-cell>
          <table:table-cell office:value-type="float" office:value="4232.46484" calcext:value-type="float">
            <text:p>4232.46484</text:p>
          </table:table-cell>
          <table:table-cell office:value-type="float" office:value="31.55175" calcext:value-type="float">
            <text:p>31.55175</text:p>
          </table:table-cell>
          <table:table-cell office:value-type="float" office:value="-43.51025" calcext:value-type="float">
            <text:p>-43.51025</text:p>
          </table:table-cell>
          <table:table-cell office:value-type="float" office:value="53.74621" calcext:value-type="float">
            <text:p>53.7462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1687" calcext:value-type="float">
            <text:p>-1687</text:p>
          </table:table-cell>
          <table:table-cell office:value-type="float" office:value="4296.59326" calcext:value-type="float">
            <text:p>4296.59326</text:p>
          </table:table-cell>
          <table:table-cell office:value-type="float" office:value="4.55578" calcext:value-type="float">
            <text:p>4.55578</text:p>
          </table:table-cell>
          <table:table-cell office:value-type="float" office:value="-20.14672" calcext:value-type="float">
            <text:p>-20.14672</text:p>
          </table:table-cell>
          <table:table-cell office:value-type="float" office:value="20.6554" calcext:value-type="float">
            <text:p>20.655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1688" calcext:value-type="float">
            <text:p>-1688</text:p>
          </table:table-cell>
          <table:table-cell office:value-type="float" office:value="4360.72167" calcext:value-type="float">
            <text:p>4360.72167</text:p>
          </table:table-cell>
          <table:table-cell office:value-type="float" office:value="-9.57043" calcext:value-type="float">
            <text:p>-9.57043</text:p>
          </table:table-cell>
          <table:table-cell office:value-type="float" office:value="-61.55737" calcext:value-type="float">
            <text:p>-61.55737</text:p>
          </table:table-cell>
          <table:table-cell office:value-type="float" office:value="62.29689" calcext:value-type="float">
            <text:p>62.2968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1689" calcext:value-type="float">
            <text:p>-1689</text:p>
          </table:table-cell>
          <table:table-cell office:value-type="float" office:value="4424.8496" calcext:value-type="float">
            <text:p>4424.8496</text:p>
          </table:table-cell>
          <table:table-cell office:value-type="float" office:value="30.13317" calcext:value-type="float">
            <text:p>30.13317</text:p>
          </table:table-cell>
          <table:table-cell office:value-type="float" office:value="-42.76684" calcext:value-type="float">
            <text:p>-42.76684</text:p>
          </table:table-cell>
          <table:table-cell office:value-type="float" office:value="52.31645" calcext:value-type="float">
            <text:p>52.3164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1690" calcext:value-type="float">
            <text:p>-1690</text:p>
          </table:table-cell>
          <table:table-cell office:value-type="float" office:value="4488.97802" calcext:value-type="float">
            <text:p>4488.97802</text:p>
          </table:table-cell>
          <table:table-cell office:value-type="float" office:value="19.4121" calcext:value-type="float">
            <text:p>19.4121</text:p>
          </table:table-cell>
          <table:table-cell office:value-type="float" office:value="-8.05749" calcext:value-type="float">
            <text:p>-8.05749</text:p>
          </table:table-cell>
          <table:table-cell office:value-type="float" office:value="21.01792" calcext:value-type="float">
            <text:p>21.0179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1691" calcext:value-type="float">
            <text:p>-1691</text:p>
          </table:table-cell>
          <table:table-cell office:value-type="float" office:value="4553.10644" calcext:value-type="float">
            <text:p>4553.10644</text:p>
          </table:table-cell>
          <table:table-cell office:value-type="float" office:value="15.32885" calcext:value-type="float">
            <text:p>15.32885</text:p>
          </table:table-cell>
          <table:table-cell office:value-type="float" office:value="-18.02453" calcext:value-type="float">
            <text:p>-18.02453</text:p>
          </table:table-cell>
          <table:table-cell office:value-type="float" office:value="23.66131" calcext:value-type="float">
            <text:p>23.6613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1691" calcext:value-type="float">
            <text:p>-1691</text:p>
          </table:table-cell>
          <table:table-cell office:value-type="float" office:value="4617.23437" calcext:value-type="float">
            <text:p>4617.23437</text:p>
          </table:table-cell>
          <table:table-cell office:value-type="float" office:value="13.23522" calcext:value-type="float">
            <text:p>13.23522</text:p>
          </table:table-cell>
          <table:table-cell office:value-type="float" office:value="-52.21606" calcext:value-type="float">
            <text:p>-52.21606</text:p>
          </table:table-cell>
          <table:table-cell office:value-type="float" office:value="53.86732" calcext:value-type="float">
            <text:p>53.8673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1690" calcext:value-type="float">
            <text:p>-1690</text:p>
          </table:table-cell>
          <table:table-cell office:value-type="float" office:value="4681.36279" calcext:value-type="float">
            <text:p>4681.36279</text:p>
          </table:table-cell>
          <table:table-cell office:value-type="float" office:value="8.33422" calcext:value-type="float">
            <text:p>8.33422</text:p>
          </table:table-cell>
          <table:table-cell office:value-type="float" office:value="-17.89758" calcext:value-type="float">
            <text:p>-17.89758</text:p>
          </table:table-cell>
          <table:table-cell office:value-type="float" office:value="19.74291" calcext:value-type="float">
            <text:p>19.7429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1691" calcext:value-type="float">
            <text:p>-1691</text:p>
          </table:table-cell>
          <table:table-cell office:value-type="float" office:value="4745.49121" calcext:value-type="float">
            <text:p>4745.49121</text:p>
          </table:table-cell>
          <table:table-cell office:value-type="float" office:value="6.28216" calcext:value-type="float">
            <text:p>6.28216</text:p>
          </table:table-cell>
          <table:table-cell office:value-type="float" office:value="-7.23364" calcext:value-type="float">
            <text:p>-7.23364</text:p>
          </table:table-cell>
          <table:table-cell office:value-type="float" office:value="9.58077" calcext:value-type="float">
            <text:p>9.5807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1691" calcext:value-type="float">
            <text:p>-1691</text:p>
          </table:table-cell>
          <table:table-cell office:value-type="float" office:value="4809.61914" calcext:value-type="float">
            <text:p>4809.61914</text:p>
          </table:table-cell>
          <table:table-cell office:value-type="float" office:value="5.02301" calcext:value-type="float">
            <text:p>5.02301</text:p>
          </table:table-cell>
          <table:table-cell office:value-type="float" office:value="-31.25061" calcext:value-type="float">
            <text:p>-31.25061</text:p>
          </table:table-cell>
          <table:table-cell office:value-type="float" office:value="31.65172" calcext:value-type="float">
            <text:p>31.6517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1691" calcext:value-type="float">
            <text:p>-1691</text:p>
          </table:table-cell>
          <table:table-cell office:value-type="float" office:value="4873.74755" calcext:value-type="float">
            <text:p>4873.74755</text:p>
          </table:table-cell>
          <table:table-cell office:value-type="float" office:value="-28.43188" calcext:value-type="float">
            <text:p>-28.43188</text:p>
          </table:table-cell>
          <table:table-cell office:value-type="float" office:value="-9.01599" calcext:value-type="float">
            <text:p>-9.01599</text:p>
          </table:table-cell>
          <table:table-cell office:value-type="float" office:value="29.82717" calcext:value-type="float">
            <text:p>29.8271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1692" calcext:value-type="float">
            <text:p>-1692</text:p>
          </table:table-cell>
          <table:table-cell office:value-type="float" office:value="4937.87597" calcext:value-type="float">
            <text:p>4937.87597</text:p>
          </table:table-cell>
          <table:table-cell office:value-type="float" office:value="16.39782" calcext:value-type="float">
            <text:p>16.39782</text:p>
          </table:table-cell>
          <table:table-cell office:value-type="float" office:value="-21.05798" calcext:value-type="float">
            <text:p>-21.05798</text:p>
          </table:table-cell>
          <table:table-cell office:value-type="float" office:value="26.68946" calcext:value-type="float">
            <text:p>26.6894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1693" calcext:value-type="float">
            <text:p>-1693</text:p>
          </table:table-cell>
          <table:table-cell office:value-type="float" office:value="5002.0039" calcext:value-type="float">
            <text:p>5002.0039</text:p>
          </table:table-cell>
          <table:table-cell office:value-type="float" office:value="16.66827" calcext:value-type="float">
            <text:p>16.66827</text:p>
          </table:table-cell>
          <table:table-cell office:value-type="float" office:value="-33.85742" calcext:value-type="float">
            <text:p>-33.85742</text:p>
          </table:table-cell>
          <table:table-cell office:value-type="float" office:value="37.73799" calcext:value-type="float">
            <text:p>37.7379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1693" calcext:value-type="float">
            <text:p>-1693</text:p>
          </table:table-cell>
          <table:table-cell office:value-type="float" office:value="5066.13232" calcext:value-type="float">
            <text:p>5066.13232</text:p>
          </table:table-cell>
          <table:table-cell office:value-type="float" office:value="28.61761" calcext:value-type="float">
            <text:p>28.61761</text:p>
          </table:table-cell>
          <table:table-cell office:value-type="float" office:value="-7.9978" calcext:value-type="float">
            <text:p>-7.9978</text:p>
          </table:table-cell>
          <table:table-cell office:value-type="float" office:value="29.71418" calcext:value-type="float">
            <text:p>29.7141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1694" calcext:value-type="float">
            <text:p>-1694</text:p>
          </table:table-cell>
          <table:table-cell office:value-type="float" office:value="5130.26074" calcext:value-type="float">
            <text:p>5130.26074</text:p>
          </table:table-cell>
          <table:table-cell office:value-type="float" office:value="23.54547" calcext:value-type="float">
            <text:p>23.54547</text:p>
          </table:table-cell>
          <table:table-cell office:value-type="float" office:value="-25.62329" calcext:value-type="float">
            <text:p>-25.62329</text:p>
          </table:table-cell>
          <table:table-cell office:value-type="float" office:value="34.79859" calcext:value-type="float">
            <text:p>34.7985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1695" calcext:value-type="float">
            <text:p>-1695</text:p>
          </table:table-cell>
          <table:table-cell office:value-type="float" office:value="5194.38867" calcext:value-type="float">
            <text:p>5194.38867</text:p>
          </table:table-cell>
          <table:table-cell office:value-type="float" office:value="21.57025" calcext:value-type="float">
            <text:p>21.57025</text:p>
          </table:table-cell>
          <table:table-cell office:value-type="float" office:value="-8.11572" calcext:value-type="float">
            <text:p>-8.11572</text:p>
          </table:table-cell>
          <table:table-cell office:value-type="float" office:value="23.04648" calcext:value-type="float">
            <text:p>23.0464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1695" calcext:value-type="float">
            <text:p>-1695</text:p>
          </table:table-cell>
          <table:table-cell office:value-type="float" office:value="5258.51708" calcext:value-type="float">
            <text:p>5258.51708</text:p>
          </table:table-cell>
          <table:table-cell office:value-type="float" office:value="21.41809" calcext:value-type="float">
            <text:p>21.41809</text:p>
          </table:table-cell>
          <table:table-cell office:value-type="float" office:value="-31.0642" calcext:value-type="float">
            <text:p>-31.0642</text:p>
          </table:table-cell>
          <table:table-cell office:value-type="float" office:value="37.7322" calcext:value-type="float">
            <text:p>37.732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1694" calcext:value-type="float">
            <text:p>-1694</text:p>
          </table:table-cell>
          <table:table-cell office:value-type="float" office:value="5322.6455" calcext:value-type="float">
            <text:p>5322.6455</text:p>
          </table:table-cell>
          <table:table-cell office:value-type="float" office:value="3.4743" calcext:value-type="float">
            <text:p>3.4743</text:p>
          </table:table-cell>
          <table:table-cell office:value-type="float" office:value="-34.2528" calcext:value-type="float">
            <text:p>-34.2528</text:p>
          </table:table-cell>
          <table:table-cell office:value-type="float" office:value="34.42855" calcext:value-type="float">
            <text:p>34.4285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1695" calcext:value-type="float">
            <text:p>-1695</text:p>
          </table:table-cell>
          <table:table-cell office:value-type="float" office:value="5386.77343" calcext:value-type="float">
            <text:p>5386.77343</text:p>
          </table:table-cell>
          <table:table-cell office:value-type="float" office:value="0.93859" calcext:value-type="float">
            <text:p>0.93859</text:p>
          </table:table-cell>
          <table:table-cell office:value-type="float" office:value="-24.45849" calcext:value-type="float">
            <text:p>-24.45849</text:p>
          </table:table-cell>
          <table:table-cell office:value-type="float" office:value="24.47649" calcext:value-type="float">
            <text:p>24.4764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1694" calcext:value-type="float">
            <text:p>-1694</text:p>
          </table:table-cell>
          <table:table-cell office:value-type="float" office:value="5450.90185" calcext:value-type="float">
            <text:p>5450.90185</text:p>
          </table:table-cell>
          <table:table-cell office:value-type="float" office:value="11.86145" calcext:value-type="float">
            <text:p>11.86145</text:p>
          </table:table-cell>
          <table:table-cell office:value-type="float" office:value="-24.73937" calcext:value-type="float">
            <text:p>-24.73937</text:p>
          </table:table-cell>
          <table:table-cell office:value-type="float" office:value="27.43594" calcext:value-type="float">
            <text:p>27.4359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1694" calcext:value-type="float">
            <text:p>-1694</text:p>
          </table:table-cell>
          <table:table-cell office:value-type="float" office:value="5515.03027" calcext:value-type="float">
            <text:p>5515.03027</text:p>
          </table:table-cell>
          <table:table-cell office:value-type="float" office:value="20.9906" calcext:value-type="float">
            <text:p>20.9906</text:p>
          </table:table-cell>
          <table:table-cell office:value-type="float" office:value="-12.94421" calcext:value-type="float">
            <text:p>-12.94421</text:p>
          </table:table-cell>
          <table:table-cell office:value-type="float" office:value="24.66086" calcext:value-type="float">
            <text:p>24.6608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1696" calcext:value-type="float">
            <text:p>-1696</text:p>
          </table:table-cell>
          <table:table-cell office:value-type="float" office:value="5579.1582" calcext:value-type="float">
            <text:p>5579.1582</text:p>
          </table:table-cell>
          <table:table-cell office:value-type="float" office:value="-3.28009" calcext:value-type="float">
            <text:p>-3.28009</text:p>
          </table:table-cell>
          <table:table-cell office:value-type="float" office:value="-18.7926" calcext:value-type="float">
            <text:p>-18.7926</text:p>
          </table:table-cell>
          <table:table-cell office:value-type="float" office:value="19.07671" calcext:value-type="float">
            <text:p>19.0767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1695" calcext:value-type="float">
            <text:p>-1695</text:p>
          </table:table-cell>
          <table:table-cell office:value-type="float" office:value="5643.28662" calcext:value-type="float">
            <text:p>5643.28662</text:p>
          </table:table-cell>
          <table:table-cell office:value-type="float" office:value="23.63665" calcext:value-type="float">
            <text:p>23.63665</text:p>
          </table:table-cell>
          <table:table-cell office:value-type="float" office:value="-7.07519" calcext:value-type="float">
            <text:p>-7.07519</text:p>
          </table:table-cell>
          <table:table-cell office:value-type="float" office:value="24.67285" calcext:value-type="float">
            <text:p>24.6728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1694" calcext:value-type="float">
            <text:p>-1694</text:p>
          </table:table-cell>
          <table:table-cell office:value-type="float" office:value="5707.41503" calcext:value-type="float">
            <text:p>5707.41503</text:p>
          </table:table-cell>
          <table:table-cell office:value-type="float" office:value="16.36523" calcext:value-type="float">
            <text:p>16.36523</text:p>
          </table:table-cell>
          <table:table-cell office:value-type="float" office:value="-28.56701" calcext:value-type="float">
            <text:p>-28.56701</text:p>
          </table:table-cell>
          <table:table-cell office:value-type="float" office:value="32.92256" calcext:value-type="float">
            <text:p>32.9225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1695" calcext:value-type="float">
            <text:p>-1695</text:p>
          </table:table-cell>
          <table:table-cell office:value-type="float" office:value="5771.54296" calcext:value-type="float">
            <text:p>5771.54296</text:p>
          </table:table-cell>
          <table:table-cell office:value-type="float" office:value="-1.84552" calcext:value-type="float">
            <text:p>-1.84552</text:p>
          </table:table-cell>
          <table:table-cell office:value-type="float" office:value="-9.82189" calcext:value-type="float">
            <text:p>-9.82189</text:p>
          </table:table-cell>
          <table:table-cell office:value-type="float" office:value="9.99378" calcext:value-type="float">
            <text:p>9.9937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1696" calcext:value-type="float">
            <text:p>-1696</text:p>
          </table:table-cell>
          <table:table-cell office:value-type="float" office:value="5835.67138" calcext:value-type="float">
            <text:p>5835.67138</text:p>
          </table:table-cell>
          <table:table-cell office:value-type="float" office:value="15.26538" calcext:value-type="float">
            <text:p>15.26538</text:p>
          </table:table-cell>
          <table:table-cell office:value-type="float" office:value="-19.5017" calcext:value-type="float">
            <text:p>-19.5017</text:p>
          </table:table-cell>
          <table:table-cell office:value-type="float" office:value="24.76587" calcext:value-type="float">
            <text:p>24.7658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1696" calcext:value-type="float">
            <text:p>-1696</text:p>
          </table:table-cell>
          <table:table-cell office:value-type="float" office:value="5899.7998" calcext:value-type="float">
            <text:p>5899.7998</text:p>
          </table:table-cell>
          <table:table-cell office:value-type="float" office:value="-15.21252" calcext:value-type="float">
            <text:p>-15.21252</text:p>
          </table:table-cell>
          <table:table-cell office:value-type="float" office:value="-44.13635" calcext:value-type="float">
            <text:p>-44.13635</text:p>
          </table:table-cell>
          <table:table-cell office:value-type="float" office:value="46.68445" calcext:value-type="float">
            <text:p>46.6844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1695" calcext:value-type="float">
            <text:p>-1695</text:p>
          </table:table-cell>
          <table:table-cell office:value-type="float" office:value="5963.92773" calcext:value-type="float">
            <text:p>5963.92773</text:p>
          </table:table-cell>
          <table:table-cell office:value-type="float" office:value="-1.04089" calcext:value-type="float">
            <text:p>-1.04089</text:p>
          </table:table-cell>
          <table:table-cell office:value-type="float" office:value="4.17663" calcext:value-type="float">
            <text:p>4.17663</text:p>
          </table:table-cell>
          <table:table-cell office:value-type="float" office:value="4.30438" calcext:value-type="float">
            <text:p>4.3043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1695" calcext:value-type="float">
            <text:p>-1695</text:p>
          </table:table-cell>
          <table:table-cell office:value-type="float" office:value="6028.05615" calcext:value-type="float">
            <text:p>6028.05615</text:p>
          </table:table-cell>
          <table:table-cell office:value-type="float" office:value="17.80432" calcext:value-type="float">
            <text:p>17.80432</text:p>
          </table:table-cell>
          <table:table-cell office:value-type="float" office:value="-8.01794" calcext:value-type="float">
            <text:p>-8.01794</text:p>
          </table:table-cell>
          <table:table-cell office:value-type="float" office:value="19.52642" calcext:value-type="float">
            <text:p>19.5264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1695" calcext:value-type="float">
            <text:p>-1695</text:p>
          </table:table-cell>
          <table:table-cell office:value-type="float" office:value="6092.18457" calcext:value-type="float">
            <text:p>6092.18457</text:p>
          </table:table-cell>
          <table:table-cell office:value-type="float" office:value="23.2882" calcext:value-type="float">
            <text:p>23.2882</text:p>
          </table:table-cell>
          <table:table-cell office:value-type="float" office:value="-18.50854" calcext:value-type="float">
            <text:p>-18.50854</text:p>
          </table:table-cell>
          <table:table-cell office:value-type="float" office:value="29.74738" calcext:value-type="float">
            <text:p>29.7473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1694" calcext:value-type="float">
            <text:p>-1694</text:p>
          </table:table-cell>
          <table:table-cell office:value-type="float" office:value="6156.3125" calcext:value-type="float">
            <text:p>6156.3125</text:p>
          </table:table-cell>
          <table:table-cell office:value-type="float" office:value="22.86816" calcext:value-type="float">
            <text:p>22.86816</text:p>
          </table:table-cell>
          <table:table-cell office:value-type="float" office:value="-15.72009" calcext:value-type="float">
            <text:p>-15.72009</text:p>
          </table:table-cell>
          <table:table-cell office:value-type="float" office:value="27.75021" calcext:value-type="float">
            <text:p>27.7502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1693" calcext:value-type="float">
            <text:p>-1693</text:p>
          </table:table-cell>
          <table:table-cell office:value-type="float" office:value="6220.44091" calcext:value-type="float">
            <text:p>6220.44091</text:p>
          </table:table-cell>
          <table:table-cell office:value-type="float" office:value="17.72973" calcext:value-type="float">
            <text:p>17.72973</text:p>
          </table:table-cell>
          <table:table-cell office:value-type="float" office:value="-12.58935" calcext:value-type="float">
            <text:p>-12.58935</text:p>
          </table:table-cell>
          <table:table-cell office:value-type="float" office:value="21.74477" calcext:value-type="float">
            <text:p>21.7447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1692" calcext:value-type="float">
            <text:p>-1692</text:p>
          </table:table-cell>
          <table:table-cell office:value-type="float" office:value="6284.56933" calcext:value-type="float">
            <text:p>6284.56933</text:p>
          </table:table-cell>
          <table:table-cell office:value-type="float" office:value="7.89831" calcext:value-type="float">
            <text:p>7.89831</text:p>
          </table:table-cell>
          <table:table-cell office:value-type="float" office:value="-8.69726" calcext:value-type="float">
            <text:p>-8.69726</text:p>
          </table:table-cell>
          <table:table-cell office:value-type="float" office:value="11.74843" calcext:value-type="float">
            <text:p>11.7484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1692" calcext:value-type="float">
            <text:p>-1692</text:p>
          </table:table-cell>
          <table:table-cell office:value-type="float" office:value="6348.69726" calcext:value-type="float">
            <text:p>6348.69726</text:p>
          </table:table-cell>
          <table:table-cell office:value-type="float" office:value="21.01055" calcext:value-type="float">
            <text:p>21.01055</text:p>
          </table:table-cell>
          <table:table-cell office:value-type="float" office:value="-27.96142" calcext:value-type="float">
            <text:p>-27.96142</text:p>
          </table:table-cell>
          <table:table-cell office:value-type="float" office:value="34.97548" calcext:value-type="float">
            <text:p>34.9754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1691" calcext:value-type="float">
            <text:p>-1691</text:p>
          </table:table-cell>
          <table:table-cell office:value-type="float" office:value="6412.82568" calcext:value-type="float">
            <text:p>6412.82568</text:p>
          </table:table-cell>
          <table:table-cell office:value-type="float" office:value="14.00769" calcext:value-type="float">
            <text:p>14.00769</text:p>
          </table:table-cell>
          <table:table-cell office:value-type="float" office:value="-29.56298" calcext:value-type="float">
            <text:p>-29.56298</text:p>
          </table:table-cell>
          <table:table-cell office:value-type="float" office:value="32.71369" calcext:value-type="float">
            <text:p>32.7136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1691" calcext:value-type="float">
            <text:p>-1691</text:p>
          </table:table-cell>
          <table:table-cell office:value-type="float" office:value="6476.9541" calcext:value-type="float">
            <text:p>6476.9541</text:p>
          </table:table-cell>
          <table:table-cell office:value-type="float" office:value="19.99691" calcext:value-type="float">
            <text:p>19.99691</text:p>
          </table:table-cell>
          <table:table-cell office:value-type="float" office:value="-16.03686" calcext:value-type="float">
            <text:p>-16.03686</text:p>
          </table:table-cell>
          <table:table-cell office:value-type="float" office:value="25.63313" calcext:value-type="float">
            <text:p>25.6331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1690" calcext:value-type="float">
            <text:p>-1690</text:p>
          </table:table-cell>
          <table:table-cell office:value-type="float" office:value="6541.08203" calcext:value-type="float">
            <text:p>6541.08203</text:p>
          </table:table-cell>
          <table:table-cell office:value-type="float" office:value="23.80593" calcext:value-type="float">
            <text:p>23.80593</text:p>
          </table:table-cell>
          <table:table-cell office:value-type="float" office:value="-16.78137" calcext:value-type="float">
            <text:p>-16.78137</text:p>
          </table:table-cell>
          <table:table-cell office:value-type="float" office:value="29.12622" calcext:value-type="float">
            <text:p>29.1262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1689" calcext:value-type="float">
            <text:p>-1689</text:p>
          </table:table-cell>
          <table:table-cell office:value-type="float" office:value="6605.21044" calcext:value-type="float">
            <text:p>6605.21044</text:p>
          </table:table-cell>
          <table:table-cell office:value-type="float" office:value="13.95349" calcext:value-type="float">
            <text:p>13.95349</text:p>
          </table:table-cell>
          <table:table-cell office:value-type="float" office:value="-25.76025" calcext:value-type="float">
            <text:p>-25.76025</text:p>
          </table:table-cell>
          <table:table-cell office:value-type="float" office:value="29.29659" calcext:value-type="float">
            <text:p>29.2965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1687" calcext:value-type="float">
            <text:p>-1687</text:p>
          </table:table-cell>
          <table:table-cell office:value-type="float" office:value="6669.33886" calcext:value-type="float">
            <text:p>6669.33886</text:p>
          </table:table-cell>
          <table:table-cell office:value-type="float" office:value="16.71795" calcext:value-type="float">
            <text:p>16.71795</text:p>
          </table:table-cell>
          <table:table-cell office:value-type="float" office:value="-15.38452" calcext:value-type="float">
            <text:p>-15.38452</text:p>
          </table:table-cell>
          <table:table-cell office:value-type="float" office:value="22.71945" calcext:value-type="float">
            <text:p>22.7194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1686" calcext:value-type="float">
            <text:p>-1686</text:p>
          </table:table-cell>
          <table:table-cell office:value-type="float" office:value="6733.46679" calcext:value-type="float">
            <text:p>6733.46679</text:p>
          </table:table-cell>
          <table:table-cell office:value-type="float" office:value="3.01046" calcext:value-type="float">
            <text:p>3.01046</text:p>
          </table:table-cell>
          <table:table-cell office:value-type="float" office:value="2.98535" calcext:value-type="float">
            <text:p>2.98535</text:p>
          </table:table-cell>
          <table:table-cell office:value-type="float" office:value="4.23972" calcext:value-type="float">
            <text:p>4.2397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1685" calcext:value-type="float">
            <text:p>-1685</text:p>
          </table:table-cell>
          <table:table-cell office:value-type="float" office:value="6797.59521" calcext:value-type="float">
            <text:p>6797.59521</text:p>
          </table:table-cell>
          <table:table-cell office:value-type="float" office:value="26.98635" calcext:value-type="float">
            <text:p>26.98635</text:p>
          </table:table-cell>
          <table:table-cell office:value-type="float" office:value="-13.80334" calcext:value-type="float">
            <text:p>-13.80334</text:p>
          </table:table-cell>
          <table:table-cell office:value-type="float" office:value="30.31164" calcext:value-type="float">
            <text:p>30.3116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1684" calcext:value-type="float">
            <text:p>-1684</text:p>
          </table:table-cell>
          <table:table-cell office:value-type="float" office:value="6861.72363" calcext:value-type="float">
            <text:p>6861.72363</text:p>
          </table:table-cell>
          <table:table-cell office:value-type="float" office:value="1.49267" calcext:value-type="float">
            <text:p>1.49267</text:p>
          </table:table-cell>
          <table:table-cell office:value-type="float" office:value="-18.80505" calcext:value-type="float">
            <text:p>-18.80505</text:p>
          </table:table-cell>
          <table:table-cell office:value-type="float" office:value="18.8642" calcext:value-type="float">
            <text:p>18.864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1684" calcext:value-type="float">
            <text:p>-1684</text:p>
          </table:table-cell>
          <table:table-cell office:value-type="float" office:value="6925.85156" calcext:value-type="float">
            <text:p>6925.85156</text:p>
          </table:table-cell>
          <table:table-cell office:value-type="float" office:value="7.01437" calcext:value-type="float">
            <text:p>7.01437</text:p>
          </table:table-cell>
          <table:table-cell office:value-type="float" office:value="-15.2821" calcext:value-type="float">
            <text:p>-15.2821</text:p>
          </table:table-cell>
          <table:table-cell office:value-type="float" office:value="16.81499" calcext:value-type="float">
            <text:p>16.8149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1684" calcext:value-type="float">
            <text:p>-1684</text:p>
          </table:table-cell>
          <table:table-cell office:value-type="float" office:value="6989.97998" calcext:value-type="float">
            <text:p>6989.97998</text:p>
          </table:table-cell>
          <table:table-cell office:value-type="float" office:value="16.67953" calcext:value-type="float">
            <text:p>16.67953</text:p>
          </table:table-cell>
          <table:table-cell office:value-type="float" office:value="-15.3413" calcext:value-type="float">
            <text:p>-15.3413</text:p>
          </table:table-cell>
          <table:table-cell office:value-type="float" office:value="22.66192" calcext:value-type="float">
            <text:p>22.6619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1682" calcext:value-type="float">
            <text:p>-1682</text:p>
          </table:table-cell>
          <table:table-cell office:value-type="float" office:value="7054.10839" calcext:value-type="float">
            <text:p>7054.10839</text:p>
          </table:table-cell>
          <table:table-cell office:value-type="float" office:value="6.2507" calcext:value-type="float">
            <text:p>6.2507</text:p>
          </table:table-cell>
          <table:table-cell office:value-type="float" office:value="-13.72912" calcext:value-type="float">
            <text:p>-13.72912</text:p>
          </table:table-cell>
          <table:table-cell office:value-type="float" office:value="15.08509" calcext:value-type="float">
            <text:p>15.0850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1681" calcext:value-type="float">
            <text:p>-1681</text:p>
          </table:table-cell>
          <table:table-cell office:value-type="float" office:value="7118.23632" calcext:value-type="float">
            <text:p>7118.23632</text:p>
          </table:table-cell>
          <table:table-cell office:value-type="float" office:value="4.03781" calcext:value-type="float">
            <text:p>4.03781</text:p>
          </table:table-cell>
          <table:table-cell office:value-type="float" office:value="-14.50256" calcext:value-type="float">
            <text:p>-14.50256</text:p>
          </table:table-cell>
          <table:table-cell office:value-type="float" office:value="15.05417" calcext:value-type="float">
            <text:p>15.0541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1680" calcext:value-type="float">
            <text:p>-1680</text:p>
          </table:table-cell>
          <table:table-cell office:value-type="float" office:value="7182.36474" calcext:value-type="float">
            <text:p>7182.36474</text:p>
          </table:table-cell>
          <table:table-cell office:value-type="float" office:value="22.31655" calcext:value-type="float">
            <text:p>22.31655</text:p>
          </table:table-cell>
          <table:table-cell office:value-type="float" office:value="-26.74377" calcext:value-type="float">
            <text:p>-26.74377</text:p>
          </table:table-cell>
          <table:table-cell office:value-type="float" office:value="34.83185" calcext:value-type="float">
            <text:p>34.8318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1679" calcext:value-type="float">
            <text:p>-1679</text:p>
          </table:table-cell>
          <table:table-cell office:value-type="float" office:value="7246.49316" calcext:value-type="float">
            <text:p>7246.49316</text:p>
          </table:table-cell>
          <table:table-cell office:value-type="float" office:value="8.4873" calcext:value-type="float">
            <text:p>8.4873</text:p>
          </table:table-cell>
          <table:table-cell office:value-type="float" office:value="-21.30346" calcext:value-type="float">
            <text:p>-21.30346</text:p>
          </table:table-cell>
          <table:table-cell office:value-type="float" office:value="22.9319" calcext:value-type="float">
            <text:p>22.931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1677" calcext:value-type="float">
            <text:p>-1677</text:p>
          </table:table-cell>
          <table:table-cell office:value-type="float" office:value="7310.62109" calcext:value-type="float">
            <text:p>7310.62109</text:p>
          </table:table-cell>
          <table:table-cell office:value-type="float" office:value="1.07873" calcext:value-type="float">
            <text:p>1.07873</text:p>
          </table:table-cell>
          <table:table-cell office:value-type="float" office:value="-31.57922" calcext:value-type="float">
            <text:p>-31.57922</text:p>
          </table:table-cell>
          <table:table-cell office:value-type="float" office:value="31.59764" calcext:value-type="float">
            <text:p>31.5976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1676" calcext:value-type="float">
            <text:p>-1676</text:p>
          </table:table-cell>
          <table:table-cell office:value-type="float" office:value="7374.74951" calcext:value-type="float">
            <text:p>7374.74951</text:p>
          </table:table-cell>
          <table:table-cell office:value-type="float" office:value="12.31703" calcext:value-type="float">
            <text:p>12.31703</text:p>
          </table:table-cell>
          <table:table-cell office:value-type="float" office:value="-22.45166" calcext:value-type="float">
            <text:p>-22.45166</text:p>
          </table:table-cell>
          <table:table-cell office:value-type="float" office:value="25.60832" calcext:value-type="float">
            <text:p>25.6083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1676" calcext:value-type="float">
            <text:p>-1676</text:p>
          </table:table-cell>
          <table:table-cell office:value-type="float" office:value="7438.87792" calcext:value-type="float">
            <text:p>7438.87792</text:p>
          </table:table-cell>
          <table:table-cell office:value-type="float" office:value="-3.62425" calcext:value-type="float">
            <text:p>-3.62425</text:p>
          </table:table-cell>
          <table:table-cell office:value-type="float" office:value="-19.35473" calcext:value-type="float">
            <text:p>-19.35473</text:p>
          </table:table-cell>
          <table:table-cell office:value-type="float" office:value="19.69113" calcext:value-type="float">
            <text:p>19.6911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1676" calcext:value-type="float">
            <text:p>-1676</text:p>
          </table:table-cell>
          <table:table-cell office:value-type="float" office:value="7503.00585" calcext:value-type="float">
            <text:p>7503.00585</text:p>
          </table:table-cell>
          <table:table-cell office:value-type="float" office:value="30.55734" calcext:value-type="float">
            <text:p>30.55734</text:p>
          </table:table-cell>
          <table:table-cell office:value-type="float" office:value="-9.95104" calcext:value-type="float">
            <text:p>-9.95104</text:p>
          </table:table-cell>
          <table:table-cell office:value-type="float" office:value="32.13681" calcext:value-type="float">
            <text:p>32.1368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1675" calcext:value-type="float">
            <text:p>-1675</text:p>
          </table:table-cell>
          <table:table-cell office:value-type="float" office:value="7567.13427" calcext:value-type="float">
            <text:p>7567.13427</text:p>
          </table:table-cell>
          <table:table-cell office:value-type="float" office:value="5.60467" calcext:value-type="float">
            <text:p>5.60467</text:p>
          </table:table-cell>
          <table:table-cell office:value-type="float" office:value="0.66394" calcext:value-type="float">
            <text:p>0.66394</text:p>
          </table:table-cell>
          <table:table-cell office:value-type="float" office:value="5.64386" calcext:value-type="float">
            <text:p>5.6438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1675" calcext:value-type="float">
            <text:p>-1675</text:p>
          </table:table-cell>
          <table:table-cell office:value-type="float" office:value="7631.26269" calcext:value-type="float">
            <text:p>7631.26269</text:p>
          </table:table-cell>
          <table:table-cell office:value-type="float" office:value="8.62562" calcext:value-type="float">
            <text:p>8.62562</text:p>
          </table:table-cell>
          <table:table-cell office:value-type="float" office:value="-23.74804" calcext:value-type="float">
            <text:p>-23.74804</text:p>
          </table:table-cell>
          <table:table-cell office:value-type="float" office:value="25.266" calcext:value-type="float">
            <text:p>25.26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1674" calcext:value-type="float">
            <text:p>-1674</text:p>
          </table:table-cell>
          <table:table-cell office:value-type="float" office:value="7695.39062" calcext:value-type="float">
            <text:p>7695.39062</text:p>
          </table:table-cell>
          <table:table-cell office:value-type="float" office:value="3.56996" calcext:value-type="float">
            <text:p>3.56996</text:p>
          </table:table-cell>
          <table:table-cell office:value-type="float" office:value="-10.59326" calcext:value-type="float">
            <text:p>-10.59326</text:p>
          </table:table-cell>
          <table:table-cell office:value-type="float" office:value="11.17863" calcext:value-type="float">
            <text:p>11.1786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1671" calcext:value-type="float">
            <text:p>-1671</text:p>
          </table:table-cell>
          <table:table-cell office:value-type="float" office:value="7759.51904" calcext:value-type="float">
            <text:p>7759.51904</text:p>
          </table:table-cell>
          <table:table-cell office:value-type="float" office:value="9.69297" calcext:value-type="float">
            <text:p>9.69297</text:p>
          </table:table-cell>
          <table:table-cell office:value-type="float" office:value="-16.46569" calcext:value-type="float">
            <text:p>-16.46569</text:p>
          </table:table-cell>
          <table:table-cell office:value-type="float" office:value="19.10688" calcext:value-type="float">
            <text:p>19.1068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1669" calcext:value-type="float">
            <text:p>-1669</text:p>
          </table:table-cell>
          <table:table-cell office:value-type="float" office:value="7823.64746" calcext:value-type="float">
            <text:p>7823.64746</text:p>
          </table:table-cell>
          <table:table-cell office:value-type="float" office:value="23.27812" calcext:value-type="float">
            <text:p>23.27812</text:p>
          </table:table-cell>
          <table:table-cell office:value-type="float" office:value="-13.19421" calcext:value-type="float">
            <text:p>-13.19421</text:p>
          </table:table-cell>
          <table:table-cell office:value-type="float" office:value="26.75739" calcext:value-type="float">
            <text:p>26.7573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1668" calcext:value-type="float">
            <text:p>-1668</text:p>
          </table:table-cell>
          <table:table-cell office:value-type="float" office:value="7887.77539" calcext:value-type="float">
            <text:p>7887.77539</text:p>
          </table:table-cell>
          <table:table-cell office:value-type="float" office:value="11.40755" calcext:value-type="float">
            <text:p>11.40755</text:p>
          </table:table-cell>
          <table:table-cell office:value-type="float" office:value="-21.52246" calcext:value-type="float">
            <text:p>-21.52246</text:p>
          </table:table-cell>
          <table:table-cell office:value-type="float" office:value="24.35874" calcext:value-type="float">
            <text:p>24.3587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1667" calcext:value-type="float">
            <text:p>-1667</text:p>
          </table:table-cell>
          <table:table-cell office:value-type="float" office:value="7951.9038" calcext:value-type="float">
            <text:p>7951.9038</text:p>
          </table:table-cell>
          <table:table-cell office:value-type="float" office:value="19.43557" calcext:value-type="float">
            <text:p>19.43557</text:p>
          </table:table-cell>
          <table:table-cell office:value-type="float" office:value="-31.3833" calcext:value-type="float">
            <text:p>-31.3833</text:p>
          </table:table-cell>
          <table:table-cell office:value-type="float" office:value="36.91413" calcext:value-type="float">
            <text:p>36.9141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1666" calcext:value-type="float">
            <text:p>-1666</text:p>
          </table:table-cell>
          <table:table-cell office:value-type="float" office:value="8016.03222" calcext:value-type="float">
            <text:p>8016.03222</text:p>
          </table:table-cell>
          <table:table-cell office:value-type="float" office:value="-0.2607" calcext:value-type="float">
            <text:p>-0.2607</text:p>
          </table:table-cell>
          <table:table-cell office:value-type="float" office:value="-14.45153" calcext:value-type="float">
            <text:p>-14.45153</text:p>
          </table:table-cell>
          <table:table-cell office:value-type="float" office:value="14.45388" calcext:value-type="float">
            <text:p>14.4538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1665" calcext:value-type="float">
            <text:p>-1665</text:p>
          </table:table-cell>
          <table:table-cell office:value-type="float" office:value="8080.16015" calcext:value-type="float">
            <text:p>8080.16015</text:p>
          </table:table-cell>
          <table:table-cell office:value-type="float" office:value="14.23638" calcext:value-type="float">
            <text:p>14.23638</text:p>
          </table:table-cell>
          <table:table-cell office:value-type="float" office:value="-6.3778" calcext:value-type="float">
            <text:p>-6.3778</text:p>
          </table:table-cell>
          <table:table-cell office:value-type="float" office:value="15.59971" calcext:value-type="float">
            <text:p>15.5997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1664" calcext:value-type="float">
            <text:p>-1664</text:p>
          </table:table-cell>
          <table:table-cell office:value-type="float" office:value="8144.28857" calcext:value-type="float">
            <text:p>8144.28857</text:p>
          </table:table-cell>
          <table:table-cell office:value-type="float" office:value="16.24322" calcext:value-type="float">
            <text:p>16.24322</text:p>
          </table:table-cell>
          <table:table-cell office:value-type="float" office:value="-7.76525" calcext:value-type="float">
            <text:p>-7.76525</text:p>
          </table:table-cell>
          <table:table-cell office:value-type="float" office:value="18.00393" calcext:value-type="float">
            <text:p>18.0039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1664" calcext:value-type="float">
            <text:p>-1664</text:p>
          </table:table-cell>
          <table:table-cell office:value-type="float" office:value="8208.41699" calcext:value-type="float">
            <text:p>8208.41699</text:p>
          </table:table-cell>
          <table:table-cell office:value-type="float" office:value="0.40972" calcext:value-type="float">
            <text:p>0.40972</text:p>
          </table:table-cell>
          <table:table-cell office:value-type="float" office:value="-2.609" calcext:value-type="float">
            <text:p>-2.609</text:p>
          </table:table-cell>
          <table:table-cell office:value-type="float" office:value="2.64098" calcext:value-type="float">
            <text:p>2.6409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1665" calcext:value-type="float">
            <text:p>-1665</text:p>
          </table:table-cell>
          <table:table-cell office:value-type="float" office:value="8272.54492" calcext:value-type="float">
            <text:p>8272.54492</text:p>
          </table:table-cell>
          <table:table-cell office:value-type="float" office:value="15.09423" calcext:value-type="float">
            <text:p>15.09423</text:p>
          </table:table-cell>
          <table:table-cell office:value-type="float" office:value="1.28381" calcext:value-type="float">
            <text:p>1.28381</text:p>
          </table:table-cell>
          <table:table-cell office:value-type="float" office:value="15.14873" calcext:value-type="float">
            <text:p>15.1487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1663" calcext:value-type="float">
            <text:p>-1663</text:p>
          </table:table-cell>
          <table:table-cell office:value-type="float" office:value="8336.67382" calcext:value-type="float">
            <text:p>8336.67382</text:p>
          </table:table-cell>
          <table:table-cell office:value-type="float" office:value="3.64965" calcext:value-type="float">
            <text:p>3.64965</text:p>
          </table:table-cell>
          <table:table-cell office:value-type="float" office:value="-9.9812" calcext:value-type="float">
            <text:p>-9.9812</text:p>
          </table:table-cell>
          <table:table-cell office:value-type="float" office:value="10.62753" calcext:value-type="float">
            <text:p>10.6275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1662" calcext:value-type="float">
            <text:p>-1662</text:p>
          </table:table-cell>
          <table:table-cell office:value-type="float" office:value="8400.80175" calcext:value-type="float">
            <text:p>8400.80175</text:p>
          </table:table-cell>
          <table:table-cell office:value-type="float" office:value="4.86393" calcext:value-type="float">
            <text:p>4.86393</text:p>
          </table:table-cell>
          <table:table-cell office:value-type="float" office:value="-13.24816" calcext:value-type="float">
            <text:p>-13.24816</text:p>
          </table:table-cell>
          <table:table-cell office:value-type="float" office:value="14.11282" calcext:value-type="float">
            <text:p>14.1128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1661" calcext:value-type="float">
            <text:p>-1661</text:p>
          </table:table-cell>
          <table:table-cell office:value-type="float" office:value="8464.92968" calcext:value-type="float">
            <text:p>8464.92968</text:p>
          </table:table-cell>
          <table:table-cell office:value-type="float" office:value="-4.572" calcext:value-type="float">
            <text:p>-4.572</text:p>
          </table:table-cell>
          <table:table-cell office:value-type="float" office:value="-20.484" calcext:value-type="float">
            <text:p>-20.484</text:p>
          </table:table-cell>
          <table:table-cell office:value-type="float" office:value="20.98804" calcext:value-type="float">
            <text:p>20.9880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1660" calcext:value-type="float">
            <text:p>-1660</text:p>
          </table:table-cell>
          <table:table-cell office:value-type="float" office:value="8529.05859" calcext:value-type="float">
            <text:p>8529.05859</text:p>
          </table:table-cell>
          <table:table-cell office:value-type="float" office:value="0.66941" calcext:value-type="float">
            <text:p>0.66941</text:p>
          </table:table-cell>
          <table:table-cell office:value-type="float" office:value="-26.54699" calcext:value-type="float">
            <text:p>-26.54699</text:p>
          </table:table-cell>
          <table:table-cell office:value-type="float" office:value="26.55543" calcext:value-type="float">
            <text:p>26.5554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1659" calcext:value-type="float">
            <text:p>-1659</text:p>
          </table:table-cell>
          <table:table-cell office:value-type="float" office:value="8593.18652" calcext:value-type="float">
            <text:p>8593.18652</text:p>
          </table:table-cell>
          <table:table-cell office:value-type="float" office:value="9.55229" calcext:value-type="float">
            <text:p>9.55229</text:p>
          </table:table-cell>
          <table:table-cell office:value-type="float" office:value="-5.90283" calcext:value-type="float">
            <text:p>-5.90283</text:p>
          </table:table-cell>
          <table:table-cell office:value-type="float" office:value="11.22896" calcext:value-type="float">
            <text:p>11.2289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1659" calcext:value-type="float">
            <text:p>-1659</text:p>
          </table:table-cell>
          <table:table-cell office:value-type="float" office:value="8657.31445" calcext:value-type="float">
            <text:p>8657.31445</text:p>
          </table:table-cell>
          <table:table-cell office:value-type="float" office:value="14.0276" calcext:value-type="float">
            <text:p>14.0276</text:p>
          </table:table-cell>
          <table:table-cell office:value-type="float" office:value="-36.75988" calcext:value-type="float">
            <text:p>-36.75988</text:p>
          </table:table-cell>
          <table:table-cell office:value-type="float" office:value="39.34543" calcext:value-type="float">
            <text:p>39.3454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1659" calcext:value-type="float">
            <text:p>-1659</text:p>
          </table:table-cell>
          <table:table-cell office:value-type="float" office:value="8721.44335" calcext:value-type="float">
            <text:p>8721.44335</text:p>
          </table:table-cell>
          <table:table-cell office:value-type="float" office:value="28.34355" calcext:value-type="float">
            <text:p>28.34355</text:p>
          </table:table-cell>
          <table:table-cell office:value-type="float" office:value="-23.61572" calcext:value-type="float">
            <text:p>-23.61572</text:p>
          </table:table-cell>
          <table:table-cell office:value-type="float" office:value="36.89253" calcext:value-type="float">
            <text:p>36.8925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1658" calcext:value-type="float">
            <text:p>-1658</text:p>
          </table:table-cell>
          <table:table-cell office:value-type="float" office:value="8785.57128" calcext:value-type="float">
            <text:p>8785.57128</text:p>
          </table:table-cell>
          <table:table-cell office:value-type="float" office:value="3.16058" calcext:value-type="float">
            <text:p>3.16058</text:p>
          </table:table-cell>
          <table:table-cell office:value-type="float" office:value="25.28955" calcext:value-type="float">
            <text:p>25.28955</text:p>
          </table:table-cell>
          <table:table-cell office:value-type="float" office:value="25.48628" calcext:value-type="float">
            <text:p>25.4862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1658" calcext:value-type="float">
            <text:p>-1658</text:p>
          </table:table-cell>
          <table:table-cell office:value-type="float" office:value="8849.69921" calcext:value-type="float">
            <text:p>8849.69921</text:p>
          </table:table-cell>
          <table:table-cell office:value-type="float" office:value="36.26834" calcext:value-type="float">
            <text:p>36.26834</text:p>
          </table:table-cell>
          <table:table-cell office:value-type="float" office:value="-11.63183" calcext:value-type="float">
            <text:p>-11.63183</text:p>
          </table:table-cell>
          <table:table-cell office:value-type="float" office:value="38.08795" calcext:value-type="float">
            <text:p>38.0879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1658" calcext:value-type="float">
            <text:p>-1658</text:p>
          </table:table-cell>
          <table:table-cell office:value-type="float" office:value="8913.82812" calcext:value-type="float">
            <text:p>8913.82812</text:p>
          </table:table-cell>
          <table:table-cell office:value-type="float" office:value="-6.52566" calcext:value-type="float">
            <text:p>-6.52566</text:p>
          </table:table-cell>
          <table:table-cell office:value-type="float" office:value="21.24462" calcext:value-type="float">
            <text:p>21.24462</text:p>
          </table:table-cell>
          <table:table-cell office:value-type="float" office:value="22.22427" calcext:value-type="float">
            <text:p>22.2242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1657" calcext:value-type="float">
            <text:p>-1657</text:p>
          </table:table-cell>
          <table:table-cell office:value-type="float" office:value="8977.95605" calcext:value-type="float">
            <text:p>8977.95605</text:p>
          </table:table-cell>
          <table:table-cell office:value-type="float" office:value="28.96829" calcext:value-type="float">
            <text:p>28.96829</text:p>
          </table:table-cell>
          <table:table-cell office:value-type="float" office:value="-20.22827" calcext:value-type="float">
            <text:p>-20.22827</text:p>
          </table:table-cell>
          <table:table-cell office:value-type="float" office:value="35.33192" calcext:value-type="float">
            <text:p>35.3319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1655" calcext:value-type="float">
            <text:p>-1655</text:p>
          </table:table-cell>
          <table:table-cell office:value-type="float" office:value="9042.08398" calcext:value-type="float">
            <text:p>9042.08398</text:p>
          </table:table-cell>
          <table:table-cell office:value-type="float" office:value="-0.6885" calcext:value-type="float">
            <text:p>-0.6885</text:p>
          </table:table-cell>
          <table:table-cell office:value-type="float" office:value="-9.12805" calcext:value-type="float">
            <text:p>-9.12805</text:p>
          </table:table-cell>
          <table:table-cell office:value-type="float" office:value="9.15398" calcext:value-type="float">
            <text:p>9.1539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1655" calcext:value-type="float">
            <text:p>-1655</text:p>
          </table:table-cell>
          <table:table-cell office:value-type="float" office:value="9106.21289" calcext:value-type="float">
            <text:p>9106.21289</text:p>
          </table:table-cell>
          <table:table-cell office:value-type="float" office:value="9.00723" calcext:value-type="float">
            <text:p>9.00723</text:p>
          </table:table-cell>
          <table:table-cell office:value-type="float" office:value="-12.18676" calcext:value-type="float">
            <text:p>-12.18676</text:p>
          </table:table-cell>
          <table:table-cell office:value-type="float" office:value="15.15412" calcext:value-type="float">
            <text:p>15.1541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1655" calcext:value-type="float">
            <text:p>-1655</text:p>
          </table:table-cell>
          <table:table-cell office:value-type="float" office:value="9170.34082" calcext:value-type="float">
            <text:p>9170.34082</text:p>
          </table:table-cell>
          <table:table-cell office:value-type="float" office:value="4.46743" calcext:value-type="float">
            <text:p>4.46743</text:p>
          </table:table-cell>
          <table:table-cell office:value-type="float" office:value="-17.43322" calcext:value-type="float">
            <text:p>-17.43322</text:p>
          </table:table-cell>
          <table:table-cell office:value-type="float" office:value="17.99653" calcext:value-type="float">
            <text:p>17.9965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1655" calcext:value-type="float">
            <text:p>-1655</text:p>
          </table:table-cell>
          <table:table-cell office:value-type="float" office:value="9234.46875" calcext:value-type="float">
            <text:p>9234.46875</text:p>
          </table:table-cell>
          <table:table-cell office:value-type="float" office:value="22.34796" calcext:value-type="float">
            <text:p>22.34796</text:p>
          </table:table-cell>
          <table:table-cell office:value-type="float" office:value="9.89331" calcext:value-type="float">
            <text:p>9.89331</text:p>
          </table:table-cell>
          <table:table-cell office:value-type="float" office:value="24.4399" calcext:value-type="float">
            <text:p>24.439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1654" calcext:value-type="float">
            <text:p>-1654</text:p>
          </table:table-cell>
          <table:table-cell office:value-type="float" office:value="9298.59765" calcext:value-type="float">
            <text:p>9298.59765</text:p>
          </table:table-cell>
          <table:table-cell office:value-type="float" office:value="12.56466" calcext:value-type="float">
            <text:p>12.56466</text:p>
          </table:table-cell>
          <table:table-cell office:value-type="float" office:value="-27.10876" calcext:value-type="float">
            <text:p>-27.10876</text:p>
          </table:table-cell>
          <table:table-cell office:value-type="float" office:value="29.87902" calcext:value-type="float">
            <text:p>29.8790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1652" calcext:value-type="float">
            <text:p>-1652</text:p>
          </table:table-cell>
          <table:table-cell office:value-type="float" office:value="9362.72558" calcext:value-type="float">
            <text:p>9362.72558</text:p>
          </table:table-cell>
          <table:table-cell office:value-type="float" office:value="10.00933" calcext:value-type="float">
            <text:p>10.00933</text:p>
          </table:table-cell>
          <table:table-cell office:value-type="float" office:value="-8.23083" calcext:value-type="float">
            <text:p>-8.23083</text:p>
          </table:table-cell>
          <table:table-cell office:value-type="float" office:value="12.95891" calcext:value-type="float">
            <text:p>12.9589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1651" calcext:value-type="float">
            <text:p>-1651</text:p>
          </table:table-cell>
          <table:table-cell office:value-type="float" office:value="9426.85351" calcext:value-type="float">
            <text:p>9426.85351</text:p>
          </table:table-cell>
          <table:table-cell office:value-type="float" office:value="-1.4617" calcext:value-type="float">
            <text:p>-1.4617</text:p>
          </table:table-cell>
          <table:table-cell office:value-type="float" office:value="-1.76318" calcext:value-type="float">
            <text:p>-1.76318</text:p>
          </table:table-cell>
          <table:table-cell office:value-type="float" office:value="2.29028" calcext:value-type="float">
            <text:p>2.2902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1650" calcext:value-type="float">
            <text:p>-1650</text:p>
          </table:table-cell>
          <table:table-cell office:value-type="float" office:value="9490.98242" calcext:value-type="float">
            <text:p>9490.98242</text:p>
          </table:table-cell>
          <table:table-cell office:value-type="float" office:value="11.33035" calcext:value-type="float">
            <text:p>11.33035</text:p>
          </table:table-cell>
          <table:table-cell office:value-type="float" office:value="-4.85107" calcext:value-type="float">
            <text:p>-4.85107</text:p>
          </table:table-cell>
          <table:table-cell office:value-type="float" office:value="12.32517" calcext:value-type="float">
            <text:p>12.3251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1650" calcext:value-type="float">
            <text:p>-1650</text:p>
          </table:table-cell>
          <table:table-cell office:value-type="float" office:value="9555.11035" calcext:value-type="float">
            <text:p>9555.11035</text:p>
          </table:table-cell>
          <table:table-cell office:value-type="float" office:value="8.10214" calcext:value-type="float">
            <text:p>8.10214</text:p>
          </table:table-cell>
          <table:table-cell office:value-type="float" office:value="5.92541" calcext:value-type="float">
            <text:p>5.92541</text:p>
          </table:table-cell>
          <table:table-cell office:value-type="float" office:value="10.03769" calcext:value-type="float">
            <text:p>10.0376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1650" calcext:value-type="float">
            <text:p>-1650</text:p>
          </table:table-cell>
          <table:table-cell office:value-type="float" office:value="9619.23828" calcext:value-type="float">
            <text:p>9619.23828</text:p>
          </table:table-cell>
          <table:table-cell office:value-type="float" office:value="20.60388" calcext:value-type="float">
            <text:p>20.60388</text:p>
          </table:table-cell>
          <table:table-cell office:value-type="float" office:value="-15.36206" calcext:value-type="float">
            <text:p>-15.36206</text:p>
          </table:table-cell>
          <table:table-cell office:value-type="float" office:value="25.70044" calcext:value-type="float">
            <text:p>25.7004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1649" calcext:value-type="float">
            <text:p>-1649</text:p>
          </table:table-cell>
          <table:table-cell office:value-type="float" office:value="9683.36718" calcext:value-type="float">
            <text:p>9683.36718</text:p>
          </table:table-cell>
          <table:table-cell office:value-type="float" office:value="14.81768" calcext:value-type="float">
            <text:p>14.81768</text:p>
          </table:table-cell>
          <table:table-cell office:value-type="float" office:value="-4.48278" calcext:value-type="float">
            <text:p>-4.48278</text:p>
          </table:table-cell>
          <table:table-cell office:value-type="float" office:value="15.48093" calcext:value-type="float">
            <text:p>15.4809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1648" calcext:value-type="float">
            <text:p>-1648</text:p>
          </table:table-cell>
          <table:table-cell office:value-type="float" office:value="9747.49511" calcext:value-type="float">
            <text:p>9747.49511</text:p>
          </table:table-cell>
          <table:table-cell office:value-type="float" office:value="18.79913" calcext:value-type="float">
            <text:p>18.79913</text:p>
          </table:table-cell>
          <table:table-cell office:value-type="float" office:value="-23.8092" calcext:value-type="float">
            <text:p>-23.8092</text:p>
          </table:table-cell>
          <table:table-cell office:value-type="float" office:value="30.3362" calcext:value-type="float">
            <text:p>30.336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1647" calcext:value-type="float">
            <text:p>-1647</text:p>
          </table:table-cell>
          <table:table-cell office:value-type="float" office:value="9811.62304" calcext:value-type="float">
            <text:p>9811.62304</text:p>
          </table:table-cell>
          <table:table-cell office:value-type="float" office:value="28.98809" calcext:value-type="float">
            <text:p>28.98809</text:p>
          </table:table-cell>
          <table:table-cell office:value-type="float" office:value="-27.86315" calcext:value-type="float">
            <text:p>-27.86315</text:p>
          </table:table-cell>
          <table:table-cell office:value-type="float" office:value="40.20777" calcext:value-type="float">
            <text:p>40.2077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-1646" calcext:value-type="float">
            <text:p>-1646</text:p>
          </table:table-cell>
          <table:table-cell office:value-type="float" office:value="9875.75195" calcext:value-type="float">
            <text:p>9875.75195</text:p>
          </table:table-cell>
          <table:table-cell office:value-type="float" office:value="7.64221" calcext:value-type="float">
            <text:p>7.64221</text:p>
          </table:table-cell>
          <table:table-cell office:value-type="float" office:value="-24.57434" calcext:value-type="float">
            <text:p>-24.57434</text:p>
          </table:table-cell>
          <table:table-cell office:value-type="float" office:value="25.73522" calcext:value-type="float">
            <text:p>25.7352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1645" calcext:value-type="float">
            <text:p>-1645</text:p>
          </table:table-cell>
          <table:table-cell office:value-type="float" office:value="9939.87988" calcext:value-type="float">
            <text:p>9939.87988</text:p>
          </table:table-cell>
          <table:table-cell office:value-type="float" office:value="4.25836" calcext:value-type="float">
            <text:p>4.25836</text:p>
          </table:table-cell>
          <table:table-cell office:value-type="float" office:value="-4.82092" calcext:value-type="float">
            <text:p>-4.82092</text:p>
          </table:table-cell>
          <table:table-cell office:value-type="float" office:value="6.43233" calcext:value-type="float">
            <text:p>6.4323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1644" calcext:value-type="float">
            <text:p>-1644</text:p>
          </table:table-cell>
          <table:table-cell office:value-type="float" office:value="10004.00781" calcext:value-type="float">
            <text:p>10004.00781</text:p>
          </table:table-cell>
          <table:table-cell office:value-type="float" office:value="12.17596" calcext:value-type="float">
            <text:p>12.17596</text:p>
          </table:table-cell>
          <table:table-cell office:value-type="float" office:value="-9.9945" calcext:value-type="float">
            <text:p>-9.9945</text:p>
          </table:table-cell>
          <table:table-cell office:value-type="float" office:value="15.75259" calcext:value-type="float">
            <text:p>15.7525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1644" calcext:value-type="float">
            <text:p>-1644</text:p>
          </table:table-cell>
          <table:table-cell office:value-type="float" office:value="10068.13671" calcext:value-type="float">
            <text:p>10068.13671</text:p>
          </table:table-cell>
          <table:table-cell office:value-type="float" office:value="14.04705" calcext:value-type="float">
            <text:p>14.04705</text:p>
          </table:table-cell>
          <table:table-cell office:value-type="float" office:value="-23.05676" calcext:value-type="float">
            <text:p>-23.05676</text:p>
          </table:table-cell>
          <table:table-cell office:value-type="float" office:value="26.99877" calcext:value-type="float">
            <text:p>26.9987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1644" calcext:value-type="float">
            <text:p>-1644</text:p>
          </table:table-cell>
          <table:table-cell office:value-type="float" office:value="10132.26464" calcext:value-type="float">
            <text:p>10132.26464</text:p>
          </table:table-cell>
          <table:table-cell office:value-type="float" office:value="22.6275" calcext:value-type="float">
            <text:p>22.6275</text:p>
          </table:table-cell>
          <table:table-cell office:value-type="float" office:value="-9.85961" calcext:value-type="float">
            <text:p>-9.85961</text:p>
          </table:table-cell>
          <table:table-cell office:value-type="float" office:value="24.6823" calcext:value-type="float">
            <text:p>24.682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1644" calcext:value-type="float">
            <text:p>-1644</text:p>
          </table:table-cell>
          <table:table-cell office:value-type="float" office:value="10196.39257" calcext:value-type="float">
            <text:p>10196.39257</text:p>
          </table:table-cell>
          <table:table-cell office:value-type="float" office:value="5.22015" calcext:value-type="float">
            <text:p>5.22015</text:p>
          </table:table-cell>
          <table:table-cell office:value-type="float" office:value="-10.13012" calcext:value-type="float">
            <text:p>-10.13012</text:p>
          </table:table-cell>
          <table:table-cell office:value-type="float" office:value="11.39602" calcext:value-type="float">
            <text:p>11.3960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1644" calcext:value-type="float">
            <text:p>-1644</text:p>
          </table:table-cell>
          <table:table-cell office:value-type="float" office:value="10260.52148" calcext:value-type="float">
            <text:p>10260.52148</text:p>
          </table:table-cell>
          <table:table-cell office:value-type="float" office:value="11.0307" calcext:value-type="float">
            <text:p>11.0307</text:p>
          </table:table-cell>
          <table:table-cell office:value-type="float" office:value="-3.97924" calcext:value-type="float">
            <text:p>-3.97924</text:p>
          </table:table-cell>
          <table:table-cell office:value-type="float" office:value="11.72649" calcext:value-type="float">
            <text:p>11.7264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1645" calcext:value-type="float">
            <text:p>-1645</text:p>
          </table:table-cell>
          <table:table-cell office:value-type="float" office:value="10324.64941" calcext:value-type="float">
            <text:p>10324.64941</text:p>
          </table:table-cell>
          <table:table-cell office:value-type="float" office:value="-1.71606" calcext:value-type="float">
            <text:p>-1.71606</text:p>
          </table:table-cell>
          <table:table-cell office:value-type="float" office:value="-6.70776" calcext:value-type="float">
            <text:p>-6.70776</text:p>
          </table:table-cell>
          <table:table-cell office:value-type="float" office:value="6.92379" calcext:value-type="float">
            <text:p>6.9237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1645" calcext:value-type="float">
            <text:p>-1645</text:p>
          </table:table-cell>
          <table:table-cell office:value-type="float" office:value="10388.77734" calcext:value-type="float">
            <text:p>10388.77734</text:p>
          </table:table-cell>
          <table:table-cell office:value-type="float" office:value="5.61895" calcext:value-type="float">
            <text:p>5.61895</text:p>
          </table:table-cell>
          <table:table-cell office:value-type="float" office:value="-17.80456" calcext:value-type="float">
            <text:p>-17.80456</text:p>
          </table:table-cell>
          <table:table-cell office:value-type="float" office:value="18.67016" calcext:value-type="float">
            <text:p>18.6701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1644" calcext:value-type="float">
            <text:p>-1644</text:p>
          </table:table-cell>
          <table:table-cell office:value-type="float" office:value="10452.90625" calcext:value-type="float">
            <text:p>10452.90625</text:p>
          </table:table-cell>
          <table:table-cell office:value-type="float" office:value="15.04388" calcext:value-type="float">
            <text:p>15.04388</text:p>
          </table:table-cell>
          <table:table-cell office:value-type="float" office:value="-22.9707" calcext:value-type="float">
            <text:p>-22.9707</text:p>
          </table:table-cell>
          <table:table-cell office:value-type="float" office:value="27.45854" calcext:value-type="float">
            <text:p>27.4585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1644" calcext:value-type="float">
            <text:p>-1644</text:p>
          </table:table-cell>
          <table:table-cell office:value-type="float" office:value="10517.03417" calcext:value-type="float">
            <text:p>10517.03417</text:p>
          </table:table-cell>
          <table:table-cell office:value-type="float" office:value="26.73822" calcext:value-type="float">
            <text:p>26.73822</text:p>
          </table:table-cell>
          <table:table-cell office:value-type="float" office:value="-10.39733" calcext:value-type="float">
            <text:p>-10.39733</text:p>
          </table:table-cell>
          <table:table-cell office:value-type="float" office:value="28.68862" calcext:value-type="float">
            <text:p>28.6886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1643" calcext:value-type="float">
            <text:p>-1643</text:p>
          </table:table-cell>
          <table:table-cell office:value-type="float" office:value="10581.1621" calcext:value-type="float">
            <text:p>10581.1621</text:p>
          </table:table-cell>
          <table:table-cell office:value-type="float" office:value="12.75866" calcext:value-type="float">
            <text:p>12.75866</text:p>
          </table:table-cell>
          <table:table-cell office:value-type="float" office:value="-24.63256" calcext:value-type="float">
            <text:p>-24.63256</text:p>
          </table:table-cell>
          <table:table-cell office:value-type="float" office:value="27.7407" calcext:value-type="float">
            <text:p>27.740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1643" calcext:value-type="float">
            <text:p>-1643</text:p>
          </table:table-cell>
          <table:table-cell office:value-type="float" office:value="10645.29101" calcext:value-type="float">
            <text:p>10645.29101</text:p>
          </table:table-cell>
          <table:table-cell office:value-type="float" office:value="4.17449" calcext:value-type="float">
            <text:p>4.17449</text:p>
          </table:table-cell>
          <table:table-cell office:value-type="float" office:value="6.84802" calcext:value-type="float">
            <text:p>6.84802</text:p>
          </table:table-cell>
          <table:table-cell office:value-type="float" office:value="8.02009" calcext:value-type="float">
            <text:p>8.0200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1644" calcext:value-type="float">
            <text:p>-1644</text:p>
          </table:table-cell>
          <table:table-cell office:value-type="float" office:value="10709.41894" calcext:value-type="float">
            <text:p>10709.41894</text:p>
          </table:table-cell>
          <table:table-cell office:value-type="float" office:value="2.14544" calcext:value-type="float">
            <text:p>2.14544</text:p>
          </table:table-cell>
          <table:table-cell office:value-type="float" office:value="-11.80419" calcext:value-type="float">
            <text:p>-11.80419</text:p>
          </table:table-cell>
          <table:table-cell office:value-type="float" office:value="11.99758" calcext:value-type="float">
            <text:p>11.9975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1645" calcext:value-type="float">
            <text:p>-1645</text:p>
          </table:table-cell>
          <table:table-cell office:value-type="float" office:value="10773.54687" calcext:value-type="float">
            <text:p>10773.54687</text:p>
          </table:table-cell>
          <table:table-cell office:value-type="float" office:value="4.72552" calcext:value-type="float">
            <text:p>4.72552</text:p>
          </table:table-cell>
          <table:table-cell office:value-type="float" office:value="-2.03088" calcext:value-type="float">
            <text:p>-2.03088</text:p>
          </table:table-cell>
          <table:table-cell office:value-type="float" office:value="5.14344" calcext:value-type="float">
            <text:p>5.1434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1646" calcext:value-type="float">
            <text:p>-1646</text:p>
          </table:table-cell>
          <table:table-cell office:value-type="float" office:value="10837.67578" calcext:value-type="float">
            <text:p>10837.67578</text:p>
          </table:table-cell>
          <table:table-cell office:value-type="float" office:value="21.29046" calcext:value-type="float">
            <text:p>21.29046</text:p>
          </table:table-cell>
          <table:table-cell office:value-type="float" office:value="-5.82836" calcext:value-type="float">
            <text:p>-5.82836</text:p>
          </table:table-cell>
          <table:table-cell office:value-type="float" office:value="22.07382" calcext:value-type="float">
            <text:p>22.0738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1647" calcext:value-type="float">
            <text:p>-1647</text:p>
          </table:table-cell>
          <table:table-cell office:value-type="float" office:value="10901.80371" calcext:value-type="float">
            <text:p>10901.80371</text:p>
          </table:table-cell>
          <table:table-cell office:value-type="float" office:value="-5.75457" calcext:value-type="float">
            <text:p>-5.75457</text:p>
          </table:table-cell>
          <table:table-cell office:value-type="float" office:value="-15.44921" calcext:value-type="float">
            <text:p>-15.44921</text:p>
          </table:table-cell>
          <table:table-cell office:value-type="float" office:value="16.48616" calcext:value-type="float">
            <text:p>16.4861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1650" calcext:value-type="float">
            <text:p>-1650</text:p>
          </table:table-cell>
          <table:table-cell office:value-type="float" office:value="10965.93164" calcext:value-type="float">
            <text:p>10965.93164</text:p>
          </table:table-cell>
          <table:table-cell office:value-type="float" office:value="20.19921" calcext:value-type="float">
            <text:p>20.19921</text:p>
          </table:table-cell>
          <table:table-cell office:value-type="float" office:value="-5.67346" calcext:value-type="float">
            <text:p>-5.67346</text:p>
          </table:table-cell>
          <table:table-cell office:value-type="float" office:value="20.98086" calcext:value-type="float">
            <text:p>20.9808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1652" calcext:value-type="float">
            <text:p>-1652</text:p>
          </table:table-cell>
          <table:table-cell office:value-type="float" office:value="11030.06054" calcext:value-type="float">
            <text:p>11030.06054</text:p>
          </table:table-cell>
          <table:table-cell office:value-type="float" office:value="5.93762" calcext:value-type="float">
            <text:p>5.93762</text:p>
          </table:table-cell>
          <table:table-cell office:value-type="float" office:value="-7.44738" calcext:value-type="float">
            <text:p>-7.44738</text:p>
          </table:table-cell>
          <table:table-cell office:value-type="float" office:value="9.52464" calcext:value-type="float">
            <text:p>9.5246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1652" calcext:value-type="float">
            <text:p>-1652</text:p>
          </table:table-cell>
          <table:table-cell office:value-type="float" office:value="11094.18847" calcext:value-type="float">
            <text:p>11094.18847</text:p>
          </table:table-cell>
          <table:table-cell office:value-type="float" office:value="12.18957" calcext:value-type="float">
            <text:p>12.18957</text:p>
          </table:table-cell>
          <table:table-cell office:value-type="float" office:value="0.25939" calcext:value-type="float">
            <text:p>0.25939</text:p>
          </table:table-cell>
          <table:table-cell office:value-type="float" office:value="12.19233" calcext:value-type="float">
            <text:p>12.1923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1651" calcext:value-type="float">
            <text:p>-1651</text:p>
          </table:table-cell>
          <table:table-cell office:value-type="float" office:value="11158.3164" calcext:value-type="float">
            <text:p>11158.3164</text:p>
          </table:table-cell>
          <table:table-cell office:value-type="float" office:value="3.60986" calcext:value-type="float">
            <text:p>3.60986</text:p>
          </table:table-cell>
          <table:table-cell office:value-type="float" office:value="-9.604" calcext:value-type="float">
            <text:p>-9.604</text:p>
          </table:table-cell>
          <table:table-cell office:value-type="float" office:value="10.26001" calcext:value-type="float">
            <text:p>10.2600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1652" calcext:value-type="float">
            <text:p>-1652</text:p>
          </table:table-cell>
          <table:table-cell office:value-type="float" office:value="11222.44531" calcext:value-type="float">
            <text:p>11222.44531</text:p>
          </table:table-cell>
          <table:table-cell office:value-type="float" office:value="15.98107" calcext:value-type="float">
            <text:p>15.98107</text:p>
          </table:table-cell>
          <table:table-cell office:value-type="float" office:value="-1.33264" calcext:value-type="float">
            <text:p>-1.33264</text:p>
          </table:table-cell>
          <table:table-cell office:value-type="float" office:value="16.03654" calcext:value-type="float">
            <text:p>16.0365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1653" calcext:value-type="float">
            <text:p>-1653</text:p>
          </table:table-cell>
          <table:table-cell office:value-type="float" office:value="11286.57324" calcext:value-type="float">
            <text:p>11286.57324</text:p>
          </table:table-cell>
          <table:table-cell office:value-type="float" office:value="12.18658" calcext:value-type="float">
            <text:p>12.18658</text:p>
          </table:table-cell>
          <table:table-cell office:value-type="float" office:value="-8.39819" calcext:value-type="float">
            <text:p>-8.39819</text:p>
          </table:table-cell>
          <table:table-cell office:value-type="float" office:value="14.80008" calcext:value-type="float">
            <text:p>14.8000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1654" calcext:value-type="float">
            <text:p>-1654</text:p>
          </table:table-cell>
          <table:table-cell office:value-type="float" office:value="11350.70117" calcext:value-type="float">
            <text:p>11350.70117</text:p>
          </table:table-cell>
          <table:table-cell office:value-type="float" office:value="15.92877" calcext:value-type="float">
            <text:p>15.92877</text:p>
          </table:table-cell>
          <table:table-cell office:value-type="float" office:value="-0.24914" calcext:value-type="float">
            <text:p>-0.24914</text:p>
          </table:table-cell>
          <table:table-cell office:value-type="float" office:value="15.93072" calcext:value-type="float">
            <text:p>15.9307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1656" calcext:value-type="float">
            <text:p>-1656</text:p>
          </table:table-cell>
          <table:table-cell office:value-type="float" office:value="11414.83007" calcext:value-type="float">
            <text:p>11414.83007</text:p>
          </table:table-cell>
          <table:table-cell office:value-type="float" office:value="12.79101" calcext:value-type="float">
            <text:p>12.79101</text:p>
          </table:table-cell>
          <table:table-cell office:value-type="float" office:value="-3.72546" calcext:value-type="float">
            <text:p>-3.72546</text:p>
          </table:table-cell>
          <table:table-cell office:value-type="float" office:value="13.3225" calcext:value-type="float">
            <text:p>13.322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1656" calcext:value-type="float">
            <text:p>-1656</text:p>
          </table:table-cell>
          <table:table-cell office:value-type="float" office:value="11478.958" calcext:value-type="float">
            <text:p>11478.958</text:p>
          </table:table-cell>
          <table:table-cell office:value-type="float" office:value="17.11865" calcext:value-type="float">
            <text:p>17.11865</text:p>
          </table:table-cell>
          <table:table-cell office:value-type="float" office:value="7.13134" calcext:value-type="float">
            <text:p>7.13134</text:p>
          </table:table-cell>
          <table:table-cell office:value-type="float" office:value="18.54465" calcext:value-type="float">
            <text:p>18.5446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1657" calcext:value-type="float">
            <text:p>-1657</text:p>
          </table:table-cell>
          <table:table-cell office:value-type="float" office:value="11543.08593" calcext:value-type="float">
            <text:p>11543.08593</text:p>
          </table:table-cell>
          <table:table-cell office:value-type="float" office:value="-0.73522" calcext:value-type="float">
            <text:p>-0.73522</text:p>
          </table:table-cell>
          <table:table-cell office:value-type="float" office:value="7.33508" calcext:value-type="float">
            <text:p>7.33508</text:p>
          </table:table-cell>
          <table:table-cell office:value-type="float" office:value="7.37183" calcext:value-type="float">
            <text:p>7.3718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1657" calcext:value-type="float">
            <text:p>-1657</text:p>
          </table:table-cell>
          <table:table-cell office:value-type="float" office:value="11607.21484" calcext:value-type="float">
            <text:p>11607.21484</text:p>
          </table:table-cell>
          <table:table-cell office:value-type="float" office:value="23.98547" calcext:value-type="float">
            <text:p>23.98547</text:p>
          </table:table-cell>
          <table:table-cell office:value-type="float" office:value="-1.4757" calcext:value-type="float">
            <text:p>-1.4757</text:p>
          </table:table-cell>
          <table:table-cell office:value-type="float" office:value="24.03082" calcext:value-type="float">
            <text:p>24.0308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-1658" calcext:value-type="float">
            <text:p>-1658</text:p>
          </table:table-cell>
          <table:table-cell office:value-type="float" office:value="11671.34277" calcext:value-type="float">
            <text:p>11671.34277</text:p>
          </table:table-cell>
          <table:table-cell office:value-type="float" office:value="14.84484" calcext:value-type="float">
            <text:p>14.84484</text:p>
          </table:table-cell>
          <table:table-cell office:value-type="float" office:value="-6.02587" calcext:value-type="float">
            <text:p>-6.02587</text:p>
          </table:table-cell>
          <table:table-cell office:value-type="float" office:value="16.02125" calcext:value-type="float">
            <text:p>16.0212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1660" calcext:value-type="float">
            <text:p>-1660</text:p>
          </table:table-cell>
          <table:table-cell office:value-type="float" office:value="11735.4707" calcext:value-type="float">
            <text:p>11735.4707</text:p>
          </table:table-cell>
          <table:table-cell office:value-type="float" office:value="15.53601" calcext:value-type="float">
            <text:p>15.53601</text:p>
          </table:table-cell>
          <table:table-cell office:value-type="float" office:value="11.02917" calcext:value-type="float">
            <text:p>11.02917</text:p>
          </table:table-cell>
          <table:table-cell office:value-type="float" office:value="19.05282" calcext:value-type="float">
            <text:p>19.0528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1662" calcext:value-type="float">
            <text:p>-1662</text:p>
          </table:table-cell>
          <table:table-cell office:value-type="float" office:value="11799.5996" calcext:value-type="float">
            <text:p>11799.5996</text:p>
          </table:table-cell>
          <table:table-cell office:value-type="float" office:value="16.66882" calcext:value-type="float">
            <text:p>16.66882</text:p>
          </table:table-cell>
          <table:table-cell office:value-type="float" office:value="4.06384" calcext:value-type="float">
            <text:p>4.06384</text:p>
          </table:table-cell>
          <table:table-cell office:value-type="float" office:value="17.15705" calcext:value-type="float">
            <text:p>17.1570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1662" calcext:value-type="float">
            <text:p>-1662</text:p>
          </table:table-cell>
          <table:table-cell office:value-type="float" office:value="11863.72753" calcext:value-type="float">
            <text:p>11863.72753</text:p>
          </table:table-cell>
          <table:table-cell office:value-type="float" office:value="14.96533" calcext:value-type="float">
            <text:p>14.96533</text:p>
          </table:table-cell>
          <table:table-cell office:value-type="float" office:value="-0.85327" calcext:value-type="float">
            <text:p>-0.85327</text:p>
          </table:table-cell>
          <table:table-cell office:value-type="float" office:value="14.98963" calcext:value-type="float">
            <text:p>14.9896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-1662" calcext:value-type="float">
            <text:p>-1662</text:p>
          </table:table-cell>
          <table:table-cell office:value-type="float" office:value="11927.85546" calcext:value-type="float">
            <text:p>11927.85546</text:p>
          </table:table-cell>
          <table:table-cell office:value-type="float" office:value="20.21032" calcext:value-type="float">
            <text:p>20.21032</text:p>
          </table:table-cell>
          <table:table-cell office:value-type="float" office:value="-0.79528" calcext:value-type="float">
            <text:p>-0.79528</text:p>
          </table:table-cell>
          <table:table-cell office:value-type="float" office:value="20.22596" calcext:value-type="float">
            <text:p>20.2259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1663" calcext:value-type="float">
            <text:p>-1663</text:p>
          </table:table-cell>
          <table:table-cell office:value-type="float" office:value="11991.98437" calcext:value-type="float">
            <text:p>11991.98437</text:p>
          </table:table-cell>
          <table:table-cell office:value-type="float" office:value="16.46447" calcext:value-type="float">
            <text:p>16.46447</text:p>
          </table:table-cell>
          <table:table-cell office:value-type="float" office:value="-8.36962" calcext:value-type="float">
            <text:p>-8.36962</text:p>
          </table:table-cell>
          <table:table-cell office:value-type="float" office:value="18.46969" calcext:value-type="float">
            <text:p>18.4696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-1663" calcext:value-type="float">
            <text:p>-1663</text:p>
          </table:table-cell>
          <table:table-cell office:value-type="float" office:value="12056.1123" calcext:value-type="float">
            <text:p>12056.1123</text:p>
          </table:table-cell>
          <table:table-cell office:value-type="float" office:value="10.96777" calcext:value-type="float">
            <text:p>10.96777</text:p>
          </table:table-cell>
          <table:table-cell office:value-type="float" office:value="-3.25329" calcext:value-type="float">
            <text:p>-3.25329</text:p>
          </table:table-cell>
          <table:table-cell office:value-type="float" office:value="11.4401" calcext:value-type="float">
            <text:p>11.440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1663" calcext:value-type="float">
            <text:p>-1663</text:p>
          </table:table-cell>
          <table:table-cell office:value-type="float" office:value="12120.24023" calcext:value-type="float">
            <text:p>12120.24023</text:p>
          </table:table-cell>
          <table:table-cell office:value-type="float" office:value="6.82885" calcext:value-type="float">
            <text:p>6.82885</text:p>
          </table:table-cell>
          <table:table-cell office:value-type="float" office:value="-6.58361" calcext:value-type="float">
            <text:p>-6.58361</text:p>
          </table:table-cell>
          <table:table-cell office:value-type="float" office:value="9.48563" calcext:value-type="float">
            <text:p>9.4856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1664" calcext:value-type="float">
            <text:p>-1664</text:p>
          </table:table-cell>
          <table:table-cell office:value-type="float" office:value="12184.36914" calcext:value-type="float">
            <text:p>12184.36914</text:p>
          </table:table-cell>
          <table:table-cell office:value-type="float" office:value="3.81237" calcext:value-type="float">
            <text:p>3.81237</text:p>
          </table:table-cell>
          <table:table-cell office:value-type="float" office:value="-0.48828" calcext:value-type="float">
            <text:p>-0.48828</text:p>
          </table:table-cell>
          <table:table-cell office:value-type="float" office:value="3.84351" calcext:value-type="float">
            <text:p>3.8435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1665" calcext:value-type="float">
            <text:p>-1665</text:p>
          </table:table-cell>
          <table:table-cell office:value-type="float" office:value="12248.49707" calcext:value-type="float">
            <text:p>12248.49707</text:p>
          </table:table-cell>
          <table:table-cell office:value-type="float" office:value="6.1654" calcext:value-type="float">
            <text:p>6.1654</text:p>
          </table:table-cell>
          <table:table-cell office:value-type="float" office:value="-6.2207" calcext:value-type="float">
            <text:p>-6.2207</text:p>
          </table:table-cell>
          <table:table-cell office:value-type="float" office:value="8.75838" calcext:value-type="float">
            <text:p>8.7583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1665" calcext:value-type="float">
            <text:p>-1665</text:p>
          </table:table-cell>
          <table:table-cell office:value-type="float" office:value="12312.625" calcext:value-type="float">
            <text:p>12312.625</text:p>
          </table:table-cell>
          <table:table-cell office:value-type="float" office:value="12.26428" calcext:value-type="float">
            <text:p>12.26428</text:p>
          </table:table-cell>
          <table:table-cell office:value-type="float" office:value="-12.37377" calcext:value-type="float">
            <text:p>-12.37377</text:p>
          </table:table-cell>
          <table:table-cell office:value-type="float" office:value="17.42191" calcext:value-type="float">
            <text:p>17.4219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1666" calcext:value-type="float">
            <text:p>-1666</text:p>
          </table:table-cell>
          <table:table-cell office:value-type="float" office:value="12376.7539" calcext:value-type="float">
            <text:p>12376.7539</text:p>
          </table:table-cell>
          <table:table-cell office:value-type="float" office:value="10.42248" calcext:value-type="float">
            <text:p>10.42248</text:p>
          </table:table-cell>
          <table:table-cell office:value-type="float" office:value="-14.66088" calcext:value-type="float">
            <text:p>-14.66088</text:p>
          </table:table-cell>
          <table:table-cell office:value-type="float" office:value="17.98804" calcext:value-type="float">
            <text:p>17.9880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-1669" calcext:value-type="float">
            <text:p>-1669</text:p>
          </table:table-cell>
          <table:table-cell office:value-type="float" office:value="12440.88183" calcext:value-type="float">
            <text:p>12440.88183</text:p>
          </table:table-cell>
          <table:table-cell office:value-type="float" office:value="17.0426" calcext:value-type="float">
            <text:p>17.0426</text:p>
          </table:table-cell>
          <table:table-cell office:value-type="float" office:value="-10.48828" calcext:value-type="float">
            <text:p>-10.48828</text:p>
          </table:table-cell>
          <table:table-cell office:value-type="float" office:value="20.01135" calcext:value-type="float">
            <text:p>20.0113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1670" calcext:value-type="float">
            <text:p>-1670</text:p>
          </table:table-cell>
          <table:table-cell office:value-type="float" office:value="12505.00976" calcext:value-type="float">
            <text:p>12505.00976</text:p>
          </table:table-cell>
          <table:table-cell office:value-type="float" office:value="19.4552" calcext:value-type="float">
            <text:p>19.4552</text:p>
          </table:table-cell>
          <table:table-cell office:value-type="float" office:value="-1.11889" calcext:value-type="float">
            <text:p>-1.11889</text:p>
          </table:table-cell>
          <table:table-cell office:value-type="float" office:value="19.48734" calcext:value-type="float">
            <text:p>19.4873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-1670" calcext:value-type="float">
            <text:p>-1670</text:p>
          </table:table-cell>
          <table:table-cell office:value-type="float" office:value="12569.13867" calcext:value-type="float">
            <text:p>12569.13867</text:p>
          </table:table-cell>
          <table:table-cell office:value-type="float" office:value="14.15173" calcext:value-type="float">
            <text:p>14.15173</text:p>
          </table:table-cell>
          <table:table-cell office:value-type="float" office:value="-1.96875" calcext:value-type="float">
            <text:p>-1.96875</text:p>
          </table:table-cell>
          <table:table-cell office:value-type="float" office:value="14.28802" calcext:value-type="float">
            <text:p>14.2880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1671" calcext:value-type="float">
            <text:p>-1671</text:p>
          </table:table-cell>
          <table:table-cell office:value-type="float" office:value="12633.2666" calcext:value-type="float">
            <text:p>12633.2666</text:p>
          </table:table-cell>
          <table:table-cell office:value-type="float" office:value="12.35729" calcext:value-type="float">
            <text:p>12.35729</text:p>
          </table:table-cell>
          <table:table-cell office:value-type="float" office:value="-6.06896" calcext:value-type="float">
            <text:p>-6.06896</text:p>
          </table:table-cell>
          <table:table-cell office:value-type="float" office:value="13.76718" calcext:value-type="float">
            <text:p>13.7671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-1672" calcext:value-type="float">
            <text:p>-1672</text:p>
          </table:table-cell>
          <table:table-cell office:value-type="float" office:value="12697.39453" calcext:value-type="float">
            <text:p>12697.39453</text:p>
          </table:table-cell>
          <table:table-cell office:value-type="float" office:value="16.87524" calcext:value-type="float">
            <text:p>16.87524</text:p>
          </table:table-cell>
          <table:table-cell office:value-type="float" office:value="-5.36419" calcext:value-type="float">
            <text:p>-5.36419</text:p>
          </table:table-cell>
          <table:table-cell office:value-type="float" office:value="17.7073" calcext:value-type="float">
            <text:p>17.707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1673" calcext:value-type="float">
            <text:p>-1673</text:p>
          </table:table-cell>
          <table:table-cell office:value-type="float" office:value="12761.52343" calcext:value-type="float">
            <text:p>12761.52343</text:p>
          </table:table-cell>
          <table:table-cell office:value-type="float" office:value="18.8894" calcext:value-type="float">
            <text:p>18.8894</text:p>
          </table:table-cell>
          <table:table-cell office:value-type="float" office:value="-13.47418" calcext:value-type="float">
            <text:p>-13.47418</text:p>
          </table:table-cell>
          <table:table-cell office:value-type="float" office:value="23.20265" calcext:value-type="float">
            <text:p>23.2026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1673" calcext:value-type="float">
            <text:p>-1673</text:p>
          </table:table-cell>
          <table:table-cell office:value-type="float" office:value="12825.65136" calcext:value-type="float">
            <text:p>12825.65136</text:p>
          </table:table-cell>
          <table:table-cell office:value-type="float" office:value="14.11193" calcext:value-type="float">
            <text:p>14.11193</text:p>
          </table:table-cell>
          <table:table-cell office:value-type="float" office:value="-18.78509" calcext:value-type="float">
            <text:p>-18.78509</text:p>
          </table:table-cell>
          <table:table-cell office:value-type="float" office:value="23.49524" calcext:value-type="float">
            <text:p>23.4952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1673" calcext:value-type="float">
            <text:p>-1673</text:p>
          </table:table-cell>
          <table:table-cell office:value-type="float" office:value="12889.77929" calcext:value-type="float">
            <text:p>12889.77929</text:p>
          </table:table-cell>
          <table:table-cell office:value-type="float" office:value="19.24108" calcext:value-type="float">
            <text:p>19.24108</text:p>
          </table:table-cell>
          <table:table-cell office:value-type="float" office:value="-2.09191" calcext:value-type="float">
            <text:p>-2.09191</text:p>
          </table:table-cell>
          <table:table-cell office:value-type="float" office:value="19.35447" calcext:value-type="float">
            <text:p>19.3544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-1675" calcext:value-type="float">
            <text:p>-1675</text:p>
          </table:table-cell>
          <table:table-cell office:value-type="float" office:value="12953.9082" calcext:value-type="float">
            <text:p>12953.9082</text:p>
          </table:table-cell>
          <table:table-cell office:value-type="float" office:value="8.08276" calcext:value-type="float">
            <text:p>8.08276</text:p>
          </table:table-cell>
          <table:table-cell office:value-type="float" office:value="-2.29376" calcext:value-type="float">
            <text:p>-2.29376</text:p>
          </table:table-cell>
          <table:table-cell office:value-type="float" office:value="8.40192" calcext:value-type="float">
            <text:p>8.4019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1676" calcext:value-type="float">
            <text:p>-1676</text:p>
          </table:table-cell>
          <table:table-cell office:value-type="float" office:value="13018.03613" calcext:value-type="float">
            <text:p>13018.03613</text:p>
          </table:table-cell>
          <table:table-cell office:value-type="float" office:value="13.8424" calcext:value-type="float">
            <text:p>13.8424</text:p>
          </table:table-cell>
          <table:table-cell office:value-type="float" office:value="-1.79559" calcext:value-type="float">
            <text:p>-1.79559</text:p>
          </table:table-cell>
          <table:table-cell office:value-type="float" office:value="13.95838" calcext:value-type="float">
            <text:p>13.9583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-1678" calcext:value-type="float">
            <text:p>-1678</text:p>
          </table:table-cell>
          <table:table-cell office:value-type="float" office:value="13082.16406" calcext:value-type="float">
            <text:p>13082.16406</text:p>
          </table:table-cell>
          <table:table-cell office:value-type="float" office:value="15.43896" calcext:value-type="float">
            <text:p>15.43896</text:p>
          </table:table-cell>
          <table:table-cell office:value-type="float" office:value="-7.26593" calcext:value-type="float">
            <text:p>-7.26593</text:p>
          </table:table-cell>
          <table:table-cell office:value-type="float" office:value="17.06327" calcext:value-type="float">
            <text:p>17.0632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1681" calcext:value-type="float">
            <text:p>-1681</text:p>
          </table:table-cell>
          <table:table-cell office:value-type="float" office:value="13146.29296" calcext:value-type="float">
            <text:p>13146.29296</text:p>
          </table:table-cell>
          <table:table-cell office:value-type="float" office:value="21.04943" calcext:value-type="float">
            <text:p>21.04943</text:p>
          </table:table-cell>
          <table:table-cell office:value-type="float" office:value="-6.29956" calcext:value-type="float">
            <text:p>-6.29956</text:p>
          </table:table-cell>
          <table:table-cell office:value-type="float" office:value="21.97187" calcext:value-type="float">
            <text:p>21.9718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-1681" calcext:value-type="float">
            <text:p>-1681</text:p>
          </table:table-cell>
          <table:table-cell office:value-type="float" office:value="13210.42089" calcext:value-type="float">
            <text:p>13210.42089</text:p>
          </table:table-cell>
          <table:table-cell office:value-type="float" office:value="15.22155" calcext:value-type="float">
            <text:p>15.22155</text:p>
          </table:table-cell>
          <table:table-cell office:value-type="float" office:value="-4.26397" calcext:value-type="float">
            <text:p>-4.26397</text:p>
          </table:table-cell>
          <table:table-cell office:value-type="float" office:value="15.8075" calcext:value-type="float">
            <text:p>15.807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1681" calcext:value-type="float">
            <text:p>-1681</text:p>
          </table:table-cell>
          <table:table-cell office:value-type="float" office:value="13274.54882" calcext:value-type="float">
            <text:p>13274.54882</text:p>
          </table:table-cell>
          <table:table-cell office:value-type="float" office:value="12.83642" calcext:value-type="float">
            <text:p>12.83642</text:p>
          </table:table-cell>
          <table:table-cell office:value-type="float" office:value="-9.98059" calcext:value-type="float">
            <text:p>-9.98059</text:p>
          </table:table-cell>
          <table:table-cell office:value-type="float" office:value="16.25995" calcext:value-type="float">
            <text:p>16.2599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-1683" calcext:value-type="float">
            <text:p>-1683</text:p>
          </table:table-cell>
          <table:table-cell office:value-type="float" office:value="13338.67773" calcext:value-type="float">
            <text:p>13338.67773</text:p>
          </table:table-cell>
          <table:table-cell office:value-type="float" office:value="19.44445" calcext:value-type="float">
            <text:p>19.44445</text:p>
          </table:table-cell>
          <table:table-cell office:value-type="float" office:value="7.74645" calcext:value-type="float">
            <text:p>7.74645</text:p>
          </table:table-cell>
          <table:table-cell office:value-type="float" office:value="20.9307" calcext:value-type="float">
            <text:p>20.930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1684" calcext:value-type="float">
            <text:p>-1684</text:p>
          </table:table-cell>
          <table:table-cell office:value-type="float" office:value="13402.80566" calcext:value-type="float">
            <text:p>13402.80566</text:p>
          </table:table-cell>
          <table:table-cell office:value-type="float" office:value="15.02148" calcext:value-type="float">
            <text:p>15.02148</text:p>
          </table:table-cell>
          <table:table-cell office:value-type="float" office:value="-3.88537" calcext:value-type="float">
            <text:p>-3.88537</text:p>
          </table:table-cell>
          <table:table-cell office:value-type="float" office:value="15.51583" calcext:value-type="float">
            <text:p>15.5158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1685" calcext:value-type="float">
            <text:p>-1685</text:p>
          </table:table-cell>
          <table:table-cell office:value-type="float" office:value="13466.93359" calcext:value-type="float">
            <text:p>13466.93359</text:p>
          </table:table-cell>
          <table:table-cell office:value-type="float" office:value="21.12744" calcext:value-type="float">
            <text:p>21.12744</text:p>
          </table:table-cell>
          <table:table-cell office:value-type="float" office:value="-2.02062" calcext:value-type="float">
            <text:p>-2.02062</text:p>
          </table:table-cell>
          <table:table-cell office:value-type="float" office:value="21.22384" calcext:value-type="float">
            <text:p>21.2238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1686" calcext:value-type="float">
            <text:p>-1686</text:p>
          </table:table-cell>
          <table:table-cell office:value-type="float" office:value="13531.0625" calcext:value-type="float">
            <text:p>13531.0625</text:p>
          </table:table-cell>
          <table:table-cell office:value-type="float" office:value="16.47607" calcext:value-type="float">
            <text:p>16.47607</text:p>
          </table:table-cell>
          <table:table-cell office:value-type="float" office:value="3.18005" calcext:value-type="float">
            <text:p>3.18005</text:p>
          </table:table-cell>
          <table:table-cell office:value-type="float" office:value="16.78016" calcext:value-type="float">
            <text:p>16.7801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-1687" calcext:value-type="float">
            <text:p>-1687</text:p>
          </table:table-cell>
          <table:table-cell office:value-type="float" office:value="13595.19042" calcext:value-type="float">
            <text:p>13595.19042</text:p>
          </table:table-cell>
          <table:table-cell office:value-type="float" office:value="19.92736" calcext:value-type="float">
            <text:p>19.92736</text:p>
          </table:table-cell>
          <table:table-cell office:value-type="float" office:value="-3.62481" calcext:value-type="float">
            <text:p>-3.62481</text:p>
          </table:table-cell>
          <table:table-cell office:value-type="float" office:value="20.25436" calcext:value-type="float">
            <text:p>20.2543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1686" calcext:value-type="float">
            <text:p>-1686</text:p>
          </table:table-cell>
          <table:table-cell office:value-type="float" office:value="13659.31835" calcext:value-type="float">
            <text:p>13659.31835</text:p>
          </table:table-cell>
          <table:table-cell office:value-type="float" office:value="6.54943" calcext:value-type="float">
            <text:p>6.54943</text:p>
          </table:table-cell>
          <table:table-cell office:value-type="float" office:value="0.47174" calcext:value-type="float">
            <text:p>0.47174</text:p>
          </table:table-cell>
          <table:table-cell office:value-type="float" office:value="6.5664" calcext:value-type="float">
            <text:p>6.566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-1687" calcext:value-type="float">
            <text:p>-1687</text:p>
          </table:table-cell>
          <table:table-cell office:value-type="float" office:value="13723.44726" calcext:value-type="float">
            <text:p>13723.44726</text:p>
          </table:table-cell>
          <table:table-cell office:value-type="float" office:value="17.3916" calcext:value-type="float">
            <text:p>17.3916</text:p>
          </table:table-cell>
          <table:table-cell office:value-type="float" office:value="1.31823" calcext:value-type="float">
            <text:p>1.31823</text:p>
          </table:table-cell>
          <table:table-cell office:value-type="float" office:value="17.44149" calcext:value-type="float">
            <text:p>17.44149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1688" calcext:value-type="float">
            <text:p>-1688</text:p>
          </table:table-cell>
          <table:table-cell office:value-type="float" office:value="13787.57519" calcext:value-type="float">
            <text:p>13787.57519</text:p>
          </table:table-cell>
          <table:table-cell office:value-type="float" office:value="13.45507" calcext:value-type="float">
            <text:p>13.45507</text:p>
          </table:table-cell>
          <table:table-cell office:value-type="float" office:value="-5.16821" calcext:value-type="float">
            <text:p>-5.16821</text:p>
          </table:table-cell>
          <table:table-cell office:value-type="float" office:value="14.41351" calcext:value-type="float">
            <text:p>14.4135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-1690" calcext:value-type="float">
            <text:p>-1690</text:p>
          </table:table-cell>
          <table:table-cell office:value-type="float" office:value="13851.70312" calcext:value-type="float">
            <text:p>13851.70312</text:p>
          </table:table-cell>
          <table:table-cell office:value-type="float" office:value="14.60156" calcext:value-type="float">
            <text:p>14.60156</text:p>
          </table:table-cell>
          <table:table-cell office:value-type="float" office:value="-12.50952" calcext:value-type="float">
            <text:p>-12.50952</text:p>
          </table:table-cell>
          <table:table-cell office:value-type="float" office:value="19.22742" calcext:value-type="float">
            <text:p>19.2274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1690" calcext:value-type="float">
            <text:p>-1690</text:p>
          </table:table-cell>
          <table:table-cell office:value-type="float" office:value="13915.83203" calcext:value-type="float">
            <text:p>13915.83203</text:p>
          </table:table-cell>
          <table:table-cell office:value-type="float" office:value="11.39831" calcext:value-type="float">
            <text:p>11.39831</text:p>
          </table:table-cell>
          <table:table-cell office:value-type="float" office:value="4.5664" calcext:value-type="float">
            <text:p>4.5664</text:p>
          </table:table-cell>
          <table:table-cell office:value-type="float" office:value="12.27899" calcext:value-type="float">
            <text:p>12.2789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-1690" calcext:value-type="float">
            <text:p>-1690</text:p>
          </table:table-cell>
          <table:table-cell office:value-type="float" office:value="13979.95996" calcext:value-type="float">
            <text:p>13979.95996</text:p>
          </table:table-cell>
          <table:table-cell office:value-type="float" office:value="16.13208" calcext:value-type="float">
            <text:p>16.13208</text:p>
          </table:table-cell>
          <table:table-cell office:value-type="float" office:value="4.27856" calcext:value-type="float">
            <text:p>4.27856</text:p>
          </table:table-cell>
          <table:table-cell office:value-type="float" office:value="16.68981" calcext:value-type="float">
            <text:p>16.6898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1691" calcext:value-type="float">
            <text:p>-1691</text:p>
          </table:table-cell>
          <table:table-cell office:value-type="float" office:value="14044.08789" calcext:value-type="float">
            <text:p>14044.08789</text:p>
          </table:table-cell>
          <table:table-cell office:value-type="float" office:value="8.24182" calcext:value-type="float">
            <text:p>8.24182</text:p>
          </table:table-cell>
          <table:table-cell office:value-type="float" office:value="0.66448" calcext:value-type="float">
            <text:p>0.66448</text:p>
          </table:table-cell>
          <table:table-cell office:value-type="float" office:value="8.26856" calcext:value-type="float">
            <text:p>8.2685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1691" calcext:value-type="float">
            <text:p>-1691</text:p>
          </table:table-cell>
          <table:table-cell office:value-type="float" office:value="14108.21679" calcext:value-type="float">
            <text:p>14108.21679</text:p>
          </table:table-cell>
          <table:table-cell office:value-type="float" office:value="18.06994" calcext:value-type="float">
            <text:p>18.06994</text:p>
          </table:table-cell>
          <table:table-cell office:value-type="float" office:value="0.46966" calcext:value-type="float">
            <text:p>0.46966</text:p>
          </table:table-cell>
          <table:table-cell office:value-type="float" office:value="18.07604" calcext:value-type="float">
            <text:p>18.0760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1690" calcext:value-type="float">
            <text:p>-1690</text:p>
          </table:table-cell>
          <table:table-cell office:value-type="float" office:value="14172.34472" calcext:value-type="float">
            <text:p>14172.34472</text:p>
          </table:table-cell>
          <table:table-cell office:value-type="float" office:value="13.95849" calcext:value-type="float">
            <text:p>13.95849</text:p>
          </table:table-cell>
          <table:table-cell office:value-type="float" office:value="-5.75408" calcext:value-type="float">
            <text:p>-5.75408</text:p>
          </table:table-cell>
          <table:table-cell office:value-type="float" office:value="15.09798" calcext:value-type="float">
            <text:p>15.0979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-1691" calcext:value-type="float">
            <text:p>-1691</text:p>
          </table:table-cell>
          <table:table-cell office:value-type="float" office:value="14236.47265" calcext:value-type="float">
            <text:p>14236.47265</text:p>
          </table:table-cell>
          <table:table-cell office:value-type="float" office:value="15.97668" calcext:value-type="float">
            <text:p>15.97668</text:p>
          </table:table-cell>
          <table:table-cell office:value-type="float" office:value="-0.38385" calcext:value-type="float">
            <text:p>-0.38385</text:p>
          </table:table-cell>
          <table:table-cell office:value-type="float" office:value="15.98129" calcext:value-type="float">
            <text:p>15.98129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1693" calcext:value-type="float">
            <text:p>-1693</text:p>
          </table:table-cell>
          <table:table-cell office:value-type="float" office:value="14300.60156" calcext:value-type="float">
            <text:p>14300.60156</text:p>
          </table:table-cell>
          <table:table-cell office:value-type="float" office:value="25.75939" calcext:value-type="float">
            <text:p>25.75939</text:p>
          </table:table-cell>
          <table:table-cell office:value-type="float" office:value="-9.70819" calcext:value-type="float">
            <text:p>-9.70819</text:p>
          </table:table-cell>
          <table:table-cell office:value-type="float" office:value="27.52808" calcext:value-type="float">
            <text:p>27.5280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-1692" calcext:value-type="float">
            <text:p>-1692</text:p>
          </table:table-cell>
          <table:table-cell office:value-type="float" office:value="14364.72949" calcext:value-type="float">
            <text:p>14364.72949</text:p>
          </table:table-cell>
          <table:table-cell office:value-type="float" office:value="16.60864" calcext:value-type="float">
            <text:p>16.60864</text:p>
          </table:table-cell>
          <table:table-cell office:value-type="float" office:value="-3.65124" calcext:value-type="float">
            <text:p>-3.65124</text:p>
          </table:table-cell>
          <table:table-cell office:value-type="float" office:value="17.00525" calcext:value-type="float">
            <text:p>17.0052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1692" calcext:value-type="float">
            <text:p>-1692</text:p>
          </table:table-cell>
          <table:table-cell office:value-type="float" office:value="14428.85742" calcext:value-type="float">
            <text:p>14428.85742</text:p>
          </table:table-cell>
          <table:table-cell office:value-type="float" office:value="20.18237" calcext:value-type="float">
            <text:p>20.18237</text:p>
          </table:table-cell>
          <table:table-cell office:value-type="float" office:value="-1.38088" calcext:value-type="float">
            <text:p>-1.38088</text:p>
          </table:table-cell>
          <table:table-cell office:value-type="float" office:value="20.22955" calcext:value-type="float">
            <text:p>20.2295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-1694" calcext:value-type="float">
            <text:p>-1694</text:p>
          </table:table-cell>
          <table:table-cell office:value-type="float" office:value="14492.98632" calcext:value-type="float">
            <text:p>14492.98632</text:p>
          </table:table-cell>
          <table:table-cell office:value-type="float" office:value="18.00256" calcext:value-type="float">
            <text:p>18.00256</text:p>
          </table:table-cell>
          <table:table-cell office:value-type="float" office:value="8.21121" calcext:value-type="float">
            <text:p>8.21121</text:p>
          </table:table-cell>
          <table:table-cell office:value-type="float" office:value="19.78676" calcext:value-type="float">
            <text:p>19.7867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1695" calcext:value-type="float">
            <text:p>-1695</text:p>
          </table:table-cell>
          <table:table-cell office:value-type="float" office:value="14557.11425" calcext:value-type="float">
            <text:p>14557.11425</text:p>
          </table:table-cell>
          <table:table-cell office:value-type="float" office:value="8.33813" calcext:value-type="float">
            <text:p>8.33813</text:p>
          </table:table-cell>
          <table:table-cell office:value-type="float" office:value="-0.36038" calcext:value-type="float">
            <text:p>-0.36038</text:p>
          </table:table-cell>
          <table:table-cell office:value-type="float" office:value="8.34591" calcext:value-type="float">
            <text:p>8.3459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-1695" calcext:value-type="float">
            <text:p>-1695</text:p>
          </table:table-cell>
          <table:table-cell office:value-type="float" office:value="14621.24218" calcext:value-type="float">
            <text:p>14621.24218</text:p>
          </table:table-cell>
          <table:table-cell office:value-type="float" office:value="6.13964" calcext:value-type="float">
            <text:p>6.13964</text:p>
          </table:table-cell>
          <table:table-cell office:value-type="float" office:value="-4.74795" calcext:value-type="float">
            <text:p>-4.74795</text:p>
          </table:table-cell>
          <table:table-cell office:value-type="float" office:value="7.76133" calcext:value-type="float">
            <text:p>7.76133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1697" calcext:value-type="float">
            <text:p>-1697</text:p>
          </table:table-cell>
          <table:table-cell office:value-type="float" office:value="14685.37109" calcext:value-type="float">
            <text:p>14685.37109</text:p>
          </table:table-cell>
          <table:table-cell office:value-type="float" office:value="17.64245" calcext:value-type="float">
            <text:p>17.64245</text:p>
          </table:table-cell>
          <table:table-cell office:value-type="float" office:value="-1.15737" calcext:value-type="float">
            <text:p>-1.15737</text:p>
          </table:table-cell>
          <table:table-cell office:value-type="float" office:value="17.68037" calcext:value-type="float">
            <text:p>17.6803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1697" calcext:value-type="float">
            <text:p>-1697</text:p>
          </table:table-cell>
          <table:table-cell office:value-type="float" office:value="14749.49902" calcext:value-type="float">
            <text:p>14749.49902</text:p>
          </table:table-cell>
          <table:table-cell office:value-type="float" office:value="14.78076" calcext:value-type="float">
            <text:p>14.78076</text:p>
          </table:table-cell>
          <table:table-cell office:value-type="float" office:value="-0.3056" calcext:value-type="float">
            <text:p>-0.3056</text:p>
          </table:table-cell>
          <table:table-cell office:value-type="float" office:value="14.78392" calcext:value-type="float">
            <text:p>14.7839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1696" calcext:value-type="float">
            <text:p>-1696</text:p>
          </table:table-cell>
          <table:table-cell office:value-type="float" office:value="14813.62695" calcext:value-type="float">
            <text:p>14813.62695</text:p>
          </table:table-cell>
          <table:table-cell office:value-type="float" office:value="12.61035" calcext:value-type="float">
            <text:p>12.61035</text:p>
          </table:table-cell>
          <table:table-cell office:value-type="float" office:value="-6.8215" calcext:value-type="float">
            <text:p>-6.8215</text:p>
          </table:table-cell>
          <table:table-cell office:value-type="float" office:value="14.33714" calcext:value-type="float">
            <text:p>14.33714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-1697" calcext:value-type="float">
            <text:p>-1697</text:p>
          </table:table-cell>
          <table:table-cell office:value-type="float" office:value="14877.75585" calcext:value-type="float">
            <text:p>14877.75585</text:p>
          </table:table-cell>
          <table:table-cell office:value-type="float" office:value="16.40991" calcext:value-type="float">
            <text:p>16.40991</text:p>
          </table:table-cell>
          <table:table-cell office:value-type="float" office:value="-1.96011" calcext:value-type="float">
            <text:p>-1.96011</text:p>
          </table:table-cell>
          <table:table-cell office:value-type="float" office:value="16.52656" calcext:value-type="float">
            <text:p>16.5265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1697" calcext:value-type="float">
            <text:p>-1697</text:p>
          </table:table-cell>
          <table:table-cell office:value-type="float" office:value="14941.88378" calcext:value-type="float">
            <text:p>14941.88378</text:p>
          </table:table-cell>
          <table:table-cell office:value-type="float" office:value="5.0111" calcext:value-type="float">
            <text:p>5.0111</text:p>
          </table:table-cell>
          <table:table-cell office:value-type="float" office:value="-7.85113" calcext:value-type="float">
            <text:p>-7.85113</text:p>
          </table:table-cell>
          <table:table-cell office:value-type="float" office:value="9.31404" calcext:value-type="float">
            <text:p>9.3140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-1697" calcext:value-type="float">
            <text:p>-1697</text:p>
          </table:table-cell>
          <table:table-cell office:value-type="float" office:value="15006.01171" calcext:value-type="float">
            <text:p>15006.01171</text:p>
          </table:table-cell>
          <table:table-cell office:value-type="float" office:value="21.39782" calcext:value-type="float">
            <text:p>21.39782</text:p>
          </table:table-cell>
          <table:table-cell office:value-type="float" office:value="-9.08047" calcext:value-type="float">
            <text:p>-9.08047</text:p>
          </table:table-cell>
          <table:table-cell office:value-type="float" office:value="23.24482" calcext:value-type="float">
            <text:p>23.2448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1697" calcext:value-type="float">
            <text:p>-1697</text:p>
          </table:table-cell>
          <table:table-cell office:value-type="float" office:value="15070.14062" calcext:value-type="float">
            <text:p>15070.14062</text:p>
          </table:table-cell>
          <table:table-cell office:value-type="float" office:value="13.62988" calcext:value-type="float">
            <text:p>13.62988</text:p>
          </table:table-cell>
          <table:table-cell office:value-type="float" office:value="-4.75231" calcext:value-type="float">
            <text:p>-4.75231</text:p>
          </table:table-cell>
          <table:table-cell office:value-type="float" office:value="14.43461" calcext:value-type="float">
            <text:p>14.4346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-1696" calcext:value-type="float">
            <text:p>-1696</text:p>
          </table:table-cell>
          <table:table-cell office:value-type="float" office:value="15134.26855" calcext:value-type="float">
            <text:p>15134.26855</text:p>
          </table:table-cell>
          <table:table-cell office:value-type="float" office:value="4.53564" calcext:value-type="float">
            <text:p>4.53564</text:p>
          </table:table-cell>
          <table:table-cell office:value-type="float" office:value="2.41561" calcext:value-type="float">
            <text:p>2.41561</text:p>
          </table:table-cell>
          <table:table-cell office:value-type="float" office:value="5.1388" calcext:value-type="float">
            <text:p>5.138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1697" calcext:value-type="float">
            <text:p>-1697</text:p>
          </table:table-cell>
          <table:table-cell office:value-type="float" office:value="15198.39648" calcext:value-type="float">
            <text:p>15198.39648</text:p>
          </table:table-cell>
          <table:table-cell office:value-type="float" office:value="6.41589" calcext:value-type="float">
            <text:p>6.41589</text:p>
          </table:table-cell>
          <table:table-cell office:value-type="float" office:value="-5.25601" calcext:value-type="float">
            <text:p>-5.25601</text:p>
          </table:table-cell>
          <table:table-cell office:value-type="float" office:value="8.29393" calcext:value-type="float">
            <text:p>8.2939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-1697" calcext:value-type="float">
            <text:p>-1697</text:p>
          </table:table-cell>
          <table:table-cell office:value-type="float" office:value="15262.52539" calcext:value-type="float">
            <text:p>15262.52539</text:p>
          </table:table-cell>
          <table:table-cell office:value-type="float" office:value="8.29956" calcext:value-type="float">
            <text:p>8.29956</text:p>
          </table:table-cell>
          <table:table-cell office:value-type="float" office:value="-1.61692" calcext:value-type="float">
            <text:p>-1.61692</text:p>
          </table:table-cell>
          <table:table-cell office:value-type="float" office:value="8.45559" calcext:value-type="float">
            <text:p>8.45559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1696" calcext:value-type="float">
            <text:p>-1696</text:p>
          </table:table-cell>
          <table:table-cell office:value-type="float" office:value="15326.65332" calcext:value-type="float">
            <text:p>15326.65332</text:p>
          </table:table-cell>
          <table:table-cell office:value-type="float" office:value="15.43652" calcext:value-type="float">
            <text:p>15.43652</text:p>
          </table:table-cell>
          <table:table-cell office:value-type="float" office:value="1.32151" calcext:value-type="float">
            <text:p>1.32151</text:p>
          </table:table-cell>
          <table:table-cell office:value-type="float" office:value="15.49298" calcext:value-type="float">
            <text:p>15.4929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-1696" calcext:value-type="float">
            <text:p>-1696</text:p>
          </table:table-cell>
          <table:table-cell office:value-type="float" office:value="15390.78125" calcext:value-type="float">
            <text:p>15390.78125</text:p>
          </table:table-cell>
          <table:table-cell office:value-type="float" office:value="14.44335" calcext:value-type="float">
            <text:p>14.44335</text:p>
          </table:table-cell>
          <table:table-cell office:value-type="float" office:value="-0.23005" calcext:value-type="float">
            <text:p>-0.23005</text:p>
          </table:table-cell>
          <table:table-cell office:value-type="float" office:value="14.44519" calcext:value-type="float">
            <text:p>14.44519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1697" calcext:value-type="float">
            <text:p>-1697</text:p>
          </table:table-cell>
          <table:table-cell office:value-type="float" office:value="15454.91015" calcext:value-type="float">
            <text:p>15454.91015</text:p>
          </table:table-cell>
          <table:table-cell office:value-type="float" office:value="15.28051" calcext:value-type="float">
            <text:p>15.28051</text:p>
          </table:table-cell>
          <table:table-cell office:value-type="float" office:value="-4.45416" calcext:value-type="float">
            <text:p>-4.45416</text:p>
          </table:table-cell>
          <table:table-cell office:value-type="float" office:value="15.91646" calcext:value-type="float">
            <text:p>15.91646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-1695" calcext:value-type="float">
            <text:p>-1695</text:p>
          </table:table-cell>
          <table:table-cell office:value-type="float" office:value="15519.03808" calcext:value-type="float">
            <text:p>15519.03808</text:p>
          </table:table-cell>
          <table:table-cell office:value-type="float" office:value="9.46679" calcext:value-type="float">
            <text:p>9.46679</text:p>
          </table:table-cell>
          <table:table-cell office:value-type="float" office:value="-5.7843" calcext:value-type="float">
            <text:p>-5.7843</text:p>
          </table:table-cell>
          <table:table-cell office:value-type="float" office:value="11.09406" calcext:value-type="float">
            <text:p>11.09406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1694" calcext:value-type="float">
            <text:p>-1694</text:p>
          </table:table-cell>
          <table:table-cell office:value-type="float" office:value="15583.16601" calcext:value-type="float">
            <text:p>15583.16601</text:p>
          </table:table-cell>
          <table:table-cell office:value-type="float" office:value="10.79223" calcext:value-type="float">
            <text:p>10.79223</text:p>
          </table:table-cell>
          <table:table-cell office:value-type="float" office:value="1.65971" calcext:value-type="float">
            <text:p>1.65971</text:p>
          </table:table-cell>
          <table:table-cell office:value-type="float" office:value="10.91911" calcext:value-type="float">
            <text:p>10.9191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-1694" calcext:value-type="float">
            <text:p>-1694</text:p>
          </table:table-cell>
          <table:table-cell office:value-type="float" office:value="15647.29492" calcext:value-type="float">
            <text:p>15647.29492</text:p>
          </table:table-cell>
          <table:table-cell office:value-type="float" office:value="9.96142" calcext:value-type="float">
            <text:p>9.96142</text:p>
          </table:table-cell>
          <table:table-cell office:value-type="float" office:value="1.35211" calcext:value-type="float">
            <text:p>1.35211</text:p>
          </table:table-cell>
          <table:table-cell office:value-type="float" office:value="10.05277" calcext:value-type="float">
            <text:p>10.05277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1692" calcext:value-type="float">
            <text:p>-1692</text:p>
          </table:table-cell>
          <table:table-cell office:value-type="float" office:value="15711.42285" calcext:value-type="float">
            <text:p>15711.42285</text:p>
          </table:table-cell>
          <table:table-cell office:value-type="float" office:value="11.25805" calcext:value-type="float">
            <text:p>11.25805</text:p>
          </table:table-cell>
          <table:table-cell office:value-type="float" office:value="5.75885" calcext:value-type="float">
            <text:p>5.75885</text:p>
          </table:table-cell>
          <table:table-cell office:value-type="float" office:value="12.64548" calcext:value-type="float">
            <text:p>12.6454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-1691" calcext:value-type="float">
            <text:p>-1691</text:p>
          </table:table-cell>
          <table:table-cell office:value-type="float" office:value="15775.55078" calcext:value-type="float">
            <text:p>15775.55078</text:p>
          </table:table-cell>
          <table:table-cell office:value-type="float" office:value="13.78503" calcext:value-type="float">
            <text:p>13.78503</text:p>
          </table:table-cell>
          <table:table-cell office:value-type="float" office:value="-5.43514" calcext:value-type="float">
            <text:p>-5.43514</text:p>
          </table:table-cell>
          <table:table-cell office:value-type="float" office:value="14.81782" calcext:value-type="float">
            <text:p>14.81782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1691" calcext:value-type="float">
            <text:p>-1691</text:p>
          </table:table-cell>
          <table:table-cell office:value-type="float" office:value="15839.67968" calcext:value-type="float">
            <text:p>15839.67968</text:p>
          </table:table-cell>
          <table:table-cell office:value-type="float" office:value="8.12512" calcext:value-type="float">
            <text:p>8.12512</text:p>
          </table:table-cell>
          <table:table-cell office:value-type="float" office:value="2.49303" calcext:value-type="float">
            <text:p>2.49303</text:p>
          </table:table-cell>
          <table:table-cell office:value-type="float" office:value="8.49898" calcext:value-type="float">
            <text:p>8.4989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-1691" calcext:value-type="float">
            <text:p>-1691</text:p>
          </table:table-cell>
          <table:table-cell office:value-type="float" office:value="15903.80761" calcext:value-type="float">
            <text:p>15903.80761</text:p>
          </table:table-cell>
          <table:table-cell office:value-type="float" office:value="6.62744" calcext:value-type="float">
            <text:p>6.62744</text:p>
          </table:table-cell>
          <table:table-cell office:value-type="float" office:value="1.63595" calcext:value-type="float">
            <text:p>1.63595</text:p>
          </table:table-cell>
          <table:table-cell office:value-type="float" office:value="6.82637" calcext:value-type="float">
            <text:p>6.82637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1690" calcext:value-type="float">
            <text:p>-1690</text:p>
          </table:table-cell>
          <table:table-cell office:value-type="float" office:value="15967.93554" calcext:value-type="float">
            <text:p>15967.93554</text:p>
          </table:table-cell>
          <table:table-cell office:value-type="float" office:value="16.17883" calcext:value-type="float">
            <text:p>16.17883</text:p>
          </table:table-cell>
          <table:table-cell office:value-type="float" office:value="-5.21291" calcext:value-type="float">
            <text:p>-5.21291</text:p>
          </table:table-cell>
          <table:table-cell office:value-type="float" office:value="16.99791" calcext:value-type="float">
            <text:p>16.9979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1689" calcext:value-type="float">
            <text:p>-1689</text:p>
          </table:table-cell>
          <table:table-cell office:value-type="float" office:value="16032.06445" calcext:value-type="float">
            <text:p>16032.06445</text:p>
          </table:table-cell>
          <table:table-cell office:value-type="float" office:value="20.4436" calcext:value-type="float">
            <text:p>20.4436</text:p>
          </table:table-cell>
          <table:table-cell office:value-type="float" office:value="-1.54697" calcext:value-type="float">
            <text:p>-1.54697</text:p>
          </table:table-cell>
          <table:table-cell office:value-type="float" office:value="20.50204" calcext:value-type="float">
            <text:p>20.50204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1688" calcext:value-type="float">
            <text:p>-1688</text:p>
          </table:table-cell>
          <table:table-cell office:value-type="float" office:value="16096.19238" calcext:value-type="float">
            <text:p>16096.19238</text:p>
          </table:table-cell>
          <table:table-cell office:value-type="float" office:value="6.45471" calcext:value-type="float">
            <text:p>6.45471</text:p>
          </table:table-cell>
          <table:table-cell office:value-type="float" office:value="-1.58686" calcext:value-type="float">
            <text:p>-1.58686</text:p>
          </table:table-cell>
          <table:table-cell office:value-type="float" office:value="6.64691" calcext:value-type="float">
            <text:p>6.6469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-1687" calcext:value-type="float">
            <text:p>-1687</text:p>
          </table:table-cell>
          <table:table-cell office:value-type="float" office:value="16160.32031" calcext:value-type="float">
            <text:p>16160.32031</text:p>
          </table:table-cell>
          <table:table-cell office:value-type="float" office:value="8.19848" calcext:value-type="float">
            <text:p>8.19848</text:p>
          </table:table-cell>
          <table:table-cell office:value-type="float" office:value="-2.06377" calcext:value-type="float">
            <text:p>-2.06377</text:p>
          </table:table-cell>
          <table:table-cell office:value-type="float" office:value="8.45424" calcext:value-type="float">
            <text:p>8.4542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1685" calcext:value-type="float">
            <text:p>-1685</text:p>
          </table:table-cell>
          <table:table-cell office:value-type="float" office:value="16224.44921" calcext:value-type="float">
            <text:p>16224.44921</text:p>
          </table:table-cell>
          <table:table-cell office:value-type="float" office:value="13.74243" calcext:value-type="float">
            <text:p>13.74243</text:p>
          </table:table-cell>
          <table:table-cell office:value-type="float" office:value="4.46804" calcext:value-type="float">
            <text:p>4.46804</text:p>
          </table:table-cell>
          <table:table-cell office:value-type="float" office:value="14.45053" calcext:value-type="float">
            <text:p>14.4505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-1684" calcext:value-type="float">
            <text:p>-1684</text:p>
          </table:table-cell>
          <table:table-cell office:value-type="float" office:value="16288.57714" calcext:value-type="float">
            <text:p>16288.57714</text:p>
          </table:table-cell>
          <table:table-cell office:value-type="float" office:value="13.30078" calcext:value-type="float">
            <text:p>13.30078</text:p>
          </table:table-cell>
          <table:table-cell office:value-type="float" office:value="-4.555" calcext:value-type="float">
            <text:p>-4.555</text:p>
          </table:table-cell>
          <table:table-cell office:value-type="float" office:value="14.05911" calcext:value-type="float">
            <text:p>14.0591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1684" calcext:value-type="float">
            <text:p>-1684</text:p>
          </table:table-cell>
          <table:table-cell office:value-type="float" office:value="16352.70507" calcext:value-type="float">
            <text:p>16352.70507</text:p>
          </table:table-cell>
          <table:table-cell office:value-type="float" office:value="9.02136" calcext:value-type="float">
            <text:p>9.02136</text:p>
          </table:table-cell>
          <table:table-cell office:value-type="float" office:value="-1.90916" calcext:value-type="float">
            <text:p>-1.90916</text:p>
          </table:table-cell>
          <table:table-cell office:value-type="float" office:value="9.22116" calcext:value-type="float">
            <text:p>9.2211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-1682" calcext:value-type="float">
            <text:p>-1682</text:p>
          </table:table-cell>
          <table:table-cell office:value-type="float" office:value="16416.83398" calcext:value-type="float">
            <text:p>16416.83398</text:p>
          </table:table-cell>
          <table:table-cell office:value-type="float" office:value="10.94165" calcext:value-type="float">
            <text:p>10.94165</text:p>
          </table:table-cell>
          <table:table-cell office:value-type="float" office:value="-1.44454" calcext:value-type="float">
            <text:p>-1.44454</text:p>
          </table:table-cell>
          <table:table-cell office:value-type="float" office:value="11.03659" calcext:value-type="float">
            <text:p>11.03659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-1681" calcext:value-type="float">
            <text:p>-1681</text:p>
          </table:table-cell>
          <table:table-cell office:value-type="float" office:value="16480.96289" calcext:value-type="float">
            <text:p>16480.96289</text:p>
          </table:table-cell>
          <table:table-cell office:value-type="float" office:value="9.2229" calcext:value-type="float">
            <text:p>9.2229</text:p>
          </table:table-cell>
          <table:table-cell office:value-type="float" office:value="5.85572" calcext:value-type="float">
            <text:p>5.85572</text:p>
          </table:table-cell>
          <table:table-cell office:value-type="float" office:value="10.9248" calcext:value-type="float">
            <text:p>10.9248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-1681" calcext:value-type="float">
            <text:p>-1681</text:p>
          </table:table-cell>
          <table:table-cell office:value-type="float" office:value="16545.08984" calcext:value-type="float">
            <text:p>16545.08984</text:p>
          </table:table-cell>
          <table:table-cell office:value-type="float" office:value="15.77185" calcext:value-type="float">
            <text:p>15.77185</text:p>
          </table:table-cell>
          <table:table-cell office:value-type="float" office:value="5.26199" calcext:value-type="float">
            <text:p>5.26199</text:p>
          </table:table-cell>
          <table:table-cell office:value-type="float" office:value="16.62648" calcext:value-type="float">
            <text:p>16.6264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-1680" calcext:value-type="float">
            <text:p>-1680</text:p>
          </table:table-cell>
          <table:table-cell office:value-type="float" office:value="16609.21875" calcext:value-type="float">
            <text:p>16609.21875</text:p>
          </table:table-cell>
          <table:table-cell office:value-type="float" office:value="15.05102" calcext:value-type="float">
            <text:p>15.05102</text:p>
          </table:table-cell>
          <table:table-cell office:value-type="float" office:value="-0.27842" calcext:value-type="float">
            <text:p>-0.27842</text:p>
          </table:table-cell>
          <table:table-cell office:value-type="float" office:value="15.0536" calcext:value-type="float">
            <text:p>15.053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-1679" calcext:value-type="float">
            <text:p>-1679</text:p>
          </table:table-cell>
          <table:table-cell office:value-type="float" office:value="16673.34765" calcext:value-type="float">
            <text:p>16673.34765</text:p>
          </table:table-cell>
          <table:table-cell office:value-type="float" office:value="15.46313" calcext:value-type="float">
            <text:p>15.46313</text:p>
          </table:table-cell>
          <table:table-cell office:value-type="float" office:value="-0.73623" calcext:value-type="float">
            <text:p>-0.73623</text:p>
          </table:table-cell>
          <table:table-cell office:value-type="float" office:value="15.48065" calcext:value-type="float">
            <text:p>15.4806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-1679" calcext:value-type="float">
            <text:p>-1679</text:p>
          </table:table-cell>
          <table:table-cell office:value-type="float" office:value="16737.4746" calcext:value-type="float">
            <text:p>16737.4746</text:p>
          </table:table-cell>
          <table:table-cell office:value-type="float" office:value="8.97668" calcext:value-type="float">
            <text:p>8.97668</text:p>
          </table:table-cell>
          <table:table-cell office:value-type="float" office:value="1.5171" calcext:value-type="float">
            <text:p>1.5171</text:p>
          </table:table-cell>
          <table:table-cell office:value-type="float" office:value="9.10398" calcext:value-type="float">
            <text:p>9.10398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-1679" calcext:value-type="float">
            <text:p>-1679</text:p>
          </table:table-cell>
          <table:table-cell office:value-type="float" office:value="16801.60351" calcext:value-type="float">
            <text:p>16801.60351</text:p>
          </table:table-cell>
          <table:table-cell office:value-type="float" office:value="6.65649" calcext:value-type="float">
            <text:p>6.65649</text:p>
          </table:table-cell>
          <table:table-cell office:value-type="float" office:value="5.22442" calcext:value-type="float">
            <text:p>5.22442</text:p>
          </table:table-cell>
          <table:table-cell office:value-type="float" office:value="8.46188" calcext:value-type="float">
            <text:p>8.46188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-1678" calcext:value-type="float">
            <text:p>-1678</text:p>
          </table:table-cell>
          <table:table-cell office:value-type="float" office:value="16865.73242" calcext:value-type="float">
            <text:p>16865.73242</text:p>
          </table:table-cell>
          <table:table-cell office:value-type="float" office:value="4.95947" calcext:value-type="float">
            <text:p>4.95947</text:p>
          </table:table-cell>
          <table:table-cell office:value-type="float" office:value="-2.4107" calcext:value-type="float">
            <text:p>-2.4107</text:p>
          </table:table-cell>
          <table:table-cell office:value-type="float" office:value="5.51433" calcext:value-type="float">
            <text:p>5.51433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-1676" calcext:value-type="float">
            <text:p>-1676</text:p>
          </table:table-cell>
          <table:table-cell office:value-type="float" office:value="16929.85937" calcext:value-type="float">
            <text:p>16929.85937</text:p>
          </table:table-cell>
          <table:table-cell office:value-type="float" office:value="14.22827" calcext:value-type="float">
            <text:p>14.22827</text:p>
          </table:table-cell>
          <table:table-cell office:value-type="float" office:value="4.48165" calcext:value-type="float">
            <text:p>4.48165</text:p>
          </table:table-cell>
          <table:table-cell office:value-type="float" office:value="14.9174" calcext:value-type="float">
            <text:p>14.917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1675" calcext:value-type="float">
            <text:p>-1675</text:p>
          </table:table-cell>
          <table:table-cell office:value-type="float" office:value="16993.98828" calcext:value-type="float">
            <text:p>16993.98828</text:p>
          </table:table-cell>
          <table:table-cell office:value-type="float" office:value="20.56958" calcext:value-type="float">
            <text:p>20.56958</text:p>
          </table:table-cell>
          <table:table-cell office:value-type="float" office:value="9.57769" calcext:value-type="float">
            <text:p>9.57769</text:p>
          </table:table-cell>
          <table:table-cell office:value-type="float" office:value="22.69008" calcext:value-type="float">
            <text:p>22.69008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-1674" calcext:value-type="float">
            <text:p>-1674</text:p>
          </table:table-cell>
          <table:table-cell office:value-type="float" office:value="17058.11718" calcext:value-type="float">
            <text:p>17058.11718</text:p>
          </table:table-cell>
          <table:table-cell office:value-type="float" office:value="4.75524" calcext:value-type="float">
            <text:p>4.75524</text:p>
          </table:table-cell>
          <table:table-cell office:value-type="float" office:value="8.36575" calcext:value-type="float">
            <text:p>8.36575</text:p>
          </table:table-cell>
          <table:table-cell office:value-type="float" office:value="9.62279" calcext:value-type="float">
            <text:p>9.62279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-1672" calcext:value-type="float">
            <text:p>-1672</text:p>
          </table:table-cell>
          <table:table-cell office:value-type="float" office:value="17122.24414" calcext:value-type="float">
            <text:p>17122.24414</text:p>
          </table:table-cell>
          <table:table-cell office:value-type="float" office:value="16.04199" calcext:value-type="float">
            <text:p>16.04199</text:p>
          </table:table-cell>
          <table:table-cell office:value-type="float" office:value="2.2247" calcext:value-type="float">
            <text:p>2.2247</text:p>
          </table:table-cell>
          <table:table-cell office:value-type="float" office:value="16.19551" calcext:value-type="float">
            <text:p>16.1955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-1670" calcext:value-type="float">
            <text:p>-1670</text:p>
          </table:table-cell>
          <table:table-cell office:value-type="float" office:value="17186.37304" calcext:value-type="float">
            <text:p>17186.37304</text:p>
          </table:table-cell>
          <table:table-cell office:value-type="float" office:value="12.52832" calcext:value-type="float">
            <text:p>12.52832</text:p>
          </table:table-cell>
          <table:table-cell office:value-type="float" office:value="6.90954" calcext:value-type="float">
            <text:p>6.90954</text:p>
          </table:table-cell>
          <table:table-cell office:value-type="float" office:value="14.30736" calcext:value-type="float">
            <text:p>14.30736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-1670" calcext:value-type="float">
            <text:p>-1670</text:p>
          </table:table-cell>
          <table:table-cell office:value-type="float" office:value="17250.50195" calcext:value-type="float">
            <text:p>17250.50195</text:p>
          </table:table-cell>
          <table:table-cell office:value-type="float" office:value="15.09606" calcext:value-type="float">
            <text:p>15.09606</text:p>
          </table:table-cell>
          <table:table-cell office:value-type="float" office:value="0.75878" calcext:value-type="float">
            <text:p>0.75878</text:p>
          </table:table-cell>
          <table:table-cell office:value-type="float" office:value="15.11512" calcext:value-type="float">
            <text:p>15.1151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-1669" calcext:value-type="float">
            <text:p>-1669</text:p>
          </table:table-cell>
          <table:table-cell office:value-type="float" office:value="17314.6289" calcext:value-type="float">
            <text:p>17314.6289</text:p>
          </table:table-cell>
          <table:table-cell office:value-type="float" office:value="17.41845" calcext:value-type="float">
            <text:p>17.41845</text:p>
          </table:table-cell>
          <table:table-cell office:value-type="float" office:value="0.96347" calcext:value-type="float">
            <text:p>0.96347</text:p>
          </table:table-cell>
          <table:table-cell office:value-type="float" office:value="17.44508" calcext:value-type="float">
            <text:p>17.44508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-1668" calcext:value-type="float">
            <text:p>-1668</text:p>
          </table:table-cell>
          <table:table-cell office:value-type="float" office:value="17378.75781" calcext:value-type="float">
            <text:p>17378.75781</text:p>
          </table:table-cell>
          <table:table-cell office:value-type="float" office:value="6.10375" calcext:value-type="float">
            <text:p>6.10375</text:p>
          </table:table-cell>
          <table:table-cell office:value-type="float" office:value="4.67636" calcext:value-type="float">
            <text:p>4.67636</text:p>
          </table:table-cell>
          <table:table-cell office:value-type="float" office:value="7.68922" calcext:value-type="float">
            <text:p>7.68922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-1668" calcext:value-type="float">
            <text:p>-1668</text:p>
          </table:table-cell>
          <table:table-cell office:value-type="float" office:value="17442.88671" calcext:value-type="float">
            <text:p>17442.88671</text:p>
          </table:table-cell>
          <table:table-cell office:value-type="float" office:value="8.13366" calcext:value-type="float">
            <text:p>8.13366</text:p>
          </table:table-cell>
          <table:table-cell office:value-type="float" office:value="0.5368" calcext:value-type="float">
            <text:p>0.5368</text:p>
          </table:table-cell>
          <table:table-cell office:value-type="float" office:value="8.15136" calcext:value-type="float">
            <text:p>8.15136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-1666" calcext:value-type="float">
            <text:p>-1666</text:p>
          </table:table-cell>
          <table:table-cell office:value-type="float" office:value="17507.01367" calcext:value-type="float">
            <text:p>17507.01367</text:p>
          </table:table-cell>
          <table:table-cell office:value-type="float" office:value="18.24511" calcext:value-type="float">
            <text:p>18.24511</text:p>
          </table:table-cell>
          <table:table-cell office:value-type="float" office:value="-8.4306" calcext:value-type="float">
            <text:p>-8.4306</text:p>
          </table:table-cell>
          <table:table-cell office:value-type="float" office:value="20.09874" calcext:value-type="float">
            <text:p>20.09874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-1666" calcext:value-type="float">
            <text:p>-1666</text:p>
          </table:table-cell>
          <table:table-cell office:value-type="float" office:value="17571.14257" calcext:value-type="float">
            <text:p>17571.14257</text:p>
          </table:table-cell>
          <table:table-cell office:value-type="float" office:value="20.4298" calcext:value-type="float">
            <text:p>20.4298</text:p>
          </table:table-cell>
          <table:table-cell office:value-type="float" office:value="1.69342" calcext:value-type="float">
            <text:p>1.69342</text:p>
          </table:table-cell>
          <table:table-cell office:value-type="float" office:value="20.49987" calcext:value-type="float">
            <text:p>20.49987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1665" calcext:value-type="float">
            <text:p>-1665</text:p>
          </table:table-cell>
          <table:table-cell office:value-type="float" office:value="17635.27148" calcext:value-type="float">
            <text:p>17635.27148</text:p>
          </table:table-cell>
          <table:table-cell office:value-type="float" office:value="16.75256" calcext:value-type="float">
            <text:p>16.75256</text:p>
          </table:table-cell>
          <table:table-cell office:value-type="float" office:value="4.2254" calcext:value-type="float">
            <text:p>4.2254</text:p>
          </table:table-cell>
          <table:table-cell office:value-type="float" office:value="17.27722" calcext:value-type="float">
            <text:p>17.27722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-1664" calcext:value-type="float">
            <text:p>-1664</text:p>
          </table:table-cell>
          <table:table-cell office:value-type="float" office:value="17699.39843" calcext:value-type="float">
            <text:p>17699.39843</text:p>
          </table:table-cell>
          <table:table-cell office:value-type="float" office:value="27.35485" calcext:value-type="float">
            <text:p>27.35485</text:p>
          </table:table-cell>
          <table:table-cell office:value-type="float" office:value="8.44152" calcext:value-type="float">
            <text:p>8.44152</text:p>
          </table:table-cell>
          <table:table-cell office:value-type="float" office:value="28.62774" calcext:value-type="float">
            <text:p>28.6277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1662" calcext:value-type="float">
            <text:p>-1662</text:p>
          </table:table-cell>
          <table:table-cell office:value-type="float" office:value="17763.52734" calcext:value-type="float">
            <text:p>17763.52734</text:p>
          </table:table-cell>
          <table:table-cell office:value-type="float" office:value="13.60925" calcext:value-type="float">
            <text:p>13.60925</text:p>
          </table:table-cell>
          <table:table-cell office:value-type="float" office:value="2.94995" calcext:value-type="float">
            <text:p>2.94995</text:p>
          </table:table-cell>
          <table:table-cell office:value-type="float" office:value="13.92529" calcext:value-type="float">
            <text:p>13.92529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-1660" calcext:value-type="float">
            <text:p>-1660</text:p>
          </table:table-cell>
          <table:table-cell office:value-type="float" office:value="17827.65625" calcext:value-type="float">
            <text:p>17827.65625</text:p>
          </table:table-cell>
          <table:table-cell office:value-type="float" office:value="14.31701" calcext:value-type="float">
            <text:p>14.31701</text:p>
          </table:table-cell>
          <table:table-cell office:value-type="float" office:value="6.03582" calcext:value-type="float">
            <text:p>6.03582</text:p>
          </table:table-cell>
          <table:table-cell office:value-type="float" office:value="15.53731" calcext:value-type="float">
            <text:p>15.5373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-1660" calcext:value-type="float">
            <text:p>-1660</text:p>
          </table:table-cell>
          <table:table-cell office:value-type="float" office:value="17891.7832" calcext:value-type="float">
            <text:p>17891.7832</text:p>
          </table:table-cell>
          <table:table-cell office:value-type="float" office:value="16.71118" calcext:value-type="float">
            <text:p>16.71118</text:p>
          </table:table-cell>
          <table:table-cell office:value-type="float" office:value="-1.02075" calcext:value-type="float">
            <text:p>-1.02075</text:p>
          </table:table-cell>
          <table:table-cell office:value-type="float" office:value="16.74232" calcext:value-type="float">
            <text:p>16.7423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-1660" calcext:value-type="float">
            <text:p>-1660</text:p>
          </table:table-cell>
          <table:table-cell office:value-type="float" office:value="17955.9121" calcext:value-type="float">
            <text:p>17955.9121</text:p>
          </table:table-cell>
          <table:table-cell office:value-type="float" office:value="8.78076" calcext:value-type="float">
            <text:p>8.78076</text:p>
          </table:table-cell>
          <table:table-cell office:value-type="float" office:value="-0.67822" calcext:value-type="float">
            <text:p>-0.67822</text:p>
          </table:table-cell>
          <table:table-cell office:value-type="float" office:value="8.80691" calcext:value-type="float">
            <text:p>8.8069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1660" calcext:value-type="float">
            <text:p>-1660</text:p>
          </table:table-cell>
          <table:table-cell office:value-type="float" office:value="18020.04101" calcext:value-type="float">
            <text:p>18020.04101</text:p>
          </table:table-cell>
          <table:table-cell office:value-type="float" office:value="15.51306" calcext:value-type="float">
            <text:p>15.51306</text:p>
          </table:table-cell>
          <table:table-cell office:value-type="float" office:value="-4.94415" calcext:value-type="float">
            <text:p>-4.94415</text:p>
          </table:table-cell>
          <table:table-cell office:value-type="float" office:value="16.28188" calcext:value-type="float">
            <text:p>16.28188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-1659" calcext:value-type="float">
            <text:p>-1659</text:p>
          </table:table-cell>
          <table:table-cell office:value-type="float" office:value="18084.16796" calcext:value-type="float">
            <text:p>18084.16796</text:p>
          </table:table-cell>
          <table:table-cell office:value-type="float" office:value="11.62292" calcext:value-type="float">
            <text:p>11.62292</text:p>
          </table:table-cell>
          <table:table-cell office:value-type="float" office:value="-4.25085" calcext:value-type="float">
            <text:p>-4.25085</text:p>
          </table:table-cell>
          <table:table-cell office:value-type="float" office:value="12.37586" calcext:value-type="float">
            <text:p>12.37586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-1659" calcext:value-type="float">
            <text:p>-1659</text:p>
          </table:table-cell>
          <table:table-cell office:value-type="float" office:value="18148.29687" calcext:value-type="float">
            <text:p>18148.29687</text:p>
          </table:table-cell>
          <table:table-cell office:value-type="float" office:value="14.30053" calcext:value-type="float">
            <text:p>14.30053</text:p>
          </table:table-cell>
          <table:table-cell office:value-type="float" office:value="12.80627" calcext:value-type="float">
            <text:p>12.80627</text:p>
          </table:table-cell>
          <table:table-cell office:value-type="float" office:value="19.19651" calcext:value-type="float">
            <text:p>19.1965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-1660" calcext:value-type="float">
            <text:p>-1660</text:p>
          </table:table-cell>
          <table:table-cell office:value-type="float" office:value="18212.42578" calcext:value-type="float">
            <text:p>18212.42578</text:p>
          </table:table-cell>
          <table:table-cell office:value-type="float" office:value="13.88024" calcext:value-type="float">
            <text:p>13.88024</text:p>
          </table:table-cell>
          <table:table-cell office:value-type="float" office:value="4.35998" calcext:value-type="float">
            <text:p>4.35998</text:p>
          </table:table-cell>
          <table:table-cell office:value-type="float" office:value="14.54891" calcext:value-type="float">
            <text:p>14.5489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1659" calcext:value-type="float">
            <text:p>-1659</text:p>
          </table:table-cell>
          <table:table-cell office:value-type="float" office:value="18276.55273" calcext:value-type="float">
            <text:p>18276.55273</text:p>
          </table:table-cell>
          <table:table-cell office:value-type="float" office:value="17.33068" calcext:value-type="float">
            <text:p>17.33068</text:p>
          </table:table-cell>
          <table:table-cell office:value-type="float" office:value="-0.92071" calcext:value-type="float">
            <text:p>-0.92071</text:p>
          </table:table-cell>
          <table:table-cell office:value-type="float" office:value="17.35512" calcext:value-type="float">
            <text:p>17.35512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-1657" calcext:value-type="float">
            <text:p>-1657</text:p>
          </table:table-cell>
          <table:table-cell office:value-type="float" office:value="18340.68164" calcext:value-type="float">
            <text:p>18340.68164</text:p>
          </table:table-cell>
          <table:table-cell office:value-type="float" office:value="6.60766" calcext:value-type="float">
            <text:p>6.60766</text:p>
          </table:table-cell>
          <table:table-cell office:value-type="float" office:value="-0.62487" calcext:value-type="float">
            <text:p>-0.62487</text:p>
          </table:table-cell>
          <table:table-cell office:value-type="float" office:value="6.63714" calcext:value-type="float">
            <text:p>6.63714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-1656" calcext:value-type="float">
            <text:p>-1656</text:p>
          </table:table-cell>
          <table:table-cell office:value-type="float" office:value="18404.81054" calcext:value-type="float">
            <text:p>18404.81054</text:p>
          </table:table-cell>
          <table:table-cell office:value-type="float" office:value="19.99816" calcext:value-type="float">
            <text:p>19.99816</text:p>
          </table:table-cell>
          <table:table-cell office:value-type="float" office:value="3.29772" calcext:value-type="float">
            <text:p>3.29772</text:p>
          </table:table-cell>
          <table:table-cell office:value-type="float" office:value="20.26824" calcext:value-type="float">
            <text:p>20.26824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-1656" calcext:value-type="float">
            <text:p>-1656</text:p>
          </table:table-cell>
          <table:table-cell office:value-type="float" office:value="18468.9375" calcext:value-type="float">
            <text:p>18468.9375</text:p>
          </table:table-cell>
          <table:table-cell office:value-type="float" office:value="16.36425" calcext:value-type="float">
            <text:p>16.36425</text:p>
          </table:table-cell>
          <table:table-cell office:value-type="float" office:value="-2.95123" calcext:value-type="float">
            <text:p>-2.95123</text:p>
          </table:table-cell>
          <table:table-cell office:value-type="float" office:value="16.62825" calcext:value-type="float">
            <text:p>16.62825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-1654" calcext:value-type="float">
            <text:p>-1654</text:p>
          </table:table-cell>
          <table:table-cell office:value-type="float" office:value="18533.0664" calcext:value-type="float">
            <text:p>18533.0664</text:p>
          </table:table-cell>
          <table:table-cell office:value-type="float" office:value="21.583" calcext:value-type="float">
            <text:p>21.583</text:p>
          </table:table-cell>
          <table:table-cell office:value-type="float" office:value="2.0885" calcext:value-type="float">
            <text:p>2.0885</text:p>
          </table:table-cell>
          <table:table-cell office:value-type="float" office:value="21.68381" calcext:value-type="float">
            <text:p>21.6838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-1652" calcext:value-type="float">
            <text:p>-1652</text:p>
          </table:table-cell>
          <table:table-cell office:value-type="float" office:value="18597.19531" calcext:value-type="float">
            <text:p>18597.19531</text:p>
          </table:table-cell>
          <table:table-cell office:value-type="float" office:value="15.11499" calcext:value-type="float">
            <text:p>15.11499</text:p>
          </table:table-cell>
          <table:table-cell office:value-type="float" office:value="4.23864" calcext:value-type="float">
            <text:p>4.23864</text:p>
          </table:table-cell>
          <table:table-cell office:value-type="float" office:value="15.69805" calcext:value-type="float">
            <text:p>15.6980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-1653" calcext:value-type="float">
            <text:p>-1653</text:p>
          </table:table-cell>
          <table:table-cell office:value-type="float" office:value="18661.32226" calcext:value-type="float">
            <text:p>18661.32226</text:p>
          </table:table-cell>
          <table:table-cell office:value-type="float" office:value="20.05187" calcext:value-type="float">
            <text:p>20.05187</text:p>
          </table:table-cell>
          <table:table-cell office:value-type="float" office:value="-7.33239" calcext:value-type="float">
            <text:p>-7.33239</text:p>
          </table:table-cell>
          <table:table-cell office:value-type="float" office:value="21.35045" calcext:value-type="float">
            <text:p>21.3504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-1653" calcext:value-type="float">
            <text:p>-1653</text:p>
          </table:table-cell>
          <table:table-cell office:value-type="float" office:value="18725.45117" calcext:value-type="float">
            <text:p>18725.45117</text:p>
          </table:table-cell>
          <table:table-cell office:value-type="float" office:value="13.21044" calcext:value-type="float">
            <text:p>13.21044</text:p>
          </table:table-cell>
          <table:table-cell office:value-type="float" office:value="9.26239" calcext:value-type="float">
            <text:p>9.26239</text:p>
          </table:table-cell>
          <table:table-cell office:value-type="float" office:value="16.13405" calcext:value-type="float">
            <text:p>16.13405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-1651" calcext:value-type="float">
            <text:p>-1651</text:p>
          </table:table-cell>
          <table:table-cell office:value-type="float" office:value="18789.58007" calcext:value-type="float">
            <text:p>18789.58007</text:p>
          </table:table-cell>
          <table:table-cell office:value-type="float" office:value="15.37023" calcext:value-type="float">
            <text:p>15.37023</text:p>
          </table:table-cell>
          <table:table-cell office:value-type="float" office:value="3.30859" calcext:value-type="float">
            <text:p>3.30859</text:p>
          </table:table-cell>
          <table:table-cell office:value-type="float" office:value="15.72231" calcext:value-type="float">
            <text:p>15.7223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-1650" calcext:value-type="float">
            <text:p>-1650</text:p>
          </table:table-cell>
          <table:table-cell office:value-type="float" office:value="18853.70703" calcext:value-type="float">
            <text:p>18853.70703</text:p>
          </table:table-cell>
          <table:table-cell office:value-type="float" office:value="22.94848" calcext:value-type="float">
            <text:p>22.94848</text:p>
          </table:table-cell>
          <table:table-cell office:value-type="float" office:value="5.74096" calcext:value-type="float">
            <text:p>5.74096</text:p>
          </table:table-cell>
          <table:table-cell office:value-type="float" office:value="23.65569" calcext:value-type="float">
            <text:p>23.65569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1651" calcext:value-type="float">
            <text:p>-1651</text:p>
          </table:table-cell>
          <table:table-cell office:value-type="float" office:value="18917.83593" calcext:value-type="float">
            <text:p>18917.83593</text:p>
          </table:table-cell>
          <table:table-cell office:value-type="float" office:value="14.89538" calcext:value-type="float">
            <text:p>14.89538</text:p>
          </table:table-cell>
          <table:table-cell office:value-type="float" office:value="8.51989" calcext:value-type="float">
            <text:p>8.51989</text:p>
          </table:table-cell>
          <table:table-cell office:value-type="float" office:value="17.15987" calcext:value-type="float">
            <text:p>17.15987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-1651" calcext:value-type="float">
            <text:p>-1651</text:p>
          </table:table-cell>
          <table:table-cell office:value-type="float" office:value="18981.96484" calcext:value-type="float">
            <text:p>18981.96484</text:p>
          </table:table-cell>
          <table:table-cell office:value-type="float" office:value="13.93676" calcext:value-type="float">
            <text:p>13.93676</text:p>
          </table:table-cell>
          <table:table-cell office:value-type="float" office:value="1.60388" calcext:value-type="float">
            <text:p>1.60388</text:p>
          </table:table-cell>
          <table:table-cell office:value-type="float" office:value="14.02875" calcext:value-type="float">
            <text:p>14.02875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-1649" calcext:value-type="float">
            <text:p>-1649</text:p>
          </table:table-cell>
          <table:table-cell office:value-type="float" office:value="19046.09179" calcext:value-type="float">
            <text:p>19046.09179</text:p>
          </table:table-cell>
          <table:table-cell office:value-type="float" office:value="6.79443" calcext:value-type="float">
            <text:p>6.79443</text:p>
          </table:table-cell>
          <table:table-cell office:value-type="float" office:value="2.44323" calcext:value-type="float">
            <text:p>2.44323</text:p>
          </table:table-cell>
          <table:table-cell office:value-type="float" office:value="7.22036" calcext:value-type="float">
            <text:p>7.22036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-1649" calcext:value-type="float">
            <text:p>-1649</text:p>
          </table:table-cell>
          <table:table-cell office:value-type="float" office:value="19110.2207" calcext:value-type="float">
            <text:p>19110.2207</text:p>
          </table:table-cell>
          <table:table-cell office:value-type="float" office:value="17.24755" calcext:value-type="float">
            <text:p>17.24755</text:p>
          </table:table-cell>
          <table:table-cell office:value-type="float" office:value="-1.49444" calcext:value-type="float">
            <text:p>-1.49444</text:p>
          </table:table-cell>
          <table:table-cell office:value-type="float" office:value="17.31218" calcext:value-type="float">
            <text:p>17.3121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-1648" calcext:value-type="float">
            <text:p>-1648</text:p>
          </table:table-cell>
          <table:table-cell office:value-type="float" office:value="19174.3496" calcext:value-type="float">
            <text:p>19174.3496</text:p>
          </table:table-cell>
          <table:table-cell office:value-type="float" office:value="14.46179" calcext:value-type="float">
            <text:p>14.46179</text:p>
          </table:table-cell>
          <table:table-cell office:value-type="float" office:value="19.11132" calcext:value-type="float">
            <text:p>19.11132</text:p>
          </table:table-cell>
          <table:table-cell office:value-type="float" office:value="23.96635" calcext:value-type="float">
            <text:p>23.9663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-1646" calcext:value-type="float">
            <text:p>-1646</text:p>
          </table:table-cell>
          <table:table-cell office:value-type="float" office:value="19238.47656" calcext:value-type="float">
            <text:p>19238.47656</text:p>
          </table:table-cell>
          <table:table-cell office:value-type="float" office:value="18.97241" calcext:value-type="float">
            <text:p>18.97241</text:p>
          </table:table-cell>
          <table:table-cell office:value-type="float" office:value="12.96801" calcext:value-type="float">
            <text:p>12.96801</text:p>
          </table:table-cell>
          <table:table-cell office:value-type="float" office:value="22.9809" calcext:value-type="float">
            <text:p>22.9809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-1645" calcext:value-type="float">
            <text:p>-1645</text:p>
          </table:table-cell>
          <table:table-cell office:value-type="float" office:value="19302.60546" calcext:value-type="float">
            <text:p>19302.60546</text:p>
          </table:table-cell>
          <table:table-cell office:value-type="float" office:value="15.96655" calcext:value-type="float">
            <text:p>15.96655</text:p>
          </table:table-cell>
          <table:table-cell office:value-type="float" office:value="5.5177" calcext:value-type="float">
            <text:p>5.5177</text:p>
          </table:table-cell>
          <table:table-cell office:value-type="float" office:value="16.89306" calcext:value-type="float">
            <text:p>16.89306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-1645" calcext:value-type="float">
            <text:p>-1645</text:p>
          </table:table-cell>
          <table:table-cell office:value-type="float" office:value="19366.73437" calcext:value-type="float">
            <text:p>19366.73437</text:p>
          </table:table-cell>
          <table:table-cell office:value-type="float" office:value="13.07153" calcext:value-type="float">
            <text:p>13.07153</text:p>
          </table:table-cell>
          <table:table-cell office:value-type="float" office:value="4.12768" calcext:value-type="float">
            <text:p>4.12768</text:p>
          </table:table-cell>
          <table:table-cell office:value-type="float" office:value="13.70776" calcext:value-type="float">
            <text:p>13.70776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-1644" calcext:value-type="float">
            <text:p>-1644</text:p>
          </table:table-cell>
          <table:table-cell office:value-type="float" office:value="19430.86132" calcext:value-type="float">
            <text:p>19430.86132</text:p>
          </table:table-cell>
          <table:table-cell office:value-type="float" office:value="13.40856" calcext:value-type="float">
            <text:p>13.40856</text:p>
          </table:table-cell>
          <table:table-cell office:value-type="float" office:value="0.41943" calcext:value-type="float">
            <text:p>0.41943</text:p>
          </table:table-cell>
          <table:table-cell office:value-type="float" office:value="13.41512" calcext:value-type="float">
            <text:p>13.41512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-1644" calcext:value-type="float">
            <text:p>-1644</text:p>
          </table:table-cell>
          <table:table-cell office:value-type="float" office:value="19494.99023" calcext:value-type="float">
            <text:p>19494.99023</text:p>
          </table:table-cell>
          <table:table-cell office:value-type="float" office:value="17.63378" calcext:value-type="float">
            <text:p>17.63378</text:p>
          </table:table-cell>
          <table:table-cell office:value-type="float" office:value="1.81262" calcext:value-type="float">
            <text:p>1.81262</text:p>
          </table:table-cell>
          <table:table-cell office:value-type="float" office:value="17.7267" calcext:value-type="float">
            <text:p>17.7267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-1645" calcext:value-type="float">
            <text:p>-1645</text:p>
          </table:table-cell>
          <table:table-cell office:value-type="float" office:value="19559.11914" calcext:value-type="float">
            <text:p>19559.11914</text:p>
          </table:table-cell>
          <table:table-cell office:value-type="float" office:value="18.18029" calcext:value-type="float">
            <text:p>18.18029</text:p>
          </table:table-cell>
          <table:table-cell office:value-type="float" office:value="10.45568" calcext:value-type="float">
            <text:p>10.45568</text:p>
          </table:table-cell>
          <table:table-cell office:value-type="float" office:value="20.97247" calcext:value-type="float">
            <text:p>20.97247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-1645" calcext:value-type="float">
            <text:p>-1645</text:p>
          </table:table-cell>
          <table:table-cell office:value-type="float" office:value="19623.24609" calcext:value-type="float">
            <text:p>19623.24609</text:p>
          </table:table-cell>
          <table:table-cell office:value-type="float" office:value="10.26147" calcext:value-type="float">
            <text:p>10.26147</text:p>
          </table:table-cell>
          <table:table-cell office:value-type="float" office:value="13.52282" calcext:value-type="float">
            <text:p>13.52282</text:p>
          </table:table-cell>
          <table:table-cell office:value-type="float" office:value="16.97541" calcext:value-type="float">
            <text:p>16.9754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-1644" calcext:value-type="float">
            <text:p>-1644</text:p>
          </table:table-cell>
          <table:table-cell office:value-type="float" office:value="19687.375" calcext:value-type="float">
            <text:p>19687.375</text:p>
          </table:table-cell>
          <table:table-cell office:value-type="float" office:value="11.93078" calcext:value-type="float">
            <text:p>11.93078</text:p>
          </table:table-cell>
          <table:table-cell office:value-type="float" office:value="12.35522" calcext:value-type="float">
            <text:p>12.35522</text:p>
          </table:table-cell>
          <table:table-cell office:value-type="float" office:value="17.17542" calcext:value-type="float">
            <text:p>17.17542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-1645" calcext:value-type="float">
            <text:p>-1645</text:p>
          </table:table-cell>
          <table:table-cell office:value-type="float" office:value="19751.5039" calcext:value-type="float">
            <text:p>19751.5039</text:p>
          </table:table-cell>
          <table:table-cell office:value-type="float" office:value="5.42907" calcext:value-type="float">
            <text:p>5.42907</text:p>
          </table:table-cell>
          <table:table-cell office:value-type="float" office:value="6.26721" calcext:value-type="float">
            <text:p>6.26721</text:p>
          </table:table-cell>
          <table:table-cell office:value-type="float" office:value="8.29173" calcext:value-type="float">
            <text:p>8.29173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-1645" calcext:value-type="float">
            <text:p>-1645</text:p>
          </table:table-cell>
          <table:table-cell office:value-type="float" office:value="19815.63085" calcext:value-type="float">
            <text:p>19815.63085</text:p>
          </table:table-cell>
          <table:table-cell office:value-type="float" office:value="4.08398" calcext:value-type="float">
            <text:p>4.08398</text:p>
          </table:table-cell>
          <table:table-cell office:value-type="float" office:value="-0.11767" calcext:value-type="float">
            <text:p>-0.11767</text:p>
          </table:table-cell>
          <table:table-cell office:value-type="float" office:value="4.08567" calcext:value-type="float">
            <text:p>4.08567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-1645" calcext:value-type="float">
            <text:p>-1645</text:p>
          </table:table-cell>
          <table:table-cell office:value-type="float" office:value="19879.75976" calcext:value-type="float">
            <text:p>19879.75976</text:p>
          </table:table-cell>
          <table:table-cell office:value-type="float" office:value="6.4602" calcext:value-type="float">
            <text:p>6.4602</text:p>
          </table:table-cell>
          <table:table-cell office:value-type="float" office:value="7.11621" calcext:value-type="float">
            <text:p>7.11621</text:p>
          </table:table-cell>
          <table:table-cell office:value-type="float" office:value="9.61117" calcext:value-type="float">
            <text:p>9.61117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-1644" calcext:value-type="float">
            <text:p>-1644</text:p>
          </table:table-cell>
          <table:table-cell office:value-type="float" office:value="19943.88867" calcext:value-type="float">
            <text:p>19943.88867</text:p>
          </table:table-cell>
          <table:table-cell office:value-type="float" office:value="11.13085" calcext:value-type="float">
            <text:p>11.13085</text:p>
          </table:table-cell>
          <table:table-cell office:value-type="float" office:value="2.58642" calcext:value-type="float">
            <text:p>2.58642</text:p>
          </table:table-cell>
          <table:table-cell office:value-type="float" office:value="11.4274" calcext:value-type="float">
            <text:p>11.4274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-1644" calcext:value-type="float">
            <text:p>-1644</text:p>
          </table:table-cell>
          <table:table-cell office:value-type="float" office:value="20008.01562" calcext:value-type="float">
            <text:p>20008.01562</text:p>
          </table:table-cell>
          <table:table-cell office:value-type="float" office:value="16.52832" calcext:value-type="float">
            <text:p>16.52832</text:p>
          </table:table-cell>
          <table:table-cell office:value-type="float" office:value="8.86926" calcext:value-type="float">
            <text:p>8.86926</text:p>
          </table:table-cell>
          <table:table-cell office:value-type="float" office:value="18.75764" calcext:value-type="float">
            <text:p>18.75764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-1646" calcext:value-type="float">
            <text:p>-1646</text:p>
          </table:table-cell>
          <table:table-cell office:value-type="float" office:value="20072.14453" calcext:value-type="float">
            <text:p>20072.14453</text:p>
          </table:table-cell>
          <table:table-cell office:value-type="float" office:value="20.62829" calcext:value-type="float">
            <text:p>20.62829</text:p>
          </table:table-cell>
          <table:table-cell office:value-type="float" office:value="1.02648" calcext:value-type="float">
            <text:p>1.02648</text:p>
          </table:table-cell>
          <table:table-cell office:value-type="float" office:value="20.65382" calcext:value-type="float">
            <text:p>20.65382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-1647" calcext:value-type="float">
            <text:p>-1647</text:p>
          </table:table-cell>
          <table:table-cell office:value-type="float" office:value="20136.27343" calcext:value-type="float">
            <text:p>20136.27343</text:p>
          </table:table-cell>
          <table:table-cell office:value-type="float" office:value="14.9121" calcext:value-type="float">
            <text:p>14.9121</text:p>
          </table:table-cell>
          <table:table-cell office:value-type="float" office:value="1.26037" calcext:value-type="float">
            <text:p>1.26037</text:p>
          </table:table-cell>
          <table:table-cell office:value-type="float" office:value="14.96527" calcext:value-type="float">
            <text:p>14.96527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-1647" calcext:value-type="float">
            <text:p>-1647</text:p>
          </table:table-cell>
          <table:table-cell office:value-type="float" office:value="20200.40039" calcext:value-type="float">
            <text:p>20200.40039</text:p>
          </table:table-cell>
          <table:table-cell office:value-type="float" office:value="17.12609" calcext:value-type="float">
            <text:p>17.12609</text:p>
          </table:table-cell>
          <table:table-cell office:value-type="float" office:value="-3.91894" calcext:value-type="float">
            <text:p>-3.91894</text:p>
          </table:table-cell>
          <table:table-cell office:value-type="float" office:value="17.56876" calcext:value-type="float">
            <text:p>17.56876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-1648" calcext:value-type="float">
            <text:p>-1648</text:p>
          </table:table-cell>
          <table:table-cell office:value-type="float" office:value="20264.52929" calcext:value-type="float">
            <text:p>20264.52929</text:p>
          </table:table-cell>
          <table:table-cell office:value-type="float" office:value="15.84948" calcext:value-type="float">
            <text:p>15.84948</text:p>
          </table:table-cell>
          <table:table-cell office:value-type="float" office:value="-11.50366" calcext:value-type="float">
            <text:p>-11.50366</text:p>
          </table:table-cell>
          <table:table-cell office:value-type="float" office:value="19.58419" calcext:value-type="float">
            <text:p>19.58419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-1649" calcext:value-type="float">
            <text:p>-1649</text:p>
          </table:table-cell>
          <table:table-cell office:value-type="float" office:value="20328.6582" calcext:value-type="float">
            <text:p>20328.6582</text:p>
          </table:table-cell>
          <table:table-cell office:value-type="float" office:value="14.49816" calcext:value-type="float">
            <text:p>14.49816</text:p>
          </table:table-cell>
          <table:table-cell office:value-type="float" office:value="5.75109" calcext:value-type="float">
            <text:p>5.75109</text:p>
          </table:table-cell>
          <table:table-cell office:value-type="float" office:value="15.59718" calcext:value-type="float">
            <text:p>15.59718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-1649" calcext:value-type="float">
            <text:p>-1649</text:p>
          </table:table-cell>
          <table:table-cell office:value-type="float" office:value="20392.78515" calcext:value-type="float">
            <text:p>20392.78515</text:p>
          </table:table-cell>
          <table:table-cell office:value-type="float" office:value="23.25793" calcext:value-type="float">
            <text:p>23.25793</text:p>
          </table:table-cell>
          <table:table-cell office:value-type="float" office:value="1.09301" calcext:value-type="float">
            <text:p>1.09301</text:p>
          </table:table-cell>
          <table:table-cell office:value-type="float" office:value="23.2836" calcext:value-type="float">
            <text:p>23.2836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-1650" calcext:value-type="float">
            <text:p>-1650</text:p>
          </table:table-cell>
          <table:table-cell office:value-type="float" office:value="20456.91406" calcext:value-type="float">
            <text:p>20456.91406</text:p>
          </table:table-cell>
          <table:table-cell office:value-type="float" office:value="-0.75488" calcext:value-type="float">
            <text:p>-0.75488</text:p>
          </table:table-cell>
          <table:table-cell office:value-type="float" office:value="-7.18518" calcext:value-type="float">
            <text:p>-7.18518</text:p>
          </table:table-cell>
          <table:table-cell office:value-type="float" office:value="7.22472" calcext:value-type="float">
            <text:p>7.2247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-1651" calcext:value-type="float">
            <text:p>-1651</text:p>
          </table:table-cell>
          <table:table-cell office:value-type="float" office:value="20521.04296" calcext:value-type="float">
            <text:p>20521.04296</text:p>
          </table:table-cell>
          <table:table-cell office:value-type="float" office:value="16.8551" calcext:value-type="float">
            <text:p>16.8551</text:p>
          </table:table-cell>
          <table:table-cell office:value-type="float" office:value="-7.1007" calcext:value-type="float">
            <text:p>-7.1007</text:p>
          </table:table-cell>
          <table:table-cell office:value-type="float" office:value="18.28973" calcext:value-type="float">
            <text:p>18.28973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-1652" calcext:value-type="float">
            <text:p>-1652</text:p>
          </table:table-cell>
          <table:table-cell office:value-type="float" office:value="20585.16992" calcext:value-type="float">
            <text:p>20585.16992</text:p>
          </table:table-cell>
          <table:table-cell office:value-type="float" office:value="12.72949" calcext:value-type="float">
            <text:p>12.72949</text:p>
          </table:table-cell>
          <table:table-cell office:value-type="float" office:value="4.16442" calcext:value-type="float">
            <text:p>4.16442</text:p>
          </table:table-cell>
          <table:table-cell office:value-type="float" office:value="13.39337" calcext:value-type="float">
            <text:p>13.39337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-1653" calcext:value-type="float">
            <text:p>-1653</text:p>
          </table:table-cell>
          <table:table-cell office:value-type="float" office:value="20649.29882" calcext:value-type="float">
            <text:p>20649.29882</text:p>
          </table:table-cell>
          <table:table-cell office:value-type="float" office:value="16.89575" calcext:value-type="float">
            <text:p>16.89575</text:p>
          </table:table-cell>
          <table:table-cell office:value-type="float" office:value="0.10888" calcext:value-type="float">
            <text:p>0.10888</text:p>
          </table:table-cell>
          <table:table-cell office:value-type="float" office:value="16.8961" calcext:value-type="float">
            <text:p>16.896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-1654" calcext:value-type="float">
            <text:p>-1654</text:p>
          </table:table-cell>
          <table:table-cell office:value-type="float" office:value="20713.42773" calcext:value-type="float">
            <text:p>20713.42773</text:p>
          </table:table-cell>
          <table:table-cell office:value-type="float" office:value="11.7926" calcext:value-type="float">
            <text:p>11.7926</text:p>
          </table:table-cell>
          <table:table-cell office:value-type="float" office:value="8.06896" calcext:value-type="float">
            <text:p>8.06896</text:p>
          </table:table-cell>
          <table:table-cell office:value-type="float" office:value="14.28893" calcext:value-type="float">
            <text:p>14.2889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-1654" calcext:value-type="float">
            <text:p>-1654</text:p>
          </table:table-cell>
          <table:table-cell office:value-type="float" office:value="20777.55468" calcext:value-type="float">
            <text:p>20777.55468</text:p>
          </table:table-cell>
          <table:table-cell office:value-type="float" office:value="15.45056" calcext:value-type="float">
            <text:p>15.45056</text:p>
          </table:table-cell>
          <table:table-cell office:value-type="float" office:value="1.49902" calcext:value-type="float">
            <text:p>1.49902</text:p>
          </table:table-cell>
          <table:table-cell office:value-type="float" office:value="15.52311" calcext:value-type="float">
            <text:p>15.5231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-1654" calcext:value-type="float">
            <text:p>-1654</text:p>
          </table:table-cell>
          <table:table-cell office:value-type="float" office:value="20841.68359" calcext:value-type="float">
            <text:p>20841.68359</text:p>
          </table:table-cell>
          <table:table-cell office:value-type="float" office:value="3.91796" calcext:value-type="float">
            <text:p>3.91796</text:p>
          </table:table-cell>
          <table:table-cell office:value-type="float" office:value="9.44177" calcext:value-type="float">
            <text:p>9.44177</text:p>
          </table:table-cell>
          <table:table-cell office:value-type="float" office:value="10.2224" calcext:value-type="float">
            <text:p>10.2224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-1655" calcext:value-type="float">
            <text:p>-1655</text:p>
          </table:table-cell>
          <table:table-cell office:value-type="float" office:value="20905.8125" calcext:value-type="float">
            <text:p>20905.8125</text:p>
          </table:table-cell>
          <table:table-cell office:value-type="float" office:value="12.01586" calcext:value-type="float">
            <text:p>12.01586</text:p>
          </table:table-cell>
          <table:table-cell office:value-type="float" office:value="-1.04907" calcext:value-type="float">
            <text:p>-1.04907</text:p>
          </table:table-cell>
          <table:table-cell office:value-type="float" office:value="12.06157" calcext:value-type="float">
            <text:p>12.06157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-1656" calcext:value-type="float">
            <text:p>-1656</text:p>
          </table:table-cell>
          <table:table-cell office:value-type="float" office:value="20969.93945" calcext:value-type="float">
            <text:p>20969.93945</text:p>
          </table:table-cell>
          <table:table-cell office:value-type="float" office:value="5.90521" calcext:value-type="float">
            <text:p>5.90521</text:p>
          </table:table-cell>
          <table:table-cell office:value-type="float" office:value="7.02758" calcext:value-type="float">
            <text:p>7.02758</text:p>
          </table:table-cell>
          <table:table-cell office:value-type="float" office:value="9.17924" calcext:value-type="float">
            <text:p>9.17924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-1658" calcext:value-type="float">
            <text:p>-1658</text:p>
          </table:table-cell>
          <table:table-cell office:value-type="float" office:value="21034.06835" calcext:value-type="float">
            <text:p>21034.06835</text:p>
          </table:table-cell>
          <table:table-cell office:value-type="float" office:value="19.29016" calcext:value-type="float">
            <text:p>19.29016</text:p>
          </table:table-cell>
          <table:table-cell office:value-type="float" office:value="4.91381" calcext:value-type="float">
            <text:p>4.91381</text:p>
          </table:table-cell>
          <table:table-cell office:value-type="float" office:value="19.90617" calcext:value-type="float">
            <text:p>19.90617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-1659" calcext:value-type="float">
            <text:p>-1659</text:p>
          </table:table-cell>
          <table:table-cell office:value-type="float" office:value="21098.19726" calcext:value-type="float">
            <text:p>21098.19726</text:p>
          </table:table-cell>
          <table:table-cell office:value-type="float" office:value="-6.04608" calcext:value-type="float">
            <text:p>-6.04608</text:p>
          </table:table-cell>
          <table:table-cell office:value-type="float" office:value="15.34399" calcext:value-type="float">
            <text:p>15.34399</text:p>
          </table:table-cell>
          <table:table-cell office:value-type="float" office:value="16.49221" calcext:value-type="float">
            <text:p>16.4922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-1660" calcext:value-type="float">
            <text:p>-1660</text:p>
          </table:table-cell>
          <table:table-cell office:value-type="float" office:value="21162.32421" calcext:value-type="float">
            <text:p>21162.32421</text:p>
          </table:table-cell>
          <table:table-cell office:value-type="float" office:value="21.57556" calcext:value-type="float">
            <text:p>21.57556</text:p>
          </table:table-cell>
          <table:table-cell office:value-type="float" office:value="5.62597" calcext:value-type="float">
            <text:p>5.62597</text:p>
          </table:table-cell>
          <table:table-cell office:value-type="float" office:value="22.297" calcext:value-type="float">
            <text:p>22.29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-1660" calcext:value-type="float">
            <text:p>-1660</text:p>
          </table:table-cell>
          <table:table-cell office:value-type="float" office:value="21226.45312" calcext:value-type="float">
            <text:p>21226.45312</text:p>
          </table:table-cell>
          <table:table-cell office:value-type="float" office:value="4.42034" calcext:value-type="float">
            <text:p>4.42034</text:p>
          </table:table-cell>
          <table:table-cell office:value-type="float" office:value="2.01513" calcext:value-type="float">
            <text:p>2.01513</text:p>
          </table:table-cell>
          <table:table-cell office:value-type="float" office:value="4.858" calcext:value-type="float">
            <text:p>4.858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-1661" calcext:value-type="float">
            <text:p>-1661</text:p>
          </table:table-cell>
          <table:table-cell office:value-type="float" office:value="21290.58203" calcext:value-type="float">
            <text:p>21290.58203</text:p>
          </table:table-cell>
          <table:table-cell office:value-type="float" office:value="2.13751" calcext:value-type="float">
            <text:p>2.13751</text:p>
          </table:table-cell>
          <table:table-cell office:value-type="float" office:value="11.37133" calcext:value-type="float">
            <text:p>11.37133</text:p>
          </table:table-cell>
          <table:table-cell office:value-type="float" office:value="11.57049" calcext:value-type="float">
            <text:p>11.57049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-1660" calcext:value-type="float">
            <text:p>-1660</text:p>
          </table:table-cell>
          <table:table-cell office:value-type="float" office:value="21354.70898" calcext:value-type="float">
            <text:p>21354.70898</text:p>
          </table:table-cell>
          <table:table-cell office:value-type="float" office:value="4.83142" calcext:value-type="float">
            <text:p>4.83142</text:p>
          </table:table-cell>
          <table:table-cell office:value-type="float" office:value="-6.56945" calcext:value-type="float">
            <text:p>-6.56945</text:p>
          </table:table-cell>
          <table:table-cell office:value-type="float" office:value="8.15477" calcext:value-type="float">
            <text:p>8.15477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-1661" calcext:value-type="float">
            <text:p>-1661</text:p>
          </table:table-cell>
          <table:table-cell office:value-type="float" office:value="21418.83789" calcext:value-type="float">
            <text:p>21418.83789</text:p>
          </table:table-cell>
          <table:table-cell office:value-type="float" office:value="12.6054" calcext:value-type="float">
            <text:p>12.6054</text:p>
          </table:table-cell>
          <table:table-cell office:value-type="float" office:value="24.40124" calcext:value-type="float">
            <text:p>24.40124</text:p>
          </table:table-cell>
          <table:table-cell office:value-type="float" office:value="27.46483" calcext:value-type="float">
            <text:p>27.46483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-1662" calcext:value-type="float">
            <text:p>-1662</text:p>
          </table:table-cell>
          <table:table-cell office:value-type="float" office:value="21482.96679" calcext:value-type="float">
            <text:p>21482.96679</text:p>
          </table:table-cell>
          <table:table-cell office:value-type="float" office:value="26.36163" calcext:value-type="float">
            <text:p>26.36163</text:p>
          </table:table-cell>
          <table:table-cell office:value-type="float" office:value="10.58447" calcext:value-type="float">
            <text:p>10.58447</text:p>
          </table:table-cell>
          <table:table-cell office:value-type="float" office:value="28.40716" calcext:value-type="float">
            <text:p>28.40716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-1664" calcext:value-type="float">
            <text:p>-1664</text:p>
          </table:table-cell>
          <table:table-cell office:value-type="float" office:value="21547.09375" calcext:value-type="float">
            <text:p>21547.09375</text:p>
          </table:table-cell>
          <table:table-cell office:value-type="float" office:value="15.02471" calcext:value-type="float">
            <text:p>15.02471</text:p>
          </table:table-cell>
          <table:table-cell office:value-type="float" office:value="23.10852" calcext:value-type="float">
            <text:p>23.10852</text:p>
          </table:table-cell>
          <table:table-cell office:value-type="float" office:value="27.56348" calcext:value-type="float">
            <text:p>27.56348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-1665" calcext:value-type="float">
            <text:p>-1665</text:p>
          </table:table-cell>
          <table:table-cell office:value-type="float" office:value="21611.22265" calcext:value-type="float">
            <text:p>21611.22265</text:p>
          </table:table-cell>
          <table:table-cell office:value-type="float" office:value="5.26892" calcext:value-type="float">
            <text:p>5.26892</text:p>
          </table:table-cell>
          <table:table-cell office:value-type="float" office:value="17.28479" calcext:value-type="float">
            <text:p>17.28479</text:p>
          </table:table-cell>
          <table:table-cell office:value-type="float" office:value="18.07001" calcext:value-type="float">
            <text:p>18.0700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-1666" calcext:value-type="float">
            <text:p>-1666</text:p>
          </table:table-cell>
          <table:table-cell office:value-type="float" office:value="21675.35156" calcext:value-type="float">
            <text:p>21675.35156</text:p>
          </table:table-cell>
          <table:table-cell office:value-type="float" office:value="-2.02667" calcext:value-type="float">
            <text:p>-2.02667</text:p>
          </table:table-cell>
          <table:table-cell office:value-type="float" office:value="6.62939" calcext:value-type="float">
            <text:p>6.62939</text:p>
          </table:table-cell>
          <table:table-cell office:value-type="float" office:value="6.93226" calcext:value-type="float">
            <text:p>6.93226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-1667" calcext:value-type="float">
            <text:p>-1667</text:p>
          </table:table-cell>
          <table:table-cell office:value-type="float" office:value="21739.47851" calcext:value-type="float">
            <text:p>21739.47851</text:p>
          </table:table-cell>
          <table:table-cell office:value-type="float" office:value="10.70989" calcext:value-type="float">
            <text:p>10.70989</text:p>
          </table:table-cell>
          <table:table-cell office:value-type="float" office:value="3.66845" calcext:value-type="float">
            <text:p>3.66845</text:p>
          </table:table-cell>
          <table:table-cell office:value-type="float" office:value="11.32075" calcext:value-type="float">
            <text:p>11.3207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-1667" calcext:value-type="float">
            <text:p>-1667</text:p>
          </table:table-cell>
          <table:table-cell office:value-type="float" office:value="21803.60742" calcext:value-type="float">
            <text:p>21803.60742</text:p>
          </table:table-cell>
          <table:table-cell office:value-type="float" office:value="5.53002" calcext:value-type="float">
            <text:p>5.53002</text:p>
          </table:table-cell>
          <table:table-cell office:value-type="float" office:value="9.98364" calcext:value-type="float">
            <text:p>9.98364</text:p>
          </table:table-cell>
          <table:table-cell office:value-type="float" office:value="11.4129" calcext:value-type="float">
            <text:p>11.4129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-1668" calcext:value-type="float">
            <text:p>-1668</text:p>
          </table:table-cell>
          <table:table-cell office:value-type="float" office:value="21867.73632" calcext:value-type="float">
            <text:p>21867.73632</text:p>
          </table:table-cell>
          <table:table-cell office:value-type="float" office:value="21.61206" calcext:value-type="float">
            <text:p>21.61206</text:p>
          </table:table-cell>
          <table:table-cell office:value-type="float" office:value="9.48876" calcext:value-type="float">
            <text:p>9.48876</text:p>
          </table:table-cell>
          <table:table-cell office:value-type="float" office:value="23.60334" calcext:value-type="float">
            <text:p>23.60334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-1668" calcext:value-type="float">
            <text:p>-1668</text:p>
          </table:table-cell>
          <table:table-cell office:value-type="float" office:value="21931.86328" calcext:value-type="float">
            <text:p>21931.86328</text:p>
          </table:table-cell>
          <table:table-cell office:value-type="float" office:value="14.21179" calcext:value-type="float">
            <text:p>14.21179</text:p>
          </table:table-cell>
          <table:table-cell office:value-type="float" office:value="24.0697" calcext:value-type="float">
            <text:p>24.0697</text:p>
          </table:table-cell>
          <table:table-cell office:value-type="float" office:value="27.9522" calcext:value-type="float">
            <text:p>27.9522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-1669" calcext:value-type="float">
            <text:p>-1669</text:p>
          </table:table-cell>
          <table:table-cell office:value-type="float" office:value="21995.99218" calcext:value-type="float">
            <text:p>21995.99218</text:p>
          </table:table-cell>
          <table:table-cell office:value-type="float" office:value="11.85113" calcext:value-type="float">
            <text:p>11.85113</text:p>
          </table:table-cell>
          <table:table-cell office:value-type="float" office:value="9.88659" calcext:value-type="float">
            <text:p>9.88659</text:p>
          </table:table-cell>
          <table:table-cell office:value-type="float" office:value="15.43354" calcext:value-type="float">
            <text:p>15.43354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-1670" calcext:value-type="float">
            <text:p>-1670</text:p>
          </table:table-cell>
          <table:table-cell office:value-type="float" office:value="22060.12109" calcext:value-type="float">
            <text:p>22060.12109</text:p>
          </table:table-cell>
          <table:table-cell office:value-type="float" office:value="4.37677" calcext:value-type="float">
            <text:p>4.37677</text:p>
          </table:table-cell>
          <table:table-cell office:value-type="float" office:value="4.34826" calcext:value-type="float">
            <text:p>4.34826</text:p>
          </table:table-cell>
          <table:table-cell office:value-type="float" office:value="6.16956" calcext:value-type="float">
            <text:p>6.16956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-1670" calcext:value-type="float">
            <text:p>-1670</text:p>
          </table:table-cell>
          <table:table-cell office:value-type="float" office:value="22124.24804" calcext:value-type="float">
            <text:p>22124.24804</text:p>
          </table:table-cell>
          <table:table-cell office:value-type="float" office:value="7.38818" calcext:value-type="float">
            <text:p>7.38818</text:p>
          </table:table-cell>
          <table:table-cell office:value-type="float" office:value="24.78686" calcext:value-type="float">
            <text:p>24.78686</text:p>
          </table:table-cell>
          <table:table-cell office:value-type="float" office:value="25.86453" calcext:value-type="float">
            <text:p>25.86453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-1671" calcext:value-type="float">
            <text:p>-1671</text:p>
          </table:table-cell>
          <table:table-cell office:value-type="float" office:value="22188.37695" calcext:value-type="float">
            <text:p>22188.37695</text:p>
          </table:table-cell>
          <table:table-cell office:value-type="float" office:value="28.94439" calcext:value-type="float">
            <text:p>28.94439</text:p>
          </table:table-cell>
          <table:table-cell office:value-type="float" office:value="27.94189" calcext:value-type="float">
            <text:p>27.94189</text:p>
          </table:table-cell>
          <table:table-cell office:value-type="float" office:value="40.23092" calcext:value-type="float">
            <text:p>40.23092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-1672" calcext:value-type="float">
            <text:p>-1672</text:p>
          </table:table-cell>
          <table:table-cell office:value-type="float" office:value="22252.50585" calcext:value-type="float">
            <text:p>22252.50585</text:p>
          </table:table-cell>
          <table:table-cell office:value-type="float" office:value="18.19738" calcext:value-type="float">
            <text:p>18.19738</text:p>
          </table:table-cell>
          <table:table-cell office:value-type="float" office:value="23.73083" calcext:value-type="float">
            <text:p>23.73083</text:p>
          </table:table-cell>
          <table:table-cell office:value-type="float" office:value="29.9048" calcext:value-type="float">
            <text:p>29.9048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-1673" calcext:value-type="float">
            <text:p>-1673</text:p>
          </table:table-cell>
          <table:table-cell office:value-type="float" office:value="22316.63281" calcext:value-type="float">
            <text:p>22316.63281</text:p>
          </table:table-cell>
          <table:table-cell office:value-type="float" office:value="18.11059" calcext:value-type="float">
            <text:p>18.11059</text:p>
          </table:table-cell>
          <table:table-cell office:value-type="float" office:value="6.54492" calcext:value-type="float">
            <text:p>6.54492</text:p>
          </table:table-cell>
          <table:table-cell office:value-type="float" office:value="19.25693" calcext:value-type="float">
            <text:p>19.25693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-1675" calcext:value-type="float">
            <text:p>-1675</text:p>
          </table:table-cell>
          <table:table-cell office:value-type="float" office:value="22380.76171" calcext:value-type="float">
            <text:p>22380.76171</text:p>
          </table:table-cell>
          <table:table-cell office:value-type="float" office:value="19.34722" calcext:value-type="float">
            <text:p>19.34722</text:p>
          </table:table-cell>
          <table:table-cell office:value-type="float" office:value="14.45715" calcext:value-type="float">
            <text:p>14.45715</text:p>
          </table:table-cell>
          <table:table-cell office:value-type="float" office:value="24.15211" calcext:value-type="float">
            <text:p>24.1521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-1677" calcext:value-type="float">
            <text:p>-1677</text:p>
          </table:table-cell>
          <table:table-cell office:value-type="float" office:value="22444.89062" calcext:value-type="float">
            <text:p>22444.89062</text:p>
          </table:table-cell>
          <table:table-cell office:value-type="float" office:value="10.61981" calcext:value-type="float">
            <text:p>10.61981</text:p>
          </table:table-cell>
          <table:table-cell office:value-type="float" office:value="-7.38366" calcext:value-type="float">
            <text:p>-7.38366</text:p>
          </table:table-cell>
          <table:table-cell office:value-type="float" office:value="12.93441" calcext:value-type="float">
            <text:p>12.9344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-1679" calcext:value-type="float">
            <text:p>-1679</text:p>
          </table:table-cell>
          <table:table-cell office:value-type="float" office:value="22509.01757" calcext:value-type="float">
            <text:p>22509.01757</text:p>
          </table:table-cell>
          <table:table-cell office:value-type="float" office:value="11.63702" calcext:value-type="float">
            <text:p>11.63702</text:p>
          </table:table-cell>
          <table:table-cell office:value-type="float" office:value="5.33496" calcext:value-type="float">
            <text:p>5.33496</text:p>
          </table:table-cell>
          <table:table-cell office:value-type="float" office:value="12.80164" calcext:value-type="float">
            <text:p>12.80164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-1680" calcext:value-type="float">
            <text:p>-1680</text:p>
          </table:table-cell>
          <table:table-cell office:value-type="float" office:value="22573.14648" calcext:value-type="float">
            <text:p>22573.14648</text:p>
          </table:table-cell>
          <table:table-cell office:value-type="float" office:value="-2.0039" calcext:value-type="float">
            <text:p>-2.0039</text:p>
          </table:table-cell>
          <table:table-cell office:value-type="float" office:value="1.92468" calcext:value-type="float">
            <text:p>1.92468</text:p>
          </table:table-cell>
          <table:table-cell office:value-type="float" office:value="2.77849" calcext:value-type="float">
            <text:p>2.77849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-1680" calcext:value-type="float">
            <text:p>-1680</text:p>
          </table:table-cell>
          <table:table-cell office:value-type="float" office:value="22637.27539" calcext:value-type="float">
            <text:p>22637.27539</text:p>
          </table:table-cell>
          <table:table-cell office:value-type="float" office:value="10.24896" calcext:value-type="float">
            <text:p>10.24896</text:p>
          </table:table-cell>
          <table:table-cell office:value-type="float" office:value="8.05468" calcext:value-type="float">
            <text:p>8.05468</text:p>
          </table:table-cell>
          <table:table-cell office:value-type="float" office:value="13.0353" calcext:value-type="float">
            <text:p>13.0353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-1681" calcext:value-type="float">
            <text:p>-1681</text:p>
          </table:table-cell>
          <table:table-cell office:value-type="float" office:value="22701.40234" calcext:value-type="float">
            <text:p>22701.40234</text:p>
          </table:table-cell>
          <table:table-cell office:value-type="float" office:value="12.97677" calcext:value-type="float">
            <text:p>12.97677</text:p>
          </table:table-cell>
          <table:table-cell office:value-type="float" office:value="27.64099" calcext:value-type="float">
            <text:p>27.64099</text:p>
          </table:table-cell>
          <table:table-cell office:value-type="float" office:value="30.53557" calcext:value-type="float">
            <text:p>30.53557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-1682" calcext:value-type="float">
            <text:p>-1682</text:p>
          </table:table-cell>
          <table:table-cell office:value-type="float" office:value="22765.53125" calcext:value-type="float">
            <text:p>22765.53125</text:p>
          </table:table-cell>
          <table:table-cell office:value-type="float" office:value="22.15975" calcext:value-type="float">
            <text:p>22.15975</text:p>
          </table:table-cell>
          <table:table-cell office:value-type="float" office:value="-9.49414" calcext:value-type="float">
            <text:p>-9.49414</text:p>
          </table:table-cell>
          <table:table-cell office:value-type="float" office:value="24.10795" calcext:value-type="float">
            <text:p>24.1079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-1683" calcext:value-type="float">
            <text:p>-1683</text:p>
          </table:table-cell>
          <table:table-cell office:value-type="float" office:value="22829.66015" calcext:value-type="float">
            <text:p>22829.66015</text:p>
          </table:table-cell>
          <table:table-cell office:value-type="float" office:value="4.4039" calcext:value-type="float">
            <text:p>4.4039</text:p>
          </table:table-cell>
          <table:table-cell office:value-type="float" office:value="16.0531" calcext:value-type="float">
            <text:p>16.0531</text:p>
          </table:table-cell>
          <table:table-cell office:value-type="float" office:value="16.64621" calcext:value-type="float">
            <text:p>16.6462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-1684" calcext:value-type="float">
            <text:p>-1684</text:p>
          </table:table-cell>
          <table:table-cell office:value-type="float" office:value="22893.7871" calcext:value-type="float">
            <text:p>22893.7871</text:p>
          </table:table-cell>
          <table:table-cell office:value-type="float" office:value="10.95297" calcext:value-type="float">
            <text:p>10.95297</text:p>
          </table:table-cell>
          <table:table-cell office:value-type="float" office:value="10.10034" calcext:value-type="float">
            <text:p>10.10034</text:p>
          </table:table-cell>
          <table:table-cell office:value-type="float" office:value="14.89914" calcext:value-type="float">
            <text:p>14.89914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-1686" calcext:value-type="float">
            <text:p>-1686</text:p>
          </table:table-cell>
          <table:table-cell office:value-type="float" office:value="22957.91601" calcext:value-type="float">
            <text:p>22957.91601</text:p>
          </table:table-cell>
          <table:table-cell office:value-type="float" office:value="0.52633" calcext:value-type="float">
            <text:p>0.52633</text:p>
          </table:table-cell>
          <table:table-cell office:value-type="float" office:value="9.72863" calcext:value-type="float">
            <text:p>9.72863</text:p>
          </table:table-cell>
          <table:table-cell office:value-type="float" office:value="9.74286" calcext:value-type="float">
            <text:p>9.74286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-1686" calcext:value-type="float">
            <text:p>-1686</text:p>
          </table:table-cell>
          <table:table-cell office:value-type="float" office:value="23022.04492" calcext:value-type="float">
            <text:p>23022.04492</text:p>
          </table:table-cell>
          <table:table-cell office:value-type="float" office:value="27.77673" calcext:value-type="float">
            <text:p>27.77673</text:p>
          </table:table-cell>
          <table:table-cell office:value-type="float" office:value="19.2611" calcext:value-type="float">
            <text:p>19.2611</text:p>
          </table:table-cell>
          <table:table-cell office:value-type="float" office:value="33.80143" calcext:value-type="float">
            <text:p>33.8014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-1687" calcext:value-type="float">
            <text:p>-1687</text:p>
          </table:table-cell>
          <table:table-cell office:value-type="float" office:value="23086.17187" calcext:value-type="float">
            <text:p>23086.17187</text:p>
          </table:table-cell>
          <table:table-cell office:value-type="float" office:value="-6.48098" calcext:value-type="float">
            <text:p>-6.48098</text:p>
          </table:table-cell>
          <table:table-cell office:value-type="float" office:value="-21.1875" calcext:value-type="float">
            <text:p>-21.1875</text:p>
          </table:table-cell>
          <table:table-cell office:value-type="float" office:value="22.15656" calcext:value-type="float">
            <text:p>22.15656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-1688" calcext:value-type="float">
            <text:p>-1688</text:p>
          </table:table-cell>
          <table:table-cell office:value-type="float" office:value="23150.30078" calcext:value-type="float">
            <text:p>23150.30078</text:p>
          </table:table-cell>
          <table:table-cell office:value-type="float" office:value="35.7037" calcext:value-type="float">
            <text:p>35.7037</text:p>
          </table:table-cell>
          <table:table-cell office:value-type="float" office:value="11.90112" calcext:value-type="float">
            <text:p>11.90112</text:p>
          </table:table-cell>
          <table:table-cell office:value-type="float" office:value="37.63497" calcext:value-type="float">
            <text:p>37.63497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-1688" calcext:value-type="float">
            <text:p>-1688</text:p>
          </table:table-cell>
          <table:table-cell office:value-type="float" office:value="23214.42968" calcext:value-type="float">
            <text:p>23214.42968</text:p>
          </table:table-cell>
          <table:table-cell office:value-type="float" office:value="2.94534" calcext:value-type="float">
            <text:p>2.94534</text:p>
          </table:table-cell>
          <table:table-cell office:value-type="float" office:value="-25.47277" calcext:value-type="float">
            <text:p>-25.47277</text:p>
          </table:table-cell>
          <table:table-cell office:value-type="float" office:value="25.64249" calcext:value-type="float">
            <text:p>25.64249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-1688" calcext:value-type="float">
            <text:p>-1688</text:p>
          </table:table-cell>
          <table:table-cell office:value-type="float" office:value="23278.55664" calcext:value-type="float">
            <text:p>23278.55664</text:p>
          </table:table-cell>
          <table:table-cell office:value-type="float" office:value="31.21102" calcext:value-type="float">
            <text:p>31.21102</text:p>
          </table:table-cell>
          <table:table-cell office:value-type="float" office:value="24.83056" calcext:value-type="float">
            <text:p>24.83056</text:p>
          </table:table-cell>
          <table:table-cell office:value-type="float" office:value="39.88339" calcext:value-type="float">
            <text:p>39.88339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-1689" calcext:value-type="float">
            <text:p>-1689</text:p>
          </table:table-cell>
          <table:table-cell office:value-type="float" office:value="23342.68554" calcext:value-type="float">
            <text:p>23342.68554</text:p>
          </table:table-cell>
          <table:table-cell office:value-type="float" office:value="14.73379" calcext:value-type="float">
            <text:p>14.73379</text:p>
          </table:table-cell>
          <table:table-cell office:value-type="float" office:value="36.16101" calcext:value-type="float">
            <text:p>36.16101</text:p>
          </table:table-cell>
          <table:table-cell office:value-type="float" office:value="39.04744" calcext:value-type="float">
            <text:p>39.04744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-1689" calcext:value-type="float">
            <text:p>-1689</text:p>
          </table:table-cell>
          <table:table-cell office:value-type="float" office:value="23406.81445" calcext:value-type="float">
            <text:p>23406.81445</text:p>
          </table:table-cell>
          <table:table-cell office:value-type="float" office:value="9.00405" calcext:value-type="float">
            <text:p>9.00405</text:p>
          </table:table-cell>
          <table:table-cell office:value-type="float" office:value="6.60241" calcext:value-type="float">
            <text:p>6.60241</text:p>
          </table:table-cell>
          <table:table-cell office:value-type="float" office:value="11.16534" calcext:value-type="float">
            <text:p>11.16534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-1690" calcext:value-type="float">
            <text:p>-1690</text:p>
          </table:table-cell>
          <table:table-cell office:value-type="float" office:value="23470.9414" calcext:value-type="float">
            <text:p>23470.9414</text:p>
          </table:table-cell>
          <table:table-cell office:value-type="float" office:value="0.24411" calcext:value-type="float">
            <text:p>0.24411</text:p>
          </table:table-cell>
          <table:table-cell office:value-type="float" office:value="26.85437" calcext:value-type="float">
            <text:p>26.85437</text:p>
          </table:table-cell>
          <table:table-cell office:value-type="float" office:value="26.85547" calcext:value-type="float">
            <text:p>26.85547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-1690" calcext:value-type="float">
            <text:p>-1690</text:p>
          </table:table-cell>
          <table:table-cell office:value-type="float" office:value="23535.07031" calcext:value-type="float">
            <text:p>23535.07031</text:p>
          </table:table-cell>
          <table:table-cell office:value-type="float" office:value="-3.57899" calcext:value-type="float">
            <text:p>-3.57899</text:p>
          </table:table-cell>
          <table:table-cell office:value-type="float" office:value="19.76245" calcext:value-type="float">
            <text:p>19.76245</text:p>
          </table:table-cell>
          <table:table-cell office:value-type="float" office:value="20.08391" calcext:value-type="float">
            <text:p>20.08391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-1690" calcext:value-type="float">
            <text:p>-1690</text:p>
          </table:table-cell>
          <table:table-cell office:value-type="float" office:value="23599.19921" calcext:value-type="float">
            <text:p>23599.19921</text:p>
          </table:table-cell>
          <table:table-cell office:value-type="float" office:value="5.02993" calcext:value-type="float">
            <text:p>5.02993</text:p>
          </table:table-cell>
          <table:table-cell office:value-type="float" office:value="13.37927" calcext:value-type="float">
            <text:p>13.37927</text:p>
          </table:table-cell>
          <table:table-cell office:value-type="float" office:value="14.29353" calcext:value-type="float">
            <text:p>14.29353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-1690" calcext:value-type="float">
            <text:p>-1690</text:p>
          </table:table-cell>
          <table:table-cell office:value-type="float" office:value="23663.32617" calcext:value-type="float">
            <text:p>23663.32617</text:p>
          </table:table-cell>
          <table:table-cell office:value-type="float" office:value="2.98802" calcext:value-type="float">
            <text:p>2.98802</text:p>
          </table:table-cell>
          <table:table-cell office:value-type="float" office:value="10.24975" calcext:value-type="float">
            <text:p>10.24975</text:p>
          </table:table-cell>
          <table:table-cell office:value-type="float" office:value="10.67641" calcext:value-type="float">
            <text:p>10.6764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-1690" calcext:value-type="float">
            <text:p>-1690</text:p>
          </table:table-cell>
          <table:table-cell office:value-type="float" office:value="23727.45507" calcext:value-type="float">
            <text:p>23727.45507</text:p>
          </table:table-cell>
          <table:table-cell office:value-type="float" office:value="17.2476" calcext:value-type="float">
            <text:p>17.2476</text:p>
          </table:table-cell>
          <table:table-cell office:value-type="float" office:value="0.53283" calcext:value-type="float">
            <text:p>0.53283</text:p>
          </table:table-cell>
          <table:table-cell office:value-type="float" office:value="17.25583" calcext:value-type="float">
            <text:p>17.25583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-1691" calcext:value-type="float">
            <text:p>-1691</text:p>
          </table:table-cell>
          <table:table-cell office:value-type="float" office:value="23791.58398" calcext:value-type="float">
            <text:p>23791.58398</text:p>
          </table:table-cell>
          <table:table-cell office:value-type="float" office:value="0.20911" calcext:value-type="float">
            <text:p>0.20911</text:p>
          </table:table-cell>
          <table:table-cell office:value-type="float" office:value="2.7644" calcext:value-type="float">
            <text:p>2.7644</text:p>
          </table:table-cell>
          <table:table-cell office:value-type="float" office:value="2.7723" calcext:value-type="float">
            <text:p>2.7723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-1693" calcext:value-type="float">
            <text:p>-1693</text:p>
          </table:table-cell>
          <table:table-cell office:value-type="float" office:value="23855.71093" calcext:value-type="float">
            <text:p>23855.71093</text:p>
          </table:table-cell>
          <table:table-cell office:value-type="float" office:value="15.8795" calcext:value-type="float">
            <text:p>15.8795</text:p>
          </table:table-cell>
          <table:table-cell office:value-type="float" office:value="8.47766" calcext:value-type="float">
            <text:p>8.47766</text:p>
          </table:table-cell>
          <table:table-cell office:value-type="float" office:value="18.00082" calcext:value-type="float">
            <text:p>18.00082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-1694" calcext:value-type="float">
            <text:p>-1694</text:p>
          </table:table-cell>
          <table:table-cell office:value-type="float" office:value="23919.83984" calcext:value-type="float">
            <text:p>23919.83984</text:p>
          </table:table-cell>
          <table:table-cell office:value-type="float" office:value="14.48855" calcext:value-type="float">
            <text:p>14.48855</text:p>
          </table:table-cell>
          <table:table-cell office:value-type="float" office:value="6.42749" calcext:value-type="float">
            <text:p>6.42749</text:p>
          </table:table-cell>
          <table:table-cell office:value-type="float" office:value="15.85026" calcext:value-type="float">
            <text:p>15.85026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-1694" calcext:value-type="float">
            <text:p>-1694</text:p>
          </table:table-cell>
          <table:table-cell office:value-type="float" office:value="23983.96875" calcext:value-type="float">
            <text:p>23983.96875</text:p>
          </table:table-cell>
          <table:table-cell office:value-type="float" office:value="-0.08521" calcext:value-type="float">
            <text:p>-0.08521</text:p>
          </table:table-cell>
          <table:table-cell office:value-type="float" office:value="13.80346" calcext:value-type="float">
            <text:p>13.80346</text:p>
          </table:table-cell>
          <table:table-cell office:value-type="float" office:value="13.80373" calcext:value-type="float">
            <text:p>13.80373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-1693" calcext:value-type="float">
            <text:p>-1693</text:p>
          </table:table-cell>
          <table:table-cell office:value-type="float" office:value="24048.0957" calcext:value-type="float">
            <text:p>24048.0957</text:p>
          </table:table-cell>
          <table:table-cell office:value-type="float" office:value="17.1904" calcext:value-type="float">
            <text:p>17.1904</text:p>
          </table:table-cell>
          <table:table-cell office:value-type="float" office:value="32.781" calcext:value-type="float">
            <text:p>32.781</text:p>
          </table:table-cell>
          <table:table-cell office:value-type="float" office:value="37.01491" calcext:value-type="float">
            <text:p>37.0149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-1693" calcext:value-type="float">
            <text:p>-1693</text:p>
          </table:table-cell>
          <table:table-cell office:value-type="float" office:value="24112.2246" calcext:value-type="float">
            <text:p>24112.2246</text:p>
          </table:table-cell>
          <table:table-cell office:value-type="float" office:value="11.44026" calcext:value-type="float">
            <text:p>11.44026</text:p>
          </table:table-cell>
          <table:table-cell office:value-type="float" office:value="20.6726" calcext:value-type="float">
            <text:p>20.6726</text:p>
          </table:table-cell>
          <table:table-cell office:value-type="float" office:value="23.62702" calcext:value-type="float">
            <text:p>23.62702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-1693" calcext:value-type="float">
            <text:p>-1693</text:p>
          </table:table-cell>
          <table:table-cell office:value-type="float" office:value="24176.35351" calcext:value-type="float">
            <text:p>24176.35351</text:p>
          </table:table-cell>
          <table:table-cell office:value-type="float" office:value="23.35598" calcext:value-type="float">
            <text:p>23.35598</text:p>
          </table:table-cell>
          <table:table-cell office:value-type="float" office:value="12.18566" calcext:value-type="float">
            <text:p>12.18566</text:p>
          </table:table-cell>
          <table:table-cell office:value-type="float" office:value="26.34373" calcext:value-type="float">
            <text:p>26.34373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-1693" calcext:value-type="float">
            <text:p>-1693</text:p>
          </table:table-cell>
          <table:table-cell office:value-type="float" office:value="24240.48046" calcext:value-type="float">
            <text:p>24240.48046</text:p>
          </table:table-cell>
          <table:table-cell office:value-type="float" office:value="9.09473" calcext:value-type="float">
            <text:p>9.09473</text:p>
          </table:table-cell>
          <table:table-cell office:value-type="float" office:value="16.29455" calcext:value-type="float">
            <text:p>16.29455</text:p>
          </table:table-cell>
          <table:table-cell office:value-type="float" office:value="18.66083" calcext:value-type="float">
            <text:p>18.66083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-1693" calcext:value-type="float">
            <text:p>-1693</text:p>
          </table:table-cell>
          <table:table-cell office:value-type="float" office:value="24304.60937" calcext:value-type="float">
            <text:p>24304.60937</text:p>
          </table:table-cell>
          <table:table-cell office:value-type="float" office:value="2.78676" calcext:value-type="float">
            <text:p>2.78676</text:p>
          </table:table-cell>
          <table:table-cell office:value-type="float" office:value="11.40698" calcext:value-type="float">
            <text:p>11.40698</text:p>
          </table:table-cell>
          <table:table-cell office:value-type="float" office:value="11.74245" calcext:value-type="float">
            <text:p>11.74245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-1694" calcext:value-type="float">
            <text:p>-1694</text:p>
          </table:table-cell>
          <table:table-cell office:value-type="float" office:value="24368.73828" calcext:value-type="float">
            <text:p>24368.73828</text:p>
          </table:table-cell>
          <table:table-cell office:value-type="float" office:value="8.91062" calcext:value-type="float">
            <text:p>8.91062</text:p>
          </table:table-cell>
          <table:table-cell office:value-type="float" office:value="23.58886" calcext:value-type="float">
            <text:p>23.58886</text:p>
          </table:table-cell>
          <table:table-cell office:value-type="float" office:value="25.21574" calcext:value-type="float">
            <text:p>25.21574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-1695" calcext:value-type="float">
            <text:p>-1695</text:p>
          </table:table-cell>
          <table:table-cell office:value-type="float" office:value="24432.86523" calcext:value-type="float">
            <text:p>24432.86523</text:p>
          </table:table-cell>
          <table:table-cell office:value-type="float" office:value="7.21972" calcext:value-type="float">
            <text:p>7.21972</text:p>
          </table:table-cell>
          <table:table-cell office:value-type="float" office:value="1.01721" calcext:value-type="float">
            <text:p>1.01721</text:p>
          </table:table-cell>
          <table:table-cell office:value-type="float" office:value="7.29103" calcext:value-type="float">
            <text:p>7.29103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-1695" calcext:value-type="float">
            <text:p>-1695</text:p>
          </table:table-cell>
          <table:table-cell office:value-type="float" office:value="24496.99414" calcext:value-type="float">
            <text:p>24496.99414</text:p>
          </table:table-cell>
          <table:table-cell office:value-type="float" office:value="30.77989" calcext:value-type="float">
            <text:p>30.77989</text:p>
          </table:table-cell>
          <table:table-cell office:value-type="float" office:value="9.78845" calcext:value-type="float">
            <text:p>9.78845</text:p>
          </table:table-cell>
          <table:table-cell office:value-type="float" office:value="32.29884" calcext:value-type="float">
            <text:p>32.29884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-1695" calcext:value-type="float">
            <text:p>-1695</text:p>
          </table:table-cell>
          <table:table-cell office:value-type="float" office:value="24561.12304" calcext:value-type="float">
            <text:p>24561.12304</text:p>
          </table:table-cell>
          <table:table-cell office:value-type="float" office:value="-4.1891" calcext:value-type="float">
            <text:p>-4.1891</text:p>
          </table:table-cell>
          <table:table-cell office:value-type="float" office:value="15.76477" calcext:value-type="float">
            <text:p>15.76477</text:p>
          </table:table-cell>
          <table:table-cell office:value-type="float" office:value="16.31185" calcext:value-type="float">
            <text:p>16.31185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-1694" calcext:value-type="float">
            <text:p>-1694</text:p>
          </table:table-cell>
          <table:table-cell office:value-type="float" office:value="24625.25" calcext:value-type="float">
            <text:p>24625.25</text:p>
          </table:table-cell>
          <table:table-cell office:value-type="float" office:value="12.03633" calcext:value-type="float">
            <text:p>12.03633</text:p>
          </table:table-cell>
          <table:table-cell office:value-type="float" office:value="23.49865" calcext:value-type="float">
            <text:p>23.49865</text:p>
          </table:table-cell>
          <table:table-cell office:value-type="float" office:value="26.40189" calcext:value-type="float">
            <text:p>26.40189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-1694" calcext:value-type="float">
            <text:p>-1694</text:p>
          </table:table-cell>
          <table:table-cell office:value-type="float" office:value="24689.3789" calcext:value-type="float">
            <text:p>24689.3789</text:p>
          </table:table-cell>
          <table:table-cell office:value-type="float" office:value="2.40444" calcext:value-type="float">
            <text:p>2.40444</text:p>
          </table:table-cell>
          <table:table-cell office:value-type="float" office:value="32.90002" calcext:value-type="float">
            <text:p>32.90002</text:p>
          </table:table-cell>
          <table:table-cell office:value-type="float" office:value="32.98777" calcext:value-type="float">
            <text:p>32.98777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-1693" calcext:value-type="float">
            <text:p>-1693</text:p>
          </table:table-cell>
          <table:table-cell office:value-type="float" office:value="24753.50781" calcext:value-type="float">
            <text:p>24753.50781</text:p>
          </table:table-cell>
          <table:table-cell office:value-type="float" office:value="10.23245" calcext:value-type="float">
            <text:p>10.23245</text:p>
          </table:table-cell>
          <table:table-cell office:value-type="float" office:value="20.62585" calcext:value-type="float">
            <text:p>20.62585</text:p>
          </table:table-cell>
          <table:table-cell office:value-type="float" office:value="23.02452" calcext:value-type="float">
            <text:p>23.02452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-1693" calcext:value-type="float">
            <text:p>-1693</text:p>
          </table:table-cell>
          <table:table-cell office:value-type="float" office:value="24817.63476" calcext:value-type="float">
            <text:p>24817.63476</text:p>
          </table:table-cell>
          <table:table-cell office:value-type="float" office:value="22.42547" calcext:value-type="float">
            <text:p>22.42547</text:p>
          </table:table-cell>
          <table:table-cell office:value-type="float" office:value="26.64807" calcext:value-type="float">
            <text:p>26.64807</text:p>
          </table:table-cell>
          <table:table-cell office:value-type="float" office:value="34.82846" calcext:value-type="float">
            <text:p>34.82846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-1692" calcext:value-type="float">
            <text:p>-1692</text:p>
          </table:table-cell>
          <table:table-cell office:value-type="float" office:value="24881.76367" calcext:value-type="float">
            <text:p>24881.76367</text:p>
          </table:table-cell>
          <table:table-cell office:value-type="float" office:value="4.11694" calcext:value-type="float">
            <text:p>4.11694</text:p>
          </table:table-cell>
          <table:table-cell office:value-type="float" office:value="14.12219" calcext:value-type="float">
            <text:p>14.12219</text:p>
          </table:table-cell>
          <table:table-cell office:value-type="float" office:value="14.71004" calcext:value-type="float">
            <text:p>14.71004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-1691" calcext:value-type="float">
            <text:p>-1691</text:p>
          </table:table-cell>
          <table:table-cell office:value-type="float" office:value="24945.89257" calcext:value-type="float">
            <text:p>24945.89257</text:p>
          </table:table-cell>
          <table:table-cell office:value-type="float" office:value="6.30444" calcext:value-type="float">
            <text:p>6.30444</text:p>
          </table:table-cell>
          <table:table-cell office:value-type="float" office:value="13.91723" calcext:value-type="float">
            <text:p>13.91723</text:p>
          </table:table-cell>
          <table:table-cell office:value-type="float" office:value="15.27859" calcext:value-type="float">
            <text:p>15.27859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-1691" calcext:value-type="float">
            <text:p>-1691</text:p>
          </table:table-cell>
          <table:table-cell office:value-type="float" office:value="25010.01953" calcext:value-type="float">
            <text:p>25010.01953</text:p>
          </table:table-cell>
          <table:table-cell office:value-type="float" office:value="16.48263" calcext:value-type="float">
            <text:p>16.48263</text:p>
          </table:table-cell>
          <table:table-cell office:value-type="float" office:value="14.3479" calcext:value-type="float">
            <text:p>14.3479</text:p>
          </table:table-cell>
          <table:table-cell office:value-type="float" office:value="21.85267" calcext:value-type="float">
            <text:p>21.85267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-1691" calcext:value-type="float">
            <text:p>-1691</text:p>
          </table:table-cell>
          <table:table-cell office:value-type="float" office:value="25074.14843" calcext:value-type="float">
            <text:p>25074.14843</text:p>
          </table:table-cell>
          <table:table-cell office:value-type="float" office:value="6.00851" calcext:value-type="float">
            <text:p>6.00851</text:p>
          </table:table-cell>
          <table:table-cell office:value-type="float" office:value="14.43505" calcext:value-type="float">
            <text:p>14.43505</text:p>
          </table:table-cell>
          <table:table-cell office:value-type="float" office:value="15.63563" calcext:value-type="float">
            <text:p>15.63563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-1690" calcext:value-type="float">
            <text:p>-1690</text:p>
          </table:table-cell>
          <table:table-cell office:value-type="float" office:value="25138.27734" calcext:value-type="float">
            <text:p>25138.27734</text:p>
          </table:table-cell>
          <table:table-cell office:value-type="float" office:value="2.07272" calcext:value-type="float">
            <text:p>2.07272</text:p>
          </table:table-cell>
          <table:table-cell office:value-type="float" office:value="19.71643" calcext:value-type="float">
            <text:p>19.71643</text:p>
          </table:table-cell>
          <table:table-cell office:value-type="float" office:value="19.82508" calcext:value-type="float">
            <text:p>19.82508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-1690" calcext:value-type="float">
            <text:p>-1690</text:p>
          </table:table-cell>
          <table:table-cell office:value-type="float" office:value="25202.40429" calcext:value-type="float">
            <text:p>25202.40429</text:p>
          </table:table-cell>
          <table:table-cell office:value-type="float" office:value="27.1325" calcext:value-type="float">
            <text:p>27.1325</text:p>
          </table:table-cell>
          <table:table-cell office:value-type="float" office:value="13.87145" calcext:value-type="float">
            <text:p>13.87145</text:p>
          </table:table-cell>
          <table:table-cell office:value-type="float" office:value="30.47277" calcext:value-type="float">
            <text:p>30.47277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-1690" calcext:value-type="float">
            <text:p>-1690</text:p>
          </table:table-cell>
          <table:table-cell office:value-type="float" office:value="25266.5332" calcext:value-type="float">
            <text:p>25266.5332</text:p>
          </table:table-cell>
          <table:table-cell office:value-type="float" office:value="1.42489" calcext:value-type="float">
            <text:p>1.42489</text:p>
          </table:table-cell>
          <table:table-cell office:value-type="float" office:value="-3.59436" calcext:value-type="float">
            <text:p>-3.59436</text:p>
          </table:table-cell>
          <table:table-cell office:value-type="float" office:value="3.86649" calcext:value-type="float">
            <text:p>3.86649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-1688" calcext:value-type="float">
            <text:p>-1688</text:p>
          </table:table-cell>
          <table:table-cell office:value-type="float" office:value="25330.6621" calcext:value-type="float">
            <text:p>25330.6621</text:p>
          </table:table-cell>
          <table:table-cell office:value-type="float" office:value="17.12301" calcext:value-type="float">
            <text:p>17.12301</text:p>
          </table:table-cell>
          <table:table-cell office:value-type="float" office:value="15.09423" calcext:value-type="float">
            <text:p>15.09423</text:p>
          </table:table-cell>
          <table:table-cell office:value-type="float" office:value="22.82616" calcext:value-type="float">
            <text:p>22.82616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-1687" calcext:value-type="float">
            <text:p>-1687</text:p>
          </table:table-cell>
          <table:table-cell office:value-type="float" office:value="25394.78906" calcext:value-type="float">
            <text:p>25394.78906</text:p>
          </table:table-cell>
          <table:table-cell office:value-type="float" office:value="15.99575" calcext:value-type="float">
            <text:p>15.99575</text:p>
          </table:table-cell>
          <table:table-cell office:value-type="float" office:value="26.28686" calcext:value-type="float">
            <text:p>26.28686</text:p>
          </table:table-cell>
          <table:table-cell office:value-type="float" office:value="30.77114" calcext:value-type="float">
            <text:p>30.77114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-1685" calcext:value-type="float">
            <text:p>-1685</text:p>
          </table:table-cell>
          <table:table-cell office:value-type="float" office:value="25458.91796" calcext:value-type="float">
            <text:p>25458.91796</text:p>
          </table:table-cell>
          <table:table-cell office:value-type="float" office:value="23.47277" calcext:value-type="float">
            <text:p>23.47277</text:p>
          </table:table-cell>
          <table:table-cell office:value-type="float" office:value="18.39672" calcext:value-type="float">
            <text:p>18.39672</text:p>
          </table:table-cell>
          <table:table-cell office:value-type="float" office:value="29.82299" calcext:value-type="float">
            <text:p>29.8229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-1684" calcext:value-type="float">
            <text:p>-1684</text:p>
          </table:table-cell>
          <table:table-cell office:value-type="float" office:value="25523.04687" calcext:value-type="float">
            <text:p>25523.04687</text:p>
          </table:table-cell>
          <table:table-cell office:value-type="float" office:value="19.86114" calcext:value-type="float">
            <text:p>19.86114</text:p>
          </table:table-cell>
          <table:table-cell office:value-type="float" office:value="16.00598" calcext:value-type="float">
            <text:p>16.00598</text:p>
          </table:table-cell>
          <table:table-cell office:value-type="float" office:value="25.50796" calcext:value-type="float">
            <text:p>25.50796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-1683" calcext:value-type="float">
            <text:p>-1683</text:p>
          </table:table-cell>
          <table:table-cell office:value-type="float" office:value="25587.17382" calcext:value-type="float">
            <text:p>25587.17382</text:p>
          </table:table-cell>
          <table:table-cell office:value-type="float" office:value="13.76507" calcext:value-type="float">
            <text:p>13.76507</text:p>
          </table:table-cell>
          <table:table-cell office:value-type="float" office:value="29.95837" calcext:value-type="float">
            <text:p>29.95837</text:p>
          </table:table-cell>
          <table:table-cell office:value-type="float" office:value="32.9694" calcext:value-type="float">
            <text:p>32.969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-1683" calcext:value-type="float">
            <text:p>-1683</text:p>
          </table:table-cell>
          <table:table-cell office:value-type="float" office:value="25651.30273" calcext:value-type="float">
            <text:p>25651.30273</text:p>
          </table:table-cell>
          <table:table-cell office:value-type="float" office:value="21.27008" calcext:value-type="float">
            <text:p>21.27008</text:p>
          </table:table-cell>
          <table:table-cell office:value-type="float" office:value="28.44604" calcext:value-type="float">
            <text:p>28.44604</text:p>
          </table:table-cell>
          <table:table-cell office:value-type="float" office:value="35.51892" calcext:value-type="float">
            <text:p>35.51892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-1682" calcext:value-type="float">
            <text:p>-1682</text:p>
          </table:table-cell>
          <table:table-cell office:value-type="float" office:value="25715.43164" calcext:value-type="float">
            <text:p>25715.43164</text:p>
          </table:table-cell>
          <table:table-cell office:value-type="float" office:value="7.81756" calcext:value-type="float">
            <text:p>7.81756</text:p>
          </table:table-cell>
          <table:table-cell office:value-type="float" office:value="9.65954" calcext:value-type="float">
            <text:p>9.65954</text:p>
          </table:table-cell>
          <table:table-cell office:value-type="float" office:value="12.42663" calcext:value-type="float">
            <text:p>12.42663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-1682" calcext:value-type="float">
            <text:p>-1682</text:p>
          </table:table-cell>
          <table:table-cell office:value-type="float" office:value="25779.55859" calcext:value-type="float">
            <text:p>25779.55859</text:p>
          </table:table-cell>
          <table:table-cell office:value-type="float" office:value="17.50897" calcext:value-type="float">
            <text:p>17.50897</text:p>
          </table:table-cell>
          <table:table-cell office:value-type="float" office:value="12.9093" calcext:value-type="float">
            <text:p>12.9093</text:p>
          </table:table-cell>
          <table:table-cell office:value-type="float" office:value="21.75348" calcext:value-type="float">
            <text:p>21.75348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-1681" calcext:value-type="float">
            <text:p>-1681</text:p>
          </table:table-cell>
          <table:table-cell office:value-type="float" office:value="25843.6875" calcext:value-type="float">
            <text:p>25843.6875</text:p>
          </table:table-cell>
          <table:table-cell office:value-type="float" office:value="23.60034" calcext:value-type="float">
            <text:p>23.60034</text:p>
          </table:table-cell>
          <table:table-cell office:value-type="float" office:value="14.33923" calcext:value-type="float">
            <text:p>14.33923</text:p>
          </table:table-cell>
          <table:table-cell office:value-type="float" office:value="27.61502" calcext:value-type="float">
            <text:p>27.61502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-1679" calcext:value-type="float">
            <text:p>-1679</text:p>
          </table:table-cell>
          <table:table-cell office:value-type="float" office:value="25907.8164" calcext:value-type="float">
            <text:p>25907.8164</text:p>
          </table:table-cell>
          <table:table-cell office:value-type="float" office:value="22.77392" calcext:value-type="float">
            <text:p>22.77392</text:p>
          </table:table-cell>
          <table:table-cell office:value-type="float" office:value="17.92395" calcext:value-type="float">
            <text:p>17.92395</text:p>
          </table:table-cell>
          <table:table-cell office:value-type="float" office:value="28.98136" calcext:value-type="float">
            <text:p>28.98136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-1678" calcext:value-type="float">
            <text:p>-1678</text:p>
          </table:table-cell>
          <table:table-cell office:value-type="float" office:value="25971.94335" calcext:value-type="float">
            <text:p>25971.94335</text:p>
          </table:table-cell>
          <table:table-cell office:value-type="float" office:value="16.92309" calcext:value-type="float">
            <text:p>16.92309</text:p>
          </table:table-cell>
          <table:table-cell office:value-type="float" office:value="8.11108" calcext:value-type="float">
            <text:p>8.11108</text:p>
          </table:table-cell>
          <table:table-cell office:value-type="float" office:value="18.76648" calcext:value-type="float">
            <text:p>18.76648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-1678" calcext:value-type="float">
            <text:p>-1678</text:p>
          </table:table-cell>
          <table:table-cell office:value-type="float" office:value="26036.07226" calcext:value-type="float">
            <text:p>26036.07226</text:p>
          </table:table-cell>
          <table:table-cell office:value-type="float" office:value="-1.44854" calcext:value-type="float">
            <text:p>-1.44854</text:p>
          </table:table-cell>
          <table:table-cell office:value-type="float" office:value="-3.48388" calcext:value-type="float">
            <text:p>-3.48388</text:p>
          </table:table-cell>
          <table:table-cell office:value-type="float" office:value="3.77303" calcext:value-type="float">
            <text:p>3.77303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-1677" calcext:value-type="float">
            <text:p>-1677</text:p>
          </table:table-cell>
          <table:table-cell office:value-type="float" office:value="26100.20117" calcext:value-type="float">
            <text:p>26100.20117</text:p>
          </table:table-cell>
          <table:table-cell office:value-type="float" office:value="-14.3905" calcext:value-type="float">
            <text:p>-14.3905</text:p>
          </table:table-cell>
          <table:table-cell office:value-type="float" office:value="45.36352" calcext:value-type="float">
            <text:p>45.36352</text:p>
          </table:table-cell>
          <table:table-cell office:value-type="float" office:value="47.59134" calcext:value-type="float">
            <text:p>47.59134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-1676" calcext:value-type="float">
            <text:p>-1676</text:p>
          </table:table-cell>
          <table:table-cell office:value-type="float" office:value="26164.32812" calcext:value-type="float">
            <text:p>26164.32812</text:p>
          </table:table-cell>
          <table:table-cell office:value-type="float" office:value="16.16729" calcext:value-type="float">
            <text:p>16.16729</text:p>
          </table:table-cell>
          <table:table-cell office:value-type="float" office:value="20.66967" calcext:value-type="float">
            <text:p>20.66967</text:p>
          </table:table-cell>
          <table:table-cell office:value-type="float" office:value="26.24151" calcext:value-type="float">
            <text:p>26.2415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-1675" calcext:value-type="float">
            <text:p>-1675</text:p>
          </table:table-cell>
          <table:table-cell office:value-type="float" office:value="26228.45703" calcext:value-type="float">
            <text:p>26228.45703</text:p>
          </table:table-cell>
          <table:table-cell office:value-type="float" office:value="-4.20111" calcext:value-type="float">
            <text:p>-4.20111</text:p>
          </table:table-cell>
          <table:table-cell office:value-type="float" office:value="5.656" calcext:value-type="float">
            <text:p>5.656</text:p>
          </table:table-cell>
          <table:table-cell office:value-type="float" office:value="7.04554" calcext:value-type="float">
            <text:p>7.04554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-1674" calcext:value-type="float">
            <text:p>-1674</text:p>
          </table:table-cell>
          <table:table-cell office:value-type="float" office:value="26292.58593" calcext:value-type="float">
            <text:p>26292.58593</text:p>
          </table:table-cell>
          <table:table-cell office:value-type="float" office:value="16.6087" calcext:value-type="float">
            <text:p>16.6087</text:p>
          </table:table-cell>
          <table:table-cell office:value-type="float" office:value="28.63903" calcext:value-type="float">
            <text:p>28.63903</text:p>
          </table:table-cell>
          <table:table-cell office:value-type="float" office:value="33.10654" calcext:value-type="float">
            <text:p>33.10654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-1672" calcext:value-type="float">
            <text:p>-1672</text:p>
          </table:table-cell>
          <table:table-cell office:value-type="float" office:value="26356.71289" calcext:value-type="float">
            <text:p>26356.71289</text:p>
          </table:table-cell>
          <table:table-cell office:value-type="float" office:value="23.96203" calcext:value-type="float">
            <text:p>23.96203</text:p>
          </table:table-cell>
          <table:table-cell office:value-type="float" office:value="6.86914" calcext:value-type="float">
            <text:p>6.86914</text:p>
          </table:table-cell>
          <table:table-cell office:value-type="float" office:value="24.92718" calcext:value-type="float">
            <text:p>24.92718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-1671" calcext:value-type="float">
            <text:p>-1671</text:p>
          </table:table-cell>
          <table:table-cell office:value-type="float" office:value="26420.84179" calcext:value-type="float">
            <text:p>26420.84179</text:p>
          </table:table-cell>
          <table:table-cell office:value-type="float" office:value="-2.94372" calcext:value-type="float">
            <text:p>-2.94372</text:p>
          </table:table-cell>
          <table:table-cell office:value-type="float" office:value="18.26757" calcext:value-type="float">
            <text:p>18.26757</text:p>
          </table:table-cell>
          <table:table-cell office:value-type="float" office:value="18.50324" calcext:value-type="float">
            <text:p>18.50324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-1671" calcext:value-type="float">
            <text:p>-1671</text:p>
          </table:table-cell>
          <table:table-cell office:value-type="float" office:value="26484.9707" calcext:value-type="float">
            <text:p>26484.9707</text:p>
          </table:table-cell>
          <table:table-cell office:value-type="float" office:value="21.03771" calcext:value-type="float">
            <text:p>21.03771</text:p>
          </table:table-cell>
          <table:table-cell office:value-type="float" office:value="12.52453" calcext:value-type="float">
            <text:p>12.52453</text:p>
          </table:table-cell>
          <table:table-cell office:value-type="float" office:value="24.48365" calcext:value-type="float">
            <text:p>24.48365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-1668" calcext:value-type="float">
            <text:p>-1668</text:p>
          </table:table-cell>
          <table:table-cell office:value-type="float" office:value="26549.09765" calcext:value-type="float">
            <text:p>26549.09765</text:p>
          </table:table-cell>
          <table:table-cell office:value-type="float" office:value="11.83776" calcext:value-type="float">
            <text:p>11.83776</text:p>
          </table:table-cell>
          <table:table-cell office:value-type="float" office:value="24.86975" calcext:value-type="float">
            <text:p>24.86975</text:p>
          </table:table-cell>
          <table:table-cell office:value-type="float" office:value="27.54336" calcext:value-type="float">
            <text:p>27.54336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-1668" calcext:value-type="float">
            <text:p>-1668</text:p>
          </table:table-cell>
          <table:table-cell office:value-type="float" office:value="26613.22656" calcext:value-type="float">
            <text:p>26613.22656</text:p>
          </table:table-cell>
          <table:table-cell office:value-type="float" office:value="0.96594" calcext:value-type="float">
            <text:p>0.96594</text:p>
          </table:table-cell>
          <table:table-cell office:value-type="float" office:value="24.51367" calcext:value-type="float">
            <text:p>24.51367</text:p>
          </table:table-cell>
          <table:table-cell office:value-type="float" office:value="24.53269" calcext:value-type="float">
            <text:p>24.53269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-1667" calcext:value-type="float">
            <text:p>-1667</text:p>
          </table:table-cell>
          <table:table-cell office:value-type="float" office:value="26677.35546" calcext:value-type="float">
            <text:p>26677.35546</text:p>
          </table:table-cell>
          <table:table-cell office:value-type="float" office:value="3.57177" calcext:value-type="float">
            <text:p>3.57177</text:p>
          </table:table-cell>
          <table:table-cell office:value-type="float" office:value="33.23095" calcext:value-type="float">
            <text:p>33.23095</text:p>
          </table:table-cell>
          <table:table-cell office:value-type="float" office:value="33.42235" calcext:value-type="float">
            <text:p>33.42235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-1665" calcext:value-type="float">
            <text:p>-1665</text:p>
          </table:table-cell>
          <table:table-cell office:value-type="float" office:value="26741.48242" calcext:value-type="float">
            <text:p>26741.48242</text:p>
          </table:table-cell>
          <table:table-cell office:value-type="float" office:value="21.66198" calcext:value-type="float">
            <text:p>21.66198</text:p>
          </table:table-cell>
          <table:table-cell office:value-type="float" office:value="31.4851" calcext:value-type="float">
            <text:p>31.4851</text:p>
          </table:table-cell>
          <table:table-cell office:value-type="float" office:value="38.21719" calcext:value-type="float">
            <text:p>38.21719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-1665" calcext:value-type="float">
            <text:p>-1665</text:p>
          </table:table-cell>
          <table:table-cell office:value-type="float" office:value="26805.61132" calcext:value-type="float">
            <text:p>26805.61132</text:p>
          </table:table-cell>
          <table:table-cell office:value-type="float" office:value="21.4436" calcext:value-type="float">
            <text:p>21.4436</text:p>
          </table:table-cell>
          <table:table-cell office:value-type="float" office:value="7.48388" calcext:value-type="float">
            <text:p>7.48388</text:p>
          </table:table-cell>
          <table:table-cell office:value-type="float" office:value="22.71203" calcext:value-type="float">
            <text:p>22.71203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-1664" calcext:value-type="float">
            <text:p>-1664</text:p>
          </table:table-cell>
          <table:table-cell office:value-type="float" office:value="26869.74023" calcext:value-type="float">
            <text:p>26869.74023</text:p>
          </table:table-cell>
          <table:table-cell office:value-type="float" office:value="22.53826" calcext:value-type="float">
            <text:p>22.53826</text:p>
          </table:table-cell>
          <table:table-cell office:value-type="float" office:value="24.95153" calcext:value-type="float">
            <text:p>24.95153</text:p>
          </table:table-cell>
          <table:table-cell office:value-type="float" office:value="33.62369" calcext:value-type="float">
            <text:p>33.62369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-1663" calcext:value-type="float">
            <text:p>-1663</text:p>
          </table:table-cell>
          <table:table-cell office:value-type="float" office:value="26933.86718" calcext:value-type="float">
            <text:p>26933.86718</text:p>
          </table:table-cell>
          <table:table-cell office:value-type="float" office:value="28.70544" calcext:value-type="float">
            <text:p>28.70544</text:p>
          </table:table-cell>
          <table:table-cell office:value-type="float" office:value="8.09191" calcext:value-type="float">
            <text:p>8.09191</text:p>
          </table:table-cell>
          <table:table-cell office:value-type="float" office:value="29.82418" calcext:value-type="float">
            <text:p>29.82418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-1662" calcext:value-type="float">
            <text:p>-1662</text:p>
          </table:table-cell>
          <table:table-cell office:value-type="float" office:value="26997.99609" calcext:value-type="float">
            <text:p>26997.99609</text:p>
          </table:table-cell>
          <table:table-cell office:value-type="float" office:value="18.4093" calcext:value-type="float">
            <text:p>18.4093</text:p>
          </table:table-cell>
          <table:table-cell office:value-type="float" office:value="28.20422" calcext:value-type="float">
            <text:p>28.20422</text:p>
          </table:table-cell>
          <table:table-cell office:value-type="float" office:value="33.68056" calcext:value-type="float">
            <text:p>33.68056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-1661" calcext:value-type="float">
            <text:p>-1661</text:p>
          </table:table-cell>
          <table:table-cell office:value-type="float" office:value="27062.125" calcext:value-type="float">
            <text:p>27062.125</text:p>
          </table:table-cell>
          <table:table-cell office:value-type="float" office:value="17.23468" calcext:value-type="float">
            <text:p>17.23468</text:p>
          </table:table-cell>
          <table:table-cell office:value-type="float" office:value="20.97888" calcext:value-type="float">
            <text:p>20.97888</text:p>
          </table:table-cell>
          <table:table-cell office:value-type="float" office:value="27.15046" calcext:value-type="float">
            <text:p>27.15046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-1660" calcext:value-type="float">
            <text:p>-1660</text:p>
          </table:table-cell>
          <table:table-cell office:value-type="float" office:value="27126.25195" calcext:value-type="float">
            <text:p>27126.25195</text:p>
          </table:table-cell>
          <table:table-cell office:value-type="float" office:value="-28.24816" calcext:value-type="float">
            <text:p>-28.24816</text:p>
          </table:table-cell>
          <table:table-cell office:value-type="float" office:value="9.05383" calcext:value-type="float">
            <text:p>9.05383</text:p>
          </table:table-cell>
          <table:table-cell office:value-type="float" office:value="29.66362" calcext:value-type="float">
            <text:p>29.66362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-1660" calcext:value-type="float">
            <text:p>-1660</text:p>
          </table:table-cell>
          <table:table-cell office:value-type="float" office:value="27190.38085" calcext:value-type="float">
            <text:p>27190.38085</text:p>
          </table:table-cell>
          <table:table-cell office:value-type="float" office:value="5.14056" calcext:value-type="float">
            <text:p>5.14056</text:p>
          </table:table-cell>
          <table:table-cell office:value-type="float" office:value="30.59045" calcext:value-type="float">
            <text:p>30.59045</text:p>
          </table:table-cell>
          <table:table-cell office:value-type="float" office:value="31.01936" calcext:value-type="float">
            <text:p>31.01936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-1659" calcext:value-type="float">
            <text:p>-1659</text:p>
          </table:table-cell>
          <table:table-cell office:value-type="float" office:value="27254.50976" calcext:value-type="float">
            <text:p>27254.50976</text:p>
          </table:table-cell>
          <table:table-cell office:value-type="float" office:value="6.86584" calcext:value-type="float">
            <text:p>6.86584</text:p>
          </table:table-cell>
          <table:table-cell office:value-type="float" office:value="7.15515" calcext:value-type="float">
            <text:p>7.15515</text:p>
          </table:table-cell>
          <table:table-cell office:value-type="float" office:value="9.91645" calcext:value-type="float">
            <text:p>9.91645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-1658" calcext:value-type="float">
            <text:p>-1658</text:p>
          </table:table-cell>
          <table:table-cell office:value-type="float" office:value="27318.63671" calcext:value-type="float">
            <text:p>27318.63671</text:p>
          </table:table-cell>
          <table:table-cell office:value-type="float" office:value="9.69995" calcext:value-type="float">
            <text:p>9.69995</text:p>
          </table:table-cell>
          <table:table-cell office:value-type="float" office:value="20.09851" calcext:value-type="float">
            <text:p>20.09851</text:p>
          </table:table-cell>
          <table:table-cell office:value-type="float" office:value="22.31679" calcext:value-type="float">
            <text:p>22.31679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-1658" calcext:value-type="float">
            <text:p>-1658</text:p>
          </table:table-cell>
          <table:table-cell office:value-type="float" office:value="27382.76562" calcext:value-type="float">
            <text:p>27382.76562</text:p>
          </table:table-cell>
          <table:table-cell office:value-type="float" office:value="14.22912" calcext:value-type="float">
            <text:p>14.22912</text:p>
          </table:table-cell>
          <table:table-cell office:value-type="float" office:value="51.65783" calcext:value-type="float">
            <text:p>51.65783</text:p>
          </table:table-cell>
          <table:table-cell office:value-type="float" office:value="53.58171" calcext:value-type="float">
            <text:p>53.58171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-1658" calcext:value-type="float">
            <text:p>-1658</text:p>
          </table:table-cell>
          <table:table-cell office:value-type="float" office:value="27446.89453" calcext:value-type="float">
            <text:p>27446.89453</text:p>
          </table:table-cell>
          <table:table-cell office:value-type="float" office:value="15.66198" calcext:value-type="float">
            <text:p>15.66198</text:p>
          </table:table-cell>
          <table:table-cell office:value-type="float" office:value="17.66442" calcext:value-type="float">
            <text:p>17.66442</text:p>
          </table:table-cell>
          <table:table-cell office:value-type="float" office:value="23.60783" calcext:value-type="float">
            <text:p>23.60783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-1656" calcext:value-type="float">
            <text:p>-1656</text:p>
          </table:table-cell>
          <table:table-cell office:value-type="float" office:value="27511.02148" calcext:value-type="float">
            <text:p>27511.02148</text:p>
          </table:table-cell>
          <table:table-cell office:value-type="float" office:value="19.63244" calcext:value-type="float">
            <text:p>19.63244</text:p>
          </table:table-cell>
          <table:table-cell office:value-type="float" office:value="7.47814" calcext:value-type="float">
            <text:p>7.47814</text:p>
          </table:table-cell>
          <table:table-cell office:value-type="float" office:value="21.00846" calcext:value-type="float">
            <text:p>21.00846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-1655" calcext:value-type="float">
            <text:p>-1655</text:p>
          </table:table-cell>
          <table:table-cell office:value-type="float" office:value="27575.15039" calcext:value-type="float">
            <text:p>27575.15039</text:p>
          </table:table-cell>
          <table:table-cell office:value-type="float" office:value="29.93286" calcext:value-type="float">
            <text:p>29.93286</text:p>
          </table:table-cell>
          <table:table-cell office:value-type="float" office:value="42.71105" calcext:value-type="float">
            <text:p>42.71105</text:p>
          </table:table-cell>
          <table:table-cell office:value-type="float" office:value="52.15563" calcext:value-type="float">
            <text:p>52.15563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-1656" calcext:value-type="float">
            <text:p>-1656</text:p>
          </table:table-cell>
          <table:table-cell office:value-type="float" office:value="27639.27929" calcext:value-type="float">
            <text:p>27639.27929</text:p>
          </table:table-cell>
          <table:table-cell office:value-type="float" office:value="-8.59704" calcext:value-type="float">
            <text:p>-8.59704</text:p>
          </table:table-cell>
          <table:table-cell office:value-type="float" office:value="63.06567" calcext:value-type="float">
            <text:p>63.06567</text:p>
          </table:table-cell>
          <table:table-cell office:value-type="float" office:value="63.64894" calcext:value-type="float">
            <text:p>63.64894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-1655" calcext:value-type="float">
            <text:p>-1655</text:p>
          </table:table-cell>
          <table:table-cell office:value-type="float" office:value="27703.40625" calcext:value-type="float">
            <text:p>27703.40625</text:p>
          </table:table-cell>
          <table:table-cell office:value-type="float" office:value="4.57299" calcext:value-type="float">
            <text:p>4.57299</text:p>
          </table:table-cell>
          <table:table-cell office:value-type="float" office:value="20.85583" calcext:value-type="float">
            <text:p>20.85583</text:p>
          </table:table-cell>
          <table:table-cell office:value-type="float" office:value="21.3513" calcext:value-type="float">
            <text:p>21.3513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-1655" calcext:value-type="float">
            <text:p>-1655</text:p>
          </table:table-cell>
          <table:table-cell office:value-type="float" office:value="27767.53515" calcext:value-type="float">
            <text:p>27767.53515</text:p>
          </table:table-cell>
          <table:table-cell office:value-type="float" office:value="31.40808" calcext:value-type="float">
            <text:p>31.40808</text:p>
          </table:table-cell>
          <table:table-cell office:value-type="float" office:value="43.02319" calcext:value-type="float">
            <text:p>43.02319</text:p>
          </table:table-cell>
          <table:table-cell office:value-type="float" office:value="53.26783" calcext:value-type="float">
            <text:p>53.26783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-1654" calcext:value-type="float">
            <text:p>-1654</text:p>
          </table:table-cell>
          <table:table-cell office:value-type="float" office:value="27831.66406" calcext:value-type="float">
            <text:p>27831.66406</text:p>
          </table:table-cell>
          <table:table-cell office:value-type="float" office:value="16.1809" calcext:value-type="float">
            <text:p>16.1809</text:p>
          </table:table-cell>
          <table:table-cell office:value-type="float" office:value="44.60559" calcext:value-type="float">
            <text:p>44.60559</text:p>
          </table:table-cell>
          <table:table-cell office:value-type="float" office:value="47.44976" calcext:value-type="float">
            <text:p>47.44976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-1652" calcext:value-type="float">
            <text:p>-1652</text:p>
          </table:table-cell>
          <table:table-cell office:value-type="float" office:value="27895.79101" calcext:value-type="float">
            <text:p>27895.79101</text:p>
          </table:table-cell>
          <table:table-cell office:value-type="float" office:value="3.72509" calcext:value-type="float">
            <text:p>3.72509</text:p>
          </table:table-cell>
          <table:table-cell office:value-type="float" office:value="24.71667" calcext:value-type="float">
            <text:p>24.71667</text:p>
          </table:table-cell>
          <table:table-cell office:value-type="float" office:value="24.9958" calcext:value-type="float">
            <text:p>24.9958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-1651" calcext:value-type="float">
            <text:p>-1651</text:p>
          </table:table-cell>
          <table:table-cell office:value-type="float" office:value="27959.91992" calcext:value-type="float">
            <text:p>27959.91992</text:p>
          </table:table-cell>
          <table:table-cell office:value-type="float" office:value="26.57751" calcext:value-type="float">
            <text:p>26.57751</text:p>
          </table:table-cell>
          <table:table-cell office:value-type="float" office:value="50.51464" calcext:value-type="float">
            <text:p>50.51464</text:p>
          </table:table-cell>
          <table:table-cell office:value-type="float" office:value="57.07971" calcext:value-type="float">
            <text:p>57.07971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-1650" calcext:value-type="float">
            <text:p>-1650</text:p>
          </table:table-cell>
          <table:table-cell office:value-type="float" office:value="28024.04882" calcext:value-type="float">
            <text:p>28024.04882</text:p>
          </table:table-cell>
          <table:table-cell office:value-type="float" office:value="-4.98645" calcext:value-type="float">
            <text:p>-4.98645</text:p>
          </table:table-cell>
          <table:table-cell office:value-type="float" office:value="43.68127" calcext:value-type="float">
            <text:p>43.68127</text:p>
          </table:table-cell>
          <table:table-cell office:value-type="float" office:value="43.96496" calcext:value-type="float">
            <text:p>43.96496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-1651" calcext:value-type="float">
            <text:p>-1651</text:p>
          </table:table-cell>
          <table:table-cell office:value-type="float" office:value="28088.17578" calcext:value-type="float">
            <text:p>28088.17578</text:p>
          </table:table-cell>
          <table:table-cell office:value-type="float" office:value="23.53906" calcext:value-type="float">
            <text:p>23.53906</text:p>
          </table:table-cell>
          <table:table-cell office:value-type="float" office:value="53.14831" calcext:value-type="float">
            <text:p>53.14831</text:p>
          </table:table-cell>
          <table:table-cell office:value-type="float" office:value="58.12771" calcext:value-type="float">
            <text:p>58.12771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-1650" calcext:value-type="float">
            <text:p>-1650</text:p>
          </table:table-cell>
          <table:table-cell office:value-type="float" office:value="28152.30468" calcext:value-type="float">
            <text:p>28152.30468</text:p>
          </table:table-cell>
          <table:table-cell office:value-type="float" office:value="20.135" calcext:value-type="float">
            <text:p>20.135</text:p>
          </table:table-cell>
          <table:table-cell office:value-type="float" office:value="27.53002" calcext:value-type="float">
            <text:p>27.53002</text:p>
          </table:table-cell>
          <table:table-cell office:value-type="float" office:value="34.10749" calcext:value-type="float">
            <text:p>34.10749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-1649" calcext:value-type="float">
            <text:p>-1649</text:p>
          </table:table-cell>
          <table:table-cell office:value-type="float" office:value="28216.43359" calcext:value-type="float">
            <text:p>28216.43359</text:p>
          </table:table-cell>
          <table:table-cell office:value-type="float" office:value="-3.67687" calcext:value-type="float">
            <text:p>-3.67687</text:p>
          </table:table-cell>
          <table:table-cell office:value-type="float" office:value="2.93383" calcext:value-type="float">
            <text:p>2.93383</text:p>
          </table:table-cell>
          <table:table-cell office:value-type="float" office:value="4.70391" calcext:value-type="float">
            <text:p>4.70391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-1648" calcext:value-type="float">
            <text:p>-1648</text:p>
          </table:table-cell>
          <table:table-cell office:value-type="float" office:value="28280.56054" calcext:value-type="float">
            <text:p>28280.56054</text:p>
          </table:table-cell>
          <table:table-cell office:value-type="float" office:value="11.3518" calcext:value-type="float">
            <text:p>11.3518</text:p>
          </table:table-cell>
          <table:table-cell office:value-type="float" office:value="65.65209" calcext:value-type="float">
            <text:p>65.65209</text:p>
          </table:table-cell>
          <table:table-cell office:value-type="float" office:value="66.62628" calcext:value-type="float">
            <text:p>66.62628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-1648" calcext:value-type="float">
            <text:p>-1648</text:p>
          </table:table-cell>
          <table:table-cell office:value-type="float" office:value="28344.68945" calcext:value-type="float">
            <text:p>28344.68945</text:p>
          </table:table-cell>
          <table:table-cell office:value-type="float" office:value="30.88635" calcext:value-type="float">
            <text:p>30.88635</text:p>
          </table:table-cell>
          <table:table-cell office:value-type="float" office:value="52.08715" calcext:value-type="float">
            <text:p>52.08715</text:p>
          </table:table-cell>
          <table:table-cell office:value-type="float" office:value="60.55607" calcext:value-type="float">
            <text:p>60.55607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-1647" calcext:value-type="float">
            <text:p>-1647</text:p>
          </table:table-cell>
          <table:table-cell office:value-type="float" office:value="28408.81835" calcext:value-type="float">
            <text:p>28408.81835</text:p>
          </table:table-cell>
          <table:table-cell office:value-type="float" office:value="1.20227" calcext:value-type="float">
            <text:p>1.20227</text:p>
          </table:table-cell>
          <table:table-cell office:value-type="float" office:value="15.85168" calcext:value-type="float">
            <text:p>15.85168</text:p>
          </table:table-cell>
          <table:table-cell office:value-type="float" office:value="15.89721" calcext:value-type="float">
            <text:p>15.89721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-1646" calcext:value-type="float">
            <text:p>-1646</text:p>
          </table:table-cell>
          <table:table-cell office:value-type="float" office:value="28472.94531" calcext:value-type="float">
            <text:p>28472.94531</text:p>
          </table:table-cell>
          <table:table-cell office:value-type="float" office:value="11.82873" calcext:value-type="float">
            <text:p>11.82873</text:p>
          </table:table-cell>
          <table:table-cell office:value-type="float" office:value="23.36608" calcext:value-type="float">
            <text:p>23.36608</text:p>
          </table:table-cell>
          <table:table-cell office:value-type="float" office:value="26.18955" calcext:value-type="float">
            <text:p>26.18955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-1646" calcext:value-type="float">
            <text:p>-1646</text:p>
          </table:table-cell>
          <table:table-cell office:value-type="float" office:value="28537.07421" calcext:value-type="float">
            <text:p>28537.07421</text:p>
          </table:table-cell>
          <table:table-cell office:value-type="float" office:value="19.39782" calcext:value-type="float">
            <text:p>19.39782</text:p>
          </table:table-cell>
          <table:table-cell office:value-type="float" office:value="43.56542" calcext:value-type="float">
            <text:p>43.56542</text:p>
          </table:table-cell>
          <table:table-cell office:value-type="float" office:value="47.6888" calcext:value-type="float">
            <text:p>47.6888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-1646" calcext:value-type="float">
            <text:p>-1646</text:p>
          </table:table-cell>
          <table:table-cell office:value-type="float" office:value="28601.20312" calcext:value-type="float">
            <text:p>28601.20312</text:p>
          </table:table-cell>
          <table:table-cell office:value-type="float" office:value="16.26208" calcext:value-type="float">
            <text:p>16.26208</text:p>
          </table:table-cell>
          <table:table-cell office:value-type="float" office:value="41.76745" calcext:value-type="float">
            <text:p>41.76745</text:p>
          </table:table-cell>
          <table:table-cell office:value-type="float" office:value="44.82159" calcext:value-type="float">
            <text:p>44.82159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-1644" calcext:value-type="float">
            <text:p>-1644</text:p>
          </table:table-cell>
          <table:table-cell office:value-type="float" office:value="28665.33007" calcext:value-type="float">
            <text:p>28665.33007</text:p>
          </table:table-cell>
          <table:table-cell office:value-type="float" office:value="23.30163" calcext:value-type="float">
            <text:p>23.30163</text:p>
          </table:table-cell>
          <table:table-cell office:value-type="float" office:value="34.50762" calcext:value-type="float">
            <text:p>34.50762</text:p>
          </table:table-cell>
          <table:table-cell office:value-type="float" office:value="41.63823" calcext:value-type="float">
            <text:p>41.63823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-1643" calcext:value-type="float">
            <text:p>-1643</text:p>
          </table:table-cell>
          <table:table-cell office:value-type="float" office:value="28729.45898" calcext:value-type="float">
            <text:p>28729.45898</text:p>
          </table:table-cell>
          <table:table-cell office:value-type="float" office:value="8.61889" calcext:value-type="float">
            <text:p>8.61889</text:p>
          </table:table-cell>
          <table:table-cell office:value-type="float" office:value="3.07446" calcext:value-type="float">
            <text:p>3.07446</text:p>
          </table:table-cell>
          <table:table-cell office:value-type="float" office:value="9.15083" calcext:value-type="float">
            <text:p>9.15083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-1645" calcext:value-type="float">
            <text:p>-1645</text:p>
          </table:table-cell>
          <table:table-cell office:value-type="float" office:value="28793.58789" calcext:value-type="float">
            <text:p>28793.58789</text:p>
          </table:table-cell>
          <table:table-cell office:value-type="float" office:value="4.66711" calcext:value-type="float">
            <text:p>4.66711</text:p>
          </table:table-cell>
          <table:table-cell office:value-type="float" office:value="10.5147" calcext:value-type="float">
            <text:p>10.5147</text:p>
          </table:table-cell>
          <table:table-cell office:value-type="float" office:value="11.50395" calcext:value-type="float">
            <text:p>11.5039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-1644" calcext:value-type="float">
            <text:p>-1644</text:p>
          </table:table-cell>
          <table:table-cell office:value-type="float" office:value="28857.71484" calcext:value-type="float">
            <text:p>28857.71484</text:p>
          </table:table-cell>
          <table:table-cell office:value-type="float" office:value="16.40344" calcext:value-type="float">
            <text:p>16.40344</text:p>
          </table:table-cell>
          <table:table-cell office:value-type="float" office:value="60.76251" calcext:value-type="float">
            <text:p>60.76251</text:p>
          </table:table-cell>
          <table:table-cell office:value-type="float" office:value="62.93771" calcext:value-type="float">
            <text:p>62.93771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-1643" calcext:value-type="float">
            <text:p>-1643</text:p>
          </table:table-cell>
          <table:table-cell office:value-type="float" office:value="28921.84375" calcext:value-type="float">
            <text:p>28921.84375</text:p>
          </table:table-cell>
          <table:table-cell office:value-type="float" office:value="36.20434" calcext:value-type="float">
            <text:p>36.20434</text:p>
          </table:table-cell>
          <table:table-cell office:value-type="float" office:value="66.58044" calcext:value-type="float">
            <text:p>66.58044</text:p>
          </table:table-cell>
          <table:table-cell office:value-type="float" office:value="75.78726" calcext:value-type="float">
            <text:p>75.78726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-1644" calcext:value-type="float">
            <text:p>-1644</text:p>
          </table:table-cell>
          <table:table-cell office:value-type="float" office:value="28985.97265" calcext:value-type="float">
            <text:p>28985.97265</text:p>
          </table:table-cell>
          <table:table-cell office:value-type="float" office:value="3.74462" calcext:value-type="float">
            <text:p>3.74462</text:p>
          </table:table-cell>
          <table:table-cell office:value-type="float" office:value="22.29736" calcext:value-type="float">
            <text:p>22.29736</text:p>
          </table:table-cell>
          <table:table-cell office:value-type="float" office:value="22.60961" calcext:value-type="float">
            <text:p>22.60961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-1645" calcext:value-type="float">
            <text:p>-1645</text:p>
          </table:table-cell>
          <table:table-cell office:value-type="float" office:value="29050.0996" calcext:value-type="float">
            <text:p>29050.0996</text:p>
          </table:table-cell>
          <table:table-cell office:value-type="float" office:value="-18.02453" calcext:value-type="float">
            <text:p>-18.02453</text:p>
          </table:table-cell>
          <table:table-cell office:value-type="float" office:value="-19.08416" calcext:value-type="float">
            <text:p>-19.08416</text:p>
          </table:table-cell>
          <table:table-cell office:value-type="float" office:value="26.25051" calcext:value-type="float">
            <text:p>26.25051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-1644" calcext:value-type="float">
            <text:p>-1644</text:p>
          </table:table-cell>
          <table:table-cell office:value-type="float" office:value="29114.22851" calcext:value-type="float">
            <text:p>29114.22851</text:p>
          </table:table-cell>
          <table:table-cell office:value-type="float" office:value="42.35363" calcext:value-type="float">
            <text:p>42.35363</text:p>
          </table:table-cell>
          <table:table-cell office:value-type="float" office:value="100.10455" calcext:value-type="float">
            <text:p>100.10455</text:p>
          </table:table-cell>
          <table:table-cell office:value-type="float" office:value="108.69568" calcext:value-type="float">
            <text:p>108.69568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-1643" calcext:value-type="float">
            <text:p>-1643</text:p>
          </table:table-cell>
          <table:table-cell office:value-type="float" office:value="29178.35742" calcext:value-type="float">
            <text:p>29178.35742</text:p>
          </table:table-cell>
          <table:table-cell office:value-type="float" office:value="-60.54699" calcext:value-type="float">
            <text:p>-60.54699</text:p>
          </table:table-cell>
          <table:table-cell office:value-type="float" office:value="-24.23138" calcext:value-type="float">
            <text:p>-24.23138</text:p>
          </table:table-cell>
          <table:table-cell office:value-type="float" office:value="65.21578" calcext:value-type="float">
            <text:p>65.21578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-1643" calcext:value-type="float">
            <text:p>-1643</text:p>
          </table:table-cell>
          <table:table-cell office:value-type="float" office:value="29242.48437" calcext:value-type="float">
            <text:p>29242.48437</text:p>
          </table:table-cell>
          <table:table-cell office:value-type="float" office:value="-43.9082" calcext:value-type="float">
            <text:p>-43.9082</text:p>
          </table:table-cell>
          <table:table-cell office:value-type="float" office:value="38.7102" calcext:value-type="float">
            <text:p>38.7102</text:p>
          </table:table-cell>
          <table:table-cell office:value-type="float" office:value="58.53554" calcext:value-type="float">
            <text:p>58.53554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-1644" calcext:value-type="float">
            <text:p>-1644</text:p>
          </table:table-cell>
          <table:table-cell office:value-type="float" office:value="29306.61328" calcext:value-type="float">
            <text:p>29306.61328</text:p>
          </table:table-cell>
          <table:table-cell office:value-type="float" office:value="-30.07202" calcext:value-type="float">
            <text:p>-30.07202</text:p>
          </table:table-cell>
          <table:table-cell office:value-type="float" office:value="34.26971" calcext:value-type="float">
            <text:p>34.26971</text:p>
          </table:table-cell>
          <table:table-cell office:value-type="float" office:value="45.5932" calcext:value-type="float">
            <text:p>45.5932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-1644" calcext:value-type="float">
            <text:p>-1644</text:p>
          </table:table-cell>
          <table:table-cell office:value-type="float" office:value="29370.74218" calcext:value-type="float">
            <text:p>29370.74218</text:p>
          </table:table-cell>
          <table:table-cell office:value-type="float" office:value="-8.62866" calcext:value-type="float">
            <text:p>-8.62866</text:p>
          </table:table-cell>
          <table:table-cell office:value-type="float" office:value="33.22296" calcext:value-type="float">
            <text:p>33.22296</text:p>
          </table:table-cell>
          <table:table-cell office:value-type="float" office:value="34.32519" calcext:value-type="float">
            <text:p>34.32519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-1644" calcext:value-type="float">
            <text:p>-1644</text:p>
          </table:table-cell>
          <table:table-cell office:value-type="float" office:value="29434.86914" calcext:value-type="float">
            <text:p>29434.86914</text:p>
          </table:table-cell>
          <table:table-cell office:value-type="float" office:value="-3.17431" calcext:value-type="float">
            <text:p>-3.17431</text:p>
          </table:table-cell>
          <table:table-cell office:value-type="float" office:value="66.30993" calcext:value-type="float">
            <text:p>66.30993</text:p>
          </table:table-cell>
          <table:table-cell office:value-type="float" office:value="66.38587" calcext:value-type="float">
            <text:p>66.38587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-1645" calcext:value-type="float">
            <text:p>-1645</text:p>
          </table:table-cell>
          <table:table-cell office:value-type="float" office:value="29498.99804" calcext:value-type="float">
            <text:p>29498.99804</text:p>
          </table:table-cell>
          <table:table-cell office:value-type="float" office:value="23.34094" calcext:value-type="float">
            <text:p>23.34094</text:p>
          </table:table-cell>
          <table:table-cell office:value-type="float" office:value="15.83691" calcext:value-type="float">
            <text:p>15.83691</text:p>
          </table:table-cell>
          <table:table-cell office:value-type="float" office:value="28.20651" calcext:value-type="float">
            <text:p>28.20651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-1646" calcext:value-type="float">
            <text:p>-1646</text:p>
          </table:table-cell>
          <table:table-cell office:value-type="float" office:value="29563.12695" calcext:value-type="float">
            <text:p>29563.12695</text:p>
          </table:table-cell>
          <table:table-cell office:value-type="float" office:value="-23.90759" calcext:value-type="float">
            <text:p>-23.90759</text:p>
          </table:table-cell>
          <table:table-cell office:value-type="float" office:value="24.70788" calcext:value-type="float">
            <text:p>24.70788</text:p>
          </table:table-cell>
          <table:table-cell office:value-type="float" office:value="34.38099" calcext:value-type="float">
            <text:p>34.38099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-1647" calcext:value-type="float">
            <text:p>-1647</text:p>
          </table:table-cell>
          <table:table-cell office:value-type="float" office:value="29627.2539" calcext:value-type="float">
            <text:p>29627.2539</text:p>
          </table:table-cell>
          <table:table-cell office:value-type="float" office:value="-16.48144" calcext:value-type="float">
            <text:p>-16.48144</text:p>
          </table:table-cell>
          <table:table-cell office:value-type="float" office:value="43.54351" calcext:value-type="float">
            <text:p>43.54351</text:p>
          </table:table-cell>
          <table:table-cell office:value-type="float" office:value="46.5583" calcext:value-type="float">
            <text:p>46.5583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-1647" calcext:value-type="float">
            <text:p>-1647</text:p>
          </table:table-cell>
          <table:table-cell office:value-type="float" office:value="29691.38281" calcext:value-type="float">
            <text:p>29691.38281</text:p>
          </table:table-cell>
          <table:table-cell office:value-type="float" office:value="19.91088" calcext:value-type="float">
            <text:p>19.91088</text:p>
          </table:table-cell>
          <table:table-cell office:value-type="float" office:value="48.6394" calcext:value-type="float">
            <text:p>48.6394</text:p>
          </table:table-cell>
          <table:table-cell office:value-type="float" office:value="52.55696" calcext:value-type="float">
            <text:p>52.55696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-1649" calcext:value-type="float">
            <text:p>-1649</text:p>
          </table:table-cell>
          <table:table-cell office:value-type="float" office:value="29755.51171" calcext:value-type="float">
            <text:p>29755.51171</text:p>
          </table:table-cell>
          <table:table-cell office:value-type="float" office:value="-9.62011" calcext:value-type="float">
            <text:p>-9.62011</text:p>
          </table:table-cell>
          <table:table-cell office:value-type="float" office:value="60.031" calcext:value-type="float">
            <text:p>60.031</text:p>
          </table:table-cell>
          <table:table-cell office:value-type="float" office:value="60.79694" calcext:value-type="float">
            <text:p>60.79694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-1650" calcext:value-type="float">
            <text:p>-1650</text:p>
          </table:table-cell>
          <table:table-cell office:value-type="float" office:value="29819.63867" calcext:value-type="float">
            <text:p>29819.63867</text:p>
          </table:table-cell>
          <table:table-cell office:value-type="float" office:value="-10.06005" calcext:value-type="float">
            <text:p>-10.06005</text:p>
          </table:table-cell>
          <table:table-cell office:value-type="float" office:value="73.41027" calcext:value-type="float">
            <text:p>73.41027</text:p>
          </table:table-cell>
          <table:table-cell office:value-type="float" office:value="74.09638" calcext:value-type="float">
            <text:p>74.09638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-1650" calcext:value-type="float">
            <text:p>-1650</text:p>
          </table:table-cell>
          <table:table-cell office:value-type="float" office:value="29883.76757" calcext:value-type="float">
            <text:p>29883.76757</text:p>
          </table:table-cell>
          <table:table-cell office:value-type="float" office:value="10.72314" calcext:value-type="float">
            <text:p>10.72314</text:p>
          </table:table-cell>
          <table:table-cell office:value-type="float" office:value="76.40838" calcext:value-type="float">
            <text:p>76.40838</text:p>
          </table:table-cell>
          <table:table-cell office:value-type="float" office:value="77.15715" calcext:value-type="float">
            <text:p>77.15715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-1651" calcext:value-type="float">
            <text:p>-1651</text:p>
          </table:table-cell>
          <table:table-cell office:value-type="float" office:value="29947.89648" calcext:value-type="float">
            <text:p>29947.89648</text:p>
          </table:table-cell>
          <table:table-cell office:value-type="float" office:value="-2.35583" calcext:value-type="float">
            <text:p>-2.35583</text:p>
          </table:table-cell>
          <table:table-cell office:value-type="float" office:value="77.78546" calcext:value-type="float">
            <text:p>77.78546</text:p>
          </table:table-cell>
          <table:table-cell office:value-type="float" office:value="77.82113" calcext:value-type="float">
            <text:p>77.82113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-1651" calcext:value-type="float">
            <text:p>-1651</text:p>
          </table:table-cell>
          <table:table-cell office:value-type="float" office:value="30012.02343" calcext:value-type="float">
            <text:p>30012.02343</text:p>
          </table:table-cell>
          <table:table-cell office:value-type="float" office:value="2.82397" calcext:value-type="float">
            <text:p>2.82397</text:p>
          </table:table-cell>
          <table:table-cell office:value-type="float" office:value="62.51898" calcext:value-type="float">
            <text:p>62.51898</text:p>
          </table:table-cell>
          <table:table-cell office:value-type="float" office:value="62.58272" calcext:value-type="float">
            <text:p>62.58272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-1651" calcext:value-type="float">
            <text:p>-1651</text:p>
          </table:table-cell>
          <table:table-cell office:value-type="float" office:value="30076.15234" calcext:value-type="float">
            <text:p>30076.15234</text:p>
          </table:table-cell>
          <table:table-cell office:value-type="float" office:value="2.8927" calcext:value-type="float">
            <text:p>2.8927</text:p>
          </table:table-cell>
          <table:table-cell office:value-type="float" office:value="82.55712" calcext:value-type="float">
            <text:p>82.55712</text:p>
          </table:table-cell>
          <table:table-cell office:value-type="float" office:value="82.60779" calcext:value-type="float">
            <text:p>82.60779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-1651" calcext:value-type="float">
            <text:p>-1651</text:p>
          </table:table-cell>
          <table:table-cell office:value-type="float" office:value="30140.28125" calcext:value-type="float">
            <text:p>30140.28125</text:p>
          </table:table-cell>
          <table:table-cell office:value-type="float" office:value="14.63439" calcext:value-type="float">
            <text:p>14.63439</text:p>
          </table:table-cell>
          <table:table-cell office:value-type="float" office:value="73.263" calcext:value-type="float">
            <text:p>73.263</text:p>
          </table:table-cell>
          <table:table-cell office:value-type="float" office:value="74.71032" calcext:value-type="float">
            <text:p>74.71032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-1653" calcext:value-type="float">
            <text:p>-1653</text:p>
          </table:table-cell>
          <table:table-cell office:value-type="float" office:value="30204.4082" calcext:value-type="float">
            <text:p>30204.4082</text:p>
          </table:table-cell>
          <table:table-cell office:value-type="float" office:value="-23.84375" calcext:value-type="float">
            <text:p>-23.84375</text:p>
          </table:table-cell>
          <table:table-cell office:value-type="float" office:value="86.1643" calcext:value-type="float">
            <text:p>86.1643</text:p>
          </table:table-cell>
          <table:table-cell office:value-type="float" office:value="89.40252" calcext:value-type="float">
            <text:p>89.40252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-1655" calcext:value-type="float">
            <text:p>-1655</text:p>
          </table:table-cell>
          <table:table-cell office:value-type="float" office:value="30268.5371" calcext:value-type="float">
            <text:p>30268.5371</text:p>
          </table:table-cell>
          <table:table-cell office:value-type="float" office:value="22.98547" calcext:value-type="float">
            <text:p>22.98547</text:p>
          </table:table-cell>
          <table:table-cell office:value-type="float" office:value="34.60473" calcext:value-type="float">
            <text:p>34.60473</text:p>
          </table:table-cell>
          <table:table-cell office:value-type="float" office:value="41.54298" calcext:value-type="float">
            <text:p>41.54298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-1656" calcext:value-type="float">
            <text:p>-1656</text:p>
          </table:table-cell>
          <table:table-cell office:value-type="float" office:value="30332.66601" calcext:value-type="float">
            <text:p>30332.66601</text:p>
          </table:table-cell>
          <table:table-cell office:value-type="float" office:value="-7.90295" calcext:value-type="float">
            <text:p>-7.90295</text:p>
          </table:table-cell>
          <table:table-cell office:value-type="float" office:value="64.15917" calcext:value-type="float">
            <text:p>64.15917</text:p>
          </table:table-cell>
          <table:table-cell office:value-type="float" office:value="64.64408" calcext:value-type="float">
            <text:p>64.64408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-1656" calcext:value-type="float">
            <text:p>-1656</text:p>
          </table:table-cell>
          <table:table-cell office:value-type="float" office:value="30396.79296" calcext:value-type="float">
            <text:p>30396.79296</text:p>
          </table:table-cell>
          <table:table-cell office:value-type="float" office:value="-14.82092" calcext:value-type="float">
            <text:p>-14.82092</text:p>
          </table:table-cell>
          <table:table-cell office:value-type="float" office:value="83.81958" calcext:value-type="float">
            <text:p>83.81958</text:p>
          </table:table-cell>
          <table:table-cell office:value-type="float" office:value="85.11981" calcext:value-type="float">
            <text:p>85.11981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-1658" calcext:value-type="float">
            <text:p>-1658</text:p>
          </table:table-cell>
          <table:table-cell office:value-type="float" office:value="30460.92187" calcext:value-type="float">
            <text:p>30460.92187</text:p>
          </table:table-cell>
          <table:table-cell office:value-type="float" office:value="-9.68127" calcext:value-type="float">
            <text:p>-9.68127</text:p>
          </table:table-cell>
          <table:table-cell office:value-type="float" office:value="77.38262" calcext:value-type="float">
            <text:p>77.38262</text:p>
          </table:table-cell>
          <table:table-cell office:value-type="float" office:value="77.98589" calcext:value-type="float">
            <text:p>77.98589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-1659" calcext:value-type="float">
            <text:p>-1659</text:p>
          </table:table-cell>
          <table:table-cell office:value-type="float" office:value="30525.05078" calcext:value-type="float">
            <text:p>30525.05078</text:p>
          </table:table-cell>
          <table:table-cell office:value-type="float" office:value="-3.93249" calcext:value-type="float">
            <text:p>-3.93249</text:p>
          </table:table-cell>
          <table:table-cell office:value-type="float" office:value="80.52029" calcext:value-type="float">
            <text:p>80.52029</text:p>
          </table:table-cell>
          <table:table-cell office:value-type="float" office:value="80.61627" calcext:value-type="float">
            <text:p>80.61627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-1659" calcext:value-type="float">
            <text:p>-1659</text:p>
          </table:table-cell>
          <table:table-cell office:value-type="float" office:value="30589.17773" calcext:value-type="float">
            <text:p>30589.17773</text:p>
          </table:table-cell>
          <table:table-cell office:value-type="float" office:value="-36.47424" calcext:value-type="float">
            <text:p>-36.47424</text:p>
          </table:table-cell>
          <table:table-cell office:value-type="float" office:value="88.20425" calcext:value-type="float">
            <text:p>88.20425</text:p>
          </table:table-cell>
          <table:table-cell office:value-type="float" office:value="95.44821" calcext:value-type="float">
            <text:p>95.44821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-1660" calcext:value-type="float">
            <text:p>-1660</text:p>
          </table:table-cell>
          <table:table-cell office:value-type="float" office:value="30653.30664" calcext:value-type="float">
            <text:p>30653.30664</text:p>
          </table:table-cell>
          <table:table-cell office:value-type="float" office:value="-71.71826" calcext:value-type="float">
            <text:p>-71.71826</text:p>
          </table:table-cell>
          <table:table-cell office:value-type="float" office:value="73.80209" calcext:value-type="float">
            <text:p>73.80209</text:p>
          </table:table-cell>
          <table:table-cell office:value-type="float" office:value="102.90898" calcext:value-type="float">
            <text:p>102.90898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-1660" calcext:value-type="float">
            <text:p>-1660</text:p>
          </table:table-cell>
          <table:table-cell office:value-type="float" office:value="30717.43554" calcext:value-type="float">
            <text:p>30717.43554</text:p>
          </table:table-cell>
          <table:table-cell office:value-type="float" office:value="27.88647" calcext:value-type="float">
            <text:p>27.88647</text:p>
          </table:table-cell>
          <table:table-cell office:value-type="float" office:value="92.40417" calcext:value-type="float">
            <text:p>92.40417</text:p>
          </table:table-cell>
          <table:table-cell office:value-type="float" office:value="96.5204" calcext:value-type="float">
            <text:p>96.5204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-1661" calcext:value-type="float">
            <text:p>-1661</text:p>
          </table:table-cell>
          <table:table-cell office:value-type="float" office:value="30781.5625" calcext:value-type="float">
            <text:p>30781.5625</text:p>
          </table:table-cell>
          <table:table-cell office:value-type="float" office:value="-12.74072" calcext:value-type="float">
            <text:p>-12.74072</text:p>
          </table:table-cell>
          <table:table-cell office:value-type="float" office:value="115.9215" calcext:value-type="float">
            <text:p>115.9215</text:p>
          </table:table-cell>
          <table:table-cell office:value-type="float" office:value="116.61956" calcext:value-type="float">
            <text:p>116.61956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-1662" calcext:value-type="float">
            <text:p>-1662</text:p>
          </table:table-cell>
          <table:table-cell office:value-type="float" office:value="30845.6914" calcext:value-type="float">
            <text:p>30845.6914</text:p>
          </table:table-cell>
          <table:table-cell office:value-type="float" office:value="18.54809" calcext:value-type="float">
            <text:p>18.54809</text:p>
          </table:table-cell>
          <table:table-cell office:value-type="float" office:value="96.41891" calcext:value-type="float">
            <text:p>96.41891</text:p>
          </table:table-cell>
          <table:table-cell office:value-type="float" office:value="98.18675" calcext:value-type="float">
            <text:p>98.18675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-1662" calcext:value-type="float">
            <text:p>-1662</text:p>
          </table:table-cell>
          <table:table-cell office:value-type="float" office:value="30909.82031" calcext:value-type="float">
            <text:p>30909.82031</text:p>
          </table:table-cell>
          <table:table-cell office:value-type="float" office:value="-175.27343" calcext:value-type="float">
            <text:p>-175.27343</text:p>
          </table:table-cell>
          <table:table-cell office:value-type="float" office:value="35.46862" calcext:value-type="float">
            <text:p>35.46862</text:p>
          </table:table-cell>
          <table:table-cell office:value-type="float" office:value="178.82618" calcext:value-type="float">
            <text:p>178.82618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-1663" calcext:value-type="float">
            <text:p>-1663</text:p>
          </table:table-cell>
          <table:table-cell office:value-type="float" office:value="30973.94726" calcext:value-type="float">
            <text:p>30973.94726</text:p>
          </table:table-cell>
          <table:table-cell office:value-type="float" office:value="-31.68579" calcext:value-type="float">
            <text:p>-31.68579</text:p>
          </table:table-cell>
          <table:table-cell office:value-type="float" office:value="127.39587" calcext:value-type="float">
            <text:p>127.39587</text:p>
          </table:table-cell>
          <table:table-cell office:value-type="float" office:value="131.27717" calcext:value-type="float">
            <text:p>131.27717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-1663" calcext:value-type="float">
            <text:p>-1663</text:p>
          </table:table-cell>
          <table:table-cell office:value-type="float" office:value="31038.07617" calcext:value-type="float">
            <text:p>31038.07617</text:p>
          </table:table-cell>
          <table:table-cell office:value-type="float" office:value="-90.99523" calcext:value-type="float">
            <text:p>-90.99523</text:p>
          </table:table-cell>
          <table:table-cell office:value-type="float" office:value="104.46481" calcext:value-type="float">
            <text:p>104.46481</text:p>
          </table:table-cell>
          <table:table-cell office:value-type="float" office:value="138.53892" calcext:value-type="float">
            <text:p>138.53892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-1664" calcext:value-type="float">
            <text:p>-1664</text:p>
          </table:table-cell>
          <table:table-cell office:value-type="float" office:value="31102.20507" calcext:value-type="float">
            <text:p>31102.20507</text:p>
          </table:table-cell>
          <table:table-cell office:value-type="float" office:value="-222.54943" calcext:value-type="float">
            <text:p>-222.54943</text:p>
          </table:table-cell>
          <table:table-cell office:value-type="float" office:value="103.20812" calcext:value-type="float">
            <text:p>103.20812</text:p>
          </table:table-cell>
          <table:table-cell office:value-type="float" office:value="245.31646" calcext:value-type="float">
            <text:p>245.31646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-1666" calcext:value-type="float">
            <text:p>-1666</text:p>
          </table:table-cell>
          <table:table-cell office:value-type="float" office:value="31166.33203" calcext:value-type="float">
            <text:p>31166.33203</text:p>
          </table:table-cell>
          <table:table-cell office:value-type="float" office:value="22.92492" calcext:value-type="float">
            <text:p>22.92492</text:p>
          </table:table-cell>
          <table:table-cell office:value-type="float" office:value="208.91613" calcext:value-type="float">
            <text:p>208.91613</text:p>
          </table:table-cell>
          <table:table-cell office:value-type="float" office:value="210.17016" calcext:value-type="float">
            <text:p>210.17016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-1666" calcext:value-type="float">
            <text:p>-1666</text:p>
          </table:table-cell>
          <table:table-cell office:value-type="float" office:value="31230.46093" calcext:value-type="float">
            <text:p>31230.46093</text:p>
          </table:table-cell>
          <table:table-cell office:value-type="float" office:value="-1.15661" calcext:value-type="float">
            <text:p>-1.15661</text:p>
          </table:table-cell>
          <table:table-cell office:value-type="float" office:value="191.58256" calcext:value-type="float">
            <text:p>191.58256</text:p>
          </table:table-cell>
          <table:table-cell office:value-type="float" office:value="191.58605" calcext:value-type="float">
            <text:p>191.58605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-1668" calcext:value-type="float">
            <text:p>-1668</text:p>
          </table:table-cell>
          <table:table-cell office:value-type="float" office:value="31294.58984" calcext:value-type="float">
            <text:p>31294.58984</text:p>
          </table:table-cell>
          <table:table-cell office:value-type="float" office:value="-92.33813" calcext:value-type="float">
            <text:p>-92.33813</text:p>
          </table:table-cell>
          <table:table-cell office:value-type="float" office:value="133.03486" calcext:value-type="float">
            <text:p>133.03486</text:p>
          </table:table-cell>
          <table:table-cell office:value-type="float" office:value="161.94012" calcext:value-type="float">
            <text:p>161.94012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-1669" calcext:value-type="float">
            <text:p>-1669</text:p>
          </table:table-cell>
          <table:table-cell office:value-type="float" office:value="31358.71679" calcext:value-type="float">
            <text:p>31358.71679</text:p>
          </table:table-cell>
          <table:table-cell office:value-type="float" office:value="-34.31469" calcext:value-type="float">
            <text:p>-34.31469</text:p>
          </table:table-cell>
          <table:table-cell office:value-type="float" office:value="510.62033" calcext:value-type="float">
            <text:p>510.62033</text:p>
          </table:table-cell>
          <table:table-cell office:value-type="float" office:value="511.77206" calcext:value-type="float">
            <text:p>511.77206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-1669" calcext:value-type="float">
            <text:p>-1669</text:p>
          </table:table-cell>
          <table:table-cell office:value-type="float" office:value="31422.8457" calcext:value-type="float">
            <text:p>31422.8457</text:p>
          </table:table-cell>
          <table:table-cell office:value-type="float" office:value="-65.1654" calcext:value-type="float">
            <text:p>-65.1654</text:p>
          </table:table-cell>
          <table:table-cell office:value-type="float" office:value="297.7348" calcext:value-type="float">
            <text:p>297.7348</text:p>
          </table:table-cell>
          <table:table-cell office:value-type="float" office:value="304.78277" calcext:value-type="float">
            <text:p>304.78277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-1670" calcext:value-type="float">
            <text:p>-1670</text:p>
          </table:table-cell>
          <table:table-cell office:value-type="float" office:value="31486.9746" calcext:value-type="float">
            <text:p>31486.9746</text:p>
          </table:table-cell>
          <table:table-cell office:value-type="float" office:value="-149.25866" calcext:value-type="float">
            <text:p>-149.25866</text:p>
          </table:table-cell>
          <table:table-cell office:value-type="float" office:value="329.74353" calcext:value-type="float">
            <text:p>329.74353</text:p>
          </table:table-cell>
          <table:table-cell office:value-type="float" office:value="361.95156" calcext:value-type="float">
            <text:p>361.95156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-1670" calcext:value-type="float">
            <text:p>-1670</text:p>
          </table:table-cell>
          <table:table-cell office:value-type="float" office:value="31551.10156" calcext:value-type="float">
            <text:p>31551.10156</text:p>
          </table:table-cell>
          <table:table-cell office:value-type="float" office:value="-246.93957" calcext:value-type="float">
            <text:p>-246.93957</text:p>
          </table:table-cell>
          <table:table-cell office:value-type="float" office:value="358.72399" calcext:value-type="float">
            <text:p>358.72399</text:p>
          </table:table-cell>
          <table:table-cell office:value-type="float" office:value="435.5021" calcext:value-type="float">
            <text:p>435.5021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-1671" calcext:value-type="float">
            <text:p>-1671</text:p>
          </table:table-cell>
          <table:table-cell office:value-type="float" office:value="31615.23046" calcext:value-type="float">
            <text:p>31615.23046</text:p>
          </table:table-cell>
          <table:table-cell office:value-type="float" office:value="-361.04345" calcext:value-type="float">
            <text:p>-361.04345</text:p>
          </table:table-cell>
          <table:table-cell office:value-type="float" office:value="587.62133" calcext:value-type="float">
            <text:p>587.62133</text:p>
          </table:table-cell>
          <table:table-cell office:value-type="float" office:value="689.67474" calcext:value-type="float">
            <text:p>689.6747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-1672" calcext:value-type="float">
            <text:p>-1672</text:p>
          </table:table-cell>
          <table:table-cell office:value-type="float" office:value="31679.35937" calcext:value-type="float">
            <text:p>31679.35937</text:p>
          </table:table-cell>
          <table:table-cell office:value-type="float" office:value="-690.71936" calcext:value-type="float">
            <text:p>-690.71936</text:p>
          </table:table-cell>
          <table:table-cell office:value-type="float" office:value="900.95678" calcext:value-type="float">
            <text:p>900.95678</text:p>
          </table:table-cell>
          <table:table-cell office:value-type="float" office:value="1135.26049" calcext:value-type="float">
            <text:p>1135.26049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-1674" calcext:value-type="float">
            <text:p>-1674</text:p>
          </table:table-cell>
          <table:table-cell office:value-type="float" office:value="31743.48632" calcext:value-type="float">
            <text:p>31743.48632</text:p>
          </table:table-cell>
          <table:table-cell office:value-type="float" office:value="-2180.79248" calcext:value-type="float">
            <text:p>-2180.79248</text:p>
          </table:table-cell>
          <table:table-cell office:value-type="float" office:value="2237.21557" calcext:value-type="float">
            <text:p>2237.21557</text:p>
          </table:table-cell>
          <table:table-cell office:value-type="float" office:value="3124.2583" calcext:value-type="float">
            <text:p>3124.2583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-1675" calcext:value-type="float">
            <text:p>-1675</text:p>
          </table:table-cell>
          <table:table-cell office:value-type="float" office:value="31807.61523" calcext:value-type="float">
            <text:p>31807.61523</text:p>
          </table:table-cell>
          <table:table-cell office:value-type="float" office:value="3598.97314" calcext:value-type="float">
            <text:p>3598.97314</text:p>
          </table:table-cell>
          <table:table-cell office:value-type="float" office:value="-2806.09497" calcext:value-type="float">
            <text:p>-2806.09497</text:p>
          </table:table-cell>
          <table:table-cell office:value-type="float" office:value="4563.63671" calcext:value-type="float">
            <text:p>4563.63671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-1676" calcext:value-type="float">
            <text:p>-1676</text:p>
          </table:table-cell>
          <table:table-cell office:value-type="float" office:value="31871.74414" calcext:value-type="float">
            <text:p>31871.74414</text:p>
          </table:table-cell>
          <table:table-cell office:value-type="float" office:value="1148.84118" calcext:value-type="float">
            <text:p>1148.84118</text:p>
          </table:table-cell>
          <table:table-cell office:value-type="float" office:value="-724.15112" calcext:value-type="float">
            <text:p>-724.15112</text:p>
          </table:table-cell>
          <table:table-cell office:value-type="float" office:value="1358.02453" calcext:value-type="float">
            <text:p>1358.02453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-1678" calcext:value-type="float">
            <text:p>-1678</text:p>
          </table:table-cell>
          <table:table-cell office:value-type="float" office:value="31935.87109" calcext:value-type="float">
            <text:p>31935.87109</text:p>
          </table:table-cell>
          <table:table-cell office:value-type="float" office:value="1070.92272" calcext:value-type="float">
            <text:p>1070.92272</text:p>
          </table:table-cell>
          <table:table-cell office:value-type="float" office:value="-378.56777" calcext:value-type="float">
            <text:p>-378.56777</text:p>
          </table:table-cell>
          <table:table-cell office:value-type="float" office:value="1135.86486" calcext:value-type="float">
            <text:p>1135.86486</text:p>
          </table:table-cell>
        </table:table-row>
        <table:table-row table:style-name="ro1">
          <table:table-cell office:value-type="string" calcext:value-type="string">
            <text:p>int dataV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 fftInp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FT Start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4T13:31:40.069601378</dc:date>
    <meta:editing-duration>PT4M3S</meta:editing-duration>
    <meta:editing-cycles>1</meta:editing-cycles>
    <meta:document-statistic meta:table-count="1" meta:cell-count="3007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2cm" svg:height="9.032cm" xlink:href=".." xlink:type="simple" chart:class="chart:scatter" chart:style-name="ch1">
        <chart:legend chart:legend-position="end" svg:x="13.15cm" svg:y="4.217cm" style:legend-expansion="high" chart:style-name="ch2"/>
        <chart:plot-area chart:style-name="ch3" table:cell-range-address="220hz_mockdata02.A6:220hz_mockdata02.B504" svg:x="0.32cm" svg:y="0.18cm" svg:width="12.51cm" svg:height="8.672cm">
          <chartooo:coordinate-region svg:x="1.418cm" svg:y="0.379cm" svg:width="11.132cm" svg:height="8.27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220hz_mockdata02.B6:220hz_mockdata02.B504" chart:class="chart:scatter">
            <chart:domain table:cell-range-address="220hz_mockdata02.A6:220hz_mockdata02.A504"/>
            <chart:data-point chart:repeated="4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220hz_mockdata02.A6:220hz_mockdata02.A504</svg:desc>
                </draw:g>
              </table:table-cell>
              <table:table-cell office:value-type="float" office:value="-1653">
                <text:p>-1653</text:p>
                <draw:g>
                  <svg:desc>220hz_mockdata02.B6:220hz_mockdata02.B5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1653">
                <text:p>-16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1652">
                <text:p>-16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1652">
                <text:p>-16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1651">
                <text:p>-16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1649">
                <text:p>-16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1649">
                <text:p>-16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1647">
                <text:p>-16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1647">
                <text:p>-16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1646">
                <text:p>-16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1645">
                <text:p>-16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1646">
                <text:p>-16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1648">
                <text:p>-16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1646">
                <text:p>-16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1646">
                <text:p>-16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1646">
                <text:p>-16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1644">
                <text:p>-16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1644">
                <text:p>-16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1644">
                <text:p>-16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1644">
                <text:p>-16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-1645">
                <text:p>-16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-1647">
                <text:p>-16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-1648">
                <text:p>-16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-1649">
                <text:p>-16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-1649">
                <text:p>-16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-1650">
                <text:p>-165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-1651">
                <text:p>-16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-1652">
                <text:p>-16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-1653">
                <text:p>-16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-1653">
                <text:p>-16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-1653">
                <text:p>-16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-1654">
                <text:p>-16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-1655">
                <text:p>-16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-1656">
                <text:p>-16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-1658">
                <text:p>-16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-1658">
                <text:p>-16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-1658">
                <text:p>-16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-1659">
                <text:p>-16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-1660">
                <text:p>-166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-1661">
                <text:p>-16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-1661">
                <text:p>-16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-1662">
                <text:p>-16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-1663">
                <text:p>-166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-1663">
                <text:p>-16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-1665">
                <text:p>-16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-1665">
                <text:p>-166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-1665">
                <text:p>-16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-1667">
                <text:p>-1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-1668">
                <text:p>-16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-1667">
                <text:p>-16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-1667">
                <text:p>-16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-1669">
                <text:p>-166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-1670">
                <text:p>-167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-1671">
                <text:p>-16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-1672">
                <text:p>-167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-1674">
                <text:p>-16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-1674">
                <text:p>-16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-1676">
                <text:p>-16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-1678">
                <text:p>-167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-1680">
                <text:p>-168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-1681">
                <text:p>-16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-1681">
                <text:p>-168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-1681">
                <text:p>-16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-1682">
                <text:p>-168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-1684">
                <text:p>-16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-1685">
                <text:p>-168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-1686">
                <text:p>-16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-1687">
                <text:p>-168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-1688">
                <text:p>-16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-1689">
                <text:p>-168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-1690">
                <text:p>-169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-1691">
                <text:p>-169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-1691">
                <text:p>-169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-1690">
                <text:p>-169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-1691">
                <text:p>-169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-1691">
                <text:p>-169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-1691">
                <text:p>-16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-1692">
                <text:p>-169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-1693">
                <text:p>-169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-1693">
                <text:p>-169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-1694">
                <text:p>-169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-1695">
                <text:p>-169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-1695">
                <text:p>-169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-1694">
                <text:p>-169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-1695">
                <text:p>-169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-1694">
                <text:p>-16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-1694">
                <text:p>-169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-1696">
                <text:p>-16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-1695">
                <text:p>-169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-1694">
                <text:p>-16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-1695">
                <text:p>-16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-1696">
                <text:p>-16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-1696">
                <text:p>-16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-1695">
                <text:p>-16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-1695">
                <text:p>-16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-1695">
                <text:p>-16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-1694">
                <text:p>-169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-1693">
                <text:p>-169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-1692">
                <text:p>-169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-1692">
                <text:p>-169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-1691">
                <text:p>-169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-1691">
                <text:p>-169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-1690">
                <text:p>-169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-1689">
                <text:p>-168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-1687">
                <text:p>-168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-1686">
                <text:p>-168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-1685">
                <text:p>-168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-1684">
                <text:p>-168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-1684">
                <text:p>-168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-1684">
                <text:p>-168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-1682">
                <text:p>-168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-1681">
                <text:p>-168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-1680">
                <text:p>-168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-1679">
                <text:p>-167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-1677">
                <text:p>-167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-1676">
                <text:p>-167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-1676">
                <text:p>-167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-1676">
                <text:p>-167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-1675">
                <text:p>-16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-1675">
                <text:p>-16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-1674">
                <text:p>-167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-1671">
                <text:p>-167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-1669">
                <text:p>-166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-1668">
                <text:p>-166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-1667">
                <text:p>-166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-1666">
                <text:p>-166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-1665">
                <text:p>-166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-1664">
                <text:p>-166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-1664">
                <text:p>-166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-1665">
                <text:p>-166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-1663">
                <text:p>-166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-1662">
                <text:p>-166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-1661">
                <text:p>-166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-1660">
                <text:p>-166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-1659">
                <text:p>-165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-1659">
                <text:p>-165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-1659">
                <text:p>-165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-1658">
                <text:p>-165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-1658">
                <text:p>-165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-1658">
                <text:p>-165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-1657">
                <text:p>-165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-1655">
                <text:p>-165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-1655">
                <text:p>-165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-1655">
                <text:p>-165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-1655">
                <text:p>-165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-1654">
                <text:p>-165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-1652">
                <text:p>-165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-1651">
                <text:p>-165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-1650">
                <text:p>-165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-1650">
                <text:p>-165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-1650">
                <text:p>-165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-1649">
                <text:p>-164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-1648">
                <text:p>-164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-1647">
                <text:p>-164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-1646">
                <text:p>-164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-1645">
                <text:p>-164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-1644">
                <text:p>-164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-1644">
                <text:p>-164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-1644">
                <text:p>-164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-1644">
                <text:p>-164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-1644">
                <text:p>-164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-1645">
                <text:p>-164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-1645">
                <text:p>-164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-1644">
                <text:p>-164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-1644">
                <text:p>-164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-1643">
                <text:p>-164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-1643">
                <text:p>-164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-1644">
                <text:p>-164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-1645">
                <text:p>-164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-1646">
                <text:p>-164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-1647">
                <text:p>-164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-1650">
                <text:p>-165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-1652">
                <text:p>-165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-1652">
                <text:p>-165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-1651">
                <text:p>-165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-1652">
                <text:p>-165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-1653">
                <text:p>-165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-1654">
                <text:p>-165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-1656">
                <text:p>-165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-1656">
                <text:p>-165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-1657">
                <text:p>-165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-1657">
                <text:p>-165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-1658">
                <text:p>-165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-1660">
                <text:p>-166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-1662">
                <text:p>-166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-1662">
                <text:p>-166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-1662">
                <text:p>-166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-1663">
                <text:p>-166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-1663">
                <text:p>-166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-1663">
                <text:p>-166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-1664">
                <text:p>-166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-1665">
                <text:p>-166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-1665">
                <text:p>-166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-1666">
                <text:p>-166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-1669">
                <text:p>-166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-1670">
                <text:p>-167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-1670">
                <text:p>-167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-1671">
                <text:p>-167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-1672">
                <text:p>-167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-1673">
                <text:p>-167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-1673">
                <text:p>-167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-1673">
                <text:p>-167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-1675">
                <text:p>-167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-1676">
                <text:p>-167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-1678">
                <text:p>-167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-1681">
                <text:p>-168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-1681">
                <text:p>-168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-1681">
                <text:p>-168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-1683">
                <text:p>-168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-1684">
                <text:p>-168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-1685">
                <text:p>-168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-1686">
                <text:p>-168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-1687">
                <text:p>-168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-1686">
                <text:p>-168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-1687">
                <text:p>-168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-1688">
                <text:p>-168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-1690">
                <text:p>-169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-1690">
                <text:p>-169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-1690">
                <text:p>-169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-1691">
                <text:p>-169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-1691">
                <text:p>-169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-1690">
                <text:p>-169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-1691">
                <text:p>-169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-1693">
                <text:p>-169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-1692">
                <text:p>-169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-1692">
                <text:p>-169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-1694">
                <text:p>-169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-1695">
                <text:p>-169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-1695">
                <text:p>-169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-1697">
                <text:p>-169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-1697">
                <text:p>-169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-1696">
                <text:p>-169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-1697">
                <text:p>-169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-1697">
                <text:p>-169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-1697">
                <text:p>-169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-1697">
                <text:p>-169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-1696">
                <text:p>-169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-1697">
                <text:p>-169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-1697">
                <text:p>-169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-1696">
                <text:p>-169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-1696">
                <text:p>-169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-1697">
                <text:p>-169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-1695">
                <text:p>-169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-1694">
                <text:p>-169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-1694">
                <text:p>-169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-1692">
                <text:p>-169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-1691">
                <text:p>-169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-1691">
                <text:p>-169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-1691">
                <text:p>-169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-1690">
                <text:p>-169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-1689">
                <text:p>-168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-1688">
                <text:p>-168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-1687">
                <text:p>-168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-1685">
                <text:p>-168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-1684">
                <text:p>-168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-1684">
                <text:p>-168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-1682">
                <text:p>-168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-1681">
                <text:p>-168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-1681">
                <text:p>-168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-1680">
                <text:p>-168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-1679">
                <text:p>-167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-1679">
                <text:p>-167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-1679">
                <text:p>-167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-1678">
                <text:p>-167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-1676">
                <text:p>-167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-1675">
                <text:p>-167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-1674">
                <text:p>-167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-1672">
                <text:p>-167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-1670">
                <text:p>-167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-1670">
                <text:p>-167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-1669">
                <text:p>-166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-1668">
                <text:p>-166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-1668">
                <text:p>-166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-1666">
                <text:p>-166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-1666">
                <text:p>-166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-1665">
                <text:p>-166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-1664">
                <text:p>-166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-1662">
                <text:p>-166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-1660">
                <text:p>-166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-1660">
                <text:p>-166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-1660">
                <text:p>-166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-1660">
                <text:p>-166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-1659">
                <text:p>-165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-1659">
                <text:p>-165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-1660">
                <text:p>-166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-1659">
                <text:p>-165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-1657">
                <text:p>-165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-1656">
                <text:p>-165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-1656">
                <text:p>-165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-1654">
                <text:p>-165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-1652">
                <text:p>-165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-1653">
                <text:p>-165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-1653">
                <text:p>-165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-1651">
                <text:p>-165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-1650">
                <text:p>-165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-1651">
                <text:p>-165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-1651">
                <text:p>-165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-1649">
                <text:p>-164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-1649">
                <text:p>-164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-1648">
                <text:p>-164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-1646">
                <text:p>-164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-1645">
                <text:p>-164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-1645">
                <text:p>-164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-1644">
                <text:p>-164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-1644">
                <text:p>-164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-1645">
                <text:p>-164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-1645">
                <text:p>-164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-1644">
                <text:p>-164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-1645">
                <text:p>-164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-1645">
                <text:p>-164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-1645">
                <text:p>-164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-1644">
                <text:p>-164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-1644">
                <text:p>-164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-1646">
                <text:p>-164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-1647">
                <text:p>-164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-1647">
                <text:p>-164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-1648">
                <text:p>-164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-1649">
                <text:p>-164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-1649">
                <text:p>-164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-1650">
                <text:p>-165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-1651">
                <text:p>-165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-1652">
                <text:p>-165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-1653">
                <text:p>-165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-1654">
                <text:p>-165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-1654">
                <text:p>-165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-1654">
                <text:p>-165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-1655">
                <text:p>-165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-1656">
                <text:p>-165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-1658">
                <text:p>-165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-1659">
                <text:p>-165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-1660">
                <text:p>-166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-1660">
                <text:p>-166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-1661">
                <text:p>-166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-1660">
                <text:p>-166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-1661">
                <text:p>-166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-1662">
                <text:p>-166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-1664">
                <text:p>-166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-1665">
                <text:p>-166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-1666">
                <text:p>-166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-1667">
                <text:p>-166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-1667">
                <text:p>-166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-1668">
                <text:p>-166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-1668">
                <text:p>-166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-1669">
                <text:p>-166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-1670">
                <text:p>-167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-1670">
                <text:p>-167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-1671">
                <text:p>-167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-1672">
                <text:p>-167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-1673">
                <text:p>-167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-1675">
                <text:p>-167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-1677">
                <text:p>-167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-1679">
                <text:p>-167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-1680">
                <text:p>-168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-1680">
                <text:p>-168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-1681">
                <text:p>-168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-1682">
                <text:p>-168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-1683">
                <text:p>-168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-1684">
                <text:p>-168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-1686">
                <text:p>-168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-1686">
                <text:p>-168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-1687">
                <text:p>-168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-1688">
                <text:p>-168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-1688">
                <text:p>-168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-1688">
                <text:p>-168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-1689">
                <text:p>-168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-1689">
                <text:p>-168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-1690">
                <text:p>-169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-1690">
                <text:p>-169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-1690">
                <text:p>-169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-1690">
                <text:p>-169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-1690">
                <text:p>-169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-1691">
                <text:p>-169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-1693">
                <text:p>-169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-1694">
                <text:p>-169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-1694">
                <text:p>-169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-1693">
                <text:p>-169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-1693">
                <text:p>-169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-1693">
                <text:p>-169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-1693">
                <text:p>-169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-1693">
                <text:p>-169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-1694">
                <text:p>-169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-1695">
                <text:p>-169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-1695">
                <text:p>-169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-1695">
                <text:p>-169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-1694">
                <text:p>-169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-1694">
                <text:p>-169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-1693">
                <text:p>-169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-1693">
                <text:p>-169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-1692">
                <text:p>-169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-1691">
                <text:p>-169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-1691">
                <text:p>-169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-1691">
                <text:p>-169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-1690">
                <text:p>-169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-1690">
                <text:p>-169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-1690">
                <text:p>-169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-1688">
                <text:p>-168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-1687">
                <text:p>-168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-1685">
                <text:p>-168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-1684">
                <text:p>-168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-1683">
                <text:p>-168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-1683">
                <text:p>-168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-1682">
                <text:p>-168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-1682">
                <text:p>-168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-1681">
                <text:p>-168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-1679">
                <text:p>-167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-1678">
                <text:p>-167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-1678">
                <text:p>-167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-1677">
                <text:p>-167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-1676">
                <text:p>-167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-1675">
                <text:p>-167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-1674">
                <text:p>-167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-1672">
                <text:p>-167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-1671">
                <text:p>-167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-1671">
                <text:p>-167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-1668">
                <text:p>-166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-1668">
                <text:p>-166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-1667">
                <text:p>-166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-1665">
                <text:p>-166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-1665">
                <text:p>-166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-1664">
                <text:p>-166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-1663">
                <text:p>-166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-1662">
                <text:p>-166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-1661">
                <text:p>-166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-1660">
                <text:p>-166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-1660">
                <text:p>-166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-1659">
                <text:p>-165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-1658">
                <text:p>-165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-1658">
                <text:p>-165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-1658">
                <text:p>-165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-1656">
                <text:p>-165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-1655">
                <text:p>-165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-1656">
                <text:p>-165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-1655">
                <text:p>-165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-1655">
                <text:p>-165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-1654">
                <text:p>-165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-1652">
                <text:p>-165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-1651">
                <text:p>-165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-1650">
                <text:p>-165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-1651">
                <text:p>-165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-1650">
                <text:p>-165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-1649">
                <text:p>-164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-1648">
                <text:p>-164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-1648">
                <text:p>-164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-1647">
                <text:p>-164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-1646">
                <text:p>-164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-1646">
                <text:p>-164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-1646">
                <text:p>-164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-1644">
                <text:p>-164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-1643">
                <text:p>-164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-1645">
                <text:p>-164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-1644">
                <text:p>-164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-1643">
                <text:p>-164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-1644">
                <text:p>-164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-1645">
                <text:p>-164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-1644">
                <text:p>-164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-1643">
                <text:p>-164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-1643">
                <text:p>-164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-1644">
                <text:p>-164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-1644">
                <text:p>-164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-1644">
                <text:p>-164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-1645">
                <text:p>-164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-1646">
                <text:p>-164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-1647">
                <text:p>-164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-1647">
                <text:p>-164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-1649">
                <text:p>-164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-1650">
                <text:p>-165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-1650">
                <text:p>-165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-1651">
                <text:p>-165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-1651">
                <text:p>-165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-1651">
                <text:p>-165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-1651">
                <text:p>-165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-1653">
                <text:p>-165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-1655">
                <text:p>-165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-1656">
                <text:p>-165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-1656">
                <text:p>-165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-1658">
                <text:p>-165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-1659">
                <text:p>-165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-1659">
                <text:p>-165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-1660">
                <text:p>-166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-1660">
                <text:p>-166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-1661">
                <text:p>-166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-1662">
                <text:p>-166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-1662">
                <text:p>-166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-1663">
                <text:p>-166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-1663">
                <text:p>-166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-1664">
                <text:p>-166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-1666">
                <text:p>-166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-1666">
                <text:p>-166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-1668">
                <text:p>-166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-1669">
                <text:p>-166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-1669">
                <text:p>-166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-1670">
                <text:p>-167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-1670">
                <text:p>-167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-1671">
                <text:p>-167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-1672">
                <text:p>-167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-1674">
                <text:p>-167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-1675">
                <text:p>-167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-1676">
                <text:p>-167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-1678">
                <text:p>-16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0.349cm" svg:height="9.007cm" xlink:href=".." xlink:type="simple" chart:class="chart:scatter" chart:style-name="ch1">
        <chart:legend chart:legend-position="end" svg:x="27.523cm" svg:y="4.204cm" style:legend-expansion="high" chart:style-name="ch2"/>
        <chart:plot-area chart:style-name="ch3" table:cell-range-address="220hz_mockdata02.C6:220hz_mockdata02.C504 220hz_mockdata02.F6:220hz_mockdata02.F504" svg:x="0.606cm" svg:y="0.18cm" svg:width="26.311cm" svg:height="8.647cm">
          <chartooo:coordinate-region svg:x="1.598cm" svg:y="0.379cm" svg:width="24.855cm" svg:height="7.8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220hz_mockdata02.F6:220hz_mockdata02.F504" chart:class="chart:scatter">
            <chart:domain table:cell-range-address="220hz_mockdata02.C6:220hz_mockdata02.C504"/>
            <chart:data-point chart:repeated="4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220hz_mockdata02.C6:220hz_mockdata02.C504</svg:desc>
                </draw:g>
              </table:table-cell>
              <table:table-cell office:value-type="float" office:value="0">
                <text:p>0</text:p>
                <draw:g>
                  <svg:desc>220hz_mockdata02.F6:220hz_mockdata02.F5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.12825">
                <text:p>64.12825</text:p>
              </table:table-cell>
              <table:table-cell office:value-type="float" office:value="1135.58654">
                <text:p>1135.586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8.25651">
                <text:p>128.25651</text:p>
              </table:table-cell>
              <table:table-cell office:value-type="float" office:value="1358.6361">
                <text:p>1358.63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2.38476">
                <text:p>192.38476</text:p>
              </table:table-cell>
              <table:table-cell office:value-type="float" office:value="4564.55175">
                <text:p>4564.551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6.51303">
                <text:p>256.51303</text:p>
              </table:table-cell>
              <table:table-cell office:value-type="float" office:value="3124.11181">
                <text:p>3124.111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0.64129">
                <text:p>320.64129</text:p>
              </table:table-cell>
              <table:table-cell office:value-type="float" office:value="1135.00305">
                <text:p>1135.003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4.76953">
                <text:p>384.76953</text:p>
              </table:table-cell>
              <table:table-cell office:value-type="float" office:value="690.08038">
                <text:p>690.080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8.89779">
                <text:p>448.89779</text:p>
              </table:table-cell>
              <table:table-cell office:value-type="float" office:value="435.53344">
                <text:p>435.533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3.02606">
                <text:p>513.02606</text:p>
              </table:table-cell>
              <table:table-cell office:value-type="float" office:value="359.72653">
                <text:p>359.726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77.15429">
                <text:p>577.15429</text:p>
              </table:table-cell>
              <table:table-cell office:value-type="float" office:value="303.64587">
                <text:p>303.645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41.28259">
                <text:p>641.28259</text:p>
              </table:table-cell>
              <table:table-cell office:value-type="float" office:value="512.12915">
                <text:p>512.129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5.41082">
                <text:p>705.41082</text:p>
              </table:table-cell>
              <table:table-cell office:value-type="float" office:value="160.51707">
                <text:p>160.517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69.53906">
                <text:p>769.53906</text:p>
              </table:table-cell>
              <table:table-cell office:value-type="float" office:value="199.17561">
                <text:p>199.175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33.66735">
                <text:p>833.66735</text:p>
              </table:table-cell>
              <table:table-cell office:value-type="float" office:value="210.07049">
                <text:p>210.070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97.79559">
                <text:p>897.79559</text:p>
              </table:table-cell>
              <table:table-cell office:value-type="float" office:value="245.58178">
                <text:p>245.581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61.92382">
                <text:p>961.92382</text:p>
              </table:table-cell>
              <table:table-cell office:value-type="float" office:value="138.29951">
                <text:p>138.299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26.05212">
                <text:p>1026.05212</text:p>
              </table:table-cell>
              <table:table-cell office:value-type="float" office:value="131.66738">
                <text:p>131.667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90.18041">
                <text:p>1090.18041</text:p>
              </table:table-cell>
              <table:table-cell office:value-type="float" office:value="178.47999">
                <text:p>178.479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54.30859">
                <text:p>1154.30859</text:p>
              </table:table-cell>
              <table:table-cell office:value-type="float" office:value="99.00965">
                <text:p>99.009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18.43688">
                <text:p>1218.43688</text:p>
              </table:table-cell>
              <table:table-cell office:value-type="float" office:value="116.2858">
                <text:p>116.28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82.56518">
                <text:p>1282.56518</text:p>
              </table:table-cell>
              <table:table-cell office:value-type="float" office:value="96.63494">
                <text:p>96.634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46.69335">
                <text:p>1346.69335</text:p>
              </table:table-cell>
              <table:table-cell office:value-type="float" office:value="103.13957">
                <text:p>103.139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10.82165">
                <text:p>1410.82165</text:p>
              </table:table-cell>
              <table:table-cell office:value-type="float" office:value="95.05598">
                <text:p>95.055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74.94995">
                <text:p>1474.94995</text:p>
              </table:table-cell>
              <table:table-cell office:value-type="float" office:value="81.16582">
                <text:p>81.165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39.07812">
                <text:p>1539.07812</text:p>
              </table:table-cell>
              <table:table-cell office:value-type="float" office:value="78.25346">
                <text:p>78.253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03.20642">
                <text:p>1603.20642</text:p>
              </table:table-cell>
              <table:table-cell office:value-type="float" office:value="85.5337">
                <text:p>85.53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67.33471">
                <text:p>1667.33471</text:p>
              </table:table-cell>
              <table:table-cell office:value-type="float" office:value="64.28251">
                <text:p>64.282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31.46289">
                <text:p>1731.46289</text:p>
              </table:table-cell>
              <table:table-cell office:value-type="float" office:value="41.18144">
                <text:p>41.181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95.59118">
                <text:p>1795.59118</text:p>
              </table:table-cell>
              <table:table-cell office:value-type="float" office:value="89.08612">
                <text:p>89.086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59.71948">
                <text:p>1859.71948</text:p>
              </table:table-cell>
              <table:table-cell office:value-type="float" office:value="74.96069">
                <text:p>74.960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23.84765">
                <text:p>1923.84765</text:p>
              </table:table-cell>
              <table:table-cell office:value-type="float" office:value="84.18582">
                <text:p>84.185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87.97595">
                <text:p>1987.97595</text:p>
              </table:table-cell>
              <table:table-cell office:value-type="float" office:value="63.13232">
                <text:p>63.132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52.10424">
                <text:p>2052.10424</text:p>
              </table:table-cell>
              <table:table-cell office:value-type="float" office:value="77.08586">
                <text:p>77.085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16.23242">
                <text:p>2116.23242</text:p>
              </table:table-cell>
              <table:table-cell office:value-type="float" office:value="75.73348">
                <text:p>75.733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180.36083">
                <text:p>2180.36083</text:p>
              </table:table-cell>
              <table:table-cell office:value-type="float" office:value="73.70004">
                <text:p>73.700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44.48901">
                <text:p>2244.48901</text:p>
              </table:table-cell>
              <table:table-cell office:value-type="float" office:value="60.91404">
                <text:p>60.914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308.61718">
                <text:p>2308.61718</text:p>
              </table:table-cell>
              <table:table-cell office:value-type="float" office:value="51.86021">
                <text:p>51.860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372.7456">
                <text:p>2372.7456</text:p>
              </table:table-cell>
              <table:table-cell office:value-type="float" office:value="45.8404">
                <text:p>45.84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436.87377">
                <text:p>2436.87377</text:p>
              </table:table-cell>
              <table:table-cell office:value-type="float" office:value="38.94847">
                <text:p>38.948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01.00195">
                <text:p>2501.00195</text:p>
              </table:table-cell>
              <table:table-cell office:value-type="float" office:value="27.97813">
                <text:p>27.978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65.13037">
                <text:p>2565.13037</text:p>
              </table:table-cell>
              <table:table-cell office:value-type="float" office:value="65.98235">
                <text:p>65.982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629.25854">
                <text:p>2629.25854</text:p>
              </table:table-cell>
              <table:table-cell office:value-type="float" office:value="34.58185">
                <text:p>34.581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93.38671">
                <text:p>2693.38671</text:p>
              </table:table-cell>
              <table:table-cell office:value-type="float" office:value="46.01984">
                <text:p>46.019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757.51513">
                <text:p>2757.51513</text:p>
              </table:table-cell>
              <table:table-cell office:value-type="float" office:value="58.05112">
                <text:p>58.051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821.64331">
                <text:p>2821.64331</text:p>
              </table:table-cell>
              <table:table-cell office:value-type="float" office:value="64.51342">
                <text:p>64.513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885.77148">
                <text:p>2885.77148</text:p>
              </table:table-cell>
              <table:table-cell office:value-type="float" office:value="108.54753">
                <text:p>108.547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49.8999">
                <text:p>2949.8999</text:p>
              </table:table-cell>
              <table:table-cell office:value-type="float" office:value="24.54235">
                <text:p>24.542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14.02807">
                <text:p>3014.02807</text:p>
              </table:table-cell>
              <table:table-cell office:value-type="float" office:value="27.73278">
                <text:p>27.732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78.15625">
                <text:p>3078.15625</text:p>
              </table:table-cell>
              <table:table-cell office:value-type="float" office:value="76.02766">
                <text:p>76.027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142.28466">
                <text:p>3142.28466</text:p>
              </table:table-cell>
              <table:table-cell office:value-type="float" office:value="63.02331">
                <text:p>63.023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206.41284">
                <text:p>3206.41284</text:p>
              </table:table-cell>
              <table:table-cell office:value-type="float" office:value="11.38394">
                <text:p>11.3839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270.54101">
                <text:p>3270.54101</text:p>
              </table:table-cell>
              <table:table-cell office:value-type="float" office:value="8.79509">
                <text:p>8.7950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334.66943">
                <text:p>3334.66943</text:p>
              </table:table-cell>
              <table:table-cell office:value-type="float" office:value="43.17379">
                <text:p>43.173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398.7976">
                <text:p>3398.7976</text:p>
              </table:table-cell>
              <table:table-cell office:value-type="float" office:value="46.832">
                <text:p>46.8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462.92578">
                <text:p>3462.92578</text:p>
              </table:table-cell>
              <table:table-cell office:value-type="float" office:value="46.77915">
                <text:p>46.779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527.05419">
                <text:p>3527.05419</text:p>
              </table:table-cell>
              <table:table-cell office:value-type="float" office:value="25.55215">
                <text:p>25.552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591.18237">
                <text:p>3591.18237</text:p>
              </table:table-cell>
              <table:table-cell office:value-type="float" office:value="15.86886">
                <text:p>15.8688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655.31054">
                <text:p>3655.31054</text:p>
              </table:table-cell>
              <table:table-cell office:value-type="float" office:value="60.95971">
                <text:p>60.9597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719.43896">
                <text:p>3719.43896</text:p>
              </table:table-cell>
              <table:table-cell office:value-type="float" office:value="67.68765">
                <text:p>67.6876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783.56713">
                <text:p>3783.56713</text:p>
              </table:table-cell>
              <table:table-cell office:value-type="float" office:value="4.54389">
                <text:p>4.5438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847.69531">
                <text:p>3847.69531</text:p>
              </table:table-cell>
              <table:table-cell office:value-type="float" office:value="32.70319">
                <text:p>32.703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911.82373">
                <text:p>3911.82373</text:p>
              </table:table-cell>
              <table:table-cell office:value-type="float" office:value="58.50863">
                <text:p>58.5086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975.9519">
                <text:p>3975.9519</text:p>
              </table:table-cell>
              <table:table-cell office:value-type="float" office:value="43.78678">
                <text:p>43.7867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040.08007">
                <text:p>4040.08007</text:p>
              </table:table-cell>
              <table:table-cell office:value-type="float" office:value="56.82464">
                <text:p>56.824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104.20849">
                <text:p>4104.20849</text:p>
              </table:table-cell>
              <table:table-cell office:value-type="float" office:value="32.05156">
                <text:p>32.051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168.33691">
                <text:p>4168.33691</text:p>
              </table:table-cell>
              <table:table-cell office:value-type="float" office:value="47.65341">
                <text:p>47.653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232.46484">
                <text:p>4232.46484</text:p>
              </table:table-cell>
              <table:table-cell office:value-type="float" office:value="53.74621">
                <text:p>53.7462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296.59326">
                <text:p>4296.59326</text:p>
              </table:table-cell>
              <table:table-cell office:value-type="float" office:value="20.6554">
                <text:p>20.655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360.72167">
                <text:p>4360.72167</text:p>
              </table:table-cell>
              <table:table-cell office:value-type="float" office:value="62.29689">
                <text:p>62.296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424.8496">
                <text:p>4424.8496</text:p>
              </table:table-cell>
              <table:table-cell office:value-type="float" office:value="52.31645">
                <text:p>52.316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488.97802">
                <text:p>4488.97802</text:p>
              </table:table-cell>
              <table:table-cell office:value-type="float" office:value="21.01792">
                <text:p>21.017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553.10644">
                <text:p>4553.10644</text:p>
              </table:table-cell>
              <table:table-cell office:value-type="float" office:value="23.66131">
                <text:p>23.6613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617.23437">
                <text:p>4617.23437</text:p>
              </table:table-cell>
              <table:table-cell office:value-type="float" office:value="53.86732">
                <text:p>53.867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681.36279">
                <text:p>4681.36279</text:p>
              </table:table-cell>
              <table:table-cell office:value-type="float" office:value="19.74291">
                <text:p>19.742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745.49121">
                <text:p>4745.49121</text:p>
              </table:table-cell>
              <table:table-cell office:value-type="float" office:value="9.58077">
                <text:p>9.5807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809.61914">
                <text:p>4809.61914</text:p>
              </table:table-cell>
              <table:table-cell office:value-type="float" office:value="31.65172">
                <text:p>31.6517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873.74755">
                <text:p>4873.74755</text:p>
              </table:table-cell>
              <table:table-cell office:value-type="float" office:value="29.82717">
                <text:p>29.827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937.87597">
                <text:p>4937.87597</text:p>
              </table:table-cell>
              <table:table-cell office:value-type="float" office:value="26.68946">
                <text:p>26.6894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002.0039">
                <text:p>5002.0039</text:p>
              </table:table-cell>
              <table:table-cell office:value-type="float" office:value="37.73799">
                <text:p>37.737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066.13232">
                <text:p>5066.13232</text:p>
              </table:table-cell>
              <table:table-cell office:value-type="float" office:value="29.71418">
                <text:p>29.7141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130.26074">
                <text:p>5130.26074</text:p>
              </table:table-cell>
              <table:table-cell office:value-type="float" office:value="34.79859">
                <text:p>34.7985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194.38867">
                <text:p>5194.38867</text:p>
              </table:table-cell>
              <table:table-cell office:value-type="float" office:value="23.04648">
                <text:p>23.0464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258.51708">
                <text:p>5258.51708</text:p>
              </table:table-cell>
              <table:table-cell office:value-type="float" office:value="37.7322">
                <text:p>37.73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322.6455">
                <text:p>5322.6455</text:p>
              </table:table-cell>
              <table:table-cell office:value-type="float" office:value="34.42855">
                <text:p>34.428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386.77343">
                <text:p>5386.77343</text:p>
              </table:table-cell>
              <table:table-cell office:value-type="float" office:value="24.47649">
                <text:p>24.4764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450.90185">
                <text:p>5450.90185</text:p>
              </table:table-cell>
              <table:table-cell office:value-type="float" office:value="27.43594">
                <text:p>27.435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515.03027">
                <text:p>5515.03027</text:p>
              </table:table-cell>
              <table:table-cell office:value-type="float" office:value="24.66086">
                <text:p>24.6608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579.1582">
                <text:p>5579.1582</text:p>
              </table:table-cell>
              <table:table-cell office:value-type="float" office:value="19.07671">
                <text:p>19.0767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643.28662">
                <text:p>5643.28662</text:p>
              </table:table-cell>
              <table:table-cell office:value-type="float" office:value="24.67285">
                <text:p>24.6728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707.41503">
                <text:p>5707.41503</text:p>
              </table:table-cell>
              <table:table-cell office:value-type="float" office:value="32.92256">
                <text:p>32.922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771.54296">
                <text:p>5771.54296</text:p>
              </table:table-cell>
              <table:table-cell office:value-type="float" office:value="9.99378">
                <text:p>9.9937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835.67138">
                <text:p>5835.67138</text:p>
              </table:table-cell>
              <table:table-cell office:value-type="float" office:value="24.76587">
                <text:p>24.7658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899.7998">
                <text:p>5899.7998</text:p>
              </table:table-cell>
              <table:table-cell office:value-type="float" office:value="46.68445">
                <text:p>46.6844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963.92773">
                <text:p>5963.92773</text:p>
              </table:table-cell>
              <table:table-cell office:value-type="float" office:value="4.30438">
                <text:p>4.3043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028.05615">
                <text:p>6028.05615</text:p>
              </table:table-cell>
              <table:table-cell office:value-type="float" office:value="19.52642">
                <text:p>19.5264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092.18457">
                <text:p>6092.18457</text:p>
              </table:table-cell>
              <table:table-cell office:value-type="float" office:value="29.74738">
                <text:p>29.7473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156.3125">
                <text:p>6156.3125</text:p>
              </table:table-cell>
              <table:table-cell office:value-type="float" office:value="27.75021">
                <text:p>27.7502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220.44091">
                <text:p>6220.44091</text:p>
              </table:table-cell>
              <table:table-cell office:value-type="float" office:value="21.74477">
                <text:p>21.7447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284.56933">
                <text:p>6284.56933</text:p>
              </table:table-cell>
              <table:table-cell office:value-type="float" office:value="11.74843">
                <text:p>11.7484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348.69726">
                <text:p>6348.69726</text:p>
              </table:table-cell>
              <table:table-cell office:value-type="float" office:value="34.97548">
                <text:p>34.975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412.82568">
                <text:p>6412.82568</text:p>
              </table:table-cell>
              <table:table-cell office:value-type="float" office:value="32.71369">
                <text:p>32.7136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476.9541">
                <text:p>6476.9541</text:p>
              </table:table-cell>
              <table:table-cell office:value-type="float" office:value="25.63313">
                <text:p>25.6331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541.08203">
                <text:p>6541.08203</text:p>
              </table:table-cell>
              <table:table-cell office:value-type="float" office:value="29.12622">
                <text:p>29.1262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605.21044">
                <text:p>6605.21044</text:p>
              </table:table-cell>
              <table:table-cell office:value-type="float" office:value="29.29659">
                <text:p>29.2965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669.33886">
                <text:p>6669.33886</text:p>
              </table:table-cell>
              <table:table-cell office:value-type="float" office:value="22.71945">
                <text:p>22.7194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733.46679">
                <text:p>6733.46679</text:p>
              </table:table-cell>
              <table:table-cell office:value-type="float" office:value="4.23972">
                <text:p>4.2397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797.59521">
                <text:p>6797.59521</text:p>
              </table:table-cell>
              <table:table-cell office:value-type="float" office:value="30.31164">
                <text:p>30.3116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861.72363">
                <text:p>6861.72363</text:p>
              </table:table-cell>
              <table:table-cell office:value-type="float" office:value="18.8642">
                <text:p>18.864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925.85156">
                <text:p>6925.85156</text:p>
              </table:table-cell>
              <table:table-cell office:value-type="float" office:value="16.81499">
                <text:p>16.8149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989.97998">
                <text:p>6989.97998</text:p>
              </table:table-cell>
              <table:table-cell office:value-type="float" office:value="22.66192">
                <text:p>22.6619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054.10839">
                <text:p>7054.10839</text:p>
              </table:table-cell>
              <table:table-cell office:value-type="float" office:value="15.08509">
                <text:p>15.0850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118.23632">
                <text:p>7118.23632</text:p>
              </table:table-cell>
              <table:table-cell office:value-type="float" office:value="15.05417">
                <text:p>15.0541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182.36474">
                <text:p>7182.36474</text:p>
              </table:table-cell>
              <table:table-cell office:value-type="float" office:value="34.83185">
                <text:p>34.8318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246.49316">
                <text:p>7246.49316</text:p>
              </table:table-cell>
              <table:table-cell office:value-type="float" office:value="22.9319">
                <text:p>22.931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310.62109">
                <text:p>7310.62109</text:p>
              </table:table-cell>
              <table:table-cell office:value-type="float" office:value="31.59764">
                <text:p>31.5976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374.74951">
                <text:p>7374.74951</text:p>
              </table:table-cell>
              <table:table-cell office:value-type="float" office:value="25.60832">
                <text:p>25.6083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438.87792">
                <text:p>7438.87792</text:p>
              </table:table-cell>
              <table:table-cell office:value-type="float" office:value="19.69113">
                <text:p>19.6911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503.00585">
                <text:p>7503.00585</text:p>
              </table:table-cell>
              <table:table-cell office:value-type="float" office:value="32.13681">
                <text:p>32.1368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567.13427">
                <text:p>7567.13427</text:p>
              </table:table-cell>
              <table:table-cell office:value-type="float" office:value="5.64386">
                <text:p>5.6438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631.26269">
                <text:p>7631.26269</text:p>
              </table:table-cell>
              <table:table-cell office:value-type="float" office:value="25.266">
                <text:p>25.26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695.39062">
                <text:p>7695.39062</text:p>
              </table:table-cell>
              <table:table-cell office:value-type="float" office:value="11.17863">
                <text:p>11.1786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759.51904">
                <text:p>7759.51904</text:p>
              </table:table-cell>
              <table:table-cell office:value-type="float" office:value="19.10688">
                <text:p>19.1068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823.64746">
                <text:p>7823.64746</text:p>
              </table:table-cell>
              <table:table-cell office:value-type="float" office:value="26.75739">
                <text:p>26.7573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887.77539">
                <text:p>7887.77539</text:p>
              </table:table-cell>
              <table:table-cell office:value-type="float" office:value="24.35874">
                <text:p>24.3587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951.9038">
                <text:p>7951.9038</text:p>
              </table:table-cell>
              <table:table-cell office:value-type="float" office:value="36.91413">
                <text:p>36.9141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016.03222">
                <text:p>8016.03222</text:p>
              </table:table-cell>
              <table:table-cell office:value-type="float" office:value="14.45388">
                <text:p>14.4538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080.16015">
                <text:p>8080.16015</text:p>
              </table:table-cell>
              <table:table-cell office:value-type="float" office:value="15.59971">
                <text:p>15.5997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144.28857">
                <text:p>8144.28857</text:p>
              </table:table-cell>
              <table:table-cell office:value-type="float" office:value="18.00393">
                <text:p>18.0039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208.41699">
                <text:p>8208.41699</text:p>
              </table:table-cell>
              <table:table-cell office:value-type="float" office:value="2.64098">
                <text:p>2.6409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272.54492">
                <text:p>8272.54492</text:p>
              </table:table-cell>
              <table:table-cell office:value-type="float" office:value="15.14873">
                <text:p>15.1487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336.67382">
                <text:p>8336.67382</text:p>
              </table:table-cell>
              <table:table-cell office:value-type="float" office:value="10.62753">
                <text:p>10.6275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400.80175">
                <text:p>8400.80175</text:p>
              </table:table-cell>
              <table:table-cell office:value-type="float" office:value="14.11282">
                <text:p>14.1128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464.92968">
                <text:p>8464.92968</text:p>
              </table:table-cell>
              <table:table-cell office:value-type="float" office:value="20.98804">
                <text:p>20.9880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529.05859">
                <text:p>8529.05859</text:p>
              </table:table-cell>
              <table:table-cell office:value-type="float" office:value="26.55543">
                <text:p>26.5554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593.18652">
                <text:p>8593.18652</text:p>
              </table:table-cell>
              <table:table-cell office:value-type="float" office:value="11.22896">
                <text:p>11.2289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657.31445">
                <text:p>8657.31445</text:p>
              </table:table-cell>
              <table:table-cell office:value-type="float" office:value="39.34543">
                <text:p>39.3454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721.44335">
                <text:p>8721.44335</text:p>
              </table:table-cell>
              <table:table-cell office:value-type="float" office:value="36.89253">
                <text:p>36.8925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785.57128">
                <text:p>8785.57128</text:p>
              </table:table-cell>
              <table:table-cell office:value-type="float" office:value="25.48628">
                <text:p>25.4862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849.69921">
                <text:p>8849.69921</text:p>
              </table:table-cell>
              <table:table-cell office:value-type="float" office:value="38.08795">
                <text:p>38.0879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913.82812">
                <text:p>8913.82812</text:p>
              </table:table-cell>
              <table:table-cell office:value-type="float" office:value="22.22427">
                <text:p>22.2242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977.95605">
                <text:p>8977.95605</text:p>
              </table:table-cell>
              <table:table-cell office:value-type="float" office:value="35.33192">
                <text:p>35.3319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042.08398">
                <text:p>9042.08398</text:p>
              </table:table-cell>
              <table:table-cell office:value-type="float" office:value="9.15398">
                <text:p>9.1539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106.21289">
                <text:p>9106.21289</text:p>
              </table:table-cell>
              <table:table-cell office:value-type="float" office:value="15.15412">
                <text:p>15.1541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170.34082">
                <text:p>9170.34082</text:p>
              </table:table-cell>
              <table:table-cell office:value-type="float" office:value="17.99653">
                <text:p>17.9965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234.46875">
                <text:p>9234.46875</text:p>
              </table:table-cell>
              <table:table-cell office:value-type="float" office:value="24.4399">
                <text:p>24.439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298.59765">
                <text:p>9298.59765</text:p>
              </table:table-cell>
              <table:table-cell office:value-type="float" office:value="29.87902">
                <text:p>29.8790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362.72558">
                <text:p>9362.72558</text:p>
              </table:table-cell>
              <table:table-cell office:value-type="float" office:value="12.95891">
                <text:p>12.9589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426.85351">
                <text:p>9426.85351</text:p>
              </table:table-cell>
              <table:table-cell office:value-type="float" office:value="2.29028">
                <text:p>2.2902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490.98242">
                <text:p>9490.98242</text:p>
              </table:table-cell>
              <table:table-cell office:value-type="float" office:value="12.32517">
                <text:p>12.3251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555.11035">
                <text:p>9555.11035</text:p>
              </table:table-cell>
              <table:table-cell office:value-type="float" office:value="10.03769">
                <text:p>10.0376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619.23828">
                <text:p>9619.23828</text:p>
              </table:table-cell>
              <table:table-cell office:value-type="float" office:value="25.70044">
                <text:p>25.7004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683.36718">
                <text:p>9683.36718</text:p>
              </table:table-cell>
              <table:table-cell office:value-type="float" office:value="15.48093">
                <text:p>15.4809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747.49511">
                <text:p>9747.49511</text:p>
              </table:table-cell>
              <table:table-cell office:value-type="float" office:value="30.3362">
                <text:p>30.336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811.62304">
                <text:p>9811.62304</text:p>
              </table:table-cell>
              <table:table-cell office:value-type="float" office:value="40.20777">
                <text:p>40.2077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875.75195">
                <text:p>9875.75195</text:p>
              </table:table-cell>
              <table:table-cell office:value-type="float" office:value="25.73522">
                <text:p>25.7352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939.87988">
                <text:p>9939.87988</text:p>
              </table:table-cell>
              <table:table-cell office:value-type="float" office:value="6.43233">
                <text:p>6.4323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004.00781">
                <text:p>10004.00781</text:p>
              </table:table-cell>
              <table:table-cell office:value-type="float" office:value="15.75259">
                <text:p>15.7525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068.13671">
                <text:p>10068.13671</text:p>
              </table:table-cell>
              <table:table-cell office:value-type="float" office:value="26.99877">
                <text:p>26.9987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132.26464">
                <text:p>10132.26464</text:p>
              </table:table-cell>
              <table:table-cell office:value-type="float" office:value="24.6823">
                <text:p>24.682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196.39257">
                <text:p>10196.39257</text:p>
              </table:table-cell>
              <table:table-cell office:value-type="float" office:value="11.39602">
                <text:p>11.3960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260.52148">
                <text:p>10260.52148</text:p>
              </table:table-cell>
              <table:table-cell office:value-type="float" office:value="11.72649">
                <text:p>11.7264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324.64941">
                <text:p>10324.64941</text:p>
              </table:table-cell>
              <table:table-cell office:value-type="float" office:value="6.92379">
                <text:p>6.9237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388.77734">
                <text:p>10388.77734</text:p>
              </table:table-cell>
              <table:table-cell office:value-type="float" office:value="18.67016">
                <text:p>18.6701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452.90625">
                <text:p>10452.90625</text:p>
              </table:table-cell>
              <table:table-cell office:value-type="float" office:value="27.45854">
                <text:p>27.4585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517.03417">
                <text:p>10517.03417</text:p>
              </table:table-cell>
              <table:table-cell office:value-type="float" office:value="28.68862">
                <text:p>28.6886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581.1621">
                <text:p>10581.1621</text:p>
              </table:table-cell>
              <table:table-cell office:value-type="float" office:value="27.7407">
                <text:p>27.740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645.29101">
                <text:p>10645.29101</text:p>
              </table:table-cell>
              <table:table-cell office:value-type="float" office:value="8.02009">
                <text:p>8.0200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709.41894">
                <text:p>10709.41894</text:p>
              </table:table-cell>
              <table:table-cell office:value-type="float" office:value="11.99758">
                <text:p>11.9975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773.54687">
                <text:p>10773.54687</text:p>
              </table:table-cell>
              <table:table-cell office:value-type="float" office:value="5.14344">
                <text:p>5.1434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837.67578">
                <text:p>10837.67578</text:p>
              </table:table-cell>
              <table:table-cell office:value-type="float" office:value="22.07382">
                <text:p>22.0738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901.80371">
                <text:p>10901.80371</text:p>
              </table:table-cell>
              <table:table-cell office:value-type="float" office:value="16.48616">
                <text:p>16.4861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965.93164">
                <text:p>10965.93164</text:p>
              </table:table-cell>
              <table:table-cell office:value-type="float" office:value="20.98086">
                <text:p>20.9808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1030.06054">
                <text:p>11030.06054</text:p>
              </table:table-cell>
              <table:table-cell office:value-type="float" office:value="9.52464">
                <text:p>9.5246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1094.18847">
                <text:p>11094.18847</text:p>
              </table:table-cell>
              <table:table-cell office:value-type="float" office:value="12.19233">
                <text:p>12.1923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1158.3164">
                <text:p>11158.3164</text:p>
              </table:table-cell>
              <table:table-cell office:value-type="float" office:value="10.26001">
                <text:p>10.2600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1222.44531">
                <text:p>11222.44531</text:p>
              </table:table-cell>
              <table:table-cell office:value-type="float" office:value="16.03654">
                <text:p>16.0365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286.57324">
                <text:p>11286.57324</text:p>
              </table:table-cell>
              <table:table-cell office:value-type="float" office:value="14.80008">
                <text:p>14.8000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1350.70117">
                <text:p>11350.70117</text:p>
              </table:table-cell>
              <table:table-cell office:value-type="float" office:value="15.93072">
                <text:p>15.9307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414.83007">
                <text:p>11414.83007</text:p>
              </table:table-cell>
              <table:table-cell office:value-type="float" office:value="13.3225">
                <text:p>13.32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1478.958">
                <text:p>11478.958</text:p>
              </table:table-cell>
              <table:table-cell office:value-type="float" office:value="18.54465">
                <text:p>18.5446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1543.08593">
                <text:p>11543.08593</text:p>
              </table:table-cell>
              <table:table-cell office:value-type="float" office:value="7.37183">
                <text:p>7.3718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1607.21484">
                <text:p>11607.21484</text:p>
              </table:table-cell>
              <table:table-cell office:value-type="float" office:value="24.03082">
                <text:p>24.0308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1671.34277">
                <text:p>11671.34277</text:p>
              </table:table-cell>
              <table:table-cell office:value-type="float" office:value="16.02125">
                <text:p>16.0212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1735.4707">
                <text:p>11735.4707</text:p>
              </table:table-cell>
              <table:table-cell office:value-type="float" office:value="19.05282">
                <text:p>19.0528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1799.5996">
                <text:p>11799.5996</text:p>
              </table:table-cell>
              <table:table-cell office:value-type="float" office:value="17.15705">
                <text:p>17.1570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1863.72753">
                <text:p>11863.72753</text:p>
              </table:table-cell>
              <table:table-cell office:value-type="float" office:value="14.98963">
                <text:p>14.9896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1927.85546">
                <text:p>11927.85546</text:p>
              </table:table-cell>
              <table:table-cell office:value-type="float" office:value="20.22596">
                <text:p>20.2259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1991.98437">
                <text:p>11991.98437</text:p>
              </table:table-cell>
              <table:table-cell office:value-type="float" office:value="18.46969">
                <text:p>18.4696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2056.1123">
                <text:p>12056.1123</text:p>
              </table:table-cell>
              <table:table-cell office:value-type="float" office:value="11.4401">
                <text:p>11.440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2120.24023">
                <text:p>12120.24023</text:p>
              </table:table-cell>
              <table:table-cell office:value-type="float" office:value="9.48563">
                <text:p>9.4856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2184.36914">
                <text:p>12184.36914</text:p>
              </table:table-cell>
              <table:table-cell office:value-type="float" office:value="3.84351">
                <text:p>3.8435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2248.49707">
                <text:p>12248.49707</text:p>
              </table:table-cell>
              <table:table-cell office:value-type="float" office:value="8.75838">
                <text:p>8.7583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2312.625">
                <text:p>12312.625</text:p>
              </table:table-cell>
              <table:table-cell office:value-type="float" office:value="17.42191">
                <text:p>17.4219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2376.7539">
                <text:p>12376.7539</text:p>
              </table:table-cell>
              <table:table-cell office:value-type="float" office:value="17.98804">
                <text:p>17.9880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2440.88183">
                <text:p>12440.88183</text:p>
              </table:table-cell>
              <table:table-cell office:value-type="float" office:value="20.01135">
                <text:p>20.0113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2505.00976">
                <text:p>12505.00976</text:p>
              </table:table-cell>
              <table:table-cell office:value-type="float" office:value="19.48734">
                <text:p>19.4873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2569.13867">
                <text:p>12569.13867</text:p>
              </table:table-cell>
              <table:table-cell office:value-type="float" office:value="14.28802">
                <text:p>14.2880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2633.2666">
                <text:p>12633.2666</text:p>
              </table:table-cell>
              <table:table-cell office:value-type="float" office:value="13.76718">
                <text:p>13.7671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2697.39453">
                <text:p>12697.39453</text:p>
              </table:table-cell>
              <table:table-cell office:value-type="float" office:value="17.7073">
                <text:p>17.707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2761.52343">
                <text:p>12761.52343</text:p>
              </table:table-cell>
              <table:table-cell office:value-type="float" office:value="23.20265">
                <text:p>23.2026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2825.65136">
                <text:p>12825.65136</text:p>
              </table:table-cell>
              <table:table-cell office:value-type="float" office:value="23.49524">
                <text:p>23.4952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2889.77929">
                <text:p>12889.77929</text:p>
              </table:table-cell>
              <table:table-cell office:value-type="float" office:value="19.35447">
                <text:p>19.3544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2953.9082">
                <text:p>12953.9082</text:p>
              </table:table-cell>
              <table:table-cell office:value-type="float" office:value="8.40192">
                <text:p>8.4019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3018.03613">
                <text:p>13018.03613</text:p>
              </table:table-cell>
              <table:table-cell office:value-type="float" office:value="13.95838">
                <text:p>13.9583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3082.16406">
                <text:p>13082.16406</text:p>
              </table:table-cell>
              <table:table-cell office:value-type="float" office:value="17.06327">
                <text:p>17.0632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3146.29296">
                <text:p>13146.29296</text:p>
              </table:table-cell>
              <table:table-cell office:value-type="float" office:value="21.97187">
                <text:p>21.9718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3210.42089">
                <text:p>13210.42089</text:p>
              </table:table-cell>
              <table:table-cell office:value-type="float" office:value="15.8075">
                <text:p>15.807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3274.54882">
                <text:p>13274.54882</text:p>
              </table:table-cell>
              <table:table-cell office:value-type="float" office:value="16.25995">
                <text:p>16.2599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3338.67773">
                <text:p>13338.67773</text:p>
              </table:table-cell>
              <table:table-cell office:value-type="float" office:value="20.9307">
                <text:p>20.930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3402.80566">
                <text:p>13402.80566</text:p>
              </table:table-cell>
              <table:table-cell office:value-type="float" office:value="15.51583">
                <text:p>15.5158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3466.93359">
                <text:p>13466.93359</text:p>
              </table:table-cell>
              <table:table-cell office:value-type="float" office:value="21.22384">
                <text:p>21.2238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3531.0625">
                <text:p>13531.0625</text:p>
              </table:table-cell>
              <table:table-cell office:value-type="float" office:value="16.78016">
                <text:p>16.7801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3595.19042">
                <text:p>13595.19042</text:p>
              </table:table-cell>
              <table:table-cell office:value-type="float" office:value="20.25436">
                <text:p>20.2543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3659.31835">
                <text:p>13659.31835</text:p>
              </table:table-cell>
              <table:table-cell office:value-type="float" office:value="6.5664">
                <text:p>6.566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3723.44726">
                <text:p>13723.44726</text:p>
              </table:table-cell>
              <table:table-cell office:value-type="float" office:value="17.44149">
                <text:p>17.4414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3787.57519">
                <text:p>13787.57519</text:p>
              </table:table-cell>
              <table:table-cell office:value-type="float" office:value="14.41351">
                <text:p>14.4135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3851.70312">
                <text:p>13851.70312</text:p>
              </table:table-cell>
              <table:table-cell office:value-type="float" office:value="19.22742">
                <text:p>19.2274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3915.83203">
                <text:p>13915.83203</text:p>
              </table:table-cell>
              <table:table-cell office:value-type="float" office:value="12.27899">
                <text:p>12.2789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3979.95996">
                <text:p>13979.95996</text:p>
              </table:table-cell>
              <table:table-cell office:value-type="float" office:value="16.68981">
                <text:p>16.6898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4044.08789">
                <text:p>14044.08789</text:p>
              </table:table-cell>
              <table:table-cell office:value-type="float" office:value="8.26856">
                <text:p>8.2685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4108.21679">
                <text:p>14108.21679</text:p>
              </table:table-cell>
              <table:table-cell office:value-type="float" office:value="18.07604">
                <text:p>18.0760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4172.34472">
                <text:p>14172.34472</text:p>
              </table:table-cell>
              <table:table-cell office:value-type="float" office:value="15.09798">
                <text:p>15.0979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4236.47265">
                <text:p>14236.47265</text:p>
              </table:table-cell>
              <table:table-cell office:value-type="float" office:value="15.98129">
                <text:p>15.9812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4300.60156">
                <text:p>14300.60156</text:p>
              </table:table-cell>
              <table:table-cell office:value-type="float" office:value="27.52808">
                <text:p>27.5280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4364.72949">
                <text:p>14364.72949</text:p>
              </table:table-cell>
              <table:table-cell office:value-type="float" office:value="17.00525">
                <text:p>17.0052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4428.85742">
                <text:p>14428.85742</text:p>
              </table:table-cell>
              <table:table-cell office:value-type="float" office:value="20.22955">
                <text:p>20.2295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4492.98632">
                <text:p>14492.98632</text:p>
              </table:table-cell>
              <table:table-cell office:value-type="float" office:value="19.78676">
                <text:p>19.7867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4557.11425">
                <text:p>14557.11425</text:p>
              </table:table-cell>
              <table:table-cell office:value-type="float" office:value="8.34591">
                <text:p>8.3459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4621.24218">
                <text:p>14621.24218</text:p>
              </table:table-cell>
              <table:table-cell office:value-type="float" office:value="7.76133">
                <text:p>7.7613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4685.37109">
                <text:p>14685.37109</text:p>
              </table:table-cell>
              <table:table-cell office:value-type="float" office:value="17.68037">
                <text:p>17.6803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4749.49902">
                <text:p>14749.49902</text:p>
              </table:table-cell>
              <table:table-cell office:value-type="float" office:value="14.78392">
                <text:p>14.7839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4813.62695">
                <text:p>14813.62695</text:p>
              </table:table-cell>
              <table:table-cell office:value-type="float" office:value="14.33714">
                <text:p>14.3371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4877.75585">
                <text:p>14877.75585</text:p>
              </table:table-cell>
              <table:table-cell office:value-type="float" office:value="16.52656">
                <text:p>16.5265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4941.88378">
                <text:p>14941.88378</text:p>
              </table:table-cell>
              <table:table-cell office:value-type="float" office:value="9.31404">
                <text:p>9.3140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5006.01171">
                <text:p>15006.01171</text:p>
              </table:table-cell>
              <table:table-cell office:value-type="float" office:value="23.24482">
                <text:p>23.2448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5070.14062">
                <text:p>15070.14062</text:p>
              </table:table-cell>
              <table:table-cell office:value-type="float" office:value="14.43461">
                <text:p>14.4346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5134.26855">
                <text:p>15134.26855</text:p>
              </table:table-cell>
              <table:table-cell office:value-type="float" office:value="5.1388">
                <text:p>5.138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5198.39648">
                <text:p>15198.39648</text:p>
              </table:table-cell>
              <table:table-cell office:value-type="float" office:value="8.29393">
                <text:p>8.2939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5262.52539">
                <text:p>15262.52539</text:p>
              </table:table-cell>
              <table:table-cell office:value-type="float" office:value="8.45559">
                <text:p>8.4555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5326.65332">
                <text:p>15326.65332</text:p>
              </table:table-cell>
              <table:table-cell office:value-type="float" office:value="15.49298">
                <text:p>15.4929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5390.78125">
                <text:p>15390.78125</text:p>
              </table:table-cell>
              <table:table-cell office:value-type="float" office:value="14.44519">
                <text:p>14.4451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5454.91015">
                <text:p>15454.91015</text:p>
              </table:table-cell>
              <table:table-cell office:value-type="float" office:value="15.91646">
                <text:p>15.9164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5519.03808">
                <text:p>15519.03808</text:p>
              </table:table-cell>
              <table:table-cell office:value-type="float" office:value="11.09406">
                <text:p>11.0940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5583.16601">
                <text:p>15583.16601</text:p>
              </table:table-cell>
              <table:table-cell office:value-type="float" office:value="10.91911">
                <text:p>10.9191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5647.29492">
                <text:p>15647.29492</text:p>
              </table:table-cell>
              <table:table-cell office:value-type="float" office:value="10.05277">
                <text:p>10.0527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5711.42285">
                <text:p>15711.42285</text:p>
              </table:table-cell>
              <table:table-cell office:value-type="float" office:value="12.64548">
                <text:p>12.6454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5775.55078">
                <text:p>15775.55078</text:p>
              </table:table-cell>
              <table:table-cell office:value-type="float" office:value="14.81782">
                <text:p>14.8178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5839.67968">
                <text:p>15839.67968</text:p>
              </table:table-cell>
              <table:table-cell office:value-type="float" office:value="8.49898">
                <text:p>8.4989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5903.80761">
                <text:p>15903.80761</text:p>
              </table:table-cell>
              <table:table-cell office:value-type="float" office:value="6.82637">
                <text:p>6.8263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5967.93554">
                <text:p>15967.93554</text:p>
              </table:table-cell>
              <table:table-cell office:value-type="float" office:value="16.99791">
                <text:p>16.9979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6032.06445">
                <text:p>16032.06445</text:p>
              </table:table-cell>
              <table:table-cell office:value-type="float" office:value="20.50204">
                <text:p>20.5020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6096.19238">
                <text:p>16096.19238</text:p>
              </table:table-cell>
              <table:table-cell office:value-type="float" office:value="6.64691">
                <text:p>6.6469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6160.32031">
                <text:p>16160.32031</text:p>
              </table:table-cell>
              <table:table-cell office:value-type="float" office:value="8.45424">
                <text:p>8.4542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6224.44921">
                <text:p>16224.44921</text:p>
              </table:table-cell>
              <table:table-cell office:value-type="float" office:value="14.45053">
                <text:p>14.4505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6288.57714">
                <text:p>16288.57714</text:p>
              </table:table-cell>
              <table:table-cell office:value-type="float" office:value="14.05911">
                <text:p>14.0591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6352.70507">
                <text:p>16352.70507</text:p>
              </table:table-cell>
              <table:table-cell office:value-type="float" office:value="9.22116">
                <text:p>9.2211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6416.83398">
                <text:p>16416.83398</text:p>
              </table:table-cell>
              <table:table-cell office:value-type="float" office:value="11.03659">
                <text:p>11.0365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6480.96289">
                <text:p>16480.96289</text:p>
              </table:table-cell>
              <table:table-cell office:value-type="float" office:value="10.9248">
                <text:p>10.924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6545.08984">
                <text:p>16545.08984</text:p>
              </table:table-cell>
              <table:table-cell office:value-type="float" office:value="16.62648">
                <text:p>16.6264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6609.21875">
                <text:p>16609.21875</text:p>
              </table:table-cell>
              <table:table-cell office:value-type="float" office:value="15.0536">
                <text:p>15.053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6673.34765">
                <text:p>16673.34765</text:p>
              </table:table-cell>
              <table:table-cell office:value-type="float" office:value="15.48065">
                <text:p>15.4806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6737.4746">
                <text:p>16737.4746</text:p>
              </table:table-cell>
              <table:table-cell office:value-type="float" office:value="9.10398">
                <text:p>9.1039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6801.60351">
                <text:p>16801.60351</text:p>
              </table:table-cell>
              <table:table-cell office:value-type="float" office:value="8.46188">
                <text:p>8.4618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6865.73242">
                <text:p>16865.73242</text:p>
              </table:table-cell>
              <table:table-cell office:value-type="float" office:value="5.51433">
                <text:p>5.5143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6929.85937">
                <text:p>16929.85937</text:p>
              </table:table-cell>
              <table:table-cell office:value-type="float" office:value="14.9174">
                <text:p>14.917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6993.98828">
                <text:p>16993.98828</text:p>
              </table:table-cell>
              <table:table-cell office:value-type="float" office:value="22.69008">
                <text:p>22.6900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7058.11718">
                <text:p>17058.11718</text:p>
              </table:table-cell>
              <table:table-cell office:value-type="float" office:value="9.62279">
                <text:p>9.6227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7122.24414">
                <text:p>17122.24414</text:p>
              </table:table-cell>
              <table:table-cell office:value-type="float" office:value="16.19551">
                <text:p>16.1955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7186.37304">
                <text:p>17186.37304</text:p>
              </table:table-cell>
              <table:table-cell office:value-type="float" office:value="14.30736">
                <text:p>14.3073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7250.50195">
                <text:p>17250.50195</text:p>
              </table:table-cell>
              <table:table-cell office:value-type="float" office:value="15.11512">
                <text:p>15.1151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7314.6289">
                <text:p>17314.6289</text:p>
              </table:table-cell>
              <table:table-cell office:value-type="float" office:value="17.44508">
                <text:p>17.4450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7378.75781">
                <text:p>17378.75781</text:p>
              </table:table-cell>
              <table:table-cell office:value-type="float" office:value="7.68922">
                <text:p>7.6892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7442.88671">
                <text:p>17442.88671</text:p>
              </table:table-cell>
              <table:table-cell office:value-type="float" office:value="8.15136">
                <text:p>8.1513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7507.01367">
                <text:p>17507.01367</text:p>
              </table:table-cell>
              <table:table-cell office:value-type="float" office:value="20.09874">
                <text:p>20.0987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7571.14257">
                <text:p>17571.14257</text:p>
              </table:table-cell>
              <table:table-cell office:value-type="float" office:value="20.49987">
                <text:p>20.4998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7635.27148">
                <text:p>17635.27148</text:p>
              </table:table-cell>
              <table:table-cell office:value-type="float" office:value="17.27722">
                <text:p>17.2772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7699.39843">
                <text:p>17699.39843</text:p>
              </table:table-cell>
              <table:table-cell office:value-type="float" office:value="28.62774">
                <text:p>28.6277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7763.52734">
                <text:p>17763.52734</text:p>
              </table:table-cell>
              <table:table-cell office:value-type="float" office:value="13.92529">
                <text:p>13.9252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7827.65625">
                <text:p>17827.65625</text:p>
              </table:table-cell>
              <table:table-cell office:value-type="float" office:value="15.53731">
                <text:p>15.5373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7891.7832">
                <text:p>17891.7832</text:p>
              </table:table-cell>
              <table:table-cell office:value-type="float" office:value="16.74232">
                <text:p>16.7423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7955.9121">
                <text:p>17955.9121</text:p>
              </table:table-cell>
              <table:table-cell office:value-type="float" office:value="8.80691">
                <text:p>8.8069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8020.04101">
                <text:p>18020.04101</text:p>
              </table:table-cell>
              <table:table-cell office:value-type="float" office:value="16.28188">
                <text:p>16.2818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8084.16796">
                <text:p>18084.16796</text:p>
              </table:table-cell>
              <table:table-cell office:value-type="float" office:value="12.37586">
                <text:p>12.3758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8148.29687">
                <text:p>18148.29687</text:p>
              </table:table-cell>
              <table:table-cell office:value-type="float" office:value="19.19651">
                <text:p>19.1965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8212.42578">
                <text:p>18212.42578</text:p>
              </table:table-cell>
              <table:table-cell office:value-type="float" office:value="14.54891">
                <text:p>14.5489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8276.55273">
                <text:p>18276.55273</text:p>
              </table:table-cell>
              <table:table-cell office:value-type="float" office:value="17.35512">
                <text:p>17.3551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8340.68164">
                <text:p>18340.68164</text:p>
              </table:table-cell>
              <table:table-cell office:value-type="float" office:value="6.63714">
                <text:p>6.6371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8404.81054">
                <text:p>18404.81054</text:p>
              </table:table-cell>
              <table:table-cell office:value-type="float" office:value="20.26824">
                <text:p>20.2682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8468.9375">
                <text:p>18468.9375</text:p>
              </table:table-cell>
              <table:table-cell office:value-type="float" office:value="16.62825">
                <text:p>16.6282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8533.0664">
                <text:p>18533.0664</text:p>
              </table:table-cell>
              <table:table-cell office:value-type="float" office:value="21.68381">
                <text:p>21.6838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8597.19531">
                <text:p>18597.19531</text:p>
              </table:table-cell>
              <table:table-cell office:value-type="float" office:value="15.69805">
                <text:p>15.6980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8661.32226">
                <text:p>18661.32226</text:p>
              </table:table-cell>
              <table:table-cell office:value-type="float" office:value="21.35045">
                <text:p>21.3504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8725.45117">
                <text:p>18725.45117</text:p>
              </table:table-cell>
              <table:table-cell office:value-type="float" office:value="16.13405">
                <text:p>16.1340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8789.58007">
                <text:p>18789.58007</text:p>
              </table:table-cell>
              <table:table-cell office:value-type="float" office:value="15.72231">
                <text:p>15.7223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8853.70703">
                <text:p>18853.70703</text:p>
              </table:table-cell>
              <table:table-cell office:value-type="float" office:value="23.65569">
                <text:p>23.6556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8917.83593">
                <text:p>18917.83593</text:p>
              </table:table-cell>
              <table:table-cell office:value-type="float" office:value="17.15987">
                <text:p>17.1598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8981.96484">
                <text:p>18981.96484</text:p>
              </table:table-cell>
              <table:table-cell office:value-type="float" office:value="14.02875">
                <text:p>14.0287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9046.09179">
                <text:p>19046.09179</text:p>
              </table:table-cell>
              <table:table-cell office:value-type="float" office:value="7.22036">
                <text:p>7.2203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9110.2207">
                <text:p>19110.2207</text:p>
              </table:table-cell>
              <table:table-cell office:value-type="float" office:value="17.31218">
                <text:p>17.3121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9174.3496">
                <text:p>19174.3496</text:p>
              </table:table-cell>
              <table:table-cell office:value-type="float" office:value="23.96635">
                <text:p>23.9663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9238.47656">
                <text:p>19238.47656</text:p>
              </table:table-cell>
              <table:table-cell office:value-type="float" office:value="22.9809">
                <text:p>22.980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9302.60546">
                <text:p>19302.60546</text:p>
              </table:table-cell>
              <table:table-cell office:value-type="float" office:value="16.89306">
                <text:p>16.8930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9366.73437">
                <text:p>19366.73437</text:p>
              </table:table-cell>
              <table:table-cell office:value-type="float" office:value="13.70776">
                <text:p>13.7077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9430.86132">
                <text:p>19430.86132</text:p>
              </table:table-cell>
              <table:table-cell office:value-type="float" office:value="13.41512">
                <text:p>13.4151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9494.99023">
                <text:p>19494.99023</text:p>
              </table:table-cell>
              <table:table-cell office:value-type="float" office:value="17.7267">
                <text:p>17.726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9559.11914">
                <text:p>19559.11914</text:p>
              </table:table-cell>
              <table:table-cell office:value-type="float" office:value="20.97247">
                <text:p>20.9724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9623.24609">
                <text:p>19623.24609</text:p>
              </table:table-cell>
              <table:table-cell office:value-type="float" office:value="16.97541">
                <text:p>16.9754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9687.375">
                <text:p>19687.375</text:p>
              </table:table-cell>
              <table:table-cell office:value-type="float" office:value="17.17542">
                <text:p>17.1754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9751.5039">
                <text:p>19751.5039</text:p>
              </table:table-cell>
              <table:table-cell office:value-type="float" office:value="8.29173">
                <text:p>8.2917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9815.63085">
                <text:p>19815.63085</text:p>
              </table:table-cell>
              <table:table-cell office:value-type="float" office:value="4.08567">
                <text:p>4.0856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9879.75976">
                <text:p>19879.75976</text:p>
              </table:table-cell>
              <table:table-cell office:value-type="float" office:value="9.61117">
                <text:p>9.6111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9943.88867">
                <text:p>19943.88867</text:p>
              </table:table-cell>
              <table:table-cell office:value-type="float" office:value="11.4274">
                <text:p>11.427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0008.01562">
                <text:p>20008.01562</text:p>
              </table:table-cell>
              <table:table-cell office:value-type="float" office:value="18.75764">
                <text:p>18.7576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0072.14453">
                <text:p>20072.14453</text:p>
              </table:table-cell>
              <table:table-cell office:value-type="float" office:value="20.65382">
                <text:p>20.6538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0136.27343">
                <text:p>20136.27343</text:p>
              </table:table-cell>
              <table:table-cell office:value-type="float" office:value="14.96527">
                <text:p>14.9652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0200.40039">
                <text:p>20200.40039</text:p>
              </table:table-cell>
              <table:table-cell office:value-type="float" office:value="17.56876">
                <text:p>17.5687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0264.52929">
                <text:p>20264.52929</text:p>
              </table:table-cell>
              <table:table-cell office:value-type="float" office:value="19.58419">
                <text:p>19.5841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0328.6582">
                <text:p>20328.6582</text:p>
              </table:table-cell>
              <table:table-cell office:value-type="float" office:value="15.59718">
                <text:p>15.5971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0392.78515">
                <text:p>20392.78515</text:p>
              </table:table-cell>
              <table:table-cell office:value-type="float" office:value="23.2836">
                <text:p>23.283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0456.91406">
                <text:p>20456.91406</text:p>
              </table:table-cell>
              <table:table-cell office:value-type="float" office:value="7.22472">
                <text:p>7.2247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0521.04296">
                <text:p>20521.04296</text:p>
              </table:table-cell>
              <table:table-cell office:value-type="float" office:value="18.28973">
                <text:p>18.2897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0585.16992">
                <text:p>20585.16992</text:p>
              </table:table-cell>
              <table:table-cell office:value-type="float" office:value="13.39337">
                <text:p>13.3933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0649.29882">
                <text:p>20649.29882</text:p>
              </table:table-cell>
              <table:table-cell office:value-type="float" office:value="16.8961">
                <text:p>16.896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0713.42773">
                <text:p>20713.42773</text:p>
              </table:table-cell>
              <table:table-cell office:value-type="float" office:value="14.28893">
                <text:p>14.2889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0777.55468">
                <text:p>20777.55468</text:p>
              </table:table-cell>
              <table:table-cell office:value-type="float" office:value="15.52311">
                <text:p>15.5231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0841.68359">
                <text:p>20841.68359</text:p>
              </table:table-cell>
              <table:table-cell office:value-type="float" office:value="10.2224">
                <text:p>10.222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0905.8125">
                <text:p>20905.8125</text:p>
              </table:table-cell>
              <table:table-cell office:value-type="float" office:value="12.06157">
                <text:p>12.0615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0969.93945">
                <text:p>20969.93945</text:p>
              </table:table-cell>
              <table:table-cell office:value-type="float" office:value="9.17924">
                <text:p>9.1792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1034.06835">
                <text:p>21034.06835</text:p>
              </table:table-cell>
              <table:table-cell office:value-type="float" office:value="19.90617">
                <text:p>19.9061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1098.19726">
                <text:p>21098.19726</text:p>
              </table:table-cell>
              <table:table-cell office:value-type="float" office:value="16.49221">
                <text:p>16.4922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1162.32421">
                <text:p>21162.32421</text:p>
              </table:table-cell>
              <table:table-cell office:value-type="float" office:value="22.297">
                <text:p>22.29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1226.45312">
                <text:p>21226.45312</text:p>
              </table:table-cell>
              <table:table-cell office:value-type="float" office:value="4.858">
                <text:p>4.85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1290.58203">
                <text:p>21290.58203</text:p>
              </table:table-cell>
              <table:table-cell office:value-type="float" office:value="11.57049">
                <text:p>11.5704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1354.70898">
                <text:p>21354.70898</text:p>
              </table:table-cell>
              <table:table-cell office:value-type="float" office:value="8.15477">
                <text:p>8.1547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1418.83789">
                <text:p>21418.83789</text:p>
              </table:table-cell>
              <table:table-cell office:value-type="float" office:value="27.46483">
                <text:p>27.4648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1482.96679">
                <text:p>21482.96679</text:p>
              </table:table-cell>
              <table:table-cell office:value-type="float" office:value="28.40716">
                <text:p>28.4071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1547.09375">
                <text:p>21547.09375</text:p>
              </table:table-cell>
              <table:table-cell office:value-type="float" office:value="27.56348">
                <text:p>27.5634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1611.22265">
                <text:p>21611.22265</text:p>
              </table:table-cell>
              <table:table-cell office:value-type="float" office:value="18.07001">
                <text:p>18.0700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1675.35156">
                <text:p>21675.35156</text:p>
              </table:table-cell>
              <table:table-cell office:value-type="float" office:value="6.93226">
                <text:p>6.9322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1739.47851">
                <text:p>21739.47851</text:p>
              </table:table-cell>
              <table:table-cell office:value-type="float" office:value="11.32075">
                <text:p>11.3207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1803.60742">
                <text:p>21803.60742</text:p>
              </table:table-cell>
              <table:table-cell office:value-type="float" office:value="11.4129">
                <text:p>11.412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1867.73632">
                <text:p>21867.73632</text:p>
              </table:table-cell>
              <table:table-cell office:value-type="float" office:value="23.60334">
                <text:p>23.6033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1931.86328">
                <text:p>21931.86328</text:p>
              </table:table-cell>
              <table:table-cell office:value-type="float" office:value="27.9522">
                <text:p>27.952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1995.99218">
                <text:p>21995.99218</text:p>
              </table:table-cell>
              <table:table-cell office:value-type="float" office:value="15.43354">
                <text:p>15.4335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2060.12109">
                <text:p>22060.12109</text:p>
              </table:table-cell>
              <table:table-cell office:value-type="float" office:value="6.16956">
                <text:p>6.1695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2124.24804">
                <text:p>22124.24804</text:p>
              </table:table-cell>
              <table:table-cell office:value-type="float" office:value="25.86453">
                <text:p>25.8645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2188.37695">
                <text:p>22188.37695</text:p>
              </table:table-cell>
              <table:table-cell office:value-type="float" office:value="40.23092">
                <text:p>40.2309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2252.50585">
                <text:p>22252.50585</text:p>
              </table:table-cell>
              <table:table-cell office:value-type="float" office:value="29.9048">
                <text:p>29.904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2316.63281">
                <text:p>22316.63281</text:p>
              </table:table-cell>
              <table:table-cell office:value-type="float" office:value="19.25693">
                <text:p>19.2569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2380.76171">
                <text:p>22380.76171</text:p>
              </table:table-cell>
              <table:table-cell office:value-type="float" office:value="24.15211">
                <text:p>24.1521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2444.89062">
                <text:p>22444.89062</text:p>
              </table:table-cell>
              <table:table-cell office:value-type="float" office:value="12.93441">
                <text:p>12.9344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2509.01757">
                <text:p>22509.01757</text:p>
              </table:table-cell>
              <table:table-cell office:value-type="float" office:value="12.80164">
                <text:p>12.8016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2573.14648">
                <text:p>22573.14648</text:p>
              </table:table-cell>
              <table:table-cell office:value-type="float" office:value="2.77849">
                <text:p>2.7784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2637.27539">
                <text:p>22637.27539</text:p>
              </table:table-cell>
              <table:table-cell office:value-type="float" office:value="13.0353">
                <text:p>13.035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2701.40234">
                <text:p>22701.40234</text:p>
              </table:table-cell>
              <table:table-cell office:value-type="float" office:value="30.53557">
                <text:p>30.5355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2765.53125">
                <text:p>22765.53125</text:p>
              </table:table-cell>
              <table:table-cell office:value-type="float" office:value="24.10795">
                <text:p>24.1079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2829.66015">
                <text:p>22829.66015</text:p>
              </table:table-cell>
              <table:table-cell office:value-type="float" office:value="16.64621">
                <text:p>16.6462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2893.7871">
                <text:p>22893.7871</text:p>
              </table:table-cell>
              <table:table-cell office:value-type="float" office:value="14.89914">
                <text:p>14.8991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2957.91601">
                <text:p>22957.91601</text:p>
              </table:table-cell>
              <table:table-cell office:value-type="float" office:value="9.74286">
                <text:p>9.7428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3022.04492">
                <text:p>23022.04492</text:p>
              </table:table-cell>
              <table:table-cell office:value-type="float" office:value="33.80143">
                <text:p>33.8014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3086.17187">
                <text:p>23086.17187</text:p>
              </table:table-cell>
              <table:table-cell office:value-type="float" office:value="22.15656">
                <text:p>22.1565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3150.30078">
                <text:p>23150.30078</text:p>
              </table:table-cell>
              <table:table-cell office:value-type="float" office:value="37.63497">
                <text:p>37.6349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3214.42968">
                <text:p>23214.42968</text:p>
              </table:table-cell>
              <table:table-cell office:value-type="float" office:value="25.64249">
                <text:p>25.6424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3278.55664">
                <text:p>23278.55664</text:p>
              </table:table-cell>
              <table:table-cell office:value-type="float" office:value="39.88339">
                <text:p>39.8833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3342.68554">
                <text:p>23342.68554</text:p>
              </table:table-cell>
              <table:table-cell office:value-type="float" office:value="39.04744">
                <text:p>39.0474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3406.81445">
                <text:p>23406.81445</text:p>
              </table:table-cell>
              <table:table-cell office:value-type="float" office:value="11.16534">
                <text:p>11.1653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3470.9414">
                <text:p>23470.9414</text:p>
              </table:table-cell>
              <table:table-cell office:value-type="float" office:value="26.85547">
                <text:p>26.8554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3535.07031">
                <text:p>23535.07031</text:p>
              </table:table-cell>
              <table:table-cell office:value-type="float" office:value="20.08391">
                <text:p>20.0839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3599.19921">
                <text:p>23599.19921</text:p>
              </table:table-cell>
              <table:table-cell office:value-type="float" office:value="14.29353">
                <text:p>14.2935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3663.32617">
                <text:p>23663.32617</text:p>
              </table:table-cell>
              <table:table-cell office:value-type="float" office:value="10.67641">
                <text:p>10.6764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3727.45507">
                <text:p>23727.45507</text:p>
              </table:table-cell>
              <table:table-cell office:value-type="float" office:value="17.25583">
                <text:p>17.2558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3791.58398">
                <text:p>23791.58398</text:p>
              </table:table-cell>
              <table:table-cell office:value-type="float" office:value="2.7723">
                <text:p>2.772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3855.71093">
                <text:p>23855.71093</text:p>
              </table:table-cell>
              <table:table-cell office:value-type="float" office:value="18.00082">
                <text:p>18.0008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3919.83984">
                <text:p>23919.83984</text:p>
              </table:table-cell>
              <table:table-cell office:value-type="float" office:value="15.85026">
                <text:p>15.8502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3983.96875">
                <text:p>23983.96875</text:p>
              </table:table-cell>
              <table:table-cell office:value-type="float" office:value="13.80373">
                <text:p>13.8037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4048.0957">
                <text:p>24048.0957</text:p>
              </table:table-cell>
              <table:table-cell office:value-type="float" office:value="37.01491">
                <text:p>37.0149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4112.2246">
                <text:p>24112.2246</text:p>
              </table:table-cell>
              <table:table-cell office:value-type="float" office:value="23.62702">
                <text:p>23.6270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4176.35351">
                <text:p>24176.35351</text:p>
              </table:table-cell>
              <table:table-cell office:value-type="float" office:value="26.34373">
                <text:p>26.3437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4240.48046">
                <text:p>24240.48046</text:p>
              </table:table-cell>
              <table:table-cell office:value-type="float" office:value="18.66083">
                <text:p>18.6608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4304.60937">
                <text:p>24304.60937</text:p>
              </table:table-cell>
              <table:table-cell office:value-type="float" office:value="11.74245">
                <text:p>11.7424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4368.73828">
                <text:p>24368.73828</text:p>
              </table:table-cell>
              <table:table-cell office:value-type="float" office:value="25.21574">
                <text:p>25.2157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4432.86523">
                <text:p>24432.86523</text:p>
              </table:table-cell>
              <table:table-cell office:value-type="float" office:value="7.29103">
                <text:p>7.2910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4496.99414">
                <text:p>24496.99414</text:p>
              </table:table-cell>
              <table:table-cell office:value-type="float" office:value="32.29884">
                <text:p>32.2988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4561.12304">
                <text:p>24561.12304</text:p>
              </table:table-cell>
              <table:table-cell office:value-type="float" office:value="16.31185">
                <text:p>16.3118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4625.25">
                <text:p>24625.25</text:p>
              </table:table-cell>
              <table:table-cell office:value-type="float" office:value="26.40189">
                <text:p>26.4018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4689.3789">
                <text:p>24689.3789</text:p>
              </table:table-cell>
              <table:table-cell office:value-type="float" office:value="32.98777">
                <text:p>32.9877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4753.50781">
                <text:p>24753.50781</text:p>
              </table:table-cell>
              <table:table-cell office:value-type="float" office:value="23.02452">
                <text:p>23.0245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4817.63476">
                <text:p>24817.63476</text:p>
              </table:table-cell>
              <table:table-cell office:value-type="float" office:value="34.82846">
                <text:p>34.8284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4881.76367">
                <text:p>24881.76367</text:p>
              </table:table-cell>
              <table:table-cell office:value-type="float" office:value="14.71004">
                <text:p>14.7100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4945.89257">
                <text:p>24945.89257</text:p>
              </table:table-cell>
              <table:table-cell office:value-type="float" office:value="15.27859">
                <text:p>15.2785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5010.01953">
                <text:p>25010.01953</text:p>
              </table:table-cell>
              <table:table-cell office:value-type="float" office:value="21.85267">
                <text:p>21.8526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5074.14843">
                <text:p>25074.14843</text:p>
              </table:table-cell>
              <table:table-cell office:value-type="float" office:value="15.63563">
                <text:p>15.6356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5138.27734">
                <text:p>25138.27734</text:p>
              </table:table-cell>
              <table:table-cell office:value-type="float" office:value="19.82508">
                <text:p>19.8250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5202.40429">
                <text:p>25202.40429</text:p>
              </table:table-cell>
              <table:table-cell office:value-type="float" office:value="30.47277">
                <text:p>30.4727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5266.5332">
                <text:p>25266.5332</text:p>
              </table:table-cell>
              <table:table-cell office:value-type="float" office:value="3.86649">
                <text:p>3.8664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5330.6621">
                <text:p>25330.6621</text:p>
              </table:table-cell>
              <table:table-cell office:value-type="float" office:value="22.82616">
                <text:p>22.8261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5394.78906">
                <text:p>25394.78906</text:p>
              </table:table-cell>
              <table:table-cell office:value-type="float" office:value="30.77114">
                <text:p>30.7711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5458.91796">
                <text:p>25458.91796</text:p>
              </table:table-cell>
              <table:table-cell office:value-type="float" office:value="29.82299">
                <text:p>29.8229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5523.04687">
                <text:p>25523.04687</text:p>
              </table:table-cell>
              <table:table-cell office:value-type="float" office:value="25.50796">
                <text:p>25.5079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5587.17382">
                <text:p>25587.17382</text:p>
              </table:table-cell>
              <table:table-cell office:value-type="float" office:value="32.9694">
                <text:p>32.969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5651.30273">
                <text:p>25651.30273</text:p>
              </table:table-cell>
              <table:table-cell office:value-type="float" office:value="35.51892">
                <text:p>35.5189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5715.43164">
                <text:p>25715.43164</text:p>
              </table:table-cell>
              <table:table-cell office:value-type="float" office:value="12.42663">
                <text:p>12.4266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5779.55859">
                <text:p>25779.55859</text:p>
              </table:table-cell>
              <table:table-cell office:value-type="float" office:value="21.75348">
                <text:p>21.7534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5843.6875">
                <text:p>25843.6875</text:p>
              </table:table-cell>
              <table:table-cell office:value-type="float" office:value="27.61502">
                <text:p>27.6150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5907.8164">
                <text:p>25907.8164</text:p>
              </table:table-cell>
              <table:table-cell office:value-type="float" office:value="28.98136">
                <text:p>28.9813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5971.94335">
                <text:p>25971.94335</text:p>
              </table:table-cell>
              <table:table-cell office:value-type="float" office:value="18.76648">
                <text:p>18.7664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6036.07226">
                <text:p>26036.07226</text:p>
              </table:table-cell>
              <table:table-cell office:value-type="float" office:value="3.77303">
                <text:p>3.7730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6100.20117">
                <text:p>26100.20117</text:p>
              </table:table-cell>
              <table:table-cell office:value-type="float" office:value="47.59134">
                <text:p>47.5913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6164.32812">
                <text:p>26164.32812</text:p>
              </table:table-cell>
              <table:table-cell office:value-type="float" office:value="26.24151">
                <text:p>26.2415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6228.45703">
                <text:p>26228.45703</text:p>
              </table:table-cell>
              <table:table-cell office:value-type="float" office:value="7.04554">
                <text:p>7.0455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6292.58593">
                <text:p>26292.58593</text:p>
              </table:table-cell>
              <table:table-cell office:value-type="float" office:value="33.10654">
                <text:p>33.1065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6356.71289">
                <text:p>26356.71289</text:p>
              </table:table-cell>
              <table:table-cell office:value-type="float" office:value="24.92718">
                <text:p>24.9271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6420.84179">
                <text:p>26420.84179</text:p>
              </table:table-cell>
              <table:table-cell office:value-type="float" office:value="18.50324">
                <text:p>18.5032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6484.9707">
                <text:p>26484.9707</text:p>
              </table:table-cell>
              <table:table-cell office:value-type="float" office:value="24.48365">
                <text:p>24.4836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6549.09765">
                <text:p>26549.09765</text:p>
              </table:table-cell>
              <table:table-cell office:value-type="float" office:value="27.54336">
                <text:p>27.5433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6613.22656">
                <text:p>26613.22656</text:p>
              </table:table-cell>
              <table:table-cell office:value-type="float" office:value="24.53269">
                <text:p>24.5326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6677.35546">
                <text:p>26677.35546</text:p>
              </table:table-cell>
              <table:table-cell office:value-type="float" office:value="33.42235">
                <text:p>33.4223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6741.48242">
                <text:p>26741.48242</text:p>
              </table:table-cell>
              <table:table-cell office:value-type="float" office:value="38.21719">
                <text:p>38.2171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6805.61132">
                <text:p>26805.61132</text:p>
              </table:table-cell>
              <table:table-cell office:value-type="float" office:value="22.71203">
                <text:p>22.7120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6869.74023">
                <text:p>26869.74023</text:p>
              </table:table-cell>
              <table:table-cell office:value-type="float" office:value="33.62369">
                <text:p>33.6236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6933.86718">
                <text:p>26933.86718</text:p>
              </table:table-cell>
              <table:table-cell office:value-type="float" office:value="29.82418">
                <text:p>29.8241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6997.99609">
                <text:p>26997.99609</text:p>
              </table:table-cell>
              <table:table-cell office:value-type="float" office:value="33.68056">
                <text:p>33.6805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7062.125">
                <text:p>27062.125</text:p>
              </table:table-cell>
              <table:table-cell office:value-type="float" office:value="27.15046">
                <text:p>27.1504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7126.25195">
                <text:p>27126.25195</text:p>
              </table:table-cell>
              <table:table-cell office:value-type="float" office:value="29.66362">
                <text:p>29.6636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7190.38085">
                <text:p>27190.38085</text:p>
              </table:table-cell>
              <table:table-cell office:value-type="float" office:value="31.01936">
                <text:p>31.0193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7254.50976">
                <text:p>27254.50976</text:p>
              </table:table-cell>
              <table:table-cell office:value-type="float" office:value="9.91645">
                <text:p>9.9164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7318.63671">
                <text:p>27318.63671</text:p>
              </table:table-cell>
              <table:table-cell office:value-type="float" office:value="22.31679">
                <text:p>22.3167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7382.76562">
                <text:p>27382.76562</text:p>
              </table:table-cell>
              <table:table-cell office:value-type="float" office:value="53.58171">
                <text:p>53.5817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7446.89453">
                <text:p>27446.89453</text:p>
              </table:table-cell>
              <table:table-cell office:value-type="float" office:value="23.60783">
                <text:p>23.6078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7511.02148">
                <text:p>27511.02148</text:p>
              </table:table-cell>
              <table:table-cell office:value-type="float" office:value="21.00846">
                <text:p>21.0084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7575.15039">
                <text:p>27575.15039</text:p>
              </table:table-cell>
              <table:table-cell office:value-type="float" office:value="52.15563">
                <text:p>52.1556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7639.27929">
                <text:p>27639.27929</text:p>
              </table:table-cell>
              <table:table-cell office:value-type="float" office:value="63.64894">
                <text:p>63.6489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7703.40625">
                <text:p>27703.40625</text:p>
              </table:table-cell>
              <table:table-cell office:value-type="float" office:value="21.3513">
                <text:p>21.351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7767.53515">
                <text:p>27767.53515</text:p>
              </table:table-cell>
              <table:table-cell office:value-type="float" office:value="53.26783">
                <text:p>53.2678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7831.66406">
                <text:p>27831.66406</text:p>
              </table:table-cell>
              <table:table-cell office:value-type="float" office:value="47.44976">
                <text:p>47.4497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7895.79101">
                <text:p>27895.79101</text:p>
              </table:table-cell>
              <table:table-cell office:value-type="float" office:value="24.9958">
                <text:p>24.995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7959.91992">
                <text:p>27959.91992</text:p>
              </table:table-cell>
              <table:table-cell office:value-type="float" office:value="57.07971">
                <text:p>57.0797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8024.04882">
                <text:p>28024.04882</text:p>
              </table:table-cell>
              <table:table-cell office:value-type="float" office:value="43.96496">
                <text:p>43.9649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8088.17578">
                <text:p>28088.17578</text:p>
              </table:table-cell>
              <table:table-cell office:value-type="float" office:value="58.12771">
                <text:p>58.1277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8152.30468">
                <text:p>28152.30468</text:p>
              </table:table-cell>
              <table:table-cell office:value-type="float" office:value="34.10749">
                <text:p>34.1074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8216.43359">
                <text:p>28216.43359</text:p>
              </table:table-cell>
              <table:table-cell office:value-type="float" office:value="4.70391">
                <text:p>4.7039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8280.56054">
                <text:p>28280.56054</text:p>
              </table:table-cell>
              <table:table-cell office:value-type="float" office:value="66.62628">
                <text:p>66.6262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8344.68945">
                <text:p>28344.68945</text:p>
              </table:table-cell>
              <table:table-cell office:value-type="float" office:value="60.55607">
                <text:p>60.5560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8408.81835">
                <text:p>28408.81835</text:p>
              </table:table-cell>
              <table:table-cell office:value-type="float" office:value="15.89721">
                <text:p>15.8972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8472.94531">
                <text:p>28472.94531</text:p>
              </table:table-cell>
              <table:table-cell office:value-type="float" office:value="26.18955">
                <text:p>26.1895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8537.07421">
                <text:p>28537.07421</text:p>
              </table:table-cell>
              <table:table-cell office:value-type="float" office:value="47.6888">
                <text:p>47.688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8601.20312">
                <text:p>28601.20312</text:p>
              </table:table-cell>
              <table:table-cell office:value-type="float" office:value="44.82159">
                <text:p>44.8215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8665.33007">
                <text:p>28665.33007</text:p>
              </table:table-cell>
              <table:table-cell office:value-type="float" office:value="41.63823">
                <text:p>41.6382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8729.45898">
                <text:p>28729.45898</text:p>
              </table:table-cell>
              <table:table-cell office:value-type="float" office:value="9.15083">
                <text:p>9.1508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8793.58789">
                <text:p>28793.58789</text:p>
              </table:table-cell>
              <table:table-cell office:value-type="float" office:value="11.50395">
                <text:p>11.5039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8857.71484">
                <text:p>28857.71484</text:p>
              </table:table-cell>
              <table:table-cell office:value-type="float" office:value="62.93771">
                <text:p>62.9377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8921.84375">
                <text:p>28921.84375</text:p>
              </table:table-cell>
              <table:table-cell office:value-type="float" office:value="75.78726">
                <text:p>75.7872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8985.97265">
                <text:p>28985.97265</text:p>
              </table:table-cell>
              <table:table-cell office:value-type="float" office:value="22.60961">
                <text:p>22.6096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9050.0996">
                <text:p>29050.0996</text:p>
              </table:table-cell>
              <table:table-cell office:value-type="float" office:value="26.25051">
                <text:p>26.2505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9114.22851">
                <text:p>29114.22851</text:p>
              </table:table-cell>
              <table:table-cell office:value-type="float" office:value="108.69568">
                <text:p>108.6956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9178.35742">
                <text:p>29178.35742</text:p>
              </table:table-cell>
              <table:table-cell office:value-type="float" office:value="65.21578">
                <text:p>65.2157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9242.48437">
                <text:p>29242.48437</text:p>
              </table:table-cell>
              <table:table-cell office:value-type="float" office:value="58.53554">
                <text:p>58.5355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9306.61328">
                <text:p>29306.61328</text:p>
              </table:table-cell>
              <table:table-cell office:value-type="float" office:value="45.5932">
                <text:p>45.593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9370.74218">
                <text:p>29370.74218</text:p>
              </table:table-cell>
              <table:table-cell office:value-type="float" office:value="34.32519">
                <text:p>34.3251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9434.86914">
                <text:p>29434.86914</text:p>
              </table:table-cell>
              <table:table-cell office:value-type="float" office:value="66.38587">
                <text:p>66.3858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9498.99804">
                <text:p>29498.99804</text:p>
              </table:table-cell>
              <table:table-cell office:value-type="float" office:value="28.20651">
                <text:p>28.2065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9563.12695">
                <text:p>29563.12695</text:p>
              </table:table-cell>
              <table:table-cell office:value-type="float" office:value="34.38099">
                <text:p>34.3809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9627.2539">
                <text:p>29627.2539</text:p>
              </table:table-cell>
              <table:table-cell office:value-type="float" office:value="46.5583">
                <text:p>46.558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9691.38281">
                <text:p>29691.38281</text:p>
              </table:table-cell>
              <table:table-cell office:value-type="float" office:value="52.55696">
                <text:p>52.5569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9755.51171">
                <text:p>29755.51171</text:p>
              </table:table-cell>
              <table:table-cell office:value-type="float" office:value="60.79694">
                <text:p>60.7969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9819.63867">
                <text:p>29819.63867</text:p>
              </table:table-cell>
              <table:table-cell office:value-type="float" office:value="74.09638">
                <text:p>74.0963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9883.76757">
                <text:p>29883.76757</text:p>
              </table:table-cell>
              <table:table-cell office:value-type="float" office:value="77.15715">
                <text:p>77.1571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9947.89648">
                <text:p>29947.89648</text:p>
              </table:table-cell>
              <table:table-cell office:value-type="float" office:value="77.82113">
                <text:p>77.8211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0012.02343">
                <text:p>30012.02343</text:p>
              </table:table-cell>
              <table:table-cell office:value-type="float" office:value="62.58272">
                <text:p>62.5827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0076.15234">
                <text:p>30076.15234</text:p>
              </table:table-cell>
              <table:table-cell office:value-type="float" office:value="82.60779">
                <text:p>82.6077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0140.28125">
                <text:p>30140.28125</text:p>
              </table:table-cell>
              <table:table-cell office:value-type="float" office:value="74.71032">
                <text:p>74.7103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0204.4082">
                <text:p>30204.4082</text:p>
              </table:table-cell>
              <table:table-cell office:value-type="float" office:value="89.40252">
                <text:p>89.4025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0268.5371">
                <text:p>30268.5371</text:p>
              </table:table-cell>
              <table:table-cell office:value-type="float" office:value="41.54298">
                <text:p>41.5429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0332.66601">
                <text:p>30332.66601</text:p>
              </table:table-cell>
              <table:table-cell office:value-type="float" office:value="64.64408">
                <text:p>64.6440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0396.79296">
                <text:p>30396.79296</text:p>
              </table:table-cell>
              <table:table-cell office:value-type="float" office:value="85.11981">
                <text:p>85.1198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0460.92187">
                <text:p>30460.92187</text:p>
              </table:table-cell>
              <table:table-cell office:value-type="float" office:value="77.98589">
                <text:p>77.9858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0525.05078">
                <text:p>30525.05078</text:p>
              </table:table-cell>
              <table:table-cell office:value-type="float" office:value="80.61627">
                <text:p>80.6162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0589.17773">
                <text:p>30589.17773</text:p>
              </table:table-cell>
              <table:table-cell office:value-type="float" office:value="95.44821">
                <text:p>95.4482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0653.30664">
                <text:p>30653.30664</text:p>
              </table:table-cell>
              <table:table-cell office:value-type="float" office:value="102.90898">
                <text:p>102.9089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0717.43554">
                <text:p>30717.43554</text:p>
              </table:table-cell>
              <table:table-cell office:value-type="float" office:value="96.5204">
                <text:p>96.520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0781.5625">
                <text:p>30781.5625</text:p>
              </table:table-cell>
              <table:table-cell office:value-type="float" office:value="116.61956">
                <text:p>116.6195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0845.6914">
                <text:p>30845.6914</text:p>
              </table:table-cell>
              <table:table-cell office:value-type="float" office:value="98.18675">
                <text:p>98.1867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0909.82031">
                <text:p>30909.82031</text:p>
              </table:table-cell>
              <table:table-cell office:value-type="float" office:value="178.82618">
                <text:p>178.8261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0973.94726">
                <text:p>30973.94726</text:p>
              </table:table-cell>
              <table:table-cell office:value-type="float" office:value="131.27717">
                <text:p>131.2771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1038.07617">
                <text:p>31038.07617</text:p>
              </table:table-cell>
              <table:table-cell office:value-type="float" office:value="138.53892">
                <text:p>138.5389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1102.20507">
                <text:p>31102.20507</text:p>
              </table:table-cell>
              <table:table-cell office:value-type="float" office:value="245.31646">
                <text:p>245.3164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1166.33203">
                <text:p>31166.33203</text:p>
              </table:table-cell>
              <table:table-cell office:value-type="float" office:value="210.17016">
                <text:p>210.1701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1230.46093">
                <text:p>31230.46093</text:p>
              </table:table-cell>
              <table:table-cell office:value-type="float" office:value="191.58605">
                <text:p>191.5860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1294.58984">
                <text:p>31294.58984</text:p>
              </table:table-cell>
              <table:table-cell office:value-type="float" office:value="161.94012">
                <text:p>161.9401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1358.71679">
                <text:p>31358.71679</text:p>
              </table:table-cell>
              <table:table-cell office:value-type="float" office:value="511.77206">
                <text:p>511.7720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1422.8457">
                <text:p>31422.8457</text:p>
              </table:table-cell>
              <table:table-cell office:value-type="float" office:value="304.78277">
                <text:p>304.7827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1486.9746">
                <text:p>31486.9746</text:p>
              </table:table-cell>
              <table:table-cell office:value-type="float" office:value="361.95156">
                <text:p>361.9515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1551.10156">
                <text:p>31551.10156</text:p>
              </table:table-cell>
              <table:table-cell office:value-type="float" office:value="435.5021">
                <text:p>435.502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1615.23046">
                <text:p>31615.23046</text:p>
              </table:table-cell>
              <table:table-cell office:value-type="float" office:value="689.67474">
                <text:p>689.6747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1679.35937">
                <text:p>31679.35937</text:p>
              </table:table-cell>
              <table:table-cell office:value-type="float" office:value="1135.26049">
                <text:p>1135.2604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1743.48632">
                <text:p>31743.48632</text:p>
              </table:table-cell>
              <table:table-cell office:value-type="float" office:value="3124.2583">
                <text:p>3124.258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1807.61523">
                <text:p>31807.61523</text:p>
              </table:table-cell>
              <table:table-cell office:value-type="float" office:value="4563.63671">
                <text:p>4563.6367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1871.74414">
                <text:p>31871.74414</text:p>
              </table:table-cell>
              <table:table-cell office:value-type="float" office:value="1358.02453">
                <text:p>1358.0245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1935.87109">
                <text:p>31935.87109</text:p>
              </table:table-cell>
              <table:table-cell office:value-type="float" office:value="1135.86486">
                <text:p>1135.864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